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04706727" calcext:value-type="float">
            <text:p>0.040470672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0824097" calcext:value-type="float">
            <text:p>0.0808240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10542485" calcext:value-type="float">
            <text:p>0.12105424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1156903" calcext:value-type="float">
            <text:p>0.161156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011301636" calcext:value-type="float">
            <text:p>0.20113016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40975" calcext:value-type="float">
            <text:p>0.2409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806956424" calcext:value-type="float">
            <text:p>0.28069564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202997152" calcext:value-type="float">
            <text:p>0.32029971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597978485" calcext:value-type="float">
            <text:p>0.359797848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992027879" calcext:value-type="float">
            <text:p>0.399202787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385279697" calcext:value-type="float">
            <text:p>0.438527969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777857333" calcext:value-type="float">
            <text:p>0.4777857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169854485" calcext:value-type="float">
            <text:p>0.51698544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561318303" calcext:value-type="float">
            <text:p>0.55613183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952237394" calcext:value-type="float">
            <text:p>0.59522373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342536061" calcext:value-type="float">
            <text:p>0.634253606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732076485" calcext:value-type="float">
            <text:p>0.67320764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120667818" calcext:value-type="float">
            <text:p>0.71206678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7508082242" calcext:value-type="float">
            <text:p>0.750808224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894076364" calcext:value-type="float">
            <text:p>0.78940763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278416121" calcext:value-type="float">
            <text:p>0.82784161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660903939" calcext:value-type="float">
            <text:p>0.86609039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04140497" calcext:value-type="float">
            <text:p>0.9041404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419869455" calcext:value-type="float">
            <text:p>0.941986945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796347758" calcext:value-type="float">
            <text:p>0.979634775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0170993939" calcext:value-type="float">
            <text:p>1.01709939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0544056061" calcext:value-type="float">
            <text:p>1.054405606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0915851576" calcext:value-type="float">
            <text:p>1.09158515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286730788" calcext:value-type="float">
            <text:p>1.12867307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1657032121" calcext:value-type="float">
            <text:p>1.165703212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2027036303" calcext:value-type="float">
            <text:p>1.202703630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2396925636" calcext:value-type="float">
            <text:p>1.23969256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2766753273" calcext:value-type="float">
            <text:p>1.276675327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3136423091" calcext:value-type="float">
            <text:p>1.31364230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3505672909" calcext:value-type="float">
            <text:p>1.350567290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3874039939" calcext:value-type="float">
            <text:p>1.387403993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4240742667" calcext:value-type="float">
            <text:p>1.42407426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4604224788" calcext:value-type="float">
            <text:p>1.460422478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4959714061" calcext:value-type="float">
            <text:p>1.495971406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5246065515" calcext:value-type="float">
            <text:p>1.52460655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5645117273" calcext:value-type="float">
            <text:p>1.564511727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6027534" calcext:value-type="float">
            <text:p>1.602753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6405097879" calcext:value-type="float">
            <text:p>1.640509787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6780306485" calcext:value-type="float">
            <text:p>1.678030648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7154215394" calcext:value-type="float">
            <text:p>1.715421539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7527441273" calcext:value-type="float">
            <text:p>1.75274412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7900412788" calcext:value-type="float">
            <text:p>1.790041278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8273458788" calcext:value-type="float">
            <text:p>1.827345878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8646849939" calcext:value-type="float">
            <text:p>1.86468499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9020824364" calcext:value-type="float">
            <text:p>1.902082436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9395604" calcext:value-type="float">
            <text:p>1.939560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9771402667" calcext:value-type="float">
            <text:p>1.97714026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0148424727" calcext:value-type="float">
            <text:p>2.014842472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0526855212" calcext:value-type="float">
            <text:p>2.052685521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0906844364" calcext:value-type="float">
            <text:p>2.090684436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1288490727" calcext:value-type="float">
            <text:p>2.128849072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1671828485" calcext:value-type="float">
            <text:p>2.167182848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2056822303" calcext:value-type="float">
            <text:p>2.205682230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2443372545" calcext:value-type="float">
            <text:p>2.24433725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2831329758" calcext:value-type="float">
            <text:p>2.283132975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3220516" calcext:value-type="float">
            <text:p>2.322051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3610748788" calcext:value-type="float">
            <text:p>2.361074878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4001863273" calcext:value-type="float">
            <text:p>2.40018632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4393728545" calcext:value-type="float">
            <text:p>2.439372854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4786256364" calcext:value-type="float">
            <text:p>2.478625636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5179401879" calcext:value-type="float">
            <text:p>2.517940187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5573157697" calcext:value-type="float">
            <text:p>2.557315769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5967544303" calcext:value-type="float">
            <text:p>2.596754430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6362599818" calcext:value-type="float">
            <text:p>2.636259981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6758371818" calcext:value-type="float">
            <text:p>2.675837181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7154912485" calcext:value-type="float">
            <text:p>2.715491248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7552277152" calcext:value-type="float">
            <text:p>2.755227715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7950524424" calcext:value-type="float">
            <text:p>2.795052442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8349716303" calcext:value-type="float">
            <text:p>2.83497163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8749915758" calcext:value-type="float">
            <text:p>2.874991575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9151180909" calcext:value-type="float">
            <text:p>2.915118090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9553556424" calcext:value-type="float">
            <text:p>2.955355642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9957063455" calcext:value-type="float">
            <text:p>2.995706345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0361691636" calcext:value-type="float">
            <text:p>3.036169163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0767395515" calcext:value-type="float">
            <text:p>3.07673955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117409697" calcext:value-type="float">
            <text:p>3.11740969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1581694788" calcext:value-type="float">
            <text:p>3.158169478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1990078788" calcext:value-type="float">
            <text:p>3.19900787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2399146242" calcext:value-type="float">
            <text:p>3.23991462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2808816121" calcext:value-type="float">
            <text:p>3.280881612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3219038545" calcext:value-type="float">
            <text:p>3.321903854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3629796545" calcext:value-type="float">
            <text:p>3.362979654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4041100364" calcext:value-type="float">
            <text:p>3.404110036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4452975212" calcext:value-type="float">
            <text:p>3.44529752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4865446" calcext:value-type="float">
            <text:p>3.48654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5278522121" calcext:value-type="float">
            <text:p>3.52785221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5692185939" calcext:value-type="float">
            <text:p>3.569218593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6106387091" calcext:value-type="float">
            <text:p>3.610638709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6521043333" calcext:value-type="float">
            <text:p>3.65210433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6936047333" calcext:value-type="float">
            <text:p>3.693604733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7351277515" calcext:value-type="float">
            <text:p>3.735127751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7766610303" calcext:value-type="float">
            <text:p>3.776661030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8181931879" calcext:value-type="float">
            <text:p>3.818193187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8597146364" calcext:value-type="float">
            <text:p>3.859714636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9012180242" calcext:value-type="float">
            <text:p>3.901218024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9426981576" calcext:value-type="float">
            <text:p>3.942698157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9841515273" calcext:value-type="float">
            <text:p>3.984151527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0255755758" calcext:value-type="float">
            <text:p>4.025575575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0669678242" calcext:value-type="float">
            <text:p>4.066967824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1083251576" calcext:value-type="float">
            <text:p>4.108325157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1496433576" calcext:value-type="float">
            <text:p>4.14964335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1909170061" calcext:value-type="float">
            <text:p>4.190917006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2321398121" calcext:value-type="float">
            <text:p>4.232139812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2733052061" calcext:value-type="float">
            <text:p>4.273305206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3144071273" calcext:value-type="float">
            <text:p>4.314407127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3554407576" calcext:value-type="float">
            <text:p>4.35544075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.3964030545" calcext:value-type="float">
            <text:p>4.396403054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4.4372929394" calcext:value-type="float">
            <text:p>4.437292939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.4781110606" calcext:value-type="float">
            <text:p>4.478111060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5188592" calcext:value-type="float">
            <text:p>4.518859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.5595393758" calcext:value-type="float">
            <text:p>4.559539375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.6001528667" calcext:value-type="float">
            <text:p>4.600152866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6406993333" calcext:value-type="float">
            <text:p>4.64069933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6811762364" calcext:value-type="float">
            <text:p>4.681176236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7215787333" calcext:value-type="float">
            <text:p>4.721578733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7619000303" calcext:value-type="float">
            <text:p>4.761900030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8021321879" calcext:value-type="float">
            <text:p>4.802132187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8422671455" calcext:value-type="float">
            <text:p>4.842267145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8822977576" calcext:value-type="float">
            <text:p>4.88229775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9222184909" calcext:value-type="float">
            <text:p>4.922218490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9620256" calcext:value-type="float">
            <text:p>4.962025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0017167212" calcext:value-type="float">
            <text:p>5.001716721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0412899576" calcext:value-type="float">
            <text:p>5.04128995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0807428303" calcext:value-type="float">
            <text:p>5.080742830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1200714727" calcext:value-type="float">
            <text:p>5.120071472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1592705212" calcext:value-type="float">
            <text:p>5.159270521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1983339394" calcext:value-type="float">
            <text:p>5.198333939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2372567758" calcext:value-type="float">
            <text:p>5.237256775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.2760374848" calcext:value-type="float">
            <text:p>5.276037484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.3146802727" calcext:value-type="float">
            <text:p>5.314680272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.3531966545" calcext:value-type="float">
            <text:p>5.353196654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.3916056788" calcext:value-type="float">
            <text:p>5.391605678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.4299323455" calcext:value-type="float">
            <text:p>5.42993234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.4682043697" calcext:value-type="float">
            <text:p>5.468204369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.5064477939" calcext:value-type="float">
            <text:p>5.506447793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.5446823394" calcext:value-type="float">
            <text:p>5.544682339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.582917497" calcext:value-type="float">
            <text:p>5.58291749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6211502667" calcext:value-type="float">
            <text:p>5.62115026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.6593650121" calcext:value-type="float">
            <text:p>5.659365012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.697535497" calcext:value-type="float">
            <text:p>5.69753549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7356287091" calcext:value-type="float">
            <text:p>5.735628709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.7736097455" calcext:value-type="float">
            <text:p>5.773609745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8114468364" calcext:value-type="float">
            <text:p>5.811446836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8491155939" calcext:value-type="float">
            <text:p>5.84911559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8866016121" calcext:value-type="float">
            <text:p>5.88660161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9239006606" calcext:value-type="float">
            <text:p>5.923900660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9610156848" calcext:value-type="float">
            <text:p>5.961015684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9979494485" calcext:value-type="float">
            <text:p>5.997949448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6.0346892485" calcext:value-type="float">
            <text:p>6.034689248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.0711704485" calcext:value-type="float">
            <text:p>6.071170448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.1071482485" calcext:value-type="float">
            <text:p>6.107148248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6.1412122667" calcext:value-type="float">
            <text:p>6.141212266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.1874744424" calcext:value-type="float">
            <text:p>6.187474442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.2268897939" calcext:value-type="float">
            <text:p>6.226889793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.2655189636" calcext:value-type="float">
            <text:p>6.265518963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.3038512303" calcext:value-type="float">
            <text:p>6.303851230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.3420144727" calcext:value-type="float">
            <text:p>6.342014472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6.3800487273" calcext:value-type="float">
            <text:p>6.380048727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.4179651152" calcext:value-type="float">
            <text:p>6.4179651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77661" calcext:value-type="float">
            <text:p>6.677661</text:p>
          </table:table-cell>
          <table:table-cell office:value-type="float" office:value="6.4557668303" calcext:value-type="float">
            <text:p>6.4557668303</text:p>
          </table:table-cell>
          <table:table-cell table:formula="of:=POWER([.C166]-6.75;2)" office:value-type="float" office:value="0.086573158151709" calcext:value-type="float">
            <text:p>0.0865731582</text:p>
          </table:table-cell>
          <table:table-cell table:formula="of:=SQRT(SUM([.D166:.D265])/100)" office:value-type="float" office:value="0.241795832020484" calcext:value-type="float">
            <text:p>0.2417958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58315" calcext:value-type="float">
            <text:p>6.658315</text:p>
          </table:table-cell>
          <table:table-cell office:value-type="float" office:value="6.4529884061" calcext:value-type="float">
            <text:p>6.4529884061</text:p>
          </table:table-cell>
          <table:table-cell table:formula="of:=POWER([.C167]-6.75;2)" office:value-type="float" office:value="0.0882158869110184" calcext:value-type="float">
            <text:p>0.08821588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37975" calcext:value-type="float">
            <text:p>6.637975</text:p>
          </table:table-cell>
          <table:table-cell office:value-type="float" office:value="6.4502301273" calcext:value-type="float">
            <text:p>6.4502301273</text:p>
          </table:table-cell>
          <table:table-cell table:formula="of:=POWER([.C168]-6.75;2)" office:value-type="float" office:value="0.0898619765785741" calcext:value-type="float">
            <text:p>0.089861976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16938" calcext:value-type="float">
            <text:p>6.616938</text:p>
          </table:table-cell>
          <table:table-cell office:value-type="float" office:value="6.4475197273" calcext:value-type="float">
            <text:p>6.4475197273</text:p>
          </table:table-cell>
          <table:table-cell table:formula="of:=POWER([.C169]-6.75;2)" office:value-type="float" office:value="0.0914943153726666" calcext:value-type="float">
            <text:p>0.091494315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95588" calcext:value-type="float">
            <text:p>6.595588</text:p>
          </table:table-cell>
          <table:table-cell office:value-type="float" office:value="6.4448922606" calcext:value-type="float">
            <text:p>6.4448922606</text:p>
          </table:table-cell>
          <table:table-cell table:formula="of:=POWER([.C170]-6.75;2)" office:value-type="float" office:value="0.0930907326417785" calcext:value-type="float">
            <text:p>0.09309073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74398" calcext:value-type="float">
            <text:p>6.574398</text:p>
          </table:table-cell>
          <table:table-cell office:value-type="float" office:value="6.4423873333" calcext:value-type="float">
            <text:p>6.4423873333</text:p>
          </table:table-cell>
          <table:table-cell table:formula="of:=POWER([.C171]-6.75;2)" office:value-type="float" office:value="0.0946255527142852" calcext:value-type="float">
            <text:p>0.094625552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53906" calcext:value-type="float">
            <text:p>6.553906</text:p>
          </table:table-cell>
          <table:table-cell office:value-type="float" office:value="6.4400448121" calcext:value-type="float">
            <text:p>6.4400448121</text:p>
          </table:table-cell>
          <table:table-cell table:formula="of:=POWER([.C172]-6.75;2)" office:value-type="float" office:value="0.0960722185061243" calcext:value-type="float">
            <text:p>0.096072218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534672" calcext:value-type="float">
            <text:p>6.534672</text:p>
          </table:table-cell>
          <table:table-cell office:value-type="float" office:value="6.4378999697" calcext:value-type="float">
            <text:p>6.4378999697</text:p>
          </table:table-cell>
          <table:table-cell table:formula="of:=POWER([.C173]-6.75;2)" office:value-type="float" office:value="0.0974064289132608" calcext:value-type="float">
            <text:p>0.097406428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17192" calcext:value-type="float">
            <text:p>6.517192</text:p>
          </table:table-cell>
          <table:table-cell office:value-type="float" office:value="6.4359789939" calcext:value-type="float">
            <text:p>6.4359789939</text:p>
          </table:table-cell>
          <table:table-cell table:formula="of:=POWER([.C174]-6.75;2)" office:value-type="float" office:value="0.0986091922720562" calcext:value-type="float">
            <text:p>0.098609192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01815" calcext:value-type="float">
            <text:p>6.501815</text:p>
          </table:table-cell>
          <table:table-cell office:value-type="float" office:value="6.4342961455" calcext:value-type="float">
            <text:p>6.4342961455</text:p>
          </table:table-cell>
          <table:table-cell table:formula="of:=POWER([.C175]-6.75;2)" office:value-type="float" office:value="0.099668923746157" calcext:value-type="float">
            <text:p>0.099668923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88655" calcext:value-type="float">
            <text:p>6.488655</text:p>
          </table:table-cell>
          <table:table-cell office:value-type="float" office:value="6.432853097" calcext:value-type="float">
            <text:p>6.432853097</text:p>
          </table:table-cell>
          <table:table-cell table:formula="of:=POWER([.C176]-6.75;2)" office:value-type="float" office:value="0.100582158082492" calcext:value-type="float">
            <text:p>0.100582158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477531" calcext:value-type="float">
            <text:p>6.477531</text:p>
          </table:table-cell>
          <table:table-cell office:value-type="float" office:value="6.4316407939" calcext:value-type="float">
            <text:p>6.4316407939</text:p>
          </table:table-cell>
          <table:table-cell table:formula="of:=POWER([.C177]-6.75;2)" office:value-type="float" office:value="0.101352584108622" calcext:value-type="float">
            <text:p>0.10135258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467953" calcext:value-type="float">
            <text:p>6.467953</text:p>
          </table:table-cell>
          <table:table-cell office:value-type="float" office:value="6.4306434424" calcext:value-type="float">
            <text:p>6.4306434424</text:p>
          </table:table-cell>
          <table:table-cell table:formula="of:=POWER([.C178]-6.75;2)" office:value-type="float" office:value="0.101988610882122" calcext:value-type="float">
            <text:p>0.101988610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59153" calcext:value-type="float">
            <text:p>6.459153</text:p>
          </table:table-cell>
          <table:table-cell office:value-type="float" office:value="6.429843697" calcext:value-type="float">
            <text:p>6.429843697</text:p>
          </table:table-cell>
          <table:table-cell table:formula="of:=POWER([.C179]-6.75;2)" office:value-type="float" office:value="0.102500058350628" calcext:value-type="float">
            <text:p>0.102500058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50165" calcext:value-type="float">
            <text:p>6.450165</text:p>
          </table:table-cell>
          <table:table-cell office:value-type="float" office:value="6.4292279636" calcext:value-type="float">
            <text:p>6.4292279636</text:p>
          </table:table-cell>
          <table:table-cell table:formula="of:=POWER([.C180]-6.75;2)" office:value-type="float" office:value="0.102894699336203" calcext:value-type="float">
            <text:p>0.10289469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439928" calcext:value-type="float">
            <text:p>6.439928</text:p>
          </table:table-cell>
          <table:table-cell office:value-type="float" office:value="6.4287906667" calcext:value-type="float">
            <text:p>6.4287906667</text:p>
          </table:table-cell>
          <table:table-cell table:formula="of:=POWER([.C181]-6.75;2)" office:value-type="float" office:value="0.10317543579903" calcext:value-type="float">
            <text:p>0.103175435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427417" calcext:value-type="float">
            <text:p>6.427417</text:p>
          </table:table-cell>
          <table:table-cell office:value-type="float" office:value="6.4285366606" calcext:value-type="float">
            <text:p>6.4285366606</text:p>
          </table:table-cell>
          <table:table-cell table:formula="of:=POWER([.C182]-6.75;2)" office:value-type="float" office:value="0.1033386785782" calcext:value-type="float">
            <text:p>0.103338678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411757" calcext:value-type="float">
            <text:p>6.411757</text:p>
          </table:table-cell>
          <table:table-cell office:value-type="float" office:value="6.4284813212" calcext:value-type="float">
            <text:p>6.4284813212</text:p>
          </table:table-cell>
          <table:table-cell table:formula="of:=POWER([.C183]-6.75;2)" office:value-type="float" office:value="0.103374260817298" calcext:value-type="float">
            <text:p>0.103374260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92338" calcext:value-type="float">
            <text:p>6.392338</text:p>
          </table:table-cell>
          <table:table-cell office:value-type="float" office:value="6.4286484545" calcext:value-type="float">
            <text:p>6.4286484545</text:p>
          </table:table-cell>
          <table:table-cell table:formula="of:=POWER([.C184]-6.75;2)" office:value-type="float" office:value="0.103266815795238" calcext:value-type="float">
            <text:p>0.103266815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368903" calcext:value-type="float">
            <text:p>6.368903</text:p>
          </table:table-cell>
          <table:table-cell office:value-type="float" office:value="6.4290665273" calcext:value-type="float">
            <text:p>6.4290665273</text:p>
          </table:table-cell>
          <table:table-cell table:formula="of:=POWER([.C185]-6.75;2)" office:value-type="float" office:value="0.102998293899282" calcext:value-type="float">
            <text:p>0.102998293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341606" calcext:value-type="float">
            <text:p>6.341606</text:p>
          </table:table-cell>
          <table:table-cell office:value-type="float" office:value="6.4297639818" calcext:value-type="float">
            <text:p>6.4297639818</text:p>
          </table:table-cell>
          <table:table-cell table:formula="of:=POWER([.C186]-6.75;2)" office:value-type="float" office:value="0.102551107352591" calcext:value-type="float">
            <text:p>0.10255110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11049" calcext:value-type="float">
            <text:p>6.311049</text:p>
          </table:table-cell>
          <table:table-cell office:value-type="float" office:value="6.4307645818" calcext:value-type="float">
            <text:p>6.4307645818</text:p>
          </table:table-cell>
          <table:table-cell table:formula="of:=POWER([.C187]-6.75;2)" office:value-type="float" office:value="0.101911252233329" calcext:value-type="float">
            <text:p>0.101911252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278267" calcext:value-type="float">
            <text:p>6.278267</text:p>
          </table:table-cell>
          <table:table-cell office:value-type="float" office:value="6.4320834182" calcext:value-type="float">
            <text:p>6.4320834182</text:p>
          </table:table-cell>
          <table:table-cell table:formula="of:=POWER([.C188]-6.75;2)" office:value-type="float" office:value="0.101070952983396" calcext:value-type="float">
            <text:p>0.10107095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244664" calcext:value-type="float">
            <text:p>6.244664</text:p>
          </table:table-cell>
          <table:table-cell office:value-type="float" office:value="6.4337242182" calcext:value-type="float">
            <text:p>6.4337242182</text:p>
          </table:table-cell>
          <table:table-cell table:formula="of:=POWER([.C189]-6.75;2)" office:value-type="float" office:value="0.100030370153201" calcext:value-type="float">
            <text:p>0.100030370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211892" calcext:value-type="float">
            <text:p>6.211892</text:p>
          </table:table-cell>
          <table:table-cell office:value-type="float" office:value="6.4356781697" calcext:value-type="float">
            <text:p>6.4356781697</text:p>
          </table:table-cell>
          <table:table-cell table:formula="of:=POWER([.C190]-6.75;2)" office:value-type="float" office:value="0.0987982130031419" calcext:value-type="float">
            <text:p>0.09879821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181662" calcext:value-type="float">
            <text:p>6.181662</text:p>
          </table:table-cell>
          <table:table-cell office:value-type="float" office:value="6.4379243273" calcext:value-type="float">
            <text:p>6.4379243273</text:p>
          </table:table-cell>
          <table:table-cell table:formula="of:=POWER([.C191]-6.75;2)" office:value-type="float" office:value="0.0973912254911574" calcext:value-type="float">
            <text:p>0.097391225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55525" calcext:value-type="float">
            <text:p>6.155525</text:p>
          </table:table-cell>
          <table:table-cell office:value-type="float" office:value="6.4404315212" calcext:value-type="float">
            <text:p>6.4404315212</text:p>
          </table:table-cell>
          <table:table-cell table:formula="of:=POWER([.C192]-6.75;2)" office:value-type="float" office:value="0.0958326430665461" calcext:value-type="float">
            <text:p>0.095832643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34626" calcext:value-type="float">
            <text:p>6.134626</text:p>
          </table:table-cell>
          <table:table-cell office:value-type="float" office:value="6.4431614485" calcext:value-type="float">
            <text:p>6.4431614485</text:p>
          </table:table-cell>
          <table:table-cell table:formula="of:=POWER([.C193]-6.75;2)" office:value-type="float" office:value="0.0941498966866183" calcext:value-type="float">
            <text:p>0.09414989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119507" calcext:value-type="float">
            <text:p>6.119507</text:p>
          </table:table-cell>
          <table:table-cell office:value-type="float" office:value="6.4460727273" calcext:value-type="float">
            <text:p>6.4460727273</text:p>
          </table:table-cell>
          <table:table-cell table:formula="of:=POWER([.C194]-6.75;2)" office:value-type="float" office:value="0.0923717870908603" calcext:value-type="float">
            <text:p>0.092371787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109972" calcext:value-type="float">
            <text:p>6.109972</text:p>
          </table:table-cell>
          <table:table-cell office:value-type="float" office:value="6.4491253818" calcext:value-type="float">
            <text:p>6.4491253818</text:p>
          </table:table-cell>
          <table:table-cell table:formula="of:=POWER([.C195]-6.75;2)" office:value-type="float" office:value="0.0905255358769957" calcext:value-type="float">
            <text:p>0.090525535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105069" calcext:value-type="float">
            <text:p>6.105069</text:p>
          </table:table-cell>
          <table:table-cell office:value-type="float" office:value="6.4522854424" calcext:value-type="float">
            <text:p>6.4522854424</text:p>
          </table:table-cell>
          <table:table-cell table:formula="of:=POWER([.C196]-6.75;2)" office:value-type="float" office:value="0.0886339578069637" calcext:value-type="float">
            <text:p>0.088633957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103174" calcext:value-type="float">
            <text:p>6.103174</text:p>
          </table:table-cell>
          <table:table-cell office:value-type="float" office:value="6.455529103" calcext:value-type="float">
            <text:p>6.455529103</text:p>
          </table:table-cell>
          <table:table-cell table:formula="of:=POWER([.C197]-6.75;2)" office:value-type="float" office:value="0.0867131091799847" calcext:value-type="float">
            <text:p>0.086713109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102156" calcext:value-type="float">
            <text:p>6.102156</text:p>
          </table:table-cell>
          <table:table-cell office:value-type="float" office:value="6.4588461091" calcext:value-type="float">
            <text:p>6.4588461091</text:p>
          </table:table-cell>
          <table:table-cell table:formula="of:=POWER([.C198]-6.75;2)" office:value-type="float" office:value="0.0847705881862094" calcext:value-type="float">
            <text:p>0.084770588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099552" calcext:value-type="float">
            <text:p>6.099552</text:p>
          </table:table-cell>
          <table:table-cell office:value-type="float" office:value="6.4622420727" calcext:value-type="float">
            <text:p>6.4622420727</text:p>
          </table:table-cell>
          <table:table-cell table:formula="of:=POWER([.C199]-6.75;2)" office:value-type="float" office:value="0.0828046247239923" calcext:value-type="float">
            <text:p>0.082804624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092622" calcext:value-type="float">
            <text:p>6.092622</text:p>
          </table:table-cell>
          <table:table-cell office:value-type="float" office:value="6.4657398424" calcext:value-type="float">
            <text:p>6.4657398424</text:p>
          </table:table-cell>
          <table:table-cell table:formula="of:=POWER([.C200]-6.75;2)" office:value-type="float" office:value="0.080803837198777" calcext:value-type="float">
            <text:p>0.08080383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078056" calcext:value-type="float">
            <text:p>6.078056</text:p>
          </table:table-cell>
          <table:table-cell office:value-type="float" office:value="6.4693805273" calcext:value-type="float">
            <text:p>6.4693805273</text:p>
          </table:table-cell>
          <table:table-cell table:formula="of:=POWER([.C201]-6.75;2)" office:value-type="float" office:value="0.0787472884584259" calcext:value-type="float">
            <text:p>0.078747288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050595" calcext:value-type="float">
            <text:p>6.050595</text:p>
          </table:table-cell>
          <table:table-cell office:value-type="float" office:value="6.4732261939" calcext:value-type="float">
            <text:p>6.4732261939</text:p>
          </table:table-cell>
          <table:table-cell table:formula="of:=POWER([.C202]-6.75;2)" office:value-type="float" office:value="0.0766037397430802" calcext:value-type="float">
            <text:p>0.076603739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997455" calcext:value-type="float">
            <text:p>5.997455</text:p>
          </table:table-cell>
          <table:table-cell office:value-type="float" office:value="6.4773705818" calcext:value-type="float">
            <text:p>6.4773705818</text:p>
          </table:table-cell>
          <table:table-cell table:formula="of:=POWER([.C203]-6.75;2)" office:value-type="float" office:value="0.0743267996680706" calcext:value-type="float">
            <text:p>0.074326799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865573" calcext:value-type="float">
            <text:p>5.865573</text:p>
          </table:table-cell>
          <table:table-cell office:value-type="float" office:value="6.4819832121" calcext:value-type="float">
            <text:p>6.4819832121</text:p>
          </table:table-cell>
          <table:table-cell table:formula="of:=POWER([.C204]-6.75;2)" office:value-type="float" office:value="0.0718329985962334" calcext:value-type="float">
            <text:p>0.071832998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724799" calcext:value-type="float">
            <text:p>4.724799</text:p>
          </table:table-cell>
          <table:table-cell office:value-type="float" office:value="6.4875516727" calcext:value-type="float">
            <text:p>6.4875516727</text:p>
          </table:table-cell>
          <table:table-cell table:formula="of:=POWER([.C205]-6.75;2)" office:value-type="float" office:value="0.0688791245025677" calcext:value-type="float">
            <text:p>0.068879124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84354" calcext:value-type="float">
            <text:p>6.584354</text:p>
          </table:table-cell>
          <table:table-cell office:value-type="float" office:value="6.5001953515" calcext:value-type="float">
            <text:p>6.5001953515</text:p>
          </table:table-cell>
          <table:table-cell table:formula="of:=POWER([.C206]-6.75;2)" office:value-type="float" office:value="0.0624023624122084" calcext:value-type="float">
            <text:p>0.062402362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309876" calcext:value-type="float">
            <text:p>6.309876</text:p>
          </table:table-cell>
          <table:table-cell office:value-type="float" office:value="6.5017282606" calcext:value-type="float">
            <text:p>6.5017282606</text:p>
          </table:table-cell>
          <table:table-cell table:formula="of:=POWER([.C207]-6.75;2)" office:value-type="float" office:value="0.0616388565847014" calcext:value-type="float">
            <text:p>0.061638856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29804" calcext:value-type="float">
            <text:p>6.229804</text:p>
          </table:table-cell>
          <table:table-cell office:value-type="float" office:value="6.5050737636" calcext:value-type="float">
            <text:p>6.5050737636</text:p>
          </table:table-cell>
          <table:table-cell table:formula="of:=POWER([.C208]-6.75;2)" office:value-type="float" office:value="0.0599888612770685" calcext:value-type="float">
            <text:p>0.059988861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190942" calcext:value-type="float">
            <text:p>6.190942</text:p>
          </table:table-cell>
          <table:table-cell office:value-type="float" office:value="6.5090355697" calcext:value-type="float">
            <text:p>6.5090355697</text:p>
          </table:table-cell>
          <table:table-cell table:formula="of:=POWER([.C209]-6.75;2)" office:value-type="float" office:value="0.0580638566698036" calcext:value-type="float">
            <text:p>0.058063856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69497" calcext:value-type="float">
            <text:p>6.169497</text:p>
          </table:table-cell>
          <table:table-cell office:value-type="float" office:value="6.5133391394" calcext:value-type="float">
            <text:p>6.5133391394</text:p>
          </table:table-cell>
          <table:table-cell table:formula="of:=POWER([.C210]-6.75;2)" office:value-type="float" office:value="0.0560083629399325" calcext:value-type="float">
            <text:p>0.056008362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158227" calcext:value-type="float">
            <text:p>6.158227</text:p>
          </table:table-cell>
          <table:table-cell office:value-type="float" office:value="6.5178495333" calcext:value-type="float">
            <text:p>6.5178495333</text:p>
          </table:table-cell>
          <table:table-cell table:formula="of:=POWER([.C211]-6.75;2)" office:value-type="float" office:value="0.0538938391890279" calcext:value-type="float">
            <text:p>0.053893839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15403" calcext:value-type="float">
            <text:p>6.15403</text:p>
          </table:table-cell>
          <table:table-cell office:value-type="float" office:value="6.5224737697" calcext:value-type="float">
            <text:p>6.5224737697</text:p>
          </table:table-cell>
          <table:table-cell table:formula="of:=POWER([.C212]-6.75;2)" office:value-type="float" office:value="0.0517681854745285" calcext:value-type="float">
            <text:p>0.05176818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155259" calcext:value-type="float">
            <text:p>6.155259</text:p>
          </table:table-cell>
          <table:table-cell office:value-type="float" office:value="6.5271385394" calcext:value-type="float">
            <text:p>6.5271385394</text:p>
          </table:table-cell>
          <table:table-cell table:formula="of:=POWER([.C213]-6.75;2)" office:value-type="float" office:value="0.0496672306207653" calcext:value-type="float">
            <text:p>0.049667230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60954" calcext:value-type="float">
            <text:p>6.160954</text:p>
          </table:table-cell>
          <table:table-cell office:value-type="float" office:value="6.5317837636" calcext:value-type="float">
            <text:p>6.5317837636</text:p>
          </table:table-cell>
          <table:table-cell table:formula="of:=POWER([.C214]-6.75;2)" office:value-type="float" office:value="0.0476183258285807" calcext:value-type="float">
            <text:p>0.047618325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70578" calcext:value-type="float">
            <text:p>6.170578</text:p>
          </table:table-cell>
          <table:table-cell office:value-type="float" office:value="6.5363601273" calcext:value-type="float">
            <text:p>6.5363601273</text:p>
          </table:table-cell>
          <table:table-cell table:formula="of:=POWER([.C215]-6.75;2)" office:value-type="float" office:value="0.0456419952072722" calcext:value-type="float">
            <text:p>0.045641995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183864" calcext:value-type="float">
            <text:p>6.183864</text:p>
          </table:table-cell>
          <table:table-cell office:value-type="float" office:value="6.5408272909" calcext:value-type="float">
            <text:p>6.5408272909</text:p>
          </table:table-cell>
          <table:table-cell table:formula="of:=POWER([.C216]-6.75;2)" office:value-type="float" office:value="0.0437532222322331" calcext:value-type="float">
            <text:p>0.043753222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200678" calcext:value-type="float">
            <text:p>6.200678</text:p>
          </table:table-cell>
          <table:table-cell office:value-type="float" office:value="6.5451521455" calcext:value-type="float">
            <text:p>6.5451521455</text:p>
          </table:table-cell>
          <table:table-cell table:formula="of:=POWER([.C217]-6.75;2)" office:value-type="float" office:value="0.041962643493253" calcext:value-type="float">
            <text:p>0.041962643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220864" calcext:value-type="float">
            <text:p>6.220864</text:p>
          </table:table-cell>
          <table:table-cell office:value-type="float" office:value="6.5493072182" calcext:value-type="float">
            <text:p>6.5493072182</text:p>
          </table:table-cell>
          <table:table-cell table:formula="of:=POWER([.C218]-6.75;2)" office:value-type="float" office:value="0.0402775926666224" calcext:value-type="float">
            <text:p>0.040277592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244103" calcext:value-type="float">
            <text:p>6.244103</text:p>
          </table:table-cell>
          <table:table-cell office:value-type="float" office:value="6.5532696303" calcext:value-type="float">
            <text:p>6.5532696303</text:p>
          </table:table-cell>
          <table:table-cell table:formula="of:=POWER([.C219]-6.75;2)" office:value-type="float" office:value="0.0387028383622987" calcext:value-type="float">
            <text:p>0.038702838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269821" calcext:value-type="float">
            <text:p>6.269821</text:p>
          </table:table-cell>
          <table:table-cell office:value-type="float" office:value="6.5570208" calcext:value-type="float">
            <text:p>6.5570208</text:p>
          </table:table-cell>
          <table:table-cell table:formula="of:=POWER([.C220]-6.75;2)" office:value-type="float" office:value="0.03724097163264" calcext:value-type="float">
            <text:p>0.037240971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97165" calcext:value-type="float">
            <text:p>6.297165</text:p>
          </table:table-cell>
          <table:table-cell office:value-type="float" office:value="6.560546903" calcext:value-type="float">
            <text:p>6.560546903</text:p>
          </table:table-cell>
          <table:table-cell table:formula="of:=POWER([.C221]-6.75;2)" office:value-type="float" office:value="0.0358924759628915" calcext:value-type="float">
            <text:p>0.0358924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325073" calcext:value-type="float">
            <text:p>6.325073</text:p>
          </table:table-cell>
          <table:table-cell office:value-type="float" office:value="6.5638398" calcext:value-type="float">
            <text:p>6.5638398</text:p>
          </table:table-cell>
          <table:table-cell table:formula="of:=POWER([.C222]-6.75;2)" office:value-type="float" office:value="0.0346556200640399" calcext:value-type="float">
            <text:p>0.034655620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52398" calcext:value-type="float">
            <text:p>6.352398</text:p>
          </table:table-cell>
          <table:table-cell office:value-type="float" office:value="6.566897897" calcext:value-type="float">
            <text:p>6.566897897</text:p>
          </table:table-cell>
          <table:table-cell table:formula="of:=POWER([.C223]-6.75;2)" office:value-type="float" office:value="0.0335263801230224" calcext:value-type="float">
            <text:p>0.033526380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78079" calcext:value-type="float">
            <text:p>6.378079</text:p>
          </table:table-cell>
          <table:table-cell office:value-type="float" office:value="6.5697265576" calcext:value-type="float">
            <text:p>6.5697265576</text:p>
          </table:table-cell>
          <table:table-cell table:formula="of:=POWER([.C224]-6.75;2)" office:value-type="float" office:value="0.0324985140347461" calcext:value-type="float">
            <text:p>0.0324985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401294" calcext:value-type="float">
            <text:p>6.401294</text:p>
          </table:table-cell>
          <table:table-cell office:value-type="float" office:value="6.5723376727" calcext:value-type="float">
            <text:p>6.5723376727</text:p>
          </table:table-cell>
          <table:table-cell table:formula="of:=POWER([.C225]-6.75;2)" office:value-type="float" office:value="0.0315639025416524" calcext:value-type="float">
            <text:p>0.03156390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421573" calcext:value-type="float">
            <text:p>6.421573</text:p>
          </table:table-cell>
          <table:table-cell office:value-type="float" office:value="6.5747483091" calcext:value-type="float">
            <text:p>6.5747483091</text:p>
          </table:table-cell>
          <table:table-cell table:formula="of:=POWER([.C226]-6.75;2)" office:value-type="float" office:value="0.030713155163309" calcext:value-type="float">
            <text:p>0.030713155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438841" calcext:value-type="float">
            <text:p>6.438841</text:p>
          </table:table-cell>
          <table:table-cell office:value-type="float" office:value="6.5769785333" calcext:value-type="float">
            <text:p>6.5769785333</text:p>
          </table:table-cell>
          <table:table-cell table:formula="of:=POWER([.C227]-6.75;2)" office:value-type="float" office:value="0.0299364279390192" calcext:value-type="float">
            <text:p>0.02993642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453389" calcext:value-type="float">
            <text:p>6.453389</text:p>
          </table:table-cell>
          <table:table-cell office:value-type="float" office:value="6.5790488" calcext:value-type="float">
            <text:p>6.5790488</text:p>
          </table:table-cell>
          <table:table-cell table:formula="of:=POWER([.C228]-6.75;2)" office:value-type="float" office:value="0.0292243127814401" calcext:value-type="float">
            <text:p>0.02922431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65777" calcext:value-type="float">
            <text:p>6.465777</text:p>
          </table:table-cell>
          <table:table-cell office:value-type="float" office:value="6.5809772545" calcext:value-type="float">
            <text:p>6.5809772545</text:p>
          </table:table-cell>
          <table:table-cell table:formula="of:=POWER([.C229]-6.75;2)" office:value-type="float" office:value="0.0285686884963576" calcext:value-type="float">
            <text:p>0.028568688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476709" calcext:value-type="float">
            <text:p>6.476709</text:p>
          </table:table-cell>
          <table:table-cell office:value-type="float" office:value="6.5827774909" calcext:value-type="float">
            <text:p>6.5827774909</text:p>
          </table:table-cell>
          <table:table-cell table:formula="of:=POWER([.C230]-6.75;2)" office:value-type="float" office:value="0.0279633675496996" calcext:value-type="float">
            <text:p>0.027963367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86901" calcext:value-type="float">
            <text:p>6.486901</text:p>
          </table:table-cell>
          <table:table-cell office:value-type="float" office:value="6.5844570242" calcext:value-type="float">
            <text:p>6.5844570242</text:p>
          </table:table-cell>
          <table:table-cell table:formula="of:=POWER([.C231]-6.75;2)" office:value-type="float" office:value="0.0274044768367195" calcext:value-type="float">
            <text:p>0.02740447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496971" calcext:value-type="float">
            <text:p>6.496971</text:p>
          </table:table-cell>
          <table:table-cell office:value-type="float" office:value="6.5860167333" calcext:value-type="float">
            <text:p>6.5860167333</text:p>
          </table:table-cell>
          <table:table-cell table:formula="of:=POWER([.C232]-6.75;2)" office:value-type="float" office:value="0.0268905117576033" calcext:value-type="float">
            <text:p>0.026890511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07379" calcext:value-type="float">
            <text:p>6.507379</text:p>
          </table:table-cell>
          <table:table-cell office:value-type="float" office:value="6.5874512606" calcext:value-type="float">
            <text:p>6.5874512606</text:p>
          </table:table-cell>
          <table:table-cell table:formula="of:=POWER([.C233]-6.75;2)" office:value-type="float" office:value="0.0264220926805291" calcext:value-type="float">
            <text:p>0.026422092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18416" calcext:value-type="float">
            <text:p>6.518416</text:p>
          </table:table-cell>
          <table:table-cell office:value-type="float" office:value="6.5887501394" calcext:value-type="float">
            <text:p>6.5887501394</text:p>
          </table:table-cell>
          <table:table-cell table:formula="of:=POWER([.C234]-6.75;2)" office:value-type="float" office:value="0.0260015175435194" calcext:value-type="float">
            <text:p>0.026001517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30238" calcext:value-type="float">
            <text:p>6.530238</text:p>
          </table:table-cell>
          <table:table-cell office:value-type="float" office:value="6.5898994" calcext:value-type="float">
            <text:p>6.5898994</text:p>
          </table:table-cell>
          <table:table-cell table:formula="of:=POWER([.C235]-6.75;2)" office:value-type="float" office:value="0.0256322021203599" calcext:value-type="float">
            <text:p>0.02563220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42921" calcext:value-type="float">
            <text:p>6.542921</text:p>
          </table:table-cell>
          <table:table-cell office:value-type="float" office:value="6.590883297" calcext:value-type="float">
            <text:p>6.590883297</text:p>
          </table:table-cell>
          <table:table-cell table:formula="of:=POWER([.C236]-6.75;2)" office:value-type="float" office:value="0.0253181251735901" calcext:value-type="float">
            <text:p>0.025318125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56517" calcext:value-type="float">
            <text:p>6.556517</text:p>
          </table:table-cell>
          <table:table-cell office:value-type="float" office:value="6.5916858364" calcext:value-type="float">
            <text:p>6.5916858364</text:p>
          </table:table-cell>
          <table:table-cell table:formula="of:=POWER([.C237]-6.75;2)" office:value-type="float" office:value="0.0250633743963676" calcext:value-type="float">
            <text:p>0.025063374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7108" calcext:value-type="float">
            <text:p>6.57108</text:p>
          </table:table-cell>
          <table:table-cell office:value-type="float" office:value="6.5922920121" calcext:value-type="float">
            <text:p>6.5922920121</text:p>
          </table:table-cell>
          <table:table-cell table:formula="of:=POWER([.C238]-6.75;2)" office:value-type="float" office:value="0.0248718094474666" calcext:value-type="float">
            <text:p>0.024871809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86666" calcext:value-type="float">
            <text:p>6.586666</text:p>
          </table:table-cell>
          <table:table-cell office:value-type="float" office:value="6.5926886848" calcext:value-type="float">
            <text:p>6.5926886848</text:p>
          </table:table-cell>
          <table:table-cell table:formula="of:=POWER([.C239]-6.75;2)" office:value-type="float" office:value="0.0247468498899538" calcext:value-type="float">
            <text:p>0.024746849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03291" calcext:value-type="float">
            <text:p>6.603291</text:p>
          </table:table-cell>
          <table:table-cell office:value-type="float" office:value="6.5928652303" calcext:value-type="float">
            <text:p>6.5928652303</text:p>
          </table:table-cell>
          <table:table-cell table:formula="of:=POWER([.C240]-6.75;2)" office:value-type="float" office:value="0.024691335848672" calcext:value-type="float">
            <text:p>0.024691335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20875" calcext:value-type="float">
            <text:p>6.620875</text:p>
          </table:table-cell>
          <table:table-cell office:value-type="float" office:value="6.5928141212" calcext:value-type="float">
            <text:p>6.5928141212</text:p>
          </table:table-cell>
          <table:table-cell table:formula="of:=POWER([.C241]-6.75;2)" office:value-type="float" office:value="0.0247074004941283" calcext:value-type="float">
            <text:p>0.024707400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39196" calcext:value-type="float">
            <text:p>6.639196</text:p>
          </table:table-cell>
          <table:table-cell office:value-type="float" office:value="6.5925315455" calcext:value-type="float">
            <text:p>6.5925315455</text:p>
          </table:table-cell>
          <table:table-cell table:formula="of:=POWER([.C242]-6.75;2)" office:value-type="float" office:value="0.0247963141626186" calcext:value-type="float">
            <text:p>0.02479631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57866" calcext:value-type="float">
            <text:p>6.657866</text:p>
          </table:table-cell>
          <table:table-cell office:value-type="float" office:value="6.5920180121" calcext:value-type="float">
            <text:p>6.5920180121</text:p>
          </table:table-cell>
          <table:table-cell table:formula="of:=POWER([.C243]-6.75;2)" office:value-type="float" office:value="0.0249583085008356" calcext:value-type="float">
            <text:p>0.02495830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76365" calcext:value-type="float">
            <text:p>6.676365</text:p>
          </table:table-cell>
          <table:table-cell office:value-type="float" office:value="6.591278903" calcext:value-type="float">
            <text:p>6.591278903</text:p>
          </table:table-cell>
          <table:table-cell table:formula="of:=POWER([.C244]-6.75;2)" office:value-type="float" office:value="0.0251923866328834" calcext:value-type="float">
            <text:p>0.02519238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94114" calcext:value-type="float">
            <text:p>6.694114</text:p>
          </table:table-cell>
          <table:table-cell office:value-type="float" office:value="6.5903245394" calcext:value-type="float">
            <text:p>6.5903245394</text:p>
          </table:table-cell>
          <table:table-cell table:formula="of:=POWER([.C245]-6.75;2)" office:value-type="float" office:value="0.0254962527178221" calcext:value-type="float">
            <text:p>0.025496252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10574" calcext:value-type="float">
            <text:p>6.710574</text:p>
          </table:table-cell>
          <table:table-cell office:value-type="float" office:value="6.5891696667" calcext:value-type="float">
            <text:p>6.5891696667</text:p>
          </table:table-cell>
          <table:table-cell table:formula="of:=POWER([.C246]-6.75;2)" office:value-type="float" office:value="0.025866396109389" calcext:value-type="float">
            <text:p>0.025866396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25364" calcext:value-type="float">
            <text:p>6.725364</text:p>
          </table:table-cell>
          <table:table-cell office:value-type="float" office:value="6.587832103" calcext:value-type="float">
            <text:p>6.587832103</text:p>
          </table:table-cell>
          <table:table-cell table:formula="of:=POWER([.C247]-6.75;2)" office:value-type="float" office:value="0.0262984268174025" calcext:value-type="float">
            <text:p>0.02629842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38336" calcext:value-type="float">
            <text:p>6.738336</text:p>
          </table:table-cell>
          <table:table-cell office:value-type="float" office:value="6.5863305879" calcext:value-type="float">
            <text:p>6.5863305879</text:p>
          </table:table-cell>
          <table:table-cell table:formula="of:=POWER([.C248]-6.75;2)" office:value-type="float" office:value="0.0267876764571596" calcext:value-type="float">
            <text:p>0.026787676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49613" calcext:value-type="float">
            <text:p>6.749613</text:p>
          </table:table-cell>
          <table:table-cell office:value-type="float" office:value="6.584682103" calcext:value-type="float">
            <text:p>6.584682103</text:p>
          </table:table-cell>
          <table:table-cell table:formula="of:=POWER([.C249]-6.75;2)" office:value-type="float" office:value="0.0273300070685025" calcext:value-type="float">
            <text:p>0.027330007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59553" calcext:value-type="float">
            <text:p>6.759553</text:p>
          </table:table-cell>
          <table:table-cell office:value-type="float" office:value="6.5828990909" calcext:value-type="float">
            <text:p>6.5828990909</text:p>
          </table:table-cell>
          <table:table-cell table:formula="of:=POWER([.C250]-6.75;2)" office:value-type="float" office:value="0.0279227138220465" calcext:value-type="float">
            <text:p>0.02792271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6867" calcext:value-type="float">
            <text:p>6.76867</text:p>
          </table:table-cell>
          <table:table-cell office:value-type="float" office:value="6.5809871758" calcext:value-type="float">
            <text:p>6.5809871758</text:p>
          </table:table-cell>
          <table:table-cell table:formula="of:=POWER([.C251]-6.75;2)" office:value-type="float" office:value="0.0285653347440602" calcext:value-type="float">
            <text:p>0.028565334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7507" calcext:value-type="float">
            <text:p>6.777507</text:p>
          </table:table-cell>
          <table:table-cell office:value-type="float" office:value="6.5789438364" calcext:value-type="float">
            <text:p>6.5789438364</text:p>
          </table:table-cell>
          <table:table-cell table:formula="of:=POWER([.C252]-6.75;2)" office:value-type="float" office:value="0.0292602111055501" calcext:value-type="float">
            <text:p>0.029260211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86513" calcext:value-type="float">
            <text:p>6.786513</text:p>
          </table:table-cell>
          <table:table-cell office:value-type="float" office:value="6.5767584848" calcext:value-type="float">
            <text:p>6.5767584848</text:p>
          </table:table-cell>
          <table:table-cell table:formula="of:=POWER([.C253]-6.75;2)" office:value-type="float" office:value="0.0300126225887918" calcext:value-type="float">
            <text:p>0.030012622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95935" calcext:value-type="float">
            <text:p>6.795935</text:p>
          </table:table-cell>
          <table:table-cell office:value-type="float" office:value="6.5744140424" calcext:value-type="float">
            <text:p>6.5744140424</text:p>
          </table:table-cell>
          <table:table-cell table:formula="of:=POWER([.C254]-6.75;2)" office:value-type="float" office:value="0.030830428506309" calcext:value-type="float">
            <text:p>0.030830428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05768" calcext:value-type="float">
            <text:p>6.805768</text:p>
          </table:table-cell>
          <table:table-cell office:value-type="float" office:value="6.5718899515" calcext:value-type="float">
            <text:p>6.5718899515</text:p>
          </table:table-cell>
          <table:table-cell table:formula="of:=POWER([.C255]-6.75;2)" office:value-type="float" office:value="0.0317231893766723" calcext:value-type="float">
            <text:p>0.031723189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15756" calcext:value-type="float">
            <text:p>6.815756</text:p>
          </table:table-cell>
          <table:table-cell office:value-type="float" office:value="6.5691660909" calcext:value-type="float">
            <text:p>6.5691660909</text:p>
          </table:table-cell>
          <table:table-cell table:formula="of:=POWER([.C256]-6.75;2)" office:value-type="float" office:value="0.0327009026803872" calcext:value-type="float">
            <text:p>0.032700902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25453" calcext:value-type="float">
            <text:p>6.825453</text:p>
          </table:table-cell>
          <table:table-cell office:value-type="float" office:value="6.5662270788" calcext:value-type="float">
            <text:p>6.5662270788</text:p>
          </table:table-cell>
          <table:table-cell table:formula="of:=POWER([.C257]-6.75;2)" office:value-type="float" office:value="0.0337724865663814" calcext:value-type="float">
            <text:p>0.033772486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34319" calcext:value-type="float">
            <text:p>6.834319</text:p>
          </table:table-cell>
          <table:table-cell office:value-type="float" office:value="6.5630661273" calcext:value-type="float">
            <text:p>6.5630661273</text:p>
          </table:table-cell>
          <table:table-cell table:formula="of:=POWER([.C258]-6.75;2)" office:value-type="float" office:value="0.0349442727626198" calcext:value-type="float">
            <text:p>0.03494427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41828" calcext:value-type="float">
            <text:p>6.841828</text:p>
          </table:table-cell>
          <table:table-cell office:value-type="float" office:value="6.5596877455" calcext:value-type="float">
            <text:p>6.5596877455</text:p>
          </table:table-cell>
          <table:table-cell table:formula="of:=POWER([.C259]-6.75;2)" office:value-type="float" office:value="0.0362187542128729" calcext:value-type="float">
            <text:p>0.03621875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847566" calcext:value-type="float">
            <text:p>6.847566</text:p>
          </table:table-cell>
          <table:table-cell office:value-type="float" office:value="6.5561086545" calcext:value-type="float">
            <text:p>6.5561086545</text:p>
          </table:table-cell>
          <table:table-cell table:formula="of:=POWER([.C260]-6.75;2)" office:value-type="float" office:value="0.0375938538598004" calcext:value-type="float">
            <text:p>0.03759385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51298" calcext:value-type="float">
            <text:p>6.851298</text:p>
          </table:table-cell>
          <table:table-cell office:value-type="float" office:value="6.5523565879" calcext:value-type="float">
            <text:p>6.5523565879</text:p>
          </table:table-cell>
          <table:table-cell table:formula="of:=POWER([.C261]-6.75;2)" office:value-type="float" office:value="0.0390629183465303" calcext:value-type="float">
            <text:p>0.039062918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52991" calcext:value-type="float">
            <text:p>6.852991</text:p>
          </table:table-cell>
          <table:table-cell office:value-type="float" office:value="6.5484669939" calcext:value-type="float">
            <text:p>6.5484669939</text:p>
          </table:table-cell>
          <table:table-cell table:formula="of:=POWER([.C262]-6.75;2)" office:value-type="float" office:value="0.0406155525477027" calcext:value-type="float">
            <text:p>0.040615552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852806" calcext:value-type="float">
            <text:p>6.852806</text:p>
          </table:table-cell>
          <table:table-cell office:value-type="float" office:value="6.5444781455" calcext:value-type="float">
            <text:p>6.5444781455</text:p>
          </table:table-cell>
          <table:table-cell table:formula="of:=POWER([.C263]-6.75;2)" office:value-type="float" office:value="0.0422392326771191" calcext:value-type="float">
            <text:p>0.042239232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51039" calcext:value-type="float">
            <text:p>6.851039</text:p>
          </table:table-cell>
          <table:table-cell office:value-type="float" office:value="6.5404255333" calcext:value-type="float">
            <text:p>6.5404255333</text:p>
          </table:table-cell>
          <table:table-cell table:formula="of:=POWER([.C264]-6.75;2)" office:value-type="float" office:value="0.0439214570925896" calcext:value-type="float">
            <text:p>0.04392145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48059" calcext:value-type="float">
            <text:p>6.848059</text:p>
          </table:table-cell>
          <table:table-cell office:value-type="float" office:value="6.5363366667" calcext:value-type="float">
            <text:p>6.5363366667</text:p>
          </table:table-cell>
          <table:table-cell table:formula="of:=POWER([.C265]-6.75;2)" office:value-type="float" office:value="0.0456520199968667" calcext:value-type="float">
            <text:p>0.0456520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44222" calcext:value-type="float">
            <text:p>6.844222</text:p>
          </table:table-cell>
          <table:table-cell office:value-type="float" office:value="6.5322273576" calcext:value-type="float">
            <text:p>6.5322273576</text:p>
          </table:table-cell>
          <table:table-cell table:formula="of:=POWER([.C266]-6.75;2)" office:value-type="float" office:value="0.0474249237778782" calcext:value-type="float">
            <text:p>0.047424923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39806" calcext:value-type="float">
            <text:p>6.839806</text:p>
          </table:table-cell>
          <table:table-cell office:value-type="float" office:value="6.5281002788" calcext:value-type="float">
            <text:p>6.5281002788</text:p>
          </table:table-cell>
          <table:table-cell table:formula="of:=POWER([.C267]-6.75;2)" office:value-type="float" office:value="0.0492394862686376" calcext:value-type="float">
            <text:p>0.049239486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34968" calcext:value-type="float">
            <text:p>6.834968</text:p>
          </table:table-cell>
          <table:table-cell office:value-type="float" office:value="6.5239460061" calcext:value-type="float">
            <text:p>6.5239460061</text:p>
          </table:table-cell>
          <table:table-cell table:formula="of:=POWER([.C268]-6.75;2)" office:value-type="float" office:value="0.0511004081581412" calcext:value-type="float">
            <text:p>0.051100408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29721" calcext:value-type="float">
            <text:p>6.829721</text:p>
          </table:table-cell>
          <table:table-cell office:value-type="float" office:value="6.5197461333" calcext:value-type="float">
            <text:p>6.5197461333</text:p>
          </table:table-cell>
          <table:table-cell table:formula="of:=POWER([.C269]-6.75;2)" office:value-type="float" office:value="0.0530168431303014" calcext:value-type="float">
            <text:p>0.05301684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2396" calcext:value-type="float">
            <text:p>6.82396</text:p>
          </table:table-cell>
          <table:table-cell office:value-type="float" office:value="6.5154774667" calcext:value-type="float">
            <text:p>6.5154774667</text:p>
          </table:table-cell>
          <table:table-cell table:formula="of:=POWER([.C270]-6.75;2)" office:value-type="float" office:value="0.0550008186254495" calcext:value-type="float">
            <text:p>0.055000818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17503" calcext:value-type="float">
            <text:p>6.817503</text:p>
          </table:table-cell>
          <table:table-cell office:value-type="float" office:value="6.5111156061" calcext:value-type="float">
            <text:p>6.5111156061</text:p>
          </table:table-cell>
          <table:table-cell table:formula="of:=POWER([.C271]-6.75;2)" office:value-type="float" office:value="0.0570657536489705" calcext:value-type="float">
            <text:p>0.057065753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10152" calcext:value-type="float">
            <text:p>6.810152</text:p>
          </table:table-cell>
          <table:table-cell office:value-type="float" office:value="6.5066355152" calcext:value-type="float">
            <text:p>6.5066355152</text:p>
          </table:table-cell>
          <table:table-cell table:formula="of:=POWER([.C272]-6.75;2)" office:value-type="float" office:value="0.0592262724619693" calcext:value-type="float">
            <text:p>0.059226272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1763" calcext:value-type="float">
            <text:p>6.801763</text:p>
          </table:table-cell>
          <table:table-cell office:value-type="float" office:value="6.5020038848" calcext:value-type="float">
            <text:p>6.5020038848</text:p>
          </table:table-cell>
          <table:table-cell table:formula="of:=POWER([.C273]-6.75;2)" office:value-type="float" office:value="0.0615020731542918" calcext:value-type="float">
            <text:p>0.06150207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9229" calcext:value-type="float">
            <text:p>6.79229</text:p>
          </table:table-cell>
          <table:table-cell office:value-type="float" office:value="6.4971445939" calcext:value-type="float">
            <text:p>6.4971445939</text:p>
          </table:table-cell>
          <table:table-cell table:formula="of:=POWER([.C274]-6.75;2)" office:value-type="float" office:value="0.063935856393996" calcext:value-type="float">
            <text:p>0.063935856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81817" calcext:value-type="float">
            <text:p>6.781817</text:p>
          </table:table-cell>
          <table:table-cell office:value-type="float" office:value="6.4917467515" calcext:value-type="float">
            <text:p>6.4917467515</text:p>
          </table:table-cell>
          <table:table-cell table:formula="of:=POWER([.C275]-6.75;2)" office:value-type="float" office:value="0.0666947403608027" calcext:value-type="float">
            <text:p>0.066694740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70549" calcext:value-type="float">
            <text:p>6.770549</text:p>
          </table:table-cell>
          <table:table-cell office:value-type="float" office:value="6.4776192424" calcext:value-type="float">
            <text:p>6.4776192424</text:p>
          </table:table-cell>
          <table:table-cell table:formula="of:=POWER([.C276]-6.75;2)" office:value-type="float" office:value="0.0741912771107498" calcext:value-type="float">
            <text:p>0.07419127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58779" calcext:value-type="float">
            <text:p>6.758779</text:p>
          </table:table-cell>
          <table:table-cell office:value-type="float" office:value="6.4748739394" calcext:value-type="float">
            <text:p>6.4748739394</text:p>
          </table:table-cell>
          <table:table-cell table:formula="of:=POWER([.C277]-6.75;2)" office:value-type="float" office:value="0.0756943492212748" calcext:value-type="float">
            <text:p>0.075694349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46831" calcext:value-type="float">
            <text:p>6.746831</text:p>
          </table:table-cell>
          <table:table-cell office:value-type="float" office:value="6.4714313152" calcext:value-type="float">
            <text:p>6.4714313152</text:p>
          </table:table-cell>
          <table:table-cell table:formula="of:=POWER([.C278]-6.75;2)" office:value-type="float" office:value="0.0776005121512016" calcext:value-type="float">
            <text:p>0.07760051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3499" calcext:value-type="float">
            <text:p>6.73499</text:p>
          </table:table-cell>
          <table:table-cell office:value-type="float" office:value="6.467863" calcext:value-type="float">
            <text:p>6.467863</text:p>
          </table:table-cell>
          <table:table-cell table:formula="of:=POWER([.C279]-6.75;2)" office:value-type="float" office:value="0.0796012867689998" calcext:value-type="float">
            <text:p>0.079601286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23443" calcext:value-type="float">
            <text:p>6.723443</text:p>
          </table:table-cell>
          <table:table-cell office:value-type="float" office:value="6.4643119818" calcext:value-type="float">
            <text:p>6.4643119818</text:p>
          </table:table-cell>
          <table:table-cell table:formula="of:=POWER([.C280]-6.75;2)" office:value-type="float" office:value="0.0816176437430436" calcext:value-type="float">
            <text:p>0.081617643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12229" calcext:value-type="float">
            <text:p>6.712229</text:p>
          </table:table-cell>
          <table:table-cell office:value-type="float" office:value="6.4608399697" calcext:value-type="float">
            <text:p>6.4608399697</text:p>
          </table:table-cell>
          <table:table-cell table:formula="of:=POWER([.C281]-6.75;2)" office:value-type="float" office:value="0.0836135231230968" calcext:value-type="float">
            <text:p>0.083613523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01226" calcext:value-type="float">
            <text:p>6.701226</text:p>
          </table:table-cell>
          <table:table-cell office:value-type="float" office:value="6.4574802303" calcext:value-type="float">
            <text:p>6.4574802303</text:p>
          </table:table-cell>
          <table:table-cell table:formula="of:=POWER([.C282]-6.75;2)" office:value-type="float" office:value="0.0855678156653411" calcext:value-type="float">
            <text:p>0.085567815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90167" calcext:value-type="float">
            <text:p>6.690167</text:p>
          </table:table-cell>
          <table:table-cell office:value-type="float" office:value="6.4542537636" calcext:value-type="float">
            <text:p>6.4542537636</text:p>
          </table:table-cell>
          <table:table-cell table:formula="of:=POWER([.C283]-6.75;2)" office:value-type="float" office:value="0.0874658363447649" calcext:value-type="float">
            <text:p>0.087465836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78689" calcext:value-type="float">
            <text:p>6.678689</text:p>
          </table:table-cell>
          <table:table-cell office:value-type="float" office:value="6.4511766606" calcext:value-type="float">
            <text:p>6.4511766606</text:p>
          </table:table-cell>
          <table:table-cell table:formula="of:=POWER([.C284]-6.75;2)" office:value-type="float" office:value="0.0892953881701677" calcext:value-type="float">
            <text:p>0.089295388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66412" calcext:value-type="float">
            <text:p>6.666412</text:p>
          </table:table-cell>
          <table:table-cell office:value-type="float" office:value="6.4482639818" calcext:value-type="float">
            <text:p>6.4482639818</text:p>
          </table:table-cell>
          <table:table-cell table:formula="of:=POWER([.C285]-6.75;2)" office:value-type="float" office:value="0.0910446246791906" calcext:value-type="float">
            <text:p>0.091044624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53014" calcext:value-type="float">
            <text:p>6.653014</text:p>
          </table:table-cell>
          <table:table-cell office:value-type="float" office:value="6.4455314788" calcext:value-type="float">
            <text:p>6.4455314788</text:p>
          </table:table-cell>
          <table:table-cell table:formula="of:=POWER([.C286]-6.75;2)" office:value-type="float" office:value="0.0927010804017151" calcext:value-type="float">
            <text:p>0.092701080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38306" calcext:value-type="float">
            <text:p>6.638306</text:p>
          </table:table-cell>
          <table:table-cell office:value-type="float" office:value="6.4429956121" calcext:value-type="float">
            <text:p>6.4429956121</text:p>
          </table:table-cell>
          <table:table-cell table:formula="of:=POWER([.C287]-6.75;2)" office:value-type="float" office:value="0.0942516941898538" calcext:value-type="float">
            <text:p>0.094251694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22268" calcext:value-type="float">
            <text:p>6.622268</text:p>
          </table:table-cell>
          <table:table-cell office:value-type="float" office:value="6.4406722606" calcext:value-type="float">
            <text:p>6.4406722606</text:p>
          </table:table-cell>
          <table:table-cell table:formula="of:=POWER([.C288]-6.75;2)" office:value-type="float" office:value="0.0956836503623141" calcext:value-type="float">
            <text:p>0.095683650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05051" calcext:value-type="float">
            <text:p>6.605051</text:p>
          </table:table-cell>
          <table:table-cell office:value-type="float" office:value="6.438574697" calcext:value-type="float">
            <text:p>6.438574697</text:p>
          </table:table-cell>
          <table:table-cell table:formula="of:=POWER([.C289]-6.75;2)" office:value-type="float" office:value="0.0969857193486418" calcext:value-type="float">
            <text:p>0.096985719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86921" calcext:value-type="float">
            <text:p>6.586921</text:p>
          </table:table-cell>
          <table:table-cell office:value-type="float" office:value="6.4367115152" calcext:value-type="float">
            <text:p>6.4367115152</text:p>
          </table:table-cell>
          <table:table-cell table:formula="of:=POWER([.C290]-6.75;2)" office:value-type="float" office:value="0.0981496747082799" calcext:value-type="float">
            <text:p>0.098149674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68173" calcext:value-type="float">
            <text:p>6.568173</text:p>
          </table:table-cell>
          <table:table-cell office:value-type="float" office:value="6.4350852242" calcext:value-type="float">
            <text:p>6.4350852242</text:p>
          </table:table-cell>
          <table:table-cell table:formula="of:=POWER([.C291]-6.75;2)" office:value-type="float" office:value="0.0991713160171644" calcext:value-type="float">
            <text:p>0.09917131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49035" calcext:value-type="float">
            <text:p>6.549035</text:p>
          </table:table-cell>
          <table:table-cell office:value-type="float" office:value="6.4336920667" calcext:value-type="float">
            <text:p>6.4336920667</text:p>
          </table:table-cell>
          <table:table-cell table:formula="of:=POWER([.C292]-6.75;2)" office:value-type="float" office:value="0.100050708668517" calcext:value-type="float">
            <text:p>0.100050708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29584" calcext:value-type="float">
            <text:p>6.529584</text:p>
          </table:table-cell>
          <table:table-cell office:value-type="float" office:value="6.4325232364" calcext:value-type="float">
            <text:p>6.4325232364</text:p>
          </table:table-cell>
          <table:table-cell table:formula="of:=POWER([.C293]-6.75;2)" office:value-type="float" office:value="0.10079149542593" calcext:value-type="float">
            <text:p>0.100791495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09724" calcext:value-type="float">
            <text:p>6.509724</text:p>
          </table:table-cell>
          <table:table-cell office:value-type="float" office:value="6.431567303" calcext:value-type="float">
            <text:p>6.431567303</text:p>
          </table:table-cell>
          <table:table-cell table:formula="of:=POWER([.C294]-6.75;2)" office:value-type="float" office:value="0.101399382518694" calcext:value-type="float">
            <text:p>0.101399382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489226" calcext:value-type="float">
            <text:p>6.489226</text:p>
          </table:table-cell>
          <table:table-cell office:value-type="float" office:value="6.4308132909" calcext:value-type="float">
            <text:p>6.4308132909</text:p>
          </table:table-cell>
          <table:table-cell table:formula="of:=POWER([.C295]-6.75;2)" office:value-type="float" office:value="0.101880155266088" calcext:value-type="float">
            <text:p>0.101880155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467843" calcext:value-type="float">
            <text:p>6.467843</text:p>
          </table:table-cell>
          <table:table-cell office:value-type="float" office:value="6.4302535333" calcext:value-type="float">
            <text:p>6.4302535333</text:p>
          </table:table-cell>
          <table:table-cell table:formula="of:=POWER([.C296]-6.75;2)" office:value-type="float" office:value="0.102237802967134" calcext:value-type="float">
            <text:p>0.10223780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445464" calcext:value-type="float">
            <text:p>6.445464</text:p>
          </table:table-cell>
          <table:table-cell office:value-type="float" office:value="6.4298855394" calcext:value-type="float">
            <text:p>6.4298855394</text:p>
          </table:table-cell>
          <table:table-cell table:formula="of:=POWER([.C297]-6.75;2)" office:value-type="float" office:value="0.102473267885229" calcext:value-type="float">
            <text:p>0.102473267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422268" calcext:value-type="float">
            <text:p>6.422268</text:p>
          </table:table-cell>
          <table:table-cell office:value-type="float" office:value="6.4297122303" calcext:value-type="float">
            <text:p>6.4297122303</text:p>
          </table:table-cell>
          <table:table-cell table:formula="of:=POWER([.C298]-6.75;2)" office:value-type="float" office:value="0.1025842554194" calcext:value-type="float">
            <text:p>0.102584255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98817" calcext:value-type="float">
            <text:p>6.398817</text:p>
          </table:table-cell>
          <table:table-cell office:value-type="float" office:value="6.4297404121" calcext:value-type="float">
            <text:p>6.4297404121</text:p>
          </table:table-cell>
          <table:table-cell table:formula="of:=POWER([.C299]-6.75;2)" office:value-type="float" office:value="0.102566203641878" calcext:value-type="float">
            <text:p>0.102566203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37606" calcext:value-type="float">
            <text:p>6.37606</text:p>
          </table:table-cell>
          <table:table-cell office:value-type="float" office:value="6.4299778545" calcext:value-type="float">
            <text:p>6.4299778545</text:p>
          </table:table-cell>
          <table:table-cell table:formula="of:=POWER([.C300]-6.75;2)" office:value-type="float" office:value="0.102414173610423" calcext:value-type="float">
            <text:p>0.102414173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355203" calcext:value-type="float">
            <text:p>6.355203</text:p>
          </table:table-cell>
          <table:table-cell office:value-type="float" office:value="6.4304297091" calcext:value-type="float">
            <text:p>6.4304297091</text:p>
          </table:table-cell>
          <table:table-cell table:formula="of:=POWER([.C301]-6.75;2)" office:value-type="float" office:value="0.10212517082591" calcext:value-type="float">
            <text:p>0.102125170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337489" calcext:value-type="float">
            <text:p>6.337489</text:p>
          </table:table-cell>
          <table:table-cell office:value-type="float" office:value="6.4310953394" calcext:value-type="float">
            <text:p>6.4310953394</text:p>
          </table:table-cell>
          <table:table-cell table:formula="of:=POWER([.C302]-6.75;2)" office:value-type="float" office:value="0.101700182552401" calcext:value-type="float">
            <text:p>0.101700182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3239" calcext:value-type="float">
            <text:p>6.3239</text:p>
          </table:table-cell>
          <table:table-cell office:value-type="float" office:value="6.4319664727" calcext:value-type="float">
            <text:p>6.4319664727</text:p>
          </table:table-cell>
          <table:table-cell table:formula="of:=POWER([.C303]-6.75;2)" office:value-type="float" office:value="0.10114532448688" calcext:value-type="float">
            <text:p>0.101145324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314884" calcext:value-type="float">
            <text:p>6.314884</text:p>
          </table:table-cell>
          <table:table-cell office:value-type="float" office:value="6.4330273636" calcext:value-type="float">
            <text:p>6.4330273636</text:p>
          </table:table-cell>
          <table:table-cell table:formula="of:=POWER([.C304]-6.75;2)" office:value-type="float" office:value="0.100471652226367" calcext:value-type="float">
            <text:p>0.100471652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10165" calcext:value-type="float">
            <text:p>6.310165</text:p>
          </table:table-cell>
          <table:table-cell office:value-type="float" office:value="6.4342570667" calcext:value-type="float">
            <text:p>6.4342570667</text:p>
          </table:table-cell>
          <table:table-cell table:formula="of:=POWER([.C305]-6.75;2)" office:value-type="float" office:value="0.0996935999288883" calcext:value-type="float">
            <text:p>0.099693599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087" calcext:value-type="float">
            <text:p>6.3087</text:p>
          </table:table-cell>
          <table:table-cell office:value-type="float" office:value="6.435633303" calcext:value-type="float">
            <text:p>6.435633303</text:p>
          </table:table-cell>
          <table:table-cell table:formula="of:=POWER([.C306]-6.75;2)" office:value-type="float" office:value="0.0988264201826896" calcext:value-type="float">
            <text:p>0.098826420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308801" calcext:value-type="float">
            <text:p>6.308801</text:p>
          </table:table-cell>
          <table:table-cell office:value-type="float" office:value="6.437137097" calcext:value-type="float">
            <text:p>6.437137097</text:p>
          </table:table-cell>
          <table:table-cell table:formula="of:=POWER([.C307]-6.75;2)" office:value-type="float" office:value="0.0978831960735875" calcext:value-type="float">
            <text:p>0.097883196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308407" calcext:value-type="float">
            <text:p>6.308407</text:p>
          </table:table-cell>
          <table:table-cell office:value-type="float" office:value="6.4387570182" calcext:value-type="float">
            <text:p>6.4387570182</text:p>
          </table:table-cell>
          <table:table-cell table:formula="of:=POWER([.C308]-6.75;2)" office:value-type="float" office:value="0.0968721937197548" calcext:value-type="float">
            <text:p>0.096872193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305433" calcext:value-type="float">
            <text:p>6.305433</text:p>
          </table:table-cell>
          <table:table-cell office:value-type="float" office:value="6.4404920485" calcext:value-type="float">
            <text:p>6.4404920485</text:p>
          </table:table-cell>
          <table:table-cell table:formula="of:=POWER([.C309]-6.75;2)" office:value-type="float" office:value="0.0957951720417261" calcext:value-type="float">
            <text:p>0.09579517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29813" calcext:value-type="float">
            <text:p>6.29813</text:p>
          </table:table-cell>
          <table:table-cell office:value-type="float" office:value="6.4423524788" calcext:value-type="float">
            <text:p>6.4423524788</text:p>
          </table:table-cell>
          <table:table-cell table:formula="of:=POWER([.C310]-6.75;2)" office:value-type="float" office:value="0.0946469973005043" calcext:value-type="float">
            <text:p>0.094646997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28538" calcext:value-type="float">
            <text:p>6.28538</text:p>
          </table:table-cell>
          <table:table-cell office:value-type="float" office:value="6.4443586182" calcext:value-type="float">
            <text:p>6.4443586182</text:p>
          </table:table-cell>
          <table:table-cell table:formula="of:=POWER([.C311]-6.75;2)" office:value-type="float" office:value="0.0934166542686134" calcext:value-type="float">
            <text:p>0.093416654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266871" calcext:value-type="float">
            <text:p>6.266871</text:p>
          </table:table-cell>
          <table:table-cell office:value-type="float" office:value="6.4465376061" calcext:value-type="float">
            <text:p>6.4465376061</text:p>
          </table:table-cell>
          <table:table-cell table:formula="of:=POWER([.C312]-6.75;2)" office:value-type="float" office:value="0.0920894245115189" calcext:value-type="float">
            <text:p>0.092089424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24312" calcext:value-type="float">
            <text:p>6.24312</text:p>
          </table:table-cell>
          <table:table-cell office:value-type="float" office:value="6.448919" calcext:value-type="float">
            <text:p>6.448919</text:p>
          </table:table-cell>
          <table:table-cell table:formula="of:=POWER([.C313]-6.75;2)" office:value-type="float" office:value="0.090649768561" calcext:value-type="float">
            <text:p>0.090649768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215345" calcext:value-type="float">
            <text:p>6.215345</text:p>
          </table:table-cell>
          <table:table-cell office:value-type="float" office:value="6.4515299515" calcext:value-type="float">
            <text:p>6.4515299515</text:p>
          </table:table-cell>
          <table:table-cell table:formula="of:=POWER([.C314]-6.75;2)" office:value-type="float" office:value="0.0890843698515921" calcext:value-type="float">
            <text:p>0.089084369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85193" calcext:value-type="float">
            <text:p>6.185193</text:p>
          </table:table-cell>
          <table:table-cell office:value-type="float" office:value="6.4543909455" calcext:value-type="float">
            <text:p>6.4543909455</text:p>
          </table:table-cell>
          <table:table-cell table:formula="of:=POWER([.C315]-6.75;2)" office:value-type="float" office:value="0.0873847131023839" calcext:value-type="float">
            <text:p>0.087384713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154343" calcext:value-type="float">
            <text:p>6.154343</text:p>
          </table:table-cell>
          <table:table-cell office:value-type="float" office:value="6.4575129576" calcext:value-type="float">
            <text:p>6.4575129576</text:p>
          </table:table-cell>
          <table:table-cell table:formula="of:=POWER([.C316]-6.75;2)" office:value-type="float" office:value="0.0855486699718996" calcext:value-type="float">
            <text:p>0.0855486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123979" calcext:value-type="float">
            <text:p>6.123979</text:p>
          </table:table-cell>
          <table:table-cell office:value-type="float" office:value="6.4608969515" calcext:value-type="float">
            <text:p>6.4608969515</text:p>
          </table:table-cell>
          <table:table-cell table:formula="of:=POWER([.C317]-6.75;2)" office:value-type="float" office:value="0.0835805726519935" calcext:value-type="float">
            <text:p>0.083580572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094071" calcext:value-type="float">
            <text:p>6.094071</text:p>
          </table:table-cell>
          <table:table-cell office:value-type="float" office:value="6.4645365758" calcext:value-type="float">
            <text:p>6.4645365758</text:p>
          </table:table-cell>
          <table:table-cell table:formula="of:=POWER([.C318]-6.75;2)" office:value-type="float" office:value="0.0814893665559889" calcext:value-type="float">
            <text:p>0.081489366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062067" calcext:value-type="float">
            <text:p>6.062067</text:p>
          </table:table-cell>
          <table:table-cell office:value-type="float" office:value="6.4684253697" calcext:value-type="float">
            <text:p>6.4684253697</text:p>
          </table:table-cell>
          <table:table-cell table:formula="of:=POWER([.C319]-6.75;2)" office:value-type="float" office:value="0.0792842724285815" calcext:value-type="float">
            <text:p>0.079284272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019398" calcext:value-type="float">
            <text:p>6.019398</text:p>
          </table:table-cell>
          <table:table-cell office:value-type="float" office:value="6.472572097" calcext:value-type="float">
            <text:p>6.472572097</text:p>
          </table:table-cell>
          <table:table-cell table:formula="of:=POWER([.C320]-6.75;2)" office:value-type="float" office:value="0.0769662413629772" calcext:value-type="float">
            <text:p>0.076966241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936337" calcext:value-type="float">
            <text:p>5.936337</text:p>
          </table:table-cell>
          <table:table-cell office:value-type="float" office:value="6.4770374667" calcext:value-type="float">
            <text:p>6.4770374667</text:p>
          </table:table-cell>
          <table:table-cell table:formula="of:=POWER([.C321]-6.75;2)" office:value-type="float" office:value="0.0745085445855538" calcext:value-type="float">
            <text:p>0.074508544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620563" calcext:value-type="float">
            <text:p>5.620563</text:p>
          </table:table-cell>
          <table:table-cell office:value-type="float" office:value="6.4820627818" calcext:value-type="float">
            <text:p>6.4820627818</text:p>
          </table:table-cell>
          <table:table-cell table:formula="of:=POWER([.C322]-6.75;2)" office:value-type="float" office:value="0.0717903528967545" calcext:value-type="float">
            <text:p>0.071790352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633259" calcext:value-type="float">
            <text:p>7.633259</text:p>
          </table:table-cell>
          <table:table-cell office:value-type="float" office:value="6.4890557818" calcext:value-type="float">
            <text:p>6.4890557818</text:p>
          </table:table-cell>
          <table:table-cell table:formula="of:=POWER([.C323]-6.75;2)" office:value-type="float" office:value="0.068091885012009" calcext:value-type="float">
            <text:p>0.06809188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03533" calcext:value-type="float">
            <text:p>6.503533</text:p>
          </table:table-cell>
          <table:table-cell office:value-type="float" office:value="6.4839030545" calcext:value-type="float">
            <text:p>6.4839030545</text:p>
          </table:table-cell>
          <table:table-cell table:formula="of:=POWER([.C324]-6.75;2)" office:value-type="float" office:value="0.0708075844044301" calcext:value-type="float">
            <text:p>0.070807584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373813" calcext:value-type="float">
            <text:p>6.373813</text:p>
          </table:table-cell>
          <table:table-cell office:value-type="float" office:value="6.4856493273" calcext:value-type="float">
            <text:p>6.4856493273</text:p>
          </table:table-cell>
          <table:table-cell table:formula="of:=POWER([.C325]-6.75;2)" office:value-type="float" office:value="0.0698812781569425" calcext:value-type="float">
            <text:p>0.069881278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324824" calcext:value-type="float">
            <text:p>6.324824</text:p>
          </table:table-cell>
          <table:table-cell office:value-type="float" office:value="6.4882346788" calcext:value-type="float">
            <text:p>6.4882346788</text:p>
          </table:table-cell>
          <table:table-cell table:formula="of:=POWER([.C326]-6.75;2)" office:value-type="float" office:value="0.0685210833829394" calcext:value-type="float">
            <text:p>0.068521083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296935" calcext:value-type="float">
            <text:p>6.296935</text:p>
          </table:table-cell>
          <table:table-cell office:value-type="float" office:value="6.4911709879" calcext:value-type="float">
            <text:p>6.4911709879</text:p>
          </table:table-cell>
          <table:table-cell table:formula="of:=POWER([.C327]-6.75;2)" office:value-type="float" office:value="0.0669924575046618" calcext:value-type="float">
            <text:p>0.066992457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275652" calcext:value-type="float">
            <text:p>6.275652</text:p>
          </table:table-cell>
          <table:table-cell office:value-type="float" office:value="6.4943311818" calcext:value-type="float">
            <text:p>6.4943311818</text:p>
          </table:table-cell>
          <table:table-cell table:formula="of:=POWER([.C328]-6.75;2)" office:value-type="float" office:value="0.0653665445997847" calcext:value-type="float">
            <text:p>0.065366544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256204" calcext:value-type="float">
            <text:p>6.256204</text:p>
          </table:table-cell>
          <table:table-cell office:value-type="float" office:value="6.4976748364" calcext:value-type="float">
            <text:p>6.4976748364</text:p>
          </table:table-cell>
          <table:table-cell table:formula="of:=POWER([.C329]-6.75;2)" office:value-type="float" office:value="0.0636679881857668" calcext:value-type="float">
            <text:p>0.063667988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237283" calcext:value-type="float">
            <text:p>6.237283</text:p>
          </table:table-cell>
          <table:table-cell office:value-type="float" office:value="6.5011884848" calcext:value-type="float">
            <text:p>6.5011884848</text:p>
          </table:table-cell>
          <table:table-cell table:formula="of:=POWER([.C330]-6.75;2)" office:value-type="float" office:value="0.0619071700961198" calcext:value-type="float">
            <text:p>0.061907170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219221" calcext:value-type="float">
            <text:p>6.219221</text:p>
          </table:table-cell>
          <table:table-cell office:value-type="float" office:value="6.5048640788" calcext:value-type="float">
            <text:p>6.5048640788</text:p>
          </table:table-cell>
          <table:table-cell table:formula="of:=POWER([.C331]-6.75;2)" office:value-type="float" office:value="0.0600916198625727" calcext:value-type="float">
            <text:p>0.060091619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203199" calcext:value-type="float">
            <text:p>6.203199</text:p>
          </table:table-cell>
          <table:table-cell office:value-type="float" office:value="6.5086888545" calcext:value-type="float">
            <text:p>6.5086888545</text:p>
          </table:table-cell>
          <table:table-cell table:formula="of:=POWER([.C332]-6.75;2)" office:value-type="float" office:value="0.0582310689425222" calcext:value-type="float">
            <text:p>0.058231068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190759" calcext:value-type="float">
            <text:p>6.190759</text:p>
          </table:table-cell>
          <table:table-cell office:value-type="float" office:value="6.5126403455" calcext:value-type="float">
            <text:p>6.5126403455</text:p>
          </table:table-cell>
          <table:table-cell table:formula="of:=POWER([.C333]-6.75;2)" office:value-type="float" office:value="0.0563396055843592" calcext:value-type="float">
            <text:p>0.056339605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183406" calcext:value-type="float">
            <text:p>6.183406</text:p>
          </table:table-cell>
          <table:table-cell office:value-type="float" office:value="6.516684697" calcext:value-type="float">
            <text:p>6.516684697</text:p>
          </table:table-cell>
          <table:table-cell table:formula="of:=POWER([.C334]-6.75;2)" office:value-type="float" office:value="0.0544360306139816" calcext:value-type="float">
            <text:p>0.054436030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182275" calcext:value-type="float">
            <text:p>6.182275</text:p>
          </table:table-cell>
          <table:table-cell office:value-type="float" office:value="6.5207776848" calcext:value-type="float">
            <text:p>6.5207776848</text:p>
          </table:table-cell>
          <table:table-cell table:formula="of:=POWER([.C335]-6.75;2)" office:value-type="float" office:value="0.0525428697856483" calcext:value-type="float">
            <text:p>0.052542869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187882" calcext:value-type="float">
            <text:p>6.187882</text:p>
          </table:table-cell>
          <table:table-cell office:value-type="float" office:value="6.5248678909" calcext:value-type="float">
            <text:p>6.5248678909</text:p>
          </table:table-cell>
          <table:table-cell table:formula="of:=POWER([.C336]-6.75;2)" office:value-type="float" office:value="0.0506844665478145" calcext:value-type="float">
            <text:p>0.050684466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200007" calcext:value-type="float">
            <text:p>6.200007</text:p>
          </table:table-cell>
          <table:table-cell office:value-type="float" office:value="6.5289014061" calcext:value-type="float">
            <text:p>6.5289014061</text:p>
          </table:table-cell>
          <table:table-cell table:formula="of:=POWER([.C337]-6.75;2)" office:value-type="float" office:value="0.0488845882245571" calcext:value-type="float">
            <text:p>0.048884588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217711" calcext:value-type="float">
            <text:p>6.217711</text:p>
          </table:table-cell>
          <table:table-cell office:value-type="float" office:value="6.5328271576" calcext:value-type="float">
            <text:p>6.5328271576</text:p>
          </table:table-cell>
          <table:table-cell table:formula="of:=POWER([.C338]-6.75;2)" office:value-type="float" office:value="0.0471640434760953" calcext:value-type="float">
            <text:p>0.047164043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239522" calcext:value-type="float">
            <text:p>6.239522</text:p>
          </table:table-cell>
          <table:table-cell office:value-type="float" office:value="6.5366019455" calcext:value-type="float">
            <text:p>6.5366019455</text:p>
          </table:table-cell>
          <table:table-cell table:formula="of:=POWER([.C339]-6.75;2)" office:value-type="float" office:value="0.0455387296643849" calcext:value-type="float">
            <text:p>0.045538729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263712" calcext:value-type="float">
            <text:p>6.263712</text:p>
          </table:table-cell>
          <table:table-cell office:value-type="float" office:value="6.5401940606" calcext:value-type="float">
            <text:p>6.5401940606</text:p>
          </table:table-cell>
          <table:table-cell table:formula="of:=POWER([.C340]-6.75;2)" office:value-type="float" office:value="0.0440185322075164" calcext:value-type="float">
            <text:p>0.044018532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88625" calcext:value-type="float">
            <text:p>6.288625</text:p>
          </table:table-cell>
          <table:table-cell office:value-type="float" office:value="6.5435849636" calcext:value-type="float">
            <text:p>6.5435849636</text:p>
          </table:table-cell>
          <table:table-cell table:formula="of:=POWER([.C341]-6.75;2)" office:value-type="float" office:value="0.0426071672520134" calcext:value-type="float">
            <text:p>0.042607167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312968" calcext:value-type="float">
            <text:p>6.312968</text:p>
          </table:table-cell>
          <table:table-cell office:value-type="float" office:value="6.5467686848" calcext:value-type="float">
            <text:p>6.5467686848</text:p>
          </table:table-cell>
          <table:table-cell table:formula="of:=POWER([.C342]-6.75;2)" office:value-type="float" office:value="0.0413029674779218" calcext:value-type="float">
            <text:p>0.041302967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35995" calcext:value-type="float">
            <text:p>6.335995</text:p>
          </table:table-cell>
          <table:table-cell office:value-type="float" office:value="6.5497491758" calcext:value-type="float">
            <text:p>6.5497491758</text:p>
          </table:table-cell>
          <table:table-cell table:formula="of:=POWER([.C343]-6.75;2)" office:value-type="float" office:value="0.0401003925927794" calcext:value-type="float">
            <text:p>0.040100392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357557" calcext:value-type="float">
            <text:p>6.357557</text:p>
          </table:table-cell>
          <table:table-cell office:value-type="float" office:value="6.5525364121" calcext:value-type="float">
            <text:p>6.5525364121</text:p>
          </table:table-cell>
          <table:table-cell table:formula="of:=POWER([.C344]-6.75;2)" office:value-type="float" office:value="0.0389918685463409" calcext:value-type="float">
            <text:p>0.038991868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378011" calcext:value-type="float">
            <text:p>6.378011</text:p>
          </table:table-cell>
          <table:table-cell office:value-type="float" office:value="6.5551420364" calcext:value-type="float">
            <text:p>6.5551420364</text:p>
          </table:table-cell>
          <table:table-cell table:formula="of:=POWER([.C345]-6.75;2)" office:value-type="float" office:value="0.0379696259783388" calcext:value-type="float">
            <text:p>0.03796962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398017" calcext:value-type="float">
            <text:p>6.398017</text:p>
          </table:table-cell>
          <table:table-cell office:value-type="float" office:value="6.5575755455" calcext:value-type="float">
            <text:p>6.5575755455</text:p>
          </table:table-cell>
          <table:table-cell table:formula="of:=POWER([.C346]-6.75;2)" office:value-type="float" office:value="0.0370271706896227" calcext:value-type="float">
            <text:p>0.037027170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418286" calcext:value-type="float">
            <text:p>6.418286</text:p>
          </table:table-cell>
          <table:table-cell office:value-type="float" office:value="6.5598417879" calcext:value-type="float">
            <text:p>6.5598417879</text:p>
          </table:table-cell>
          <table:table-cell table:formula="of:=POWER([.C347]-6.75;2)" office:value-type="float" office:value="0.0361601456290686" calcext:value-type="float">
            <text:p>0.036160145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39334" calcext:value-type="float">
            <text:p>6.439334</text:p>
          </table:table-cell>
          <table:table-cell office:value-type="float" office:value="6.5619400848" calcext:value-type="float">
            <text:p>6.5619400848</text:p>
          </table:table-cell>
          <table:table-cell table:formula="of:=POWER([.C348]-6.75;2)" office:value-type="float" office:value="0.0353665317050313" calcext:value-type="float">
            <text:p>0.035366531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46132" calcext:value-type="float">
            <text:p>6.46132</text:p>
          </table:table-cell>
          <table:table-cell office:value-type="float" office:value="6.5638649879" calcext:value-type="float">
            <text:p>6.5638649879</text:p>
          </table:table-cell>
          <table:table-cell table:formula="of:=POWER([.C349]-6.75;2)" office:value-type="float" office:value="0.0346462427294672" calcext:value-type="float">
            <text:p>0.034646242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83983" calcext:value-type="float">
            <text:p>6.483983</text:p>
          </table:table-cell>
          <table:table-cell office:value-type="float" office:value="6.5656082303" calcext:value-type="float">
            <text:p>6.5656082303</text:p>
          </table:table-cell>
          <table:table-cell table:formula="of:=POWER([.C350]-6.75;2)" office:value-type="float" office:value="0.0340003247330976" calcext:value-type="float">
            <text:p>0.034000324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06705" calcext:value-type="float">
            <text:p>6.506705</text:p>
          </table:table-cell>
          <table:table-cell office:value-type="float" office:value="6.5671611515" calcext:value-type="float">
            <text:p>6.5671611515</text:p>
          </table:table-cell>
          <table:table-cell table:formula="of:=POWER([.C351]-6.75;2)" office:value-type="float" office:value="0.0334300445208061" calcext:value-type="float">
            <text:p>0.0334300445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28657" calcext:value-type="float">
            <text:p>6.528657</text:p>
          </table:table-cell>
          <table:table-cell office:value-type="float" office:value="6.5685168909" calcext:value-type="float">
            <text:p>6.5685168909</text:p>
          </table:table-cell>
          <table:table-cell table:formula="of:=POWER([.C352]-6.75;2)" office:value-type="float" office:value="0.0329361188886026" calcext:value-type="float">
            <text:p>0.032936118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48999" calcext:value-type="float">
            <text:p>6.548999</text:p>
          </table:table-cell>
          <table:table-cell office:value-type="float" office:value="6.5696717879" calcext:value-type="float">
            <text:p>6.5696717879</text:p>
          </table:table-cell>
          <table:table-cell table:formula="of:=POWER([.C353]-6.75;2)" office:value-type="float" office:value="0.0325182640791826" calcext:value-type="float">
            <text:p>0.032518264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567066" calcext:value-type="float">
            <text:p>6.567066</text:p>
          </table:table-cell>
          <table:table-cell office:value-type="float" office:value="6.5706256606" calcext:value-type="float">
            <text:p>6.5706256606</text:p>
          </table:table-cell>
          <table:table-cell table:formula="of:=POWER([.C354]-6.75;2)" office:value-type="float" office:value="0.0321751536351863" calcext:value-type="float">
            <text:p>0.032175153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82508" calcext:value-type="float">
            <text:p>6.582508</text:p>
          </table:table-cell>
          <table:table-cell office:value-type="float" office:value="6.5713810485" calcext:value-type="float">
            <text:p>6.5713810485</text:p>
          </table:table-cell>
          <table:table-cell table:formula="of:=POWER([.C355]-6.75;2)" office:value-type="float" office:value="0.0319047298349593" calcext:value-type="float">
            <text:p>0.031904729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595349" calcext:value-type="float">
            <text:p>6.595349</text:p>
          </table:table-cell>
          <table:table-cell office:value-type="float" office:value="6.5719417455" calcext:value-type="float">
            <text:p>6.5719417455</text:p>
          </table:table-cell>
          <table:table-cell table:formula="of:=POWER([.C356]-6.75;2)" office:value-type="float" office:value="0.0317047419955867" calcext:value-type="float">
            <text:p>0.03170474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05963" calcext:value-type="float">
            <text:p>6.605963</text:p>
          </table:table-cell>
          <table:table-cell office:value-type="float" office:value="6.5723111455" calcext:value-type="float">
            <text:p>6.5723111455</text:p>
          </table:table-cell>
          <table:table-cell table:formula="of:=POWER([.C357]-6.75;2)" office:value-type="float" office:value="0.031573329013522" calcext:value-type="float">
            <text:p>0.03157332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14987" calcext:value-type="float">
            <text:p>6.614987</text:p>
          </table:table-cell>
          <table:table-cell office:value-type="float" office:value="6.5724908061" calcext:value-type="float">
            <text:p>6.5724908061</text:p>
          </table:table-cell>
          <table:table-cell table:formula="of:=POWER([.C358]-6.75;2)" office:value-type="float" office:value="0.0315095139190277" calcext:value-type="float">
            <text:p>0.031509513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23195" calcext:value-type="float">
            <text:p>6.623195</text:p>
          </table:table-cell>
          <table:table-cell office:value-type="float" office:value="6.572479703" calcext:value-type="float">
            <text:p>6.572479703</text:p>
          </table:table-cell>
          <table:table-cell table:formula="of:=POWER([.C359]-6.75;2)" office:value-type="float" office:value="0.0315134558469682" calcext:value-type="float">
            <text:p>0.031513455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31382" calcext:value-type="float">
            <text:p>6.631382</text:p>
          </table:table-cell>
          <table:table-cell office:value-type="float" office:value="6.5722741758" calcext:value-type="float">
            <text:p>6.5722741758</text:p>
          </table:table-cell>
          <table:table-cell table:formula="of:=POWER([.C360]-6.75;2)" office:value-type="float" office:value="0.0315864685875691" calcext:value-type="float">
            <text:p>0.031586468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40273" calcext:value-type="float">
            <text:p>6.640273</text:p>
          </table:table-cell>
          <table:table-cell office:value-type="float" office:value="6.5718685515" calcext:value-type="float">
            <text:p>6.5718685515</text:p>
          </table:table-cell>
          <table:table-cell table:formula="of:=POWER([.C361]-6.75;2)" office:value-type="float" office:value="0.0317308129447083" calcext:value-type="float">
            <text:p>0.031730812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5048" calcext:value-type="float">
            <text:p>6.65048</text:p>
          </table:table-cell>
          <table:table-cell office:value-type="float" office:value="6.5712560788" calcext:value-type="float">
            <text:p>6.5712560788</text:p>
          </table:table-cell>
          <table:table-cell table:formula="of:=POWER([.C362]-6.75;2)" office:value-type="float" office:value="0.0319493893659517" calcext:value-type="float">
            <text:p>0.031949389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6249" calcext:value-type="float">
            <text:p>6.66249</text:p>
          </table:table-cell>
          <table:table-cell office:value-type="float" office:value="6.5704299091" calcext:value-type="float">
            <text:p>6.5704299091</text:p>
          </table:table-cell>
          <table:table-cell table:formula="of:=POWER([.C363]-6.75;2)" office:value-type="float" office:value="0.0322454175458344" calcext:value-type="float">
            <text:p>0.032245417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76684" calcext:value-type="float">
            <text:p>6.676684</text:p>
          </table:table-cell>
          <table:table-cell office:value-type="float" office:value="6.5693838848" calcext:value-type="float">
            <text:p>6.5693838848</text:p>
          </table:table-cell>
          <table:table-cell table:formula="of:=POWER([.C364]-6.75;2)" office:value-type="float" office:value="0.0326221810699398" calcext:value-type="float">
            <text:p>0.032622181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93335" calcext:value-type="float">
            <text:p>6.693335</text:p>
          </table:table-cell>
          <table:table-cell office:value-type="float" office:value="6.5681129879" calcext:value-type="float">
            <text:p>6.5681129879</text:p>
          </table:table-cell>
          <table:table-cell table:formula="of:=POWER([.C365]-6.75;2)" office:value-type="float" office:value="0.0330828851706655" calcext:value-type="float">
            <text:p>0.033082885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12591" calcext:value-type="float">
            <text:p>6.712591</text:p>
          </table:table-cell>
          <table:table-cell office:value-type="float" office:value="6.5666136606" calcext:value-type="float">
            <text:p>6.5666136606</text:p>
          </table:table-cell>
          <table:table-cell table:formula="of:=POWER([.C366]-6.75;2)" office:value-type="float" office:value="0.033630549478532" calcext:value-type="float">
            <text:p>0.033630549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34419" calcext:value-type="float">
            <text:p>6.734419</text:p>
          </table:table-cell>
          <table:table-cell office:value-type="float" office:value="6.564884097" calcext:value-type="float">
            <text:p>6.564884097</text:p>
          </table:table-cell>
          <table:table-cell table:formula="of:=POWER([.C367]-6.75;2)" office:value-type="float" office:value="0.0342678975435053" calcext:value-type="float">
            <text:p>0.034267897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58539" calcext:value-type="float">
            <text:p>6.758539</text:p>
          </table:table-cell>
          <table:table-cell office:value-type="float" office:value="6.5629248364" calcext:value-type="float">
            <text:p>6.5629248364</text:p>
          </table:table-cell>
          <table:table-cell table:formula="of:=POWER([.C368]-6.75;2)" office:value-type="float" office:value="0.0349971168359669" calcext:value-type="float">
            <text:p>0.03499711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84369" calcext:value-type="float">
            <text:p>6.784369</text:p>
          </table:table-cell>
          <table:table-cell office:value-type="float" office:value="6.5607396545" calcext:value-type="float">
            <text:p>6.5607396545</text:p>
          </table:table-cell>
          <table:table-cell table:formula="of:=POWER([.C369]-6.75;2)" office:value-type="float" office:value="0.0358194783787794" calcext:value-type="float">
            <text:p>0.035819478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11006" calcext:value-type="float">
            <text:p>6.811006</text:p>
          </table:table-cell>
          <table:table-cell office:value-type="float" office:value="6.5583366606" calcext:value-type="float">
            <text:p>6.5583366606</text:p>
          </table:table-cell>
          <table:table-cell table:formula="of:=POWER([.C370]-6.75;2)" office:value-type="float" office:value="0.0367348356699595" calcext:value-type="float">
            <text:p>0.036734835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37284" calcext:value-type="float">
            <text:p>6.837284</text:p>
          </table:table-cell>
          <table:table-cell office:value-type="float" office:value="6.5557293273" calcext:value-type="float">
            <text:p>6.5557293273</text:p>
          </table:table-cell>
          <table:table-cell table:formula="of:=POWER([.C371]-6.75;2)" office:value-type="float" office:value="0.0377410942713106" calcext:value-type="float">
            <text:p>0.037741094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61884" calcext:value-type="float">
            <text:p>6.861884</text:p>
          </table:table-cell>
          <table:table-cell office:value-type="float" office:value="6.5529369758" calcext:value-type="float">
            <text:p>6.5529369758</text:p>
          </table:table-cell>
          <table:table-cell table:formula="of:=POWER([.C372]-6.75;2)" office:value-type="float" office:value="0.0388338355068499" calcext:value-type="float">
            <text:p>0.038833835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83502" calcext:value-type="float">
            <text:p>6.883502</text:p>
          </table:table-cell>
          <table:table-cell office:value-type="float" office:value="6.5499843697" calcext:value-type="float">
            <text:p>6.5499843697</text:p>
          </table:table-cell>
          <table:table-cell table:formula="of:=POWER([.C373]-6.75;2)" office:value-type="float" office:value="0.0400062523643064" calcext:value-type="float">
            <text:p>0.040006252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01031" calcext:value-type="float">
            <text:p>6.901031</text:p>
          </table:table-cell>
          <table:table-cell office:value-type="float" office:value="6.5469002364" calcext:value-type="float">
            <text:p>6.5469002364</text:p>
          </table:table-cell>
          <table:table-cell table:formula="of:=POWER([.C374]-6.75;2)" office:value-type="float" office:value="0.0412495139743759" calcext:value-type="float">
            <text:p>0.04124951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913712" calcext:value-type="float">
            <text:p>6.913712</text:p>
          </table:table-cell>
          <table:table-cell office:value-type="float" office:value="6.543714703" calcext:value-type="float">
            <text:p>6.543714703</text:p>
          </table:table-cell>
          <table:table-cell table:formula="of:=POWER([.C375]-6.75;2)" office:value-type="float" office:value="0.0425536237583782" calcext:value-type="float">
            <text:p>0.042553623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921226" calcext:value-type="float">
            <text:p>6.921226</text:p>
          </table:table-cell>
          <table:table-cell office:value-type="float" office:value="6.540456103" calcext:value-type="float">
            <text:p>6.540456103</text:p>
          </table:table-cell>
          <table:table-cell table:formula="of:=POWER([.C376]-6.75;2)" office:value-type="float" office:value="0.0439086447699465" calcext:value-type="float">
            <text:p>0.043908644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923717" calcext:value-type="float">
            <text:p>6.923717</text:p>
          </table:table-cell>
          <table:table-cell office:value-type="float" office:value="6.5371476667" calcext:value-type="float">
            <text:p>6.5371476667</text:p>
          </table:table-cell>
          <table:table-cell table:formula="of:=POWER([.C377]-6.75;2)" office:value-type="float" office:value="0.0453061157912542" calcext:value-type="float">
            <text:p>0.045306115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921721" calcext:value-type="float">
            <text:p>6.921721</text:p>
          </table:table-cell>
          <table:table-cell office:value-type="float" office:value="6.5338046848" calcext:value-type="float">
            <text:p>6.5338046848</text:p>
          </table:table-cell>
          <table:table-cell table:formula="of:=POWER([.C378]-6.75;2)" office:value-type="float" office:value="0.0467404143144274" calcext:value-type="float">
            <text:p>0.046740414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916054" calcext:value-type="float">
            <text:p>6.916054</text:p>
          </table:table-cell>
          <table:table-cell office:value-type="float" office:value="6.5304328364" calcext:value-type="float">
            <text:p>6.5304328364</text:p>
          </table:table-cell>
          <table:table-cell table:formula="of:=POWER([.C379]-6.75;2)" office:value-type="float" office:value="0.0482097393313491" calcext:value-type="float">
            <text:p>0.048209739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0766" calcext:value-type="float">
            <text:p>6.90766</text:p>
          </table:table-cell>
          <table:table-cell office:value-type="float" office:value="6.5270279091" calcext:value-type="float">
            <text:p>6.5270279091</text:p>
          </table:table-cell>
          <table:table-cell table:formula="of:=POWER([.C380]-6.75;2)" office:value-type="float" office:value="0.0497165533203178" calcext:value-type="float">
            <text:p>0.049716553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97465" calcext:value-type="float">
            <text:p>6.897465</text:p>
          </table:table-cell>
          <table:table-cell office:value-type="float" office:value="6.5235769939" calcext:value-type="float">
            <text:p>6.5235769939</text:p>
          </table:table-cell>
          <table:table-cell table:formula="of:=POWER([.C381]-6.75;2)" office:value-type="float" office:value="0.0512673776913607" calcext:value-type="float">
            <text:p>0.051267377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86265" calcext:value-type="float">
            <text:p>6.886265</text:p>
          </table:table-cell>
          <table:table-cell office:value-type="float" office:value="6.520060897" calcext:value-type="float">
            <text:p>6.520060897</text:p>
          </table:table-cell>
          <table:table-cell table:formula="of:=POWER([.C382]-6.75;2)" office:value-type="float" office:value="0.0528719910884444" calcext:value-type="float">
            <text:p>0.052871991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74662" calcext:value-type="float">
            <text:p>6.874662</text:p>
          </table:table-cell>
          <table:table-cell office:value-type="float" office:value="6.5164572182" calcext:value-type="float">
            <text:p>6.5164572182</text:p>
          </table:table-cell>
          <table:table-cell table:formula="of:=POWER([.C383]-6.75;2)" office:value-type="float" office:value="0.0545422309308823" calcext:value-type="float">
            <text:p>0.054542230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63046" calcext:value-type="float">
            <text:p>6.863046</text:p>
          </table:table-cell>
          <table:table-cell office:value-type="float" office:value="6.5127433818" calcext:value-type="float">
            <text:p>6.5127433818</text:p>
          </table:table-cell>
          <table:table-cell table:formula="of:=POWER([.C384]-6.75;2)" office:value-type="float" office:value="0.0562907028797006" calcext:value-type="float">
            <text:p>0.0562907029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51628" calcext:value-type="float">
            <text:p>6.851628</text:p>
          </table:table-cell>
          <table:table-cell office:value-type="float" office:value="6.5088988788" calcext:value-type="float">
            <text:p>6.5088988788</text:p>
          </table:table-cell>
          <table:table-cell table:formula="of:=POWER([.C385]-6.75;2)" office:value-type="float" office:value="0.058129750643897" calcext:value-type="float">
            <text:p>0.058129750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40493" calcext:value-type="float">
            <text:p>6.840493</text:p>
          </table:table-cell>
          <table:table-cell office:value-type="float" office:value="6.5049060061" calcext:value-type="float">
            <text:p>6.5049060061</text:p>
          </table:table-cell>
          <table:table-cell table:formula="of:=POWER([.C386]-6.75;2)" office:value-type="float" office:value="0.0600710658458534" calcext:value-type="float">
            <text:p>0.060071065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29659" calcext:value-type="float">
            <text:p>6.829659</text:p>
          </table:table-cell>
          <table:table-cell office:value-type="float" office:value="6.5007483394" calcext:value-type="float">
            <text:p>6.5007483394</text:p>
          </table:table-cell>
          <table:table-cell table:formula="of:=POWER([.C387]-6.75;2)" office:value-type="float" office:value="0.0621263903118575" calcext:value-type="float">
            <text:p>0.062126390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819127" calcext:value-type="float">
            <text:p>6.819127</text:p>
          </table:table-cell>
          <table:table-cell office:value-type="float" office:value="6.4964058303" calcext:value-type="float">
            <text:p>6.4964058303</text:p>
          </table:table-cell>
          <table:table-cell table:formula="of:=POWER([.C388]-6.75;2)" office:value-type="float" office:value="0.0643100029058326" calcext:value-type="float">
            <text:p>0.064310002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808913" calcext:value-type="float">
            <text:p>6.808913</text:p>
          </table:table-cell>
          <table:table-cell office:value-type="float" office:value="6.4918439091" calcext:value-type="float">
            <text:p>6.4918439091</text:p>
          </table:table-cell>
          <table:table-cell table:formula="of:=POWER([.C389]-6.75;2)" office:value-type="float" office:value="0.0666445672687691" calcext:value-type="float">
            <text:p>0.066644567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99049" calcext:value-type="float">
            <text:p>6.799049</text:p>
          </table:table-cell>
          <table:table-cell office:value-type="float" office:value="6.4869883515" calcext:value-type="float">
            <text:p>6.4869883515</text:p>
          </table:table-cell>
          <table:table-cell table:formula="of:=POWER([.C390]-6.75;2)" office:value-type="float" office:value="0.0691751272466876" calcext:value-type="float">
            <text:p>0.069175127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8956" calcext:value-type="float">
            <text:p>6.78956</text:p>
          </table:table-cell>
          <table:table-cell office:value-type="float" office:value="6.4816539879" calcext:value-type="float">
            <text:p>6.4816539879</text:p>
          </table:table-cell>
          <table:table-cell table:formula="of:=POWER([.C391]-6.75;2)" office:value-type="float" office:value="0.0720095822099735" calcext:value-type="float">
            <text:p>0.072009582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80435" calcext:value-type="float">
            <text:p>6.780435</text:p>
          </table:table-cell>
          <table:table-cell office:value-type="float" office:value="6.4752467939" calcext:value-type="float">
            <text:p>6.4752467939</text:p>
          </table:table-cell>
          <table:table-cell table:formula="of:=POWER([.C392]-6.75;2)" office:value-type="float" office:value="0.0754893242622289" calcext:value-type="float">
            <text:p>0.075489324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71584" calcext:value-type="float">
            <text:p>6.771584</text:p>
          </table:table-cell>
          <table:table-cell office:value-type="float" office:value="6.4636055758" calcext:value-type="float">
            <text:p>6.4636055758</text:p>
          </table:table-cell>
          <table:table-cell table:formula="of:=POWER([.C393]-6.75;2)" office:value-type="float" office:value="0.0820217662128496" calcext:value-type="float">
            <text:p>0.082021766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62816" calcext:value-type="float">
            <text:p>6.762816</text:p>
          </table:table-cell>
          <table:table-cell office:value-type="float" office:value="6.4690852788" calcext:value-type="float">
            <text:p>6.4690852788</text:p>
          </table:table-cell>
          <table:table-cell table:formula="of:=POWER([.C394]-6.75;2)" office:value-type="float" office:value="0.0789130805868739" calcext:value-type="float">
            <text:p>0.078913080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53832" calcext:value-type="float">
            <text:p>6.753832</text:p>
          </table:table-cell>
          <table:table-cell office:value-type="float" office:value="6.4684379273" calcext:value-type="float">
            <text:p>6.4684379273</text:p>
          </table:table-cell>
          <table:table-cell table:formula="of:=POWER([.C395]-6.75;2)" office:value-type="float" office:value="0.07927720078312" calcext:value-type="float">
            <text:p>0.079277200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44253" calcext:value-type="float">
            <text:p>6.744253</text:p>
          </table:table-cell>
          <table:table-cell office:value-type="float" office:value="6.466707903" calcext:value-type="float">
            <text:p>6.466707903</text:p>
          </table:table-cell>
          <table:table-cell table:formula="of:=POWER([.C396]-6.75;2)" office:value-type="float" office:value="0.0802544122226576" calcext:value-type="float">
            <text:p>0.080254412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33668" calcext:value-type="float">
            <text:p>6.733668</text:p>
          </table:table-cell>
          <table:table-cell office:value-type="float" office:value="6.4645713636" calcext:value-type="float">
            <text:p>6.4645713636</text:p>
          </table:table-cell>
          <table:table-cell table:formula="of:=POWER([.C397]-6.75;2)" office:value-type="float" office:value="0.0814695064771633" calcext:value-type="float">
            <text:p>0.081469506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21694" calcext:value-type="float">
            <text:p>6.721694</text:p>
          </table:table-cell>
          <table:table-cell office:value-type="float" office:value="6.4622519758" calcext:value-type="float">
            <text:p>6.4622519758</text:p>
          </table:table-cell>
          <table:table-cell table:formula="of:=POWER([.C398]-6.75;2)" office:value-type="float" office:value="0.0827989254310037" calcext:value-type="float">
            <text:p>0.082798925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8044" calcext:value-type="float">
            <text:p>6.708044</text:p>
          </table:table-cell>
          <table:table-cell office:value-type="float" office:value="6.4598508606" calcext:value-type="float">
            <text:p>6.4598508606</text:p>
          </table:table-cell>
          <table:table-cell table:formula="of:=POWER([.C399]-6.75;2)" office:value-type="float" office:value="0.0841865230945609" calcext:value-type="float">
            <text:p>0.084186523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92581" calcext:value-type="float">
            <text:p>6.692581</text:p>
          </table:table-cell>
          <table:table-cell office:value-type="float" office:value="6.4574220788" calcext:value-type="float">
            <text:p>6.4574220788</text:p>
          </table:table-cell>
          <table:table-cell table:formula="of:=POWER([.C400]-6.75;2)" office:value-type="float" office:value="0.0856018399737136" calcext:value-type="float">
            <text:p>0.085601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7534" calcext:value-type="float">
            <text:p>6.67534</text:p>
          </table:table-cell>
          <table:table-cell office:value-type="float" office:value="6.4549981939" calcext:value-type="float">
            <text:p>6.4549981939</text:p>
          </table:table-cell>
          <table:table-cell table:formula="of:=POWER([.C401]-6.75;2)" office:value-type="float" office:value="0.0870260656022621" calcext:value-type="float">
            <text:p>0.087026065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56536" calcext:value-type="float">
            <text:p>6.656536</text:p>
          </table:table-cell>
          <table:table-cell office:value-type="float" office:value="6.4526012303" calcext:value-type="float">
            <text:p>6.4526012303</text:p>
          </table:table-cell>
          <table:table-cell table:formula="of:=POWER([.C402]-6.75;2)" office:value-type="float" office:value="0.0884460282190736" calcext:value-type="float">
            <text:p>0.088446028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36531" calcext:value-type="float">
            <text:p>6.636531</text:p>
          </table:table-cell>
          <table:table-cell office:value-type="float" office:value="6.4502481091" calcext:value-type="float">
            <text:p>6.4502481091</text:p>
          </table:table-cell>
          <table:table-cell table:formula="of:=POWER([.C403]-6.75;2)" office:value-type="float" office:value="0.0898511960981253" calcext:value-type="float">
            <text:p>0.089851196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15796" calcext:value-type="float">
            <text:p>6.615796</text:p>
          </table:table-cell>
          <table:table-cell office:value-type="float" office:value="6.4479536" calcext:value-type="float">
            <text:p>6.4479536</text:p>
          </table:table-cell>
          <table:table-cell table:formula="of:=POWER([.C404]-6.75;2)" office:value-type="float" office:value="0.09123202775296" calcext:value-type="float">
            <text:p>0.0912320278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94858" calcext:value-type="float">
            <text:p>6.594858</text:p>
          </table:table-cell>
          <table:table-cell office:value-type="float" office:value="6.4457318364" calcext:value-type="float">
            <text:p>6.4457318364</text:p>
          </table:table-cell>
          <table:table-cell table:formula="of:=POWER([.C405]-6.75;2)" office:value-type="float" office:value="0.0925791153805162" calcext:value-type="float">
            <text:p>0.092579115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7425" calcext:value-type="float">
            <text:p>6.57425</text:p>
          </table:table-cell>
          <table:table-cell office:value-type="float" office:value="6.4435970061" calcext:value-type="float">
            <text:p>6.4435970061</text:p>
          </table:table-cell>
          <table:table-cell table:formula="of:=POWER([.C406]-6.75;2)" office:value-type="float" office:value="0.0938827946708834" calcext:value-type="float">
            <text:p>0.093882794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54463" calcext:value-type="float">
            <text:p>6.554463</text:p>
          </table:table-cell>
          <table:table-cell office:value-type="float" office:value="6.4415634424" calcext:value-type="float">
            <text:p>6.4415634424</text:p>
          </table:table-cell>
          <table:table-cell table:formula="of:=POWER([.C407]-6.75;2)" office:value-type="float" office:value="0.0951331100641383" calcext:value-type="float">
            <text:p>0.095133110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35913" calcext:value-type="float">
            <text:p>6.535913</text:p>
          </table:table-cell>
          <table:table-cell office:value-type="float" office:value="6.4396453879" calcext:value-type="float">
            <text:p>6.4396453879</text:p>
          </table:table-cell>
          <table:table-cell table:formula="of:=POWER([.C408]-6.75;2)" office:value-type="float" office:value="0.0963199852517416" calcext:value-type="float">
            <text:p>0.096319985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18895" calcext:value-type="float">
            <text:p>6.518895</text:p>
          </table:table-cell>
          <table:table-cell office:value-type="float" office:value="6.4378566" calcext:value-type="float">
            <text:p>6.4378566</text:p>
          </table:table-cell>
          <table:table-cell table:formula="of:=POWER([.C409]-6.75;2)" office:value-type="float" office:value="0.09743350216356" calcext:value-type="float">
            <text:p>0.097433502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0356" calcext:value-type="float">
            <text:p>6.50356</text:p>
          </table:table-cell>
          <table:table-cell office:value-type="float" office:value="6.4362100606" calcext:value-type="float">
            <text:p>6.4362100606</text:p>
          </table:table-cell>
          <table:table-cell table:formula="of:=POWER([.C410]-6.75;2)" office:value-type="float" office:value="0.0984641260686559" calcext:value-type="float">
            <text:p>0.098464126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489876" calcext:value-type="float">
            <text:p>6.489876</text:p>
          </table:table-cell>
          <table:table-cell office:value-type="float" office:value="6.4347178788" calcext:value-type="float">
            <text:p>6.4347178788</text:p>
          </table:table-cell>
          <table:table-cell table:formula="of:=POWER([.C411]-6.75;2)" office:value-type="float" office:value="0.0994028159483715" calcext:value-type="float">
            <text:p>0.099402815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477614" calcext:value-type="float">
            <text:p>6.477614</text:p>
          </table:table-cell>
          <table:table-cell office:value-type="float" office:value="6.4333915273" calcext:value-type="float">
            <text:p>6.4333915273</text:p>
          </table:table-cell>
          <table:table-cell table:formula="of:=POWER([.C412]-6.75;2)" office:value-type="float" office:value="0.100240924985426" calcext:value-type="float">
            <text:p>0.10024092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66336" calcext:value-type="float">
            <text:p>6.466336</text:p>
          </table:table-cell>
          <table:table-cell office:value-type="float" office:value="6.4322423818" calcext:value-type="float">
            <text:p>6.4322423818</text:p>
          </table:table-cell>
          <table:table-cell table:formula="of:=POWER([.C413]-6.75;2)" office:value-type="float" office:value="0.100969903924137" calcext:value-type="float">
            <text:p>0.100969903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455416" calcext:value-type="float">
            <text:p>6.455416</text:p>
          </table:table-cell>
          <table:table-cell office:value-type="float" office:value="6.4312824727" calcext:value-type="float">
            <text:p>6.4312824727</text:p>
          </table:table-cell>
          <table:table-cell table:formula="of:=POWER([.C414]-6.75;2)" office:value-type="float" office:value="0.101580862208226" calcext:value-type="float">
            <text:p>0.101580862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444087" calcext:value-type="float">
            <text:p>6.444087</text:p>
          </table:table-cell>
          <table:table-cell office:value-type="float" office:value="6.4305252727" calcext:value-type="float">
            <text:p>6.4305252727</text:p>
          </table:table-cell>
          <table:table-cell table:formula="of:=POWER([.C415]-6.75;2)" office:value-type="float" office:value="0.10206410138341" calcext:value-type="float">
            <text:p>0.102064101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431519" calcext:value-type="float">
            <text:p>6.431519</text:p>
          </table:table-cell>
          <table:table-cell office:value-type="float" office:value="6.4299862545" calcext:value-type="float">
            <text:p>6.4299862545</text:p>
          </table:table-cell>
          <table:table-cell table:formula="of:=POWER([.C416]-6.75;2)" office:value-type="float" office:value="0.102408797308939" calcext:value-type="float">
            <text:p>0.102408797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416924" calcext:value-type="float">
            <text:p>6.416924</text:p>
          </table:table-cell>
          <table:table-cell office:value-type="float" office:value="6.4296830545" calcext:value-type="float">
            <text:p>6.4296830545</text:p>
          </table:table-cell>
          <table:table-cell table:formula="of:=POWER([.C417]-6.75;2)" office:value-type="float" office:value="0.10260294557445" calcext:value-type="float">
            <text:p>0.102602945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39968" calcext:value-type="float">
            <text:p>6.39968</text:p>
          </table:table-cell>
          <table:table-cell office:value-type="float" office:value="6.4296350364" calcext:value-type="float">
            <text:p>6.4296350364</text:p>
          </table:table-cell>
          <table:table-cell table:formula="of:=POWER([.C418]-6.75;2)" office:value-type="float" office:value="0.10263370990243" calcext:value-type="float">
            <text:p>0.102633709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7946" calcext:value-type="float">
            <text:p>6.37946</text:p>
          </table:table-cell>
          <table:table-cell office:value-type="float" office:value="6.4298621636" calcext:value-type="float">
            <text:p>6.4298621636</text:p>
          </table:table-cell>
          <table:table-cell table:formula="of:=POWER([.C419]-6.75;2)" office:value-type="float" office:value="0.102488234294873" calcext:value-type="float">
            <text:p>0.102488234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356331" calcext:value-type="float">
            <text:p>6.356331</text:p>
          </table:table-cell>
          <table:table-cell office:value-type="float" office:value="6.4303831818" calcext:value-type="float">
            <text:p>6.4303831818</text:p>
          </table:table-cell>
          <table:table-cell table:formula="of:=POWER([.C420]-6.75;2)" office:value-type="float" office:value="0.102154910476292" calcext:value-type="float">
            <text:p>0.102154910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30819" calcext:value-type="float">
            <text:p>6.330819</text:p>
          </table:table-cell>
          <table:table-cell office:value-type="float" office:value="6.4312133273" calcext:value-type="float">
            <text:p>6.4312133273</text:p>
          </table:table-cell>
          <table:table-cell table:formula="of:=POWER([.C421]-6.75;2)" office:value-type="float" office:value="0.101624942691137" calcext:value-type="float">
            <text:p>0.101624942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303896" calcext:value-type="float">
            <text:p>6.303896</text:p>
          </table:table-cell>
          <table:table-cell office:value-type="float" office:value="6.4323617455" calcext:value-type="float">
            <text:p>6.4323617455</text:p>
          </table:table-cell>
          <table:table-cell table:formula="of:=POWER([.C422]-6.75;2)" office:value-type="float" office:value="0.100894060721807" calcext:value-type="float">
            <text:p>0.100894060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276886" calcext:value-type="float">
            <text:p>6.276886</text:p>
          </table:table-cell>
          <table:table-cell office:value-type="float" office:value="6.4338291212" calcext:value-type="float">
            <text:p>6.4338291212</text:p>
          </table:table-cell>
          <table:table-cell table:formula="of:=POWER([.C423]-6.75;2)" office:value-type="float" office:value="0.0999640246011645" calcext:value-type="float">
            <text:p>0.099964024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251278" calcext:value-type="float">
            <text:p>6.251278</text:p>
          </table:table-cell>
          <table:table-cell office:value-type="float" office:value="6.4356059636" calcext:value-type="float">
            <text:p>6.4356059636</text:p>
          </table:table-cell>
          <table:table-cell table:formula="of:=POWER([.C424]-6.75;2)" office:value-type="float" office:value="0.0988436101238842" calcext:value-type="float">
            <text:p>0.098843610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228475" calcext:value-type="float">
            <text:p>6.228475</text:p>
          </table:table-cell>
          <table:table-cell office:value-type="float" office:value="6.4376720545" calcext:value-type="float">
            <text:p>6.4376720545</text:p>
          </table:table-cell>
          <table:table-cell table:formula="of:=POWER([.C425]-6.75;2)" office:value-type="float" office:value="0.0975487455402509" calcext:value-type="float">
            <text:p>0.097548745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209515" calcext:value-type="float">
            <text:p>6.209515</text:p>
          </table:table-cell>
          <table:table-cell office:value-type="float" office:value="6.4399974606" calcext:value-type="float">
            <text:p>6.4399974606</text:p>
          </table:table-cell>
          <table:table-cell table:formula="of:=POWER([.C426]-6.75;2)" office:value-type="float" office:value="0.0961015744344486" calcext:value-type="float">
            <text:p>0.096101574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194831" calcext:value-type="float">
            <text:p>6.194831</text:p>
          </table:table-cell>
          <table:table-cell office:value-type="float" office:value="6.4425451758" calcext:value-type="float">
            <text:p>6.4425451758</text:p>
          </table:table-cell>
          <table:table-cell table:formula="of:=POWER([.C427]-6.75;2)" office:value-type="float" office:value="0.0945284689238527" calcext:value-type="float">
            <text:p>0.094528468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184125" calcext:value-type="float">
            <text:p>6.184125</text:p>
          </table:table-cell>
          <table:table-cell office:value-type="float" office:value="6.4452752545" calcext:value-type="float">
            <text:p>6.4452752545</text:p>
          </table:table-cell>
          <table:table-cell table:formula="of:=POWER([.C428]-6.75;2)" office:value-type="float" office:value="0.0928571705200396" calcext:value-type="float">
            <text:p>0.092857170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176376" calcext:value-type="float">
            <text:p>6.176376</text:p>
          </table:table-cell>
          <table:table-cell office:value-type="float" office:value="6.4481496848" calcext:value-type="float">
            <text:p>6.4481496848</text:p>
          </table:table-cell>
          <table:table-cell table:formula="of:=POWER([.C429]-6.75;2)" office:value-type="float" office:value="0.0911136127863395" calcext:value-type="float">
            <text:p>0.091113612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170023" calcext:value-type="float">
            <text:p>6.170023</text:p>
          </table:table-cell>
          <table:table-cell office:value-type="float" office:value="6.4511372606" calcext:value-type="float">
            <text:p>6.4511372606</text:p>
          </table:table-cell>
          <table:table-cell table:formula="of:=POWER([.C430]-6.75;2)" office:value-type="float" office:value="0.0893189370016721" calcext:value-type="float">
            <text:p>0.08931893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163254" calcext:value-type="float">
            <text:p>6.163254</text:p>
          </table:table-cell>
          <table:table-cell office:value-type="float" office:value="6.4542173697" calcext:value-type="float">
            <text:p>6.4542173697</text:p>
          </table:table-cell>
          <table:table-cell table:formula="of:=POWER([.C431]-6.75;2)" office:value-type="float" office:value="0.0874873643871863" calcext:value-type="float">
            <text:p>0.087487364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154351" calcext:value-type="float">
            <text:p>6.154351</text:p>
          </table:table-cell>
          <table:table-cell office:value-type="float" office:value="6.4573821333" calcext:value-type="float">
            <text:p>6.4573821333</text:p>
          </table:table-cell>
          <table:table-cell table:formula="of:=POWER([.C432]-6.75;2)" office:value-type="float" office:value="0.0856252159120588" calcext:value-type="float">
            <text:p>0.085625215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141989" calcext:value-type="float">
            <text:p>6.141989</text:p>
          </table:table-cell>
          <table:table-cell office:value-type="float" office:value="6.4606364242" calcext:value-type="float">
            <text:p>6.4606364242</text:p>
          </table:table-cell>
          <table:table-cell table:formula="of:=POWER([.C433]-6.75;2)" office:value-type="float" office:value="0.0837312789997626" calcext:value-type="float">
            <text:p>0.08373127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125391" calcext:value-type="float">
            <text:p>6.125391</text:p>
          </table:table-cell>
          <table:table-cell office:value-type="float" office:value="6.4639960545" calcext:value-type="float">
            <text:p>6.4639960545</text:p>
          </table:table-cell>
          <table:table-cell table:formula="of:=POWER([.C434]-6.75;2)" office:value-type="float" office:value="0.081798256841567" calcext:value-type="float">
            <text:p>0.081798256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104253" calcext:value-type="float">
            <text:p>6.104253</text:p>
          </table:table-cell>
          <table:table-cell office:value-type="float" office:value="6.4674848545" calcext:value-type="float">
            <text:p>6.4674848545</text:p>
          </table:table-cell>
          <table:table-cell table:formula="of:=POWER([.C435]-6.75;2)" office:value-type="float" office:value="0.079814807436886" calcext:value-type="float">
            <text:p>0.079814807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078288" calcext:value-type="float">
            <text:p>6.078288</text:p>
          </table:table-cell>
          <table:table-cell office:value-type="float" office:value="6.4711319636" calcext:value-type="float">
            <text:p>6.4711319636</text:p>
          </table:table-cell>
          <table:table-cell table:formula="of:=POWER([.C436]-6.75;2)" office:value-type="float" office:value="0.0777673817255915" calcext:value-type="float">
            <text:p>0.077767381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045933" calcext:value-type="float">
            <text:p>6.045933</text:p>
          </table:table-cell>
          <table:table-cell office:value-type="float" office:value="6.4749715636" calcext:value-type="float">
            <text:p>6.4749715636</text:p>
          </table:table-cell>
          <table:table-cell table:formula="of:=POWER([.C437]-6.75;2)" office:value-type="float" office:value="0.0756406408286286" calcext:value-type="float">
            <text:p>0.075640640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99998" calcext:value-type="float">
            <text:p>5.99998</text:p>
          </table:table-cell>
          <table:table-cell office:value-type="float" office:value="6.4790500667" calcext:value-type="float">
            <text:p>6.4790500667</text:p>
          </table:table-cell>
          <table:table-cell table:formula="of:=POWER([.C438]-6.75;2)" office:value-type="float" office:value="0.0734138663552744" calcext:value-type="float">
            <text:p>0.073413866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901646" calcext:value-type="float">
            <text:p>5.901646</text:p>
          </table:table-cell>
          <table:table-cell office:value-type="float" office:value="6.4834594485" calcext:value-type="float">
            <text:p>6.4834594485</text:p>
          </table:table-cell>
          <table:table-cell table:formula="of:=POWER([.C439]-6.75;2)" office:value-type="float" office:value="0.0710438655939243" calcext:value-type="float">
            <text:p>0.071043865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450778" calcext:value-type="float">
            <text:p>4.450778</text:p>
          </table:table-cell>
          <table:table-cell office:value-type="float" office:value="6.4885274606" calcext:value-type="float">
            <text:p>6.4885274606</text:p>
          </table:table-cell>
          <table:table-cell table:formula="of:=POWER([.C440]-6.75;2)" office:value-type="float" office:value="0.0683678888602844" calcext:value-type="float">
            <text:p>0.068367888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317574" calcext:value-type="float">
            <text:p>6.317574</text:p>
          </table:table-cell>
          <table:table-cell office:value-type="float" office:value="6.5024610121" calcext:value-type="float">
            <text:p>6.5024610121</text:p>
          </table:table-cell>
          <table:table-cell table:formula="of:=POWER([.C441]-6.75;2)" office:value-type="float" office:value="0.0612755505305562" calcext:value-type="float">
            <text:p>0.061275550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190746" calcext:value-type="float">
            <text:p>6.190746</text:p>
          </table:table-cell>
          <table:table-cell office:value-type="float" office:value="6.5051609818" calcext:value-type="float">
            <text:p>6.5051609818</text:p>
          </table:table-cell>
          <table:table-cell table:formula="of:=POWER([.C442]-6.75;2)" office:value-type="float" office:value="0.0599461448331401" calcext:value-type="float">
            <text:p>0.059946144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158059" calcext:value-type="float">
            <text:p>6.158059</text:p>
          </table:table-cell>
          <table:table-cell office:value-type="float" office:value="6.5087149697" calcext:value-type="float">
            <text:p>6.5087149697</text:p>
          </table:table-cell>
          <table:table-cell table:formula="of:=POWER([.C443]-6.75;2)" office:value-type="float" office:value="0.058218465846872" calcext:value-type="float">
            <text:p>0.058218465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149072" calcext:value-type="float">
            <text:p>6.149072</text:p>
          </table:table-cell>
          <table:table-cell office:value-type="float" office:value="6.5125537758" calcext:value-type="float">
            <text:p>6.5125537758</text:p>
          </table:table-cell>
          <table:table-cell table:formula="of:=POWER([.C444]-6.75;2)" office:value-type="float" office:value="0.0563807093868368" calcext:value-type="float">
            <text:p>0.056380709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150561" calcext:value-type="float">
            <text:p>6.150561</text:p>
          </table:table-cell>
          <table:table-cell office:value-type="float" office:value="6.5165310364" calcext:value-type="float">
            <text:p>6.5165310364</text:p>
          </table:table-cell>
          <table:table-cell table:formula="of:=POWER([.C445]-6.75;2)" office:value-type="float" office:value="0.0545077569644581" calcext:value-type="float">
            <text:p>0.05450775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157872" calcext:value-type="float">
            <text:p>6.157872</text:p>
          </table:table-cell>
          <table:table-cell office:value-type="float" office:value="6.520576497" calcext:value-type="float">
            <text:p>6.520576497</text:p>
          </table:table-cell>
          <table:table-cell table:formula="of:=POWER([.C446]-6.75;2)" office:value-type="float" office:value="0.0526351437287908" calcext:value-type="float">
            <text:p>0.052635143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168859" calcext:value-type="float">
            <text:p>6.168859</text:p>
          </table:table-cell>
          <table:table-cell office:value-type="float" office:value="6.5246445273" calcext:value-type="float">
            <text:p>6.5246445273</text:p>
          </table:table-cell>
          <table:table-cell table:formula="of:=POWER([.C447]-6.75;2)" office:value-type="float" office:value="0.0507850890758406" calcext:value-type="float">
            <text:p>0.050785089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182445" calcext:value-type="float">
            <text:p>6.182445</text:p>
          </table:table-cell>
          <table:table-cell office:value-type="float" office:value="6.5286997636" calcext:value-type="float">
            <text:p>6.5286997636</text:p>
          </table:table-cell>
          <table:table-cell table:formula="of:=POWER([.C448]-6.75;2)" office:value-type="float" office:value="0.048973794630696" calcext:value-type="float">
            <text:p>0.048973794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198097" calcext:value-type="float">
            <text:p>6.198097</text:p>
          </table:table-cell>
          <table:table-cell office:value-type="float" office:value="6.5327117455" calcext:value-type="float">
            <text:p>6.5327117455</text:p>
          </table:table-cell>
          <table:table-cell table:formula="of:=POWER([.C449]-6.75;2)" office:value-type="float" office:value="0.0472141855436566" calcext:value-type="float">
            <text:p>0.047214185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215549" calcext:value-type="float">
            <text:p>6.215549</text:p>
          </table:table-cell>
          <table:table-cell office:value-type="float" office:value="6.5366528848" calcext:value-type="float">
            <text:p>6.5366528848</text:p>
          </table:table-cell>
          <table:table-cell table:formula="of:=POWER([.C450]-6.75;2)" office:value-type="float" office:value="0.0455169915641619" calcext:value-type="float">
            <text:p>0.045516991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234596" calcext:value-type="float">
            <text:p>6.234596</text:p>
          </table:table-cell>
          <table:table-cell office:value-type="float" office:value="6.5404981212" calcext:value-type="float">
            <text:p>6.5404981212</text:p>
          </table:table-cell>
          <table:table-cell table:formula="of:=POWER([.C451]-6.75;2)" office:value-type="float" office:value="0.04389103722073" calcext:value-type="float">
            <text:p>0.043891037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254953" calcext:value-type="float">
            <text:p>6.254953</text:p>
          </table:table-cell>
          <table:table-cell office:value-type="float" office:value="6.5442256788" calcext:value-type="float">
            <text:p>6.5442256788</text:p>
          </table:table-cell>
          <table:table-cell table:formula="of:=POWER([.C452]-6.75;2)" office:value-type="float" office:value="0.0423430712653207" calcext:value-type="float">
            <text:p>0.042343071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7617" calcext:value-type="float">
            <text:p>6.27617</text:p>
          </table:table-cell>
          <table:table-cell office:value-type="float" office:value="6.5478183636" calcext:value-type="float">
            <text:p>6.5478183636</text:p>
          </table:table-cell>
          <table:table-cell table:formula="of:=POWER([.C453]-6.75;2)" office:value-type="float" office:value="0.0408774140973817" calcext:value-type="float">
            <text:p>0.040877414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297626" calcext:value-type="float">
            <text:p>6.297626</text:p>
          </table:table-cell>
          <table:table-cell office:value-type="float" office:value="6.5512649818" calcext:value-type="float">
            <text:p>6.5512649818</text:p>
          </table:table-cell>
          <table:table-cell table:formula="of:=POWER([.C454]-6.75;2)" office:value-type="float" office:value="0.0394956074589543" calcext:value-type="float">
            <text:p>0.039495607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318583" calcext:value-type="float">
            <text:p>6.318583</text:p>
          </table:table-cell>
          <table:table-cell office:value-type="float" office:value="6.5545612727" calcext:value-type="float">
            <text:p>6.5545612727</text:p>
          </table:table-cell>
          <table:table-cell table:formula="of:=POWER([.C455]-6.75;2)" office:value-type="float" office:value="0.0381962961286438" calcext:value-type="float">
            <text:p>0.038196296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338302" calcext:value-type="float">
            <text:p>6.338302</text:p>
          </table:table-cell>
          <table:table-cell office:value-type="float" office:value="6.5577100242" calcext:value-type="float">
            <text:p>6.5577100242</text:p>
          </table:table-cell>
          <table:table-cell table:formula="of:=POWER([.C456]-6.75;2)" office:value-type="float" office:value="0.0369754347931644" calcext:value-type="float">
            <text:p>0.036975434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356178" calcext:value-type="float">
            <text:p>6.356178</text:p>
          </table:table-cell>
          <table:table-cell office:value-type="float" office:value="6.5607200727" calcext:value-type="float">
            <text:p>6.5607200727</text:p>
          </table:table-cell>
          <table:table-cell table:formula="of:=POWER([.C457]-6.75;2)" office:value-type="float" office:value="0.0358268908786934" calcext:value-type="float">
            <text:p>0.03582689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371855" calcext:value-type="float">
            <text:p>6.371855</text:p>
          </table:table-cell>
          <table:table-cell office:value-type="float" office:value="6.5636041879" calcext:value-type="float">
            <text:p>6.5636041879</text:p>
          </table:table-cell>
          <table:table-cell table:formula="of:=POWER([.C458]-6.75;2)" office:value-type="float" office:value="0.0347433987684184" calcext:value-type="float">
            <text:p>0.034743398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385312" calcext:value-type="float">
            <text:p>6.385312</text:p>
          </table:table-cell>
          <table:table-cell office:value-type="float" office:value="6.5663761333" calcext:value-type="float">
            <text:p>6.5663761333</text:p>
          </table:table-cell>
          <table:table-cell table:formula="of:=POWER([.C459]-6.75;2)" office:value-type="float" office:value="0.0337177244218592" calcext:value-type="float">
            <text:p>0.033717724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396866" calcext:value-type="float">
            <text:p>6.396866</text:p>
          </table:table-cell>
          <table:table-cell office:value-type="float" office:value="6.5690473697" calcext:value-type="float">
            <text:p>6.5690473697</text:p>
          </table:table-cell>
          <table:table-cell table:formula="of:=POWER([.C460]-6.75;2)" office:value-type="float" office:value="0.0327438544124885" calcext:value-type="float">
            <text:p>0.032743854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407124" calcext:value-type="float">
            <text:p>6.407124</text:p>
          </table:table-cell>
          <table:table-cell office:value-type="float" office:value="6.5716240364" calcext:value-type="float">
            <text:p>6.5716240364</text:p>
          </table:table-cell>
          <table:table-cell table:formula="of:=POWER([.C461]-6.75;2)" office:value-type="float" office:value="0.0318179843902284" calcext:value-type="float">
            <text:p>0.031817984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416868" calcext:value-type="float">
            <text:p>6.416868</text:p>
          </table:table-cell>
          <table:table-cell office:value-type="float" office:value="6.5741046788" calcext:value-type="float">
            <text:p>6.5741046788</text:p>
          </table:table-cell>
          <table:table-cell table:formula="of:=POWER([.C462]-6.75;2)" office:value-type="float" office:value="0.030939164020051" calcext:value-type="float">
            <text:p>0.03093916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426918" calcext:value-type="float">
            <text:p>6.426918</text:p>
          </table:table-cell>
          <table:table-cell office:value-type="float" office:value="6.576479303" calcext:value-type="float">
            <text:p>6.576479303</text:p>
          </table:table-cell>
          <table:table-cell table:formula="of:=POWER([.C463]-6.75;2)" office:value-type="float" office:value="0.0301094322873658" calcext:value-type="float">
            <text:p>0.030109432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37995" calcext:value-type="float">
            <text:p>6.437995</text:p>
          </table:table-cell>
          <table:table-cell office:value-type="float" office:value="6.5787297758" calcext:value-type="float">
            <text:p>6.5787297758</text:p>
          </table:table-cell>
          <table:table-cell table:formula="of:=POWER([.C464]-6.75;2)" office:value-type="float" office:value="0.0293334896975182" calcext:value-type="float">
            <text:p>0.029333489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450616" calcext:value-type="float">
            <text:p>6.450616</text:p>
          </table:table-cell>
          <table:table-cell office:value-type="float" office:value="6.5808316303" calcext:value-type="float">
            <text:p>6.5808316303</text:p>
          </table:table-cell>
          <table:table-cell table:formula="of:=POWER([.C465]-6.75;2)" office:value-type="float" office:value="0.0286179373069557" calcext:value-type="float">
            <text:p>0.028617937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465032" calcext:value-type="float">
            <text:p>6.465032</text:p>
          </table:table-cell>
          <table:table-cell office:value-type="float" office:value="6.5827568364" calcext:value-type="float">
            <text:p>6.5827568364</text:p>
          </table:table-cell>
          <table:table-cell table:formula="of:=POWER([.C466]-6.75;2)" office:value-type="float" office:value="0.0279702757709364" calcext:value-type="float">
            <text:p>0.027970275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481226" calcext:value-type="float">
            <text:p>6.481226</text:p>
          </table:table-cell>
          <table:table-cell office:value-type="float" office:value="6.5844771455" calcext:value-type="float">
            <text:p>6.5844771455</text:p>
          </table:table-cell>
          <table:table-cell table:formula="of:=POWER([.C467]-6.75;2)" office:value-type="float" office:value="0.0273978153618281" calcext:value-type="float">
            <text:p>0.027397815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498947" calcext:value-type="float">
            <text:p>6.498947</text:p>
          </table:table-cell>
          <table:table-cell office:value-type="float" office:value="6.5859674121" calcext:value-type="float">
            <text:p>6.5859674121</text:p>
          </table:table-cell>
          <table:table-cell table:formula="of:=POWER([.C468]-6.75;2)" office:value-type="float" office:value="0.0269066898931711" calcext:value-type="float">
            <text:p>0.026906689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517785" calcext:value-type="float">
            <text:p>6.517785</text:p>
          </table:table-cell>
          <table:table-cell office:value-type="float" office:value="6.5872084485" calcext:value-type="float">
            <text:p>6.5872084485</text:p>
          </table:table-cell>
          <table:table-cell table:formula="of:=POWER([.C469]-6.75;2)" office:value-type="float" office:value="0.0265010892397771" calcext:value-type="float">
            <text:p>0.026501089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537244" calcext:value-type="float">
            <text:p>6.537244</text:p>
          </table:table-cell>
          <table:table-cell office:value-type="float" office:value="6.5881890061" calcext:value-type="float">
            <text:p>6.5881890061</text:p>
          </table:table-cell>
          <table:table-cell table:formula="of:=POWER([.C470]-6.75;2)" office:value-type="float" office:value="0.0261827977469057" calcext:value-type="float">
            <text:p>0.026182797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556826" calcext:value-type="float">
            <text:p>6.556826</text:p>
          </table:table-cell>
          <table:table-cell office:value-type="float" office:value="6.5889067091" calcext:value-type="float">
            <text:p>6.5889067091</text:p>
          </table:table-cell>
          <table:table-cell table:formula="of:=POWER([.C471]-6.75;2)" office:value-type="float" office:value="0.0259510483729921" calcext:value-type="float">
            <text:p>0.025951048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76088" calcext:value-type="float">
            <text:p>6.576088</text:p>
          </table:table-cell>
          <table:table-cell office:value-type="float" office:value="6.5893678364" calcext:value-type="float">
            <text:p>6.5893678364</text:p>
          </table:table-cell>
          <table:table-cell table:formula="of:=POWER([.C472]-6.75;2)" office:value-type="float" office:value="0.0258026919828171" calcext:value-type="float">
            <text:p>0.02580269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94687" calcext:value-type="float">
            <text:p>6.594687</text:p>
          </table:table-cell>
          <table:table-cell office:value-type="float" office:value="6.5895861515" calcext:value-type="float">
            <text:p>6.5895861515</text:p>
          </table:table-cell>
          <table:table-cell table:formula="of:=POWER([.C473]-6.75;2)" office:value-type="float" office:value="0.025732602790581" calcext:value-type="float">
            <text:p>0.025732602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612404" calcext:value-type="float">
            <text:p>6.612404</text:p>
          </table:table-cell>
          <table:table-cell office:value-type="float" office:value="6.5895809212" calcext:value-type="float">
            <text:p>6.5895809212</text:p>
          </table:table-cell>
          <table:table-cell table:formula="of:=POWER([.C474]-6.75;2)" office:value-type="float" office:value="0.0257342808430407" calcext:value-type="float">
            <text:p>0.025734280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29143" calcext:value-type="float">
            <text:p>6.629143</text:p>
          </table:table-cell>
          <table:table-cell office:value-type="float" office:value="6.5893744545" calcext:value-type="float">
            <text:p>6.5893744545</text:p>
          </table:table-cell>
          <table:table-cell table:formula="of:=POWER([.C475]-6.75;2)" office:value-type="float" office:value="0.0258005658671727" calcext:value-type="float">
            <text:p>0.025800565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44913" calcext:value-type="float">
            <text:p>6.644913</text:p>
          </table:table-cell>
          <table:table-cell office:value-type="float" office:value="6.5889895758" calcext:value-type="float">
            <text:p>6.5889895758</text:p>
          </table:table-cell>
          <table:table-cell table:formula="of:=POWER([.C476]-6.75;2)" office:value-type="float" office:value="0.0259243567010638" calcext:value-type="float">
            <text:p>0.025924356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59801" calcext:value-type="float">
            <text:p>6.659801</text:p>
          </table:table-cell>
          <table:table-cell office:value-type="float" office:value="6.5884473152" calcext:value-type="float">
            <text:p>6.5884473152</text:p>
          </table:table-cell>
          <table:table-cell table:formula="of:=POWER([.C477]-6.75;2)" office:value-type="float" office:value="0.0260992699660882" calcext:value-type="float">
            <text:p>0.0260992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73927" calcext:value-type="float">
            <text:p>6.673927</text:p>
          </table:table-cell>
          <table:table-cell office:value-type="float" office:value="6.5877651394" calcext:value-type="float">
            <text:p>6.5877651394</text:p>
          </table:table-cell>
          <table:table-cell table:formula="of:=POWER([.C478]-6.75;2)" office:value-type="float" office:value="0.0263201499939014" calcext:value-type="float">
            <text:p>0.0263201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687409" calcext:value-type="float">
            <text:p>6.687409</text:p>
          </table:table-cell>
          <table:table-cell office:value-type="float" office:value="6.5869559333" calcext:value-type="float">
            <text:p>6.5869559333</text:p>
          </table:table-cell>
          <table:table-cell table:formula="of:=POWER([.C479]-6.75;2)" office:value-type="float" office:value="0.0265833676860739" calcext:value-type="float">
            <text:p>0.026583367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00325" calcext:value-type="float">
            <text:p>6.700325</text:p>
          </table:table-cell>
          <table:table-cell office:value-type="float" office:value="6.5860277697" calcext:value-type="float">
            <text:p>6.5860277697</text:p>
          </table:table-cell>
          <table:table-cell table:formula="of:=POWER([.C480]-6.75;2)" office:value-type="float" office:value="0.0268868923095562" calcext:value-type="float">
            <text:p>0.026886892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12702" calcext:value-type="float">
            <text:p>6.712702</text:p>
          </table:table-cell>
          <table:table-cell office:value-type="float" office:value="6.5849843455" calcext:value-type="float">
            <text:p>6.5849843455</text:p>
          </table:table-cell>
          <table:table-cell table:formula="of:=POWER([.C481]-6.75;2)" office:value-type="float" office:value="0.0272301662300635" calcext:value-type="float">
            <text:p>0.027230166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24517" calcext:value-type="float">
            <text:p>6.724517</text:p>
          </table:table-cell>
          <table:table-cell office:value-type="float" office:value="6.5838258485" calcext:value-type="float">
            <text:p>6.5838258485</text:p>
          </table:table-cell>
          <table:table-cell table:formula="of:=POWER([.C482]-6.75;2)" office:value-type="float" office:value="0.0276138486267449" calcext:value-type="float">
            <text:p>0.027613848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35722" calcext:value-type="float">
            <text:p>6.735722</text:p>
          </table:table-cell>
          <table:table-cell office:value-type="float" office:value="6.5825499333" calcext:value-type="float">
            <text:p>6.5825499333</text:p>
          </table:table-cell>
          <table:table-cell table:formula="of:=POWER([.C483]-6.75;2)" office:value-type="float" office:value="0.0280395248378344" calcext:value-type="float">
            <text:p>0.028039524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46277" calcext:value-type="float">
            <text:p>6.746277</text:p>
          </table:table-cell>
          <table:table-cell office:value-type="float" office:value="6.5811524727" calcext:value-type="float">
            <text:p>6.5811524727</text:p>
          </table:table-cell>
          <table:table-cell table:formula="of:=POWER([.C484]-6.75;2)" office:value-type="float" office:value="0.0285094874753241" calcext:value-type="float">
            <text:p>0.028509487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56184" calcext:value-type="float">
            <text:p>6.756184</text:p>
          </table:table-cell>
          <table:table-cell office:value-type="float" office:value="6.579627903" calcext:value-type="float">
            <text:p>6.579627903</text:p>
          </table:table-cell>
          <table:table-cell table:formula="of:=POWER([.C485]-6.75;2)" office:value-type="float" office:value="0.0290266514361773" calcext:value-type="float">
            <text:p>0.029026651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65514" calcext:value-type="float">
            <text:p>6.765514</text:p>
          </table:table-cell>
          <table:table-cell office:value-type="float" office:value="6.5779691455" calcext:value-type="float">
            <text:p>6.5779691455</text:p>
          </table:table-cell>
          <table:table-cell table:formula="of:=POWER([.C486]-6.75;2)" office:value-type="float" office:value="0.0295946149000002" calcext:value-type="float">
            <text:p>0.029594614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74408" calcext:value-type="float">
            <text:p>6.774408</text:p>
          </table:table-cell>
          <table:table-cell office:value-type="float" office:value="6.5761672" calcext:value-type="float">
            <text:p>6.5761672</text:p>
          </table:table-cell>
          <table:table-cell table:formula="of:=POWER([.C487]-6.75;2)" office:value-type="float" office:value="0.0302178423558398" calcext:value-type="float">
            <text:p>0.030217842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83059" calcext:value-type="float">
            <text:p>6.783059</text:p>
          </table:table-cell>
          <table:table-cell office:value-type="float" office:value="6.5742107576" calcext:value-type="float">
            <text:p>6.5742107576</text:p>
          </table:table-cell>
          <table:table-cell table:formula="of:=POWER([.C488]-6.75;2)" office:value-type="float" office:value="0.0309018577435658" calcext:value-type="float">
            <text:p>0.030901857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91668" calcext:value-type="float">
            <text:p>6.791668</text:p>
          </table:table-cell>
          <table:table-cell office:value-type="float" office:value="6.5720862121" calcext:value-type="float">
            <text:p>6.5720862121</text:p>
          </table:table-cell>
          <table:table-cell table:formula="of:=POWER([.C489]-6.75;2)" office:value-type="float" office:value="0.0316533159249261" calcext:value-type="float">
            <text:p>0.031653315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00396" calcext:value-type="float">
            <text:p>6.800396</text:p>
          </table:table-cell>
          <table:table-cell office:value-type="float" office:value="6.5697783818" calcext:value-type="float">
            <text:p>6.5697783818</text:p>
          </table:table-cell>
          <table:table-cell table:formula="of:=POWER([.C490]-6.75;2)" office:value-type="float" office:value="0.0324798316666266" calcext:value-type="float">
            <text:p>0.032479831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09315" calcext:value-type="float">
            <text:p>6.809315</text:p>
          </table:table-cell>
          <table:table-cell office:value-type="float" office:value="6.5672720303" calcext:value-type="float">
            <text:p>6.5672720303</text:p>
          </table:table-cell>
          <table:table-cell table:formula="of:=POWER([.C491]-6.75;2)" office:value-type="float" office:value="0.0333895109106842" calcext:value-type="float">
            <text:p>0.0333895109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18367" calcext:value-type="float">
            <text:p>6.818367</text:p>
          </table:table-cell>
          <table:table-cell office:value-type="float" office:value="6.5645540485" calcext:value-type="float">
            <text:p>6.5645540485</text:p>
          </table:table-cell>
          <table:table-cell table:formula="of:=POWER([.C492]-6.75;2)" office:value-type="float" office:value="0.0343902009277404" calcext:value-type="float">
            <text:p>0.034390200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27355" calcext:value-type="float">
            <text:p>6.827355</text:p>
          </table:table-cell>
          <table:table-cell office:value-type="float" office:value="6.5616159697" calcext:value-type="float">
            <text:p>6.5616159697</text:p>
          </table:table-cell>
          <table:table-cell table:formula="of:=POWER([.C493]-6.75;2)" office:value-type="float" office:value="0.0354885428720713" calcext:value-type="float">
            <text:p>0.035488542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35956" calcext:value-type="float">
            <text:p>6.835956</text:p>
          </table:table-cell>
          <table:table-cell office:value-type="float" office:value="6.5584560606" calcext:value-type="float">
            <text:p>6.5584560606</text:p>
          </table:table-cell>
          <table:table-cell table:formula="of:=POWER([.C494]-6.75;2)" office:value-type="float" office:value="0.0366890807208708" calcext:value-type="float">
            <text:p>0.036689080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43756" calcext:value-type="float">
            <text:p>6.843756</text:p>
          </table:table-cell>
          <table:table-cell office:value-type="float" office:value="6.5550804788" calcext:value-type="float">
            <text:p>6.5550804788</text:p>
          </table:table-cell>
          <table:table-cell table:formula="of:=POWER([.C495]-6.75;2)" office:value-type="float" office:value="0.0379936197448373" calcext:value-type="float">
            <text:p>0.037993619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50309" calcext:value-type="float">
            <text:p>6.850309</text:p>
          </table:table-cell>
          <table:table-cell office:value-type="float" office:value="6.5515029091" calcext:value-type="float">
            <text:p>6.5515029091</text:p>
          </table:table-cell>
          <table:table-cell table:formula="of:=POWER([.C496]-6.75;2)" office:value-type="float" office:value="0.0394010950957629" calcext:value-type="float">
            <text:p>0.039401095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55195" calcext:value-type="float">
            <text:p>6.855195</text:p>
          </table:table-cell>
          <table:table-cell office:value-type="float" office:value="6.5477425394" calcext:value-type="float">
            <text:p>6.5477425394</text:p>
          </table:table-cell>
          <table:table-cell table:formula="of:=POWER([.C497]-6.75;2)" office:value-type="float" office:value="0.0409080803683607" calcext:value-type="float">
            <text:p>0.040908080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58077" calcext:value-type="float">
            <text:p>6.858077</text:p>
          </table:table-cell>
          <table:table-cell office:value-type="float" office:value="6.5438206606" calcext:value-type="float">
            <text:p>6.5438206606</text:p>
          </table:table-cell>
          <table:table-cell table:formula="of:=POWER([.C498]-6.75;2)" office:value-type="float" office:value="0.0425099199954205" calcext:value-type="float">
            <text:p>0.0425099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858749" calcext:value-type="float">
            <text:p>6.858749</text:p>
          </table:table-cell>
          <table:table-cell office:value-type="float" office:value="6.5397564727" calcext:value-type="float">
            <text:p>6.5397564727</text:p>
          </table:table-cell>
          <table:table-cell table:formula="of:=POWER([.C499]-6.75;2)" office:value-type="float" office:value="0.044202340771546" calcext:value-type="float">
            <text:p>0.044202340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857159" calcext:value-type="float">
            <text:p>6.857159</text:p>
          </table:table-cell>
          <table:table-cell office:value-type="float" office:value="6.5355629636" calcext:value-type="float">
            <text:p>6.5355629636</text:p>
          </table:table-cell>
          <table:table-cell table:formula="of:=POWER([.C500]-6.75;2)" office:value-type="float" office:value="0.0459832425800148" calcext:value-type="float">
            <text:p>0.045983242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853412" calcext:value-type="float">
            <text:p>6.853412</text:p>
          </table:table-cell>
          <table:table-cell office:value-type="float" office:value="6.5312437576" calcext:value-type="float">
            <text:p>6.5312437576</text:p>
          </table:table-cell>
          <table:table-cell table:formula="of:=POWER([.C501]-6.75;2)" office:value-type="float" office:value="0.0478542935889674" calcext:value-type="float">
            <text:p>0.047854293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47756" calcext:value-type="float">
            <text:p>6.847756</text:p>
          </table:table-cell>
          <table:table-cell office:value-type="float" office:value="6.5267914121" calcext:value-type="float">
            <text:p>6.5267914121</text:p>
          </table:table-cell>
          <table:table-cell table:formula="of:=POWER([.C502]-6.75;2)" office:value-type="float" office:value="0.0498220737123122" calcext:value-type="float">
            <text:p>0.049822073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40551" calcext:value-type="float">
            <text:p>6.840551</text:p>
          </table:table-cell>
          <table:table-cell office:value-type="float" office:value="6.5221872606" calcext:value-type="float">
            <text:p>6.5221872606</text:p>
          </table:table-cell>
          <table:table-cell table:formula="of:=POWER([.C503]-6.75;2)" office:value-type="float" office:value="0.0518986442329323" calcext:value-type="float">
            <text:p>0.051898644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32221" calcext:value-type="float">
            <text:p>6.832221</text:p>
          </table:table-cell>
          <table:table-cell office:value-type="float" office:value="6.5174022061" calcext:value-type="float">
            <text:p>6.5174022061</text:p>
          </table:table-cell>
          <table:table-cell table:formula="of:=POWER([.C504]-6.75;2)" office:value-type="float" office:value="0.0541017337271469" calcext:value-type="float">
            <text:p>0.05410173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23211" calcext:value-type="float">
            <text:p>6.823211</text:p>
          </table:table-cell>
          <table:table-cell office:value-type="float" office:value="6.5123972" calcext:value-type="float">
            <text:p>6.5123972</text:p>
          </table:table-cell>
          <table:table-cell table:formula="of:=POWER([.C505]-6.75;2)" office:value-type="float" office:value="0.0564550905678402" calcext:value-type="float">
            <text:p>0.056455090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13939" calcext:value-type="float">
            <text:p>6.813939</text:p>
          </table:table-cell>
          <table:table-cell office:value-type="float" office:value="6.5071208182" calcext:value-type="float">
            <text:p>6.5071208182</text:p>
          </table:table-cell>
          <table:table-cell table:formula="of:=POWER([.C506]-6.75;2)" office:value-type="float" office:value="0.0589902969518376" calcext:value-type="float">
            <text:p>0.05899029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04749" calcext:value-type="float">
            <text:p>6.804749</text:p>
          </table:table-cell>
          <table:table-cell office:value-type="float" office:value="6.5014984" calcext:value-type="float">
            <text:p>6.5014984</text:p>
          </table:table-cell>
          <table:table-cell table:formula="of:=POWER([.C507]-6.75;2)" office:value-type="float" office:value="0.06175304520256" calcext:value-type="float">
            <text:p>0.061753045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95889" calcext:value-type="float">
            <text:p>6.795889</text:p>
          </table:table-cell>
          <table:table-cell office:value-type="float" office:value="6.4953969212" calcext:value-type="float">
            <text:p>6.4953969212</text:p>
          </table:table-cell>
          <table:table-cell table:formula="of:=POWER([.C508]-6.75;2)" office:value-type="float" office:value="0.0648227277344389" calcext:value-type="float">
            <text:p>0.064822727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87485" calcext:value-type="float">
            <text:p>6.787485</text:p>
          </table:table-cell>
          <table:table-cell office:value-type="float" office:value="6.4884996909" calcext:value-type="float">
            <text:p>6.4884996909</text:p>
          </table:table-cell>
          <table:table-cell table:formula="of:=POWER([.C509]-6.75;2)" office:value-type="float" office:value="0.0683824116593954" calcext:value-type="float">
            <text:p>0.068382411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7954" calcext:value-type="float">
            <text:p>6.77954</text:p>
          </table:table-cell>
          <table:table-cell office:value-type="float" office:value="6.4796189455" calcext:value-type="float">
            <text:p>6.4796189455</text:p>
          </table:table-cell>
          <table:table-cell table:formula="of:=POWER([.C510]-6.75;2)" office:value-type="float" office:value="0.0731059146325318" calcext:value-type="float">
            <text:p>0.073105914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71947" calcext:value-type="float">
            <text:p>6.771947</text:p>
          </table:table-cell>
          <table:table-cell office:value-type="float" office:value="6.4707863515" calcext:value-type="float">
            <text:p>6.4707863515</text:p>
          </table:table-cell>
          <table:table-cell table:formula="of:=POWER([.C511]-6.75;2)" office:value-type="float" office:value="0.0779602615086815" calcext:value-type="float">
            <text:p>0.07796026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64505" calcext:value-type="float">
            <text:p>6.764505</text:p>
          </table:table-cell>
          <table:table-cell office:value-type="float" office:value="6.4712354242" calcext:value-type="float">
            <text:p>6.4712354242</text:p>
          </table:table-cell>
          <table:table-cell table:formula="of:=POWER([.C512]-6.75;2)" office:value-type="float" office:value="0.0777096887209541" calcext:value-type="float">
            <text:p>0.077709688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56943" calcext:value-type="float">
            <text:p>6.756943</text:p>
          </table:table-cell>
          <table:table-cell office:value-type="float" office:value="6.4688305697" calcext:value-type="float">
            <text:p>6.4688305697</text:p>
          </table:table-cell>
          <table:table-cell table:formula="of:=POWER([.C513]-6.75;2)" office:value-type="float" office:value="0.0790562485352267" calcext:value-type="float">
            <text:p>0.079056248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48955" calcext:value-type="float">
            <text:p>6.748955</text:p>
          </table:table-cell>
          <table:table-cell office:value-type="float" office:value="6.4656331212" calcext:value-type="float">
            <text:p>6.4656331212</text:p>
          </table:table-cell>
          <table:table-cell table:formula="of:=POWER([.C514]-6.75;2)" office:value-type="float" office:value="0.080864521758454" calcext:value-type="float">
            <text:p>0.080864521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40215" calcext:value-type="float">
            <text:p>6.740215</text:p>
          </table:table-cell>
          <table:table-cell office:value-type="float" office:value="6.4621304545" calcext:value-type="float">
            <text:p>6.4621304545</text:p>
          </table:table-cell>
          <table:table-cell table:formula="of:=POWER([.C515]-6.75;2)" office:value-type="float" office:value="0.0828688752263763" calcext:value-type="float">
            <text:p>0.082868875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30402" calcext:value-type="float">
            <text:p>6.730402</text:p>
          </table:table-cell>
          <table:table-cell office:value-type="float" office:value="6.45853" calcext:value-type="float">
            <text:p>6.45853</text:p>
          </table:table-cell>
          <table:table-cell table:formula="of:=POWER([.C516]-6.75;2)" office:value-type="float" office:value="0.0849547609000002" calcext:value-type="float">
            <text:p>0.084954760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9215" calcext:value-type="float">
            <text:p>6.719215</text:p>
          </table:table-cell>
          <table:table-cell office:value-type="float" office:value="6.4549470424" calcext:value-type="float">
            <text:p>6.4549470424</text:p>
          </table:table-cell>
          <table:table-cell table:formula="of:=POWER([.C517]-6.75;2)" office:value-type="float" office:value="0.0870562477885076" calcext:value-type="float">
            <text:p>0.087056247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06388" calcext:value-type="float">
            <text:p>6.706388</text:p>
          </table:table-cell>
          <table:table-cell office:value-type="float" office:value="6.4514555091" calcext:value-type="float">
            <text:p>6.4514555091</text:p>
          </table:table-cell>
          <table:table-cell table:formula="of:=POWER([.C518]-6.75;2)" office:value-type="float" office:value="0.0891288130467404" calcext:value-type="float">
            <text:p>0.08912881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91705" calcext:value-type="float">
            <text:p>6.691705</text:p>
          </table:table-cell>
          <table:table-cell office:value-type="float" office:value="6.4481067333" calcext:value-type="float">
            <text:p>6.4481067333</text:p>
          </table:table-cell>
          <table:table-cell table:formula="of:=POWER([.C519]-6.75;2)" office:value-type="float" office:value="0.0911395444787971" calcext:value-type="float">
            <text:p>0.091139544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75023" calcext:value-type="float">
            <text:p>6.675023</text:p>
          </table:table-cell>
          <table:table-cell office:value-type="float" office:value="6.444938" calcext:value-type="float">
            <text:p>6.444938</text:p>
          </table:table-cell>
          <table:table-cell table:formula="of:=POWER([.C520]-6.75;2)" office:value-type="float" office:value="0.0930628238440002" calcext:value-type="float">
            <text:p>0.093062823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563" calcext:value-type="float">
            <text:p>6.6563</text:p>
          </table:table-cell>
          <table:table-cell office:value-type="float" office:value="6.4419770909" calcext:value-type="float">
            <text:p>6.4419770909</text:p>
          </table:table-cell>
          <table:table-cell table:formula="of:=POWER([.C521]-6.75;2)" office:value-type="float" office:value="0.0948781125304268" calcext:value-type="float">
            <text:p>0.094878112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35607" calcext:value-type="float">
            <text:p>6.635607</text:p>
          </table:table-cell>
          <table:table-cell office:value-type="float" office:value="6.4392448848" calcext:value-type="float">
            <text:p>6.4392448848</text:p>
          </table:table-cell>
          <table:table-cell table:formula="of:=POWER([.C522]-6.75;2)" office:value-type="float" office:value="0.0965687416229653" calcext:value-type="float">
            <text:p>0.096568741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13155" calcext:value-type="float">
            <text:p>6.613155</text:p>
          </table:table-cell>
          <table:table-cell office:value-type="float" office:value="6.4367569455" calcext:value-type="float">
            <text:p>6.4367569455</text:p>
          </table:table-cell>
          <table:table-cell table:formula="of:=POWER([.C523]-6.75;2)" office:value-type="float" office:value="0.09812121119249" calcext:value-type="float">
            <text:p>0.098121211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89283" calcext:value-type="float">
            <text:p>6.589283</text:p>
          </table:table-cell>
          <table:table-cell office:value-type="float" office:value="6.4345243455" calcext:value-type="float">
            <text:p>6.4345243455</text:p>
          </table:table-cell>
          <table:table-cell table:formula="of:=POWER([.C524]-6.75;2)" office:value-type="float" office:value="0.0995248885822035" calcext:value-type="float">
            <text:p>0.099524888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64454" calcext:value-type="float">
            <text:p>6.564454</text:p>
          </table:table-cell>
          <table:table-cell office:value-type="float" office:value="6.4325541515" calcext:value-type="float">
            <text:p>6.4325541515</text:p>
          </table:table-cell>
          <table:table-cell table:formula="of:=POWER([.C525]-6.75;2)" office:value-type="float" office:value="0.100771866729885" calcext:value-type="float">
            <text:p>0.100771866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39215" calcext:value-type="float">
            <text:p>6.539215</text:p>
          </table:table-cell>
          <table:table-cell office:value-type="float" office:value="6.4308496364" calcext:value-type="float">
            <text:p>6.4308496364</text:p>
          </table:table-cell>
          <table:table-cell table:formula="of:=POWER([.C526]-6.75;2)" office:value-type="float" office:value="0.101856954586012" calcext:value-type="float">
            <text:p>0.101856954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14162" calcext:value-type="float">
            <text:p>6.514162</text:p>
          </table:table-cell>
          <table:table-cell office:value-type="float" office:value="6.4294104667" calcext:value-type="float">
            <text:p>6.4294104667</text:p>
          </table:table-cell>
          <table:table-cell table:formula="of:=POWER([.C527]-6.75;2)" office:value-type="float" office:value="0.102777648861512" calcext:value-type="float">
            <text:p>0.1027776489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489896" calcext:value-type="float">
            <text:p>6.489896</text:p>
          </table:table-cell>
          <table:table-cell office:value-type="float" office:value="6.4282329333" calcext:value-type="float">
            <text:p>6.4282329333</text:p>
          </table:table-cell>
          <table:table-cell table:formula="of:=POWER([.C528]-6.75;2)" office:value-type="float" office:value="0.103534045212722" calcext:value-type="float">
            <text:p>0.103534045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466986" calcext:value-type="float">
            <text:p>6.466986</text:p>
          </table:table-cell>
          <table:table-cell office:value-type="float" office:value="6.4273102909" calcext:value-type="float">
            <text:p>6.4273102909</text:p>
          </table:table-cell>
          <table:table-cell table:formula="of:=POWER([.C529]-6.75;2)" office:value-type="float" office:value="0.104128648359042" calcext:value-type="float">
            <text:p>0.1041286484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445946" calcext:value-type="float">
            <text:p>6.445946</text:p>
          </table:table-cell>
          <table:table-cell office:value-type="float" office:value="6.4266331394" calcext:value-type="float">
            <text:p>6.4266331394</text:p>
          </table:table-cell>
          <table:table-cell table:formula="of:=POWER([.C530]-6.75;2)" office:value-type="float" office:value="0.1045661265343" calcext:value-type="float">
            <text:p>0.104566126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427213" calcext:value-type="float">
            <text:p>6.427213</text:p>
          </table:table-cell>
          <table:table-cell office:value-type="float" office:value="6.4261898303" calcext:value-type="float">
            <text:p>6.4261898303</text:p>
          </table:table-cell>
          <table:table-cell table:formula="of:=POWER([.C531]-6.75;2)" office:value-type="float" office:value="0.104853026001143" calcext:value-type="float">
            <text:p>0.10485302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411141" calcext:value-type="float">
            <text:p>6.411141</text:p>
          </table:table-cell>
          <table:table-cell office:value-type="float" office:value="6.4259668485" calcext:value-type="float">
            <text:p>6.4259668485</text:p>
          </table:table-cell>
          <table:table-cell table:formula="of:=POWER([.C532]-6.75;2)" office:value-type="float" office:value="0.104997483271022" calcext:value-type="float">
            <text:p>0.10499748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397984" calcext:value-type="float">
            <text:p>6.397984</text:p>
          </table:table-cell>
          <table:table-cell office:value-type="float" office:value="6.4259491455" calcext:value-type="float">
            <text:p>6.4259491455</text:p>
          </table:table-cell>
          <table:table-cell table:formula="of:=POWER([.C533]-6.75;2)" office:value-type="float" office:value="0.10500895630218" calcext:value-type="float">
            <text:p>0.105008956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387875" calcext:value-type="float">
            <text:p>6.387875</text:p>
          </table:table-cell>
          <table:table-cell office:value-type="float" office:value="6.4261204424" calcext:value-type="float">
            <text:p>6.4261204424</text:p>
          </table:table-cell>
          <table:table-cell table:formula="of:=POWER([.C534]-6.75;2)" office:value-type="float" office:value="0.104897967831172" calcext:value-type="float">
            <text:p>0.104897967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380796" calcext:value-type="float">
            <text:p>6.380796</text:p>
          </table:table-cell>
          <table:table-cell office:value-type="float" office:value="6.4264636545" calcext:value-type="float">
            <text:p>6.4264636545</text:p>
          </table:table-cell>
          <table:table-cell table:formula="of:=POWER([.C535]-6.75;2)" office:value-type="float" office:value="0.104675766859495" calcext:value-type="float">
            <text:p>0.104675766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376546" calcext:value-type="float">
            <text:p>6.376546</text:p>
          </table:table-cell>
          <table:table-cell office:value-type="float" office:value="6.4269614909" calcext:value-type="float">
            <text:p>6.4269614909</text:p>
          </table:table-cell>
          <table:table-cell table:formula="of:=POWER([.C536]-6.75;2)" office:value-type="float" office:value="0.104353878361551" calcext:value-type="float">
            <text:p>0.104353878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374704" calcext:value-type="float">
            <text:p>6.374704</text:p>
          </table:table-cell>
          <table:table-cell office:value-type="float" office:value="6.4275972485" calcext:value-type="float">
            <text:p>6.4275972485</text:p>
          </table:table-cell>
          <table:table-cell table:formula="of:=POWER([.C537]-6.75;2)" office:value-type="float" office:value="0.103943534174771" calcext:value-type="float">
            <text:p>0.103943534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37462" calcext:value-type="float">
            <text:p>6.37462</text:p>
          </table:table-cell>
          <table:table-cell office:value-type="float" office:value="6.4283559333" calcext:value-type="float">
            <text:p>6.4283559333</text:p>
          </table:table-cell>
          <table:table-cell table:formula="of:=POWER([.C538]-6.75;2)" office:value-type="float" office:value="0.103454905643314" calcext:value-type="float">
            <text:p>0.103454905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375418" calcext:value-type="float">
            <text:p>6.375418</text:p>
          </table:table-cell>
          <table:table-cell office:value-type="float" office:value="6.4292255152" calcext:value-type="float">
            <text:p>6.4292255152</text:p>
          </table:table-cell>
          <table:table-cell table:formula="of:=POWER([.C539]-6.75;2)" office:value-type="float" office:value="0.102896270098706" calcext:value-type="float">
            <text:p>0.102896270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376043" calcext:value-type="float">
            <text:p>6.376043</text:p>
          </table:table-cell>
          <table:table-cell office:value-type="float" office:value="6.4301982667" calcext:value-type="float">
            <text:p>6.4301982667</text:p>
          </table:table-cell>
          <table:table-cell table:formula="of:=POWER([.C540]-6.75;2)" office:value-type="float" office:value="0.102273148621685" calcext:value-type="float">
            <text:p>0.102273148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375334" calcext:value-type="float">
            <text:p>6.375334</text:p>
          </table:table-cell>
          <table:table-cell office:value-type="float" office:value="6.4312719394" calcext:value-type="float">
            <text:p>6.4312719394</text:p>
          </table:table-cell>
          <table:table-cell table:formula="of:=POWER([.C541]-6.75;2)" office:value-type="float" office:value="0.101587576613837" calcext:value-type="float">
            <text:p>0.101587576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372125" calcext:value-type="float">
            <text:p>6.372125</text:p>
          </table:table-cell>
          <table:table-cell office:value-type="float" office:value="6.4324506303" calcext:value-type="float">
            <text:p>6.4324506303</text:p>
          </table:table-cell>
          <table:table-cell table:formula="of:=POWER([.C542]-6.75;2)" office:value-type="float" office:value="0.100837602196867" calcext:value-type="float">
            <text:p>0.100837602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365366" calcext:value-type="float">
            <text:p>6.365366</text:p>
          </table:table-cell>
          <table:table-cell office:value-type="float" office:value="6.4337451333" calcext:value-type="float">
            <text:p>6.4337451333</text:p>
          </table:table-cell>
          <table:table-cell table:formula="of:=POWER([.C543]-6.75;2)" office:value-type="float" office:value="0.100017140711434" calcext:value-type="float">
            <text:p>0.100017140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354241" calcext:value-type="float">
            <text:p>6.354241</text:p>
          </table:table-cell>
          <table:table-cell office:value-type="float" office:value="6.4351726424" calcext:value-type="float">
            <text:p>6.4351726424</text:p>
          </table:table-cell>
          <table:table-cell table:formula="of:=POWER([.C544]-6.75;2)" office:value-type="float" office:value="0.099116265093398" calcext:value-type="float">
            <text:p>0.099116265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338259" calcext:value-type="float">
            <text:p>6.338259</text:p>
          </table:table-cell>
          <table:table-cell office:value-type="float" office:value="6.4367557697" calcext:value-type="float">
            <text:p>6.4367557697</text:p>
          </table:table-cell>
          <table:table-cell table:formula="of:=POWER([.C545]-6.75;2)" office:value-type="float" office:value="0.0981219478162392" calcext:value-type="float">
            <text:p>0.0981219478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17309" calcext:value-type="float">
            <text:p>6.317309</text:p>
          </table:table-cell>
          <table:table-cell office:value-type="float" office:value="6.4385209515" calcext:value-type="float">
            <text:p>6.4385209515</text:p>
          </table:table-cell>
          <table:table-cell table:formula="of:=POWER([.C546]-6.75;2)" office:value-type="float" office:value="0.0970191976544653" calcext:value-type="float">
            <text:p>0.097019197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291658" calcext:value-type="float">
            <text:p>6.291658</text:p>
          </table:table-cell>
          <table:table-cell office:value-type="float" office:value="6.4404963939" calcext:value-type="float">
            <text:p>6.4404963939</text:p>
          </table:table-cell>
          <table:table-cell table:formula="of:=POWER([.C547]-6.75;2)" office:value-type="float" office:value="0.0957924821889039" calcext:value-type="float">
            <text:p>0.095792482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261879" calcext:value-type="float">
            <text:p>6.261879</text:p>
          </table:table-cell>
          <table:table-cell office:value-type="float" office:value="6.4427098364" calcext:value-type="float">
            <text:p>6.4427098364</text:p>
          </table:table-cell>
          <table:table-cell table:formula="of:=POWER([.C548]-6.75;2)" office:value-type="float" office:value="0.0944272446453149" calcext:value-type="float">
            <text:p>0.094427244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228703" calcext:value-type="float">
            <text:p>6.228703</text:p>
          </table:table-cell>
          <table:table-cell office:value-type="float" office:value="6.4451865212" calcext:value-type="float">
            <text:p>6.4451865212</text:p>
          </table:table-cell>
          <table:table-cell table:formula="of:=POWER([.C549]-6.75;2)" office:value-type="float" office:value="0.092911256858158" calcext:value-type="float">
            <text:p>0.092911256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192804" calcext:value-type="float">
            <text:p>6.192804</text:p>
          </table:table-cell>
          <table:table-cell office:value-type="float" office:value="6.4479478242" calcext:value-type="float">
            <text:p>6.4479478242</text:p>
          </table:table-cell>
          <table:table-cell table:formula="of:=POWER([.C550]-6.75;2)" office:value-type="float" office:value="0.0912355169055142" calcext:value-type="float">
            <text:p>0.091235516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154478" calcext:value-type="float">
            <text:p>6.154478</text:p>
          </table:table-cell>
          <table:table-cell office:value-type="float" office:value="6.4510110182" calcext:value-type="float">
            <text:p>6.4510110182</text:p>
          </table:table-cell>
          <table:table-cell table:formula="of:=POWER([.C551]-6.75;2)" office:value-type="float" office:value="0.0893944112378007" calcext:value-type="float">
            <text:p>0.089394411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113145" calcext:value-type="float">
            <text:p>6.113145</text:p>
          </table:table-cell>
          <table:table-cell office:value-type="float" office:value="6.4543909576" calcext:value-type="float">
            <text:p>6.4543909576</text:p>
          </table:table-cell>
          <table:table-cell table:formula="of:=POWER([.C552]-6.75;2)" office:value-type="float" office:value="0.0873847059486448" calcext:value-type="float">
            <text:p>0.087384705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06641" calcext:value-type="float">
            <text:p>6.06641</text:p>
          </table:table-cell>
          <table:table-cell office:value-type="float" office:value="6.4581048182" calcext:value-type="float">
            <text:p>6.4581048182</text:p>
          </table:table-cell>
          <table:table-cell table:formula="of:=POWER([.C553]-6.75;2)" office:value-type="float" office:value="0.0852027971580552" calcext:value-type="float">
            <text:p>0.085202797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007746" calcext:value-type="float">
            <text:p>6.007746</text:p>
          </table:table-cell>
          <table:table-cell office:value-type="float" office:value="6.4621827818" calcext:value-type="float">
            <text:p>6.4621827818</text:p>
          </table:table-cell>
          <table:table-cell table:formula="of:=POWER([.C554]-6.75;2)" office:value-type="float" office:value="0.0828387510923863" calcext:value-type="float">
            <text:p>0.082838751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918879" calcext:value-type="float">
            <text:p>5.918879</text:p>
          </table:table-cell>
          <table:table-cell office:value-type="float" office:value="6.4666930364" calcext:value-type="float">
            <text:p>6.4666930364</text:p>
          </table:table-cell>
          <table:table-cell table:formula="of:=POWER([.C555]-6.75;2)" office:value-type="float" office:value="0.0802628356242519" calcext:value-type="float">
            <text:p>0.080262835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732373" calcext:value-type="float">
            <text:p>5.732373</text:p>
          </table:table-cell>
          <table:table-cell office:value-type="float" office:value="6.4718132121" calcext:value-type="float">
            <text:p>6.4718132121</text:p>
          </table:table-cell>
          <table:table-cell table:formula="of:=POWER([.C556]-6.75;2)" office:value-type="float" office:value="0.0773878889621197" calcext:value-type="float">
            <text:p>0.077387889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859634" calcext:value-type="float">
            <text:p>4.859634</text:p>
          </table:table-cell>
          <table:table-cell office:value-type="float" office:value="6.4781288424" calcext:value-type="float">
            <text:p>6.4781288424</text:p>
          </table:table-cell>
          <table:table-cell table:formula="of:=POWER([.C557]-6.75;2)" office:value-type="float" office:value="0.0739139263347639" calcext:value-type="float">
            <text:p>0.073913926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675735" calcext:value-type="float">
            <text:p>7.675735</text:p>
          </table:table-cell>
          <table:table-cell office:value-type="float" office:value="6.4897924788" calcext:value-type="float">
            <text:p>6.4897924788</text:p>
          </table:table-cell>
          <table:table-cell table:formula="of:=POWER([.C558]-6.75;2)" office:value-type="float" office:value="0.0677079540890484" calcext:value-type="float">
            <text:p>0.067707954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56003" calcext:value-type="float">
            <text:p>6.656003</text:p>
          </table:table-cell>
          <table:table-cell office:value-type="float" office:value="6.4844414303" calcext:value-type="float">
            <text:p>6.4844414303</text:p>
          </table:table-cell>
          <table:table-cell table:formula="of:=POWER([.C559]-6.75;2)" office:value-type="float" office:value="0.0705213539411095" calcext:value-type="float">
            <text:p>0.0705213539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468378" calcext:value-type="float">
            <text:p>6.468378</text:p>
          </table:table-cell>
          <table:table-cell office:value-type="float" office:value="6.4853178242" calcext:value-type="float">
            <text:p>6.4853178242</text:p>
          </table:table-cell>
          <table:table-cell table:formula="of:=POWER([.C560]-6.75;2)" office:value-type="float" office:value="0.0700566541862221" calcext:value-type="float">
            <text:p>0.070056654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391724" calcext:value-type="float">
            <text:p>6.391724</text:p>
          </table:table-cell>
          <table:table-cell office:value-type="float" office:value="6.4873741455" calcext:value-type="float">
            <text:p>6.4873741455</text:p>
          </table:table-cell>
          <table:table-cell table:formula="of:=POWER([.C561]-6.75;2)" office:value-type="float" office:value="0.0689723394518549" calcext:value-type="float">
            <text:p>0.068972339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350969" calcext:value-type="float">
            <text:p>6.350969</text:p>
          </table:table-cell>
          <table:table-cell office:value-type="float" office:value="6.4899342424" calcext:value-type="float">
            <text:p>6.4899342424</text:p>
          </table:table-cell>
          <table:table-cell table:formula="of:=POWER([.C562]-6.75;2)" office:value-type="float" office:value="0.0676341982760618" calcext:value-type="float">
            <text:p>0.067634198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32551" calcext:value-type="float">
            <text:p>6.32551</text:p>
          </table:table-cell>
          <table:table-cell office:value-type="float" office:value="6.492777503" calcext:value-type="float">
            <text:p>6.492777503</text:p>
          </table:table-cell>
          <table:table-cell table:formula="of:=POWER([.C563]-6.75;2)" office:value-type="float" office:value="0.066163412962915" calcext:value-type="float">
            <text:p>0.06616341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307295" calcext:value-type="float">
            <text:p>6.307295</text:p>
          </table:table-cell>
          <table:table-cell office:value-type="float" office:value="6.4958084303" calcext:value-type="float">
            <text:p>6.4958084303</text:p>
          </table:table-cell>
          <table:table-cell table:formula="of:=POWER([.C564]-6.75;2)" office:value-type="float" office:value="0.0646133541065498" calcext:value-type="float">
            <text:p>0.064613354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29264" calcext:value-type="float">
            <text:p>6.29264</text:p>
          </table:table-cell>
          <table:table-cell office:value-type="float" office:value="6.4989802303" calcext:value-type="float">
            <text:p>6.4989802303</text:p>
          </table:table-cell>
          <table:table-cell table:formula="of:=POWER([.C565]-6.75;2)" office:value-type="float" office:value="0.0630109247802411" calcext:value-type="float">
            <text:p>0.063010924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279841" calcext:value-type="float">
            <text:p>6.279841</text:p>
          </table:table-cell>
          <table:table-cell office:value-type="float" office:value="6.5022681394" calcext:value-type="float">
            <text:p>6.5022681394</text:p>
          </table:table-cell>
          <table:table-cell table:formula="of:=POWER([.C566]-6.75;2)" office:value-type="float" office:value="0.0613710747563379" calcext:value-type="float">
            <text:p>0.061371074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268271" calcext:value-type="float">
            <text:p>6.268271</text:p>
          </table:table-cell>
          <table:table-cell office:value-type="float" office:value="6.5056573152" calcext:value-type="float">
            <text:p>6.5056573152</text:p>
          </table:table-cell>
          <table:table-cell table:formula="of:=POWER([.C567]-6.75;2)" office:value-type="float" office:value="0.0597033476152723" calcext:value-type="float">
            <text:p>0.059703347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257937" calcext:value-type="float">
            <text:p>6.257937</text:p>
          </table:table-cell>
          <table:table-cell office:value-type="float" office:value="6.5091363394" calcext:value-type="float">
            <text:p>6.5091363394</text:p>
          </table:table-cell>
          <table:table-cell table:formula="of:=POWER([.C568]-6.75;2)" office:value-type="float" office:value="0.0580153029976318" calcext:value-type="float">
            <text:p>0.05801530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249205" calcext:value-type="float">
            <text:p>6.249205</text:p>
          </table:table-cell>
          <table:table-cell office:value-type="float" office:value="6.5126934606" calcext:value-type="float">
            <text:p>6.5126934606</text:p>
          </table:table-cell>
          <table:table-cell table:formula="of:=POWER([.C569]-6.75;2)" office:value-type="float" office:value="0.056314393642004" calcext:value-type="float">
            <text:p>0.056314393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242611" calcext:value-type="float">
            <text:p>6.242611</text:p>
          </table:table-cell>
          <table:table-cell office:value-type="float" office:value="6.5163145333" calcext:value-type="float">
            <text:p>6.5163145333</text:p>
          </table:table-cell>
          <table:table-cell table:formula="of:=POWER([.C570]-6.75;2)" office:value-type="float" office:value="0.0546088973467968" calcext:value-type="float">
            <text:p>0.054608897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238712" calcext:value-type="float">
            <text:p>6.238712</text:p>
          </table:table-cell>
          <table:table-cell office:value-type="float" office:value="6.5199820485" calcext:value-type="float">
            <text:p>6.5199820485</text:p>
          </table:table-cell>
          <table:table-cell table:formula="of:=POWER([.C571]-6.75;2)" office:value-type="float" office:value="0.0529082580122563" calcext:value-type="float">
            <text:p>0.05290825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237984" calcext:value-type="float">
            <text:p>6.237984</text:p>
          </table:table-cell>
          <table:table-cell office:value-type="float" office:value="6.5236750303" calcext:value-type="float">
            <text:p>6.5236750303</text:p>
          </table:table-cell>
          <table:table-cell table:formula="of:=POWER([.C572]-6.75;2)" office:value-type="float" office:value="0.051222991909706" calcext:value-type="float">
            <text:p>0.0512229919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240763" calcext:value-type="float">
            <text:p>6.240763</text:p>
          </table:table-cell>
          <table:table-cell office:value-type="float" office:value="6.5273694424" calcext:value-type="float">
            <text:p>6.5273694424</text:p>
          </table:table-cell>
          <table:table-cell table:formula="of:=POWER([.C573]-6.75;2)" office:value-type="float" office:value="0.0495643651772867" calcext:value-type="float">
            <text:p>0.049564365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47216" calcext:value-type="float">
            <text:p>6.247216</text:p>
          </table:table-cell>
          <table:table-cell office:value-type="float" office:value="6.5310389455" calcext:value-type="float">
            <text:p>6.5310389455</text:p>
          </table:table-cell>
          <table:table-cell table:formula="of:=POWER([.C574]-6.75;2)" office:value-type="float" office:value="0.0479439433877521" calcext:value-type="float">
            <text:p>0.047943943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5735" calcext:value-type="float">
            <text:p>6.25735</text:p>
          </table:table-cell>
          <table:table-cell office:value-type="float" office:value="6.5346558121" calcext:value-type="float">
            <text:p>6.5346558121</text:p>
          </table:table-cell>
          <table:table-cell table:formula="of:=POWER([.C575]-6.75;2)" office:value-type="float" office:value="0.0463731192623103" calcext:value-type="float">
            <text:p>0.046373119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71028" calcext:value-type="float">
            <text:p>6.271028</text:p>
          </table:table-cell>
          <table:table-cell office:value-type="float" office:value="6.5381918121" calcext:value-type="float">
            <text:p>6.5381918121</text:p>
          </table:table-cell>
          <table:table-cell table:formula="of:=POWER([.C576]-6.75;2)" office:value-type="float" office:value="0.0448627084614817" calcext:value-type="float">
            <text:p>0.044862708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288005" calcext:value-type="float">
            <text:p>6.288005</text:p>
          </table:table-cell>
          <table:table-cell office:value-type="float" office:value="6.5416190303" calcext:value-type="float">
            <text:p>6.5416190303</text:p>
          </table:table-cell>
          <table:table-cell table:formula="of:=POWER([.C577]-6.75;2)" office:value-type="float" office:value="0.0434226285331124" calcext:value-type="float">
            <text:p>0.043422628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307951" calcext:value-type="float">
            <text:p>6.307951</text:p>
          </table:table-cell>
          <table:table-cell office:value-type="float" office:value="6.5449105636" calcext:value-type="float">
            <text:p>6.5449105636</text:p>
          </table:table-cell>
          <table:table-cell table:formula="of:=POWER([.C578]-6.75;2)" office:value-type="float" office:value="0.0420616769228695" calcext:value-type="float">
            <text:p>0.042061676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330478" calcext:value-type="float">
            <text:p>6.330478</text:p>
          </table:table-cell>
          <table:table-cell office:value-type="float" office:value="6.5480410667" calcext:value-type="float">
            <text:p>6.5480410667</text:p>
          </table:table-cell>
          <table:table-cell table:formula="of:=POWER([.C579]-6.75;2)" office:value-type="float" office:value="0.040787410739674" calcext:value-type="float">
            <text:p>0.04078741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355149" calcext:value-type="float">
            <text:p>6.355149</text:p>
          </table:table-cell>
          <table:table-cell office:value-type="float" office:value="6.5509871697" calcext:value-type="float">
            <text:p>6.5509871697</text:p>
          </table:table-cell>
          <table:table-cell table:formula="of:=POWER([.C580]-6.75;2)" office:value-type="float" office:value="0.0396061066240166" calcext:value-type="float">
            <text:p>0.039606106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381491" calcext:value-type="float">
            <text:p>6.381491</text:p>
          </table:table-cell>
          <table:table-cell office:value-type="float" office:value="6.5537277939" calcext:value-type="float">
            <text:p>6.5537277939</text:p>
          </table:table-cell>
          <table:table-cell table:formula="of:=POWER([.C581]-6.75;2)" office:value-type="float" office:value="0.0385227788873608" calcext:value-type="float">
            <text:p>0.038522778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409001" calcext:value-type="float">
            <text:p>6.409001</text:p>
          </table:table-cell>
          <table:table-cell office:value-type="float" office:value="6.5562443636" calcext:value-type="float">
            <text:p>6.5562443636</text:p>
          </table:table-cell>
          <table:table-cell table:formula="of:=POWER([.C582]-6.75;2)" office:value-type="float" office:value="0.0375412466367689" calcext:value-type="float">
            <text:p>0.037541246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437156" calcext:value-type="float">
            <text:p>6.437156</text:p>
          </table:table-cell>
          <table:table-cell office:value-type="float" office:value="6.558520903" calcext:value-type="float">
            <text:p>6.558520903</text:p>
          </table:table-cell>
          <table:table-cell table:formula="of:=POWER([.C583]-6.75;2)" office:value-type="float" office:value="0.0366642445879355" calcext:value-type="float">
            <text:p>0.036664244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65428" calcext:value-type="float">
            <text:p>6.465428</text:p>
          </table:table-cell>
          <table:table-cell office:value-type="float" office:value="6.5605441091" calcext:value-type="float">
            <text:p>6.5605441091</text:p>
          </table:table-cell>
          <table:table-cell table:formula="of:=POWER([.C584]-6.75;2)" office:value-type="float" office:value="0.0358935345967126" calcext:value-type="float">
            <text:p>0.035893534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93305" calcext:value-type="float">
            <text:p>6.493305</text:p>
          </table:table-cell>
          <table:table-cell office:value-type="float" office:value="6.5623033455" calcext:value-type="float">
            <text:p>6.5623033455</text:p>
          </table:table-cell>
          <table:table-cell table:formula="of:=POWER([.C585]-6.75;2)" office:value-type="float" office:value="0.0352300341104923" calcext:value-type="float">
            <text:p>0.035230034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520308" calcext:value-type="float">
            <text:p>6.520308</text:p>
          </table:table-cell>
          <table:table-cell office:value-type="float" office:value="6.5637906606" calcext:value-type="float">
            <text:p>6.5637906606</text:p>
          </table:table-cell>
          <table:table-cell table:formula="of:=POWER([.C586]-6.75;2)" office:value-type="float" office:value="0.0346739180797842" calcext:value-type="float">
            <text:p>0.034673918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46013" calcext:value-type="float">
            <text:p>6.546013</text:p>
          </table:table-cell>
          <table:table-cell office:value-type="float" office:value="6.5650008667" calcext:value-type="float">
            <text:p>6.5650008667</text:p>
          </table:table-cell>
          <table:table-cell table:formula="of:=POWER([.C587]-6.75;2)" office:value-type="float" office:value="0.0342246793217511" calcext:value-type="float">
            <text:p>0.034224679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70065" calcext:value-type="float">
            <text:p>6.570065</text:p>
          </table:table-cell>
          <table:table-cell office:value-type="float" office:value="6.5659317455" calcext:value-type="float">
            <text:p>6.5659317455</text:p>
          </table:table-cell>
          <table:table-cell table:formula="of:=POWER([.C588]-6.75;2)" office:value-type="float" office:value="0.0338811223146766" calcext:value-type="float">
            <text:p>0.033881122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92183" calcext:value-type="float">
            <text:p>6.592183</text:p>
          </table:table-cell>
          <table:table-cell office:value-type="float" office:value="6.5665844182" calcext:value-type="float">
            <text:p>6.5665844182</text:p>
          </table:table-cell>
          <table:table-cell table:formula="of:=POWER([.C589]-6.75;2)" office:value-type="float" office:value="0.0336412756470326" calcext:value-type="float">
            <text:p>0.0336412756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12167" calcext:value-type="float">
            <text:p>6.612167</text:p>
          </table:table-cell>
          <table:table-cell office:value-type="float" office:value="6.5669638848" calcext:value-type="float">
            <text:p>6.5669638848</text:p>
          </table:table-cell>
          <table:table-cell table:formula="of:=POWER([.C590]-6.75;2)" office:value-type="float" office:value="0.0335022194675077" calcext:value-type="float">
            <text:p>0.033502219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29888" calcext:value-type="float">
            <text:p>6.629888</text:p>
          </table:table-cell>
          <table:table-cell office:value-type="float" office:value="6.5670796182" calcext:value-type="float">
            <text:p>6.5670796182</text:p>
          </table:table-cell>
          <table:table-cell table:formula="of:=POWER([.C591]-6.75;2)" office:value-type="float" office:value="0.0334598660778577" calcext:value-type="float">
            <text:p>0.033459866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45294" calcext:value-type="float">
            <text:p>6.645294</text:p>
          </table:table-cell>
          <table:table-cell office:value-type="float" office:value="6.5669461879" calcext:value-type="float">
            <text:p>6.5669461879</text:p>
          </table:table-cell>
          <table:table-cell table:formula="of:=POWER([.C592]-6.75;2)" office:value-type="float" office:value="0.033508698124342" calcext:value-type="float">
            <text:p>0.033508698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58406" calcext:value-type="float">
            <text:p>6.658406</text:p>
          </table:table-cell>
          <table:table-cell office:value-type="float" office:value="6.5665835455" calcext:value-type="float">
            <text:p>6.5665835455</text:p>
          </table:table-cell>
          <table:table-cell table:formula="of:=POWER([.C593]-6.75;2)" office:value-type="float" office:value="0.0336415957813504" calcext:value-type="float">
            <text:p>0.033641595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69326" calcext:value-type="float">
            <text:p>6.669326</text:p>
          </table:table-cell>
          <table:table-cell office:value-type="float" office:value="6.5660168061" calcext:value-type="float">
            <text:p>6.5660168061</text:p>
          </table:table-cell>
          <table:table-cell table:formula="of:=POWER([.C594]-6.75;2)" office:value-type="float" office:value="0.0338498156376449" calcext:value-type="float">
            <text:p>0.033849815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78241" calcext:value-type="float">
            <text:p>6.678241</text:p>
          </table:table-cell>
          <table:table-cell office:value-type="float" office:value="6.5652752242" calcext:value-type="float">
            <text:p>6.5652752242</text:p>
          </table:table-cell>
          <table:table-cell table:formula="of:=POWER([.C595]-6.75;2)" office:value-type="float" office:value="0.0341232427943604" calcext:value-type="float">
            <text:p>0.034123242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8544" calcext:value-type="float">
            <text:p>6.68544</text:p>
          </table:table-cell>
          <table:table-cell office:value-type="float" office:value="6.5643902848" calcext:value-type="float">
            <text:p>6.5643902848</text:p>
          </table:table-cell>
          <table:table-cell table:formula="of:=POWER([.C596]-6.75;2)" office:value-type="float" office:value="0.0344509663766251" calcext:value-type="float">
            <text:p>0.034450966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91309" calcext:value-type="float">
            <text:p>6.691309</text:p>
          </table:table-cell>
          <table:table-cell office:value-type="float" office:value="6.563392903" calcext:value-type="float">
            <text:p>6.563392903</text:p>
          </table:table-cell>
          <table:table-cell table:formula="of:=POWER([.C597]-6.75;2)" office:value-type="float" office:value="0.0348222086507672" calcext:value-type="float">
            <text:p>0.034822208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96328" calcext:value-type="float">
            <text:p>6.696328</text:p>
          </table:table-cell>
          <table:table-cell office:value-type="float" office:value="6.5623100667" calcext:value-type="float">
            <text:p>6.5623100667</text:p>
          </table:table-cell>
          <table:table-cell table:formula="of:=POWER([.C598]-6.75;2)" office:value-type="float" office:value="0.0352275110621583" calcext:value-type="float">
            <text:p>0.035227511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01043" calcext:value-type="float">
            <text:p>6.701043</text:p>
          </table:table-cell>
          <table:table-cell office:value-type="float" office:value="6.5611614485" calcext:value-type="float">
            <text:p>6.5611614485</text:p>
          </table:table-cell>
          <table:table-cell table:formula="of:=POWER([.C599]-6.75;2)" office:value-type="float" office:value="0.0356599985326181" calcext:value-type="float">
            <text:p>0.035659998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06026" calcext:value-type="float">
            <text:p>6.706026</text:p>
          </table:table-cell>
          <table:table-cell office:value-type="float" office:value="6.5599566364" calcext:value-type="float">
            <text:p>6.5599566364</text:p>
          </table:table-cell>
          <table:table-cell table:formula="of:=POWER([.C600]-6.75;2)" office:value-type="float" office:value="0.0361164800484018" calcext:value-type="float">
            <text:p>0.0361164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11822" calcext:value-type="float">
            <text:p>6.711822</text:p>
          </table:table-cell>
          <table:table-cell office:value-type="float" office:value="6.5586936" calcext:value-type="float">
            <text:p>6.5586936</text:p>
          </table:table-cell>
          <table:table-cell table:formula="of:=POWER([.C601]-6.75;2)" office:value-type="float" office:value="0.0365981386809601" calcext:value-type="float">
            <text:p>0.036598138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18886" calcext:value-type="float">
            <text:p>6.718886</text:p>
          </table:table-cell>
          <table:table-cell office:value-type="float" office:value="6.5573588303" calcext:value-type="float">
            <text:p>6.5573588303</text:p>
          </table:table-cell>
          <table:table-cell table:formula="of:=POWER([.C602]-6.75;2)" office:value-type="float" office:value="0.0371106202633842" calcext:value-type="float">
            <text:p>0.037110620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27528" calcext:value-type="float">
            <text:p>6.727528</text:p>
          </table:table-cell>
          <table:table-cell office:value-type="float" office:value="6.5559293212" calcext:value-type="float">
            <text:p>6.5559293212</text:p>
          </table:table-cell>
          <table:table-cell table:formula="of:=POWER([.C603]-6.75;2)" office:value-type="float" office:value="0.0376634283698928" calcext:value-type="float">
            <text:p>0.037663428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37868" calcext:value-type="float">
            <text:p>6.737868</text:p>
          </table:table-cell>
          <table:table-cell office:value-type="float" office:value="6.5543761152" calcext:value-type="float">
            <text:p>6.5543761152</text:p>
          </table:table-cell>
          <table:table-cell table:formula="of:=POWER([.C604]-6.75;2)" office:value-type="float" office:value="0.0382687043042436" calcext:value-type="float">
            <text:p>0.038268704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49814" calcext:value-type="float">
            <text:p>6.749814</text:p>
          </table:table-cell>
          <table:table-cell office:value-type="float" office:value="6.5526688788" calcext:value-type="float">
            <text:p>6.5526688788</text:p>
          </table:table-cell>
          <table:table-cell table:formula="of:=POWER([.C605]-6.75;2)" office:value-type="float" office:value="0.0389395713940489" calcext:value-type="float">
            <text:p>0.038939571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63069" calcext:value-type="float">
            <text:p>6.763069</text:p>
          </table:table-cell>
          <table:table-cell office:value-type="float" office:value="6.5507807576" calcext:value-type="float">
            <text:p>6.5507807576</text:p>
          </table:table-cell>
          <table:table-cell table:formula="of:=POWER([.C606]-6.75;2)" office:value-type="float" office:value="0.0396883065424299" calcext:value-type="float">
            <text:p>0.039688306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77154" calcext:value-type="float">
            <text:p>6.777154</text:p>
          </table:table-cell>
          <table:table-cell office:value-type="float" office:value="6.5486926424" calcext:value-type="float">
            <text:p>6.5486926424</text:p>
          </table:table-cell>
          <table:table-cell table:formula="of:=POWER([.C607]-6.75;2)" office:value-type="float" office:value="0.0405246522238943" calcext:value-type="float">
            <text:p>0.040524652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91462" calcext:value-type="float">
            <text:p>6.791462</text:p>
          </table:table-cell>
          <table:table-cell office:value-type="float" office:value="6.5463962121" calcext:value-type="float">
            <text:p>6.5463962121</text:p>
          </table:table-cell>
          <table:table-cell table:formula="of:=POWER([.C608]-6.75;2)" office:value-type="float" office:value="0.0414545024472281" calcext:value-type="float">
            <text:p>0.041454502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0532" calcext:value-type="float">
            <text:p>6.80532</text:p>
          </table:table-cell>
          <table:table-cell office:value-type="float" office:value="6.5438952061" calcext:value-type="float">
            <text:p>6.5438952061</text:p>
          </table:table-cell>
          <table:table-cell table:formula="of:=POWER([.C609]-6.75;2)" office:value-type="float" office:value="0.0424791860685614" calcext:value-type="float">
            <text:p>0.042479186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18062" calcext:value-type="float">
            <text:p>6.818062</text:p>
          </table:table-cell>
          <table:table-cell office:value-type="float" office:value="6.5412047758" calcext:value-type="float">
            <text:p>6.5412047758</text:p>
          </table:table-cell>
          <table:table-cell table:formula="of:=POWER([.C610]-6.75;2)" office:value-type="float" office:value="0.0435954456487283" calcext:value-type="float">
            <text:p>0.043595445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29097" calcext:value-type="float">
            <text:p>6.829097</text:p>
          </table:table-cell>
          <table:table-cell office:value-type="float" office:value="6.5383490788" calcext:value-type="float">
            <text:p>6.5383490788</text:p>
          </table:table-cell>
          <table:table-cell table:formula="of:=POWER([.C611]-6.75;2)" office:value-type="float" office:value="0.0447961124448088" calcext:value-type="float">
            <text:p>0.044796112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37973" calcext:value-type="float">
            <text:p>6.837973</text:p>
          </table:table-cell>
          <table:table-cell office:value-type="float" office:value="6.5353575333" calcext:value-type="float">
            <text:p>6.5353575333</text:p>
          </table:table-cell>
          <table:table-cell table:formula="of:=POWER([.C612]-6.75;2)" office:value-type="float" office:value="0.0460713885110606" calcext:value-type="float">
            <text:p>0.0460713885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44422" calcext:value-type="float">
            <text:p>6.844422</text:p>
          </table:table-cell>
          <table:table-cell office:value-type="float" office:value="6.5322603636" calcext:value-type="float">
            <text:p>6.5322603636</text:p>
          </table:table-cell>
          <table:table-cell table:formula="of:=POWER([.C613]-6.75;2)" office:value-type="float" office:value="0.0474105492596043" calcext:value-type="float">
            <text:p>0.047410549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48385" calcext:value-type="float">
            <text:p>6.848385</text:p>
          </table:table-cell>
          <table:table-cell office:value-type="float" office:value="6.5290841273" calcext:value-type="float">
            <text:p>6.5290841273</text:p>
          </table:table-cell>
          <table:table-cell table:formula="of:=POWER([.C614]-6.75;2)" office:value-type="float" office:value="0.0488038228108026" calcext:value-type="float">
            <text:p>0.048803822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50013" calcext:value-type="float">
            <text:p>6.850013</text:p>
          </table:table-cell>
          <table:table-cell office:value-type="float" office:value="6.5258479273" calcext:value-type="float">
            <text:p>6.5258479273</text:p>
          </table:table-cell>
          <table:table-cell table:formula="of:=POWER([.C615]-6.75;2)" office:value-type="float" office:value="0.0502441516957061" calcext:value-type="float">
            <text:p>0.0502441517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49643" calcext:value-type="float">
            <text:p>6.849643</text:p>
          </table:table-cell>
          <table:table-cell office:value-type="float" office:value="6.5225607576" calcext:value-type="float">
            <text:p>6.5225607576</text:p>
          </table:table-cell>
          <table:table-cell table:formula="of:=POWER([.C616]-6.75;2)" office:value-type="float" office:value="0.051728608983486" calcext:value-type="float">
            <text:p>0.05172860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47746" calcext:value-type="float">
            <text:p>6.847746</text:p>
          </table:table-cell>
          <table:table-cell office:value-type="float" office:value="6.5192203273" calcext:value-type="float">
            <text:p>6.5192203273</text:p>
          </table:table-cell>
          <table:table-cell table:formula="of:=POWER([.C617]-6.75;2)" office:value-type="float" office:value="0.053259257331519" calcext:value-type="float">
            <text:p>0.0532592573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44862" calcext:value-type="float">
            <text:p>6.844862</text:p>
          </table:table-cell>
          <table:table-cell office:value-type="float" office:value="6.5158134" calcext:value-type="float">
            <text:p>6.5158134</text:p>
          </table:table-cell>
          <table:table-cell table:formula="of:=POWER([.C618]-6.75;2)" office:value-type="float" office:value="0.0548433636195601" calcext:value-type="float">
            <text:p>0.05484336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41514" calcext:value-type="float">
            <text:p>6.841514</text:p>
          </table:table-cell>
          <table:table-cell office:value-type="float" office:value="6.5123173455" calcext:value-type="float">
            <text:p>6.5123173455</text:p>
          </table:table-cell>
          <table:table-cell table:formula="of:=POWER([.C619]-6.75;2)" office:value-type="float" office:value="0.0564930442501665" calcext:value-type="float">
            <text:p>0.0564930443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838127" calcext:value-type="float">
            <text:p>6.838127</text:p>
          </table:table-cell>
          <table:table-cell office:value-type="float" office:value="6.5087025455" calcext:value-type="float">
            <text:p>6.5087025455</text:p>
          </table:table-cell>
          <table:table-cell table:formula="of:=POWER([.C620]-6.75;2)" office:value-type="float" office:value="0.0582244615481794" calcext:value-type="float">
            <text:p>0.058224461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3496" calcext:value-type="float">
            <text:p>6.83496</text:p>
          </table:table-cell>
          <table:table-cell office:value-type="float" office:value="6.5049348485" calcext:value-type="float">
            <text:p>6.5049348485</text:p>
          </table:table-cell>
          <table:table-cell table:formula="of:=POWER([.C621]-6.75;2)" office:value-type="float" office:value="0.0600569284797182" calcext:value-type="float">
            <text:p>0.060056928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32057" calcext:value-type="float">
            <text:p>6.832057</text:p>
          </table:table-cell>
          <table:table-cell office:value-type="float" office:value="6.5009772061" calcext:value-type="float">
            <text:p>6.5009772061</text:p>
          </table:table-cell>
          <table:table-cell table:formula="of:=POWER([.C622]-6.75;2)" office:value-type="float" office:value="0.0620123518817619" calcext:value-type="float">
            <text:p>0.062012351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29226" calcext:value-type="float">
            <text:p>6.829226</text:p>
          </table:table-cell>
          <table:table-cell office:value-type="float" office:value="6.4967891333" calcext:value-type="float">
            <text:p>6.4967891333</text:p>
          </table:table-cell>
          <table:table-cell table:formula="of:=POWER([.C623]-6.75;2)" office:value-type="float" office:value="0.0641157430149651" calcext:value-type="float">
            <text:p>0.06411574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26066" calcext:value-type="float">
            <text:p>6.826066</text:p>
          </table:table-cell>
          <table:table-cell office:value-type="float" office:value="6.4923216" calcext:value-type="float">
            <text:p>6.4923216</text:p>
          </table:table-cell>
          <table:table-cell table:formula="of:=POWER([.C624]-6.75;2)" office:value-type="float" office:value="0.0663981578265598" calcext:value-type="float">
            <text:p>0.0663981578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22016" calcext:value-type="float">
            <text:p>6.822016</text:p>
          </table:table-cell>
          <table:table-cell office:value-type="float" office:value="6.4875007394" calcext:value-type="float">
            <text:p>6.4875007394</text:p>
          </table:table-cell>
          <table:table-cell table:formula="of:=POWER([.C625]-6.75;2)" office:value-type="float" office:value="0.0689058618155469" calcext:value-type="float">
            <text:p>0.068905861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1643" calcext:value-type="float">
            <text:p>6.81643</text:p>
          </table:table-cell>
          <table:table-cell office:value-type="float" office:value="6.4821764545" calcext:value-type="float">
            <text:p>6.4821764545</text:p>
          </table:table-cell>
          <table:table-cell table:formula="of:=POWER([.C626]-6.75;2)" office:value-type="float" office:value="0.0717294515241904" calcext:value-type="float">
            <text:p>0.071729451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08681" calcext:value-type="float">
            <text:p>6.808681</text:p>
          </table:table-cell>
          <table:table-cell office:value-type="float" office:value="6.4759039939" calcext:value-type="float">
            <text:p>6.4759039939</text:p>
          </table:table-cell>
          <table:table-cell table:formula="of:=POWER([.C627]-6.75;2)" office:value-type="float" office:value="0.0751286205599711" calcext:value-type="float">
            <text:p>0.075128620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98246" calcext:value-type="float">
            <text:p>6.798246</text:p>
          </table:table-cell>
          <table:table-cell office:value-type="float" office:value="6.4657642727" calcext:value-type="float">
            <text:p>6.4657642727</text:p>
          </table:table-cell>
          <table:table-cell table:formula="of:=POWER([.C628]-6.75;2)" office:value-type="float" office:value="0.0807899486737597" calcext:value-type="float">
            <text:p>0.080789948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84801" calcext:value-type="float">
            <text:p>6.784801</text:p>
          </table:table-cell>
          <table:table-cell office:value-type="float" office:value="6.4691025394" calcext:value-type="float">
            <text:p>6.4691025394</text:p>
          </table:table-cell>
          <table:table-cell table:formula="of:=POWER([.C629]-6.75;2)" office:value-type="float" office:value="0.0789033833715287" calcext:value-type="float">
            <text:p>0.078903383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68275" calcext:value-type="float">
            <text:p>6.768275</text:p>
          </table:table-cell>
          <table:table-cell office:value-type="float" office:value="6.4670619879" calcext:value-type="float">
            <text:p>6.4670619879</text:p>
          </table:table-cell>
          <table:table-cell table:formula="of:=POWER([.C630]-6.75;2)" office:value-type="float" office:value="0.0800539186910996" calcext:value-type="float">
            <text:p>0.080053918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48883" calcext:value-type="float">
            <text:p>6.748883</text:p>
          </table:table-cell>
          <table:table-cell office:value-type="float" office:value="6.4641076606" calcext:value-type="float">
            <text:p>6.4641076606</text:p>
          </table:table-cell>
          <table:table-cell table:formula="of:=POWER([.C631]-6.75;2)" office:value-type="float" office:value="0.0817344297276049" calcext:value-type="float">
            <text:p>0.081734429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2712" calcext:value-type="float">
            <text:p>6.72712</text:p>
          </table:table-cell>
          <table:table-cell office:value-type="float" office:value="6.4608475394" calcext:value-type="float">
            <text:p>6.4608475394</text:p>
          </table:table-cell>
          <table:table-cell table:formula="of:=POWER([.C632]-6.75;2)" office:value-type="float" office:value="0.0836091454710348" calcext:value-type="float">
            <text:p>0.083609145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03718" calcext:value-type="float">
            <text:p>6.703718</text:p>
          </table:table-cell>
          <table:table-cell office:value-type="float" office:value="6.4575186545" calcext:value-type="float">
            <text:p>6.4575186545</text:p>
          </table:table-cell>
          <table:table-cell table:formula="of:=POWER([.C633]-6.75;2)" office:value-type="float" office:value="0.0855453374654902" calcext:value-type="float">
            <text:p>0.0855453375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79577" calcext:value-type="float">
            <text:p>6.679577</text:p>
          </table:table-cell>
          <table:table-cell office:value-type="float" office:value="6.4542577515" calcext:value-type="float">
            <text:p>6.4542577515</text:p>
          </table:table-cell>
          <table:table-cell table:formula="of:=POWER([.C634]-6.75;2)" office:value-type="float" office:value="0.0874634775478357" calcext:value-type="float">
            <text:p>0.087463477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55665" calcext:value-type="float">
            <text:p>6.655665</text:p>
          </table:table-cell>
          <table:table-cell office:value-type="float" office:value="6.4511575152" calcext:value-type="float">
            <text:p>6.4511575152</text:p>
          </table:table-cell>
          <table:table-cell table:formula="of:=POWER([.C635]-6.75;2)" office:value-type="float" office:value="0.0893068307214381" calcext:value-type="float">
            <text:p>0.089306830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32912" calcext:value-type="float">
            <text:p>6.632912</text:p>
          </table:table-cell>
          <table:table-cell office:value-type="float" office:value="6.4482816485" calcext:value-type="float">
            <text:p>6.4482816485</text:p>
          </table:table-cell>
          <table:table-cell table:formula="of:=POWER([.C636]-6.75;2)" office:value-type="float" office:value="0.0910339636318775" calcext:value-type="float">
            <text:p>0.091033963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1211" calcext:value-type="float">
            <text:p>6.61211</text:p>
          </table:table-cell>
          <table:table-cell office:value-type="float" office:value="6.4456689152" calcext:value-type="float">
            <text:p>6.4456689152</text:p>
          </table:table-cell>
          <table:table-cell table:formula="of:=POWER([.C637]-6.75;2)" office:value-type="float" office:value="0.0926174091755449" calcext:value-type="float">
            <text:p>0.092617409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93824" calcext:value-type="float">
            <text:p>6.593824</text:p>
          </table:table-cell>
          <table:table-cell office:value-type="float" office:value="6.4433345818" calcext:value-type="float">
            <text:p>6.4433345818</text:p>
          </table:table-cell>
          <table:table-cell table:formula="of:=POWER([.C638]-6.75;2)" office:value-type="float" office:value="0.0940436787197807" calcext:value-type="float">
            <text:p>0.0940436787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78337" calcext:value-type="float">
            <text:p>6.578337</text:p>
          </table:table-cell>
          <table:table-cell office:value-type="float" office:value="6.441272297" calcext:value-type="float">
            <text:p>6.441272297</text:p>
          </table:table-cell>
          <table:table-cell table:formula="of:=POWER([.C639]-6.75;2)" office:value-type="float" office:value="0.0953127945996561" calcext:value-type="float">
            <text:p>0.095312794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65638" calcext:value-type="float">
            <text:p>6.565638</text:p>
          </table:table-cell>
          <table:table-cell office:value-type="float" office:value="6.439457503" calcext:value-type="float">
            <text:p>6.439457503</text:p>
          </table:table-cell>
          <table:table-cell table:formula="of:=POWER([.C640]-6.75;2)" office:value-type="float" office:value="0.0964366424429951" calcext:value-type="float">
            <text:p>0.096436642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5544" calcext:value-type="float">
            <text:p>6.55544</text:p>
          </table:table-cell>
          <table:table-cell office:value-type="float" office:value="6.4378525091" calcext:value-type="float">
            <text:p>6.4378525091</text:p>
          </table:table-cell>
          <table:table-cell table:formula="of:=POWER([.C641]-6.75;2)" office:value-type="float" office:value="0.0974360560751657" calcext:value-type="float">
            <text:p>0.097436056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47242" calcext:value-type="float">
            <text:p>6.547242</text:p>
          </table:table-cell>
          <table:table-cell office:value-type="float" office:value="6.4364127697" calcext:value-type="float">
            <text:p>6.4364127697</text:p>
          </table:table-cell>
          <table:table-cell table:formula="of:=POWER([.C642]-6.75;2)" office:value-type="float" office:value="0.098336951007225" calcext:value-type="float">
            <text:p>0.09833695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40408" calcext:value-type="float">
            <text:p>6.540408</text:p>
          </table:table-cell>
          <table:table-cell office:value-type="float" office:value="6.4350935273" calcext:value-type="float">
            <text:p>6.4350935273</text:p>
          </table:table-cell>
          <table:table-cell table:formula="of:=POWER([.C643]-6.75;2)" office:value-type="float" office:value="0.0991660865483557" calcext:value-type="float">
            <text:p>0.0991660865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34262" calcext:value-type="float">
            <text:p>6.534262</text:p>
          </table:table-cell>
          <table:table-cell office:value-type="float" office:value="6.4338559818" calcext:value-type="float">
            <text:p>6.4338559818</text:p>
          </table:table-cell>
          <table:table-cell table:formula="of:=POWER([.C644]-6.75;2)" office:value-type="float" office:value="0.099947040243642" calcext:value-type="float">
            <text:p>0.0999470402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2816" calcext:value-type="float">
            <text:p>6.52816</text:p>
          </table:table-cell>
          <table:table-cell office:value-type="float" office:value="6.4326721576" calcext:value-type="float">
            <text:p>6.4326721576</text:p>
          </table:table-cell>
          <table:table-cell table:formula="of:=POWER([.C645]-6.75;2)" office:value-type="float" office:value="0.100696959562239" calcext:value-type="float">
            <text:p>0.100696959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2155" calcext:value-type="float">
            <text:p>6.52155</text:p>
          </table:table-cell>
          <table:table-cell office:value-type="float" office:value="6.4315279939" calcext:value-type="float">
            <text:p>6.4315279939</text:p>
          </table:table-cell>
          <table:table-cell table:formula="of:=POWER([.C646]-6.75;2)" office:value-type="float" office:value="0.101424418669359" calcext:value-type="float">
            <text:p>0.101424418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13991" calcext:value-type="float">
            <text:p>6.513991</text:p>
          </table:table-cell>
          <table:table-cell office:value-type="float" office:value="6.4304243636" calcext:value-type="float">
            <text:p>6.4304243636</text:p>
          </table:table-cell>
          <table:table-cell table:formula="of:=POWER([.C647]-6.75;2)" office:value-type="float" office:value="0.102128587380465" calcext:value-type="float">
            <text:p>0.1021285874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05141" calcext:value-type="float">
            <text:p>6.505141</text:p>
          </table:table-cell>
          <table:table-cell office:value-type="float" office:value="6.4293761636" calcext:value-type="float">
            <text:p>6.4293761636</text:p>
          </table:table-cell>
          <table:table-cell table:formula="of:=POWER([.C648]-6.75;2)" office:value-type="float" office:value="0.102799644467854" calcext:value-type="float">
            <text:p>0.1027996445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494723" calcext:value-type="float">
            <text:p>6.494723</text:p>
          </table:table-cell>
          <table:table-cell office:value-type="float" office:value="6.428409897" calcext:value-type="float">
            <text:p>6.428409897</text:p>
          </table:table-cell>
          <table:table-cell table:formula="of:=POWER([.C649]-6.75;2)" office:value-type="float" office:value="0.103420194347551" calcext:value-type="float">
            <text:p>0.103420194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482489" calcext:value-type="float">
            <text:p>6.482489</text:p>
          </table:table-cell>
          <table:table-cell office:value-type="float" office:value="6.4275602121" calcext:value-type="float">
            <text:p>6.4275602121</text:p>
          </table:table-cell>
          <table:table-cell table:formula="of:=POWER([.C650]-6.75;2)" office:value-type="float" office:value="0.103967416820997" calcext:value-type="float">
            <text:p>0.103967416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68193" calcext:value-type="float">
            <text:p>6.468193</text:p>
          </table:table-cell>
          <table:table-cell office:value-type="float" office:value="6.4268660545" calcext:value-type="float">
            <text:p>6.4268660545</text:p>
          </table:table-cell>
          <table:table-cell table:formula="of:=POWER([.C651]-6.75;2)" office:value-type="float" office:value="0.104415546734397" calcext:value-type="float">
            <text:p>0.104415546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51595" calcext:value-type="float">
            <text:p>6.451595</text:p>
          </table:table-cell>
          <table:table-cell office:value-type="float" office:value="6.4263669091" calcext:value-type="float">
            <text:p>6.4263669091</text:p>
          </table:table-cell>
          <table:table-cell table:formula="of:=POWER([.C652]-6.75;2)" office:value-type="float" office:value="0.104738377525487" calcext:value-type="float">
            <text:p>0.104738377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32509" calcext:value-type="float">
            <text:p>6.432509</text:p>
          </table:table-cell>
          <table:table-cell office:value-type="float" office:value="6.4260995273" calcext:value-type="float">
            <text:p>6.4260995273</text:p>
          </table:table-cell>
          <table:table-cell table:formula="of:=POWER([.C653]-6.75;2)" office:value-type="float" office:value="0.104911516215284" calcext:value-type="float">
            <text:p>0.104911516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10876" calcext:value-type="float">
            <text:p>6.410876</text:p>
          </table:table-cell>
          <table:table-cell office:value-type="float" office:value="6.4260952727" calcext:value-type="float">
            <text:p>6.4260952727</text:p>
          </table:table-cell>
          <table:table-cell table:formula="of:=POWER([.C654]-6.75;2)" office:value-type="float" office:value="0.104914272367288" calcext:value-type="float">
            <text:p>0.104914272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386848" calcext:value-type="float">
            <text:p>6.386848</text:p>
          </table:table-cell>
          <table:table-cell office:value-type="float" office:value="6.4263781697" calcext:value-type="float">
            <text:p>6.4263781697</text:p>
          </table:table-cell>
          <table:table-cell table:formula="of:=POWER([.C655]-6.75;2)" office:value-type="float" office:value="0.104731089046722" calcext:value-type="float">
            <text:p>0.10473108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360848" calcext:value-type="float">
            <text:p>6.360848</text:p>
          </table:table-cell>
          <table:table-cell office:value-type="float" office:value="6.4269636424" calcext:value-type="float">
            <text:p>6.4269636424</text:p>
          </table:table-cell>
          <table:table-cell table:formula="of:=POWER([.C656]-6.75;2)" office:value-type="float" office:value="0.104352488331475" calcext:value-type="float">
            <text:p>0.104352488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333584" calcext:value-type="float">
            <text:p>6.333584</text:p>
          </table:table-cell>
          <table:table-cell office:value-type="float" office:value="6.4278579273" calcext:value-type="float">
            <text:p>6.4278579273</text:p>
          </table:table-cell>
          <table:table-cell table:formula="of:=POWER([.C657]-6.75;2)" office:value-type="float" office:value="0.103775515003452" calcext:value-type="float">
            <text:p>0.10377551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30597" calcext:value-type="float">
            <text:p>6.30597</text:p>
          </table:table-cell>
          <table:table-cell office:value-type="float" office:value="6.4290581576" calcext:value-type="float">
            <text:p>6.4290581576</text:p>
          </table:table-cell>
          <table:table-cell table:formula="of:=POWER([.C658]-6.75;2)" office:value-type="float" office:value="0.103003666203106" calcext:value-type="float">
            <text:p>0.103003666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278985" calcext:value-type="float">
            <text:p>6.278985</text:p>
          </table:table-cell>
          <table:table-cell office:value-type="float" office:value="6.4305533576" calcext:value-type="float">
            <text:p>6.4305533576</text:p>
          </table:table-cell>
          <table:table-cell table:formula="of:=POWER([.C659]-6.75;2)" office:value-type="float" office:value="0.102046157340633" calcext:value-type="float">
            <text:p>0.102046157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253457" calcext:value-type="float">
            <text:p>6.253457</text:p>
          </table:table-cell>
          <table:table-cell office:value-type="float" office:value="6.4323262364" calcext:value-type="float">
            <text:p>6.4323262364</text:p>
          </table:table-cell>
          <table:table-cell table:formula="of:=POWER([.C660]-6.75;2)" office:value-type="float" office:value="0.100916620079789" calcext:value-type="float">
            <text:p>0.100916620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229848" calcext:value-type="float">
            <text:p>6.229848</text:p>
          </table:table-cell>
          <table:table-cell office:value-type="float" office:value="6.4343559636" calcext:value-type="float">
            <text:p>6.4343559636</text:p>
          </table:table-cell>
          <table:table-cell table:formula="of:=POWER([.C661]-6.75;2)" office:value-type="float" office:value="0.0996311577148846" calcext:value-type="float">
            <text:p>0.0996311577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208085" calcext:value-type="float">
            <text:p>6.208085</text:p>
          </table:table-cell>
          <table:table-cell office:value-type="float" office:value="6.4366215939" calcext:value-type="float">
            <text:p>6.4366215939</text:p>
          </table:table-cell>
          <table:table-cell table:formula="of:=POWER([.C662]-6.75;2)" office:value-type="float" office:value="0.0982060254097765" calcext:value-type="float">
            <text:p>0.098206025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187486" calcext:value-type="float">
            <text:p>6.187486</text:p>
          </table:table-cell>
          <table:table-cell office:value-type="float" office:value="6.4391057636" calcext:value-type="float">
            <text:p>6.4391057636</text:p>
          </table:table-cell>
          <table:table-cell table:formula="of:=POWER([.C663]-6.75;2)" office:value-type="float" office:value="0.0966552262267392" calcext:value-type="float">
            <text:p>0.096655226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16682" calcext:value-type="float">
            <text:p>6.16682</text:p>
          </table:table-cell>
          <table:table-cell office:value-type="float" office:value="6.4417981273" calcext:value-type="float">
            <text:p>6.4417981273</text:p>
          </table:table-cell>
          <table:table-cell table:formula="of:=POWER([.C664]-6.75;2)" office:value-type="float" office:value="0.0949883943357869" calcext:value-type="float">
            <text:p>0.094988394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14449" calcext:value-type="float">
            <text:p>6.14449</text:p>
          </table:table-cell>
          <table:table-cell office:value-type="float" office:value="6.444697897" calcext:value-type="float">
            <text:p>6.444697897</text:p>
          </table:table-cell>
          <table:table-cell table:formula="of:=POWER([.C665]-6.75;2)" office:value-type="float" office:value="0.0932093740962225" calcext:value-type="float">
            <text:p>0.093209374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118775" calcext:value-type="float">
            <text:p>6.118775</text:p>
          </table:table-cell>
          <table:table-cell office:value-type="float" office:value="6.4478150182" calcext:value-type="float">
            <text:p>6.4478150182</text:p>
          </table:table-cell>
          <table:table-cell table:formula="of:=POWER([.C666]-6.75;2)" office:value-type="float" office:value="0.0913157632254663" calcext:value-type="float">
            <text:p>0.091315763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088071" calcext:value-type="float">
            <text:p>6.088071</text:p>
          </table:table-cell>
          <table:table-cell office:value-type="float" office:value="6.4511698788" calcext:value-type="float">
            <text:p>6.4511698788</text:p>
          </table:table-cell>
          <table:table-cell table:formula="of:=POWER([.C667]-6.75;2)" office:value-type="float" office:value="0.0892994413364067" calcext:value-type="float">
            <text:p>0.089299441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051017" calcext:value-type="float">
            <text:p>6.051017</text:p>
          </table:table-cell>
          <table:table-cell office:value-type="float" office:value="6.4547918121" calcext:value-type="float">
            <text:p>6.4547918121</text:p>
          </table:table-cell>
          <table:table-cell table:formula="of:=POWER([.C668]-6.75;2)" office:value-type="float" office:value="0.0871478742032018" calcext:value-type="float">
            <text:p>0.087147874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006395" calcext:value-type="float">
            <text:p>6.006395</text:p>
          </table:table-cell>
          <table:table-cell office:value-type="float" office:value="6.4587172424" calcext:value-type="float">
            <text:p>6.4587172424</text:p>
          </table:table-cell>
          <table:table-cell table:formula="of:=POWER([.C669]-6.75;2)" office:value-type="float" office:value="0.0848456448750605" calcext:value-type="float">
            <text:p>0.084845644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952608" calcext:value-type="float">
            <text:p>5.952608</text:p>
          </table:table-cell>
          <table:table-cell office:value-type="float" office:value="6.4629888121" calcext:value-type="float">
            <text:p>6.4629888121</text:p>
          </table:table-cell>
          <table:table-cell table:formula="of:=POWER([.C670]-6.75;2)" office:value-type="float" office:value="0.0823754219797692" calcext:value-type="float">
            <text:p>0.08237542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88624" calcext:value-type="float">
            <text:p>5.88624</text:p>
          </table:table-cell>
          <table:table-cell office:value-type="float" office:value="6.4676580121" calcext:value-type="float">
            <text:p>6.4676580121</text:p>
          </table:table-cell>
          <table:table-cell table:formula="of:=POWER([.C671]-6.75;2)" office:value-type="float" office:value="0.0797169981313236" calcext:value-type="float">
            <text:p>0.079716998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798005" calcext:value-type="float">
            <text:p>5.798005</text:p>
          </table:table-cell>
          <table:table-cell office:value-type="float" office:value="6.472796703" calcext:value-type="float">
            <text:p>6.472796703</text:p>
          </table:table-cell>
          <table:table-cell table:formula="of:=POWER([.C672]-6.75;2)" office:value-type="float" office:value="0.0768416678676701" calcext:value-type="float">
            <text:p>0.076841667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657846" calcext:value-type="float">
            <text:p>5.657846</text:p>
          </table:table-cell>
          <table:table-cell office:value-type="float" office:value="6.4785332303" calcext:value-type="float">
            <text:p>6.4785332303</text:p>
          </table:table-cell>
          <table:table-cell table:formula="of:=POWER([.C673]-6.75;2)" office:value-type="float" office:value="0.0736942070513528" calcext:value-type="float">
            <text:p>0.073694207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322162" calcext:value-type="float">
            <text:p>5.322162</text:p>
          </table:table-cell>
          <table:table-cell office:value-type="float" office:value="6.485178703" calcext:value-type="float">
            <text:p>6.485178703</text:p>
          </table:table-cell>
          <table:table-cell table:formula="of:=POWER([.C674]-6.75;2)" office:value-type="float" office:value="0.0701303193447623" calcext:value-type="float">
            <text:p>0.070130319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322162" calcext:value-type="float">
            <text:p>5.322162</text:p>
          </table:table-cell>
          <table:table-cell office:value-type="float" office:value="6.4939153576" calcext:value-type="float">
            <text:p>6.4939153576</text:p>
          </table:table-cell>
          <table:table-cell table:formula="of:=POWER([.C675]-6.75;2)" office:value-type="float" office:value="0.065579344073136" calcext:value-type="float">
            <text:p>0.065579344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46044" calcext:value-type="float">
            <text:p>6.846044</text:p>
          </table:table-cell>
          <table:table-cell office:value-type="float" office:value="6.5027067879" calcext:value-type="float">
            <text:p>6.5027067879</text:p>
          </table:table-cell>
          <table:table-cell table:formula="of:=POWER([.C676]-6.75;2)" office:value-type="float" office:value="0.0611539327507355" calcext:value-type="float">
            <text:p>0.061153932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367704" calcext:value-type="float">
            <text:p>6.367704</text:p>
          </table:table-cell>
          <table:table-cell office:value-type="float" office:value="6.5023159818" calcext:value-type="float">
            <text:p>6.5023159818</text:p>
          </table:table-cell>
          <table:table-cell table:formula="of:=POWER([.C677]-6.75;2)" office:value-type="float" office:value="0.061347372871698" calcext:value-type="float">
            <text:p>0.061347372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229364" calcext:value-type="float">
            <text:p>6.229364</text:p>
          </table:table-cell>
          <table:table-cell office:value-type="float" office:value="6.5048765091" calcext:value-type="float">
            <text:p>6.5048765091</text:p>
          </table:table-cell>
          <table:table-cell table:formula="of:=POWER([.C678]-6.75;2)" office:value-type="float" office:value="0.0600855257910025" calcext:value-type="float">
            <text:p>0.060085525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171015" calcext:value-type="float">
            <text:p>6.171015</text:p>
          </table:table-cell>
          <table:table-cell office:value-type="float" office:value="6.5083265091" calcext:value-type="float">
            <text:p>6.5083265091</text:p>
          </table:table-cell>
          <table:table-cell table:formula="of:=POWER([.C679]-6.75;2)" office:value-type="float" office:value="0.0584060762037925" calcext:value-type="float">
            <text:p>0.058406076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14614" calcext:value-type="float">
            <text:p>6.14614</text:p>
          </table:table-cell>
          <table:table-cell office:value-type="float" office:value="6.5121794182" calcext:value-type="float">
            <text:p>6.5121794182</text:p>
          </table:table-cell>
          <table:table-cell table:formula="of:=POWER([.C680]-6.75;2)" office:value-type="float" office:value="0.0565586291276906" calcext:value-type="float">
            <text:p>0.056558629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139214" calcext:value-type="float">
            <text:p>6.139214</text:p>
          </table:table-cell>
          <table:table-cell office:value-type="float" office:value="6.5162297758" calcext:value-type="float">
            <text:p>6.5162297758</text:p>
          </table:table-cell>
          <table:table-cell table:formula="of:=POWER([.C681]-6.75;2)" office:value-type="float" office:value="0.0546485177225181" calcext:value-type="float">
            <text:p>0.05464851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143112" calcext:value-type="float">
            <text:p>6.143112</text:p>
          </table:table-cell>
          <table:table-cell office:value-type="float" office:value="6.5203652121" calcext:value-type="float">
            <text:p>6.5203652121</text:p>
          </table:table-cell>
          <table:table-cell table:formula="of:=POWER([.C682]-6.75;2)" office:value-type="float" office:value="0.0527321358138781" calcext:value-type="float">
            <text:p>0.052732135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15384" calcext:value-type="float">
            <text:p>6.15384</text:p>
          </table:table-cell>
          <table:table-cell office:value-type="float" office:value="6.5245154909" calcext:value-type="float">
            <text:p>6.5245154909</text:p>
          </table:table-cell>
          <table:table-cell table:formula="of:=POWER([.C683]-6.75;2)" office:value-type="float" office:value="0.0508432638440681" calcext:value-type="float">
            <text:p>0.0508432638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168864" calcext:value-type="float">
            <text:p>6.168864</text:p>
          </table:table-cell>
          <table:table-cell office:value-type="float" office:value="6.5286336242" calcext:value-type="float">
            <text:p>6.5286336242</text:p>
          </table:table-cell>
          <table:table-cell table:formula="of:=POWER([.C684]-6.75;2)" office:value-type="float" office:value="0.0490030723348267" calcext:value-type="float">
            <text:p>0.0490030723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186473" calcext:value-type="float">
            <text:p>6.186473</text:p>
          </table:table-cell>
          <table:table-cell office:value-type="float" office:value="6.5326871939" calcext:value-type="float">
            <text:p>6.5326871939</text:p>
          </table:table-cell>
          <table:table-cell table:formula="of:=POWER([.C685]-6.75;2)" office:value-type="float" office:value="0.0472248556950561" calcext:value-type="float">
            <text:p>0.047224855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205486" calcext:value-type="float">
            <text:p>6.205486</text:p>
          </table:table-cell>
          <table:table-cell office:value-type="float" office:value="6.5366536667" calcext:value-type="float">
            <text:p>6.5366536667</text:p>
          </table:table-cell>
          <table:table-cell table:formula="of:=POWER([.C686]-6.75;2)" office:value-type="float" office:value="0.0455166579325545" calcext:value-type="float">
            <text:p>0.0455166579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225097" calcext:value-type="float">
            <text:p>6.225097</text:p>
          </table:table-cell>
          <table:table-cell office:value-type="float" office:value="6.5405174606" calcext:value-type="float">
            <text:p>6.5405174606</text:p>
          </table:table-cell>
          <table:table-cell table:formula="of:=POWER([.C687]-6.75;2)" office:value-type="float" office:value="0.0438829343134724" calcext:value-type="float">
            <text:p>0.0438829343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244776" calcext:value-type="float">
            <text:p>6.244776</text:p>
          </table:table-cell>
          <table:table-cell office:value-type="float" office:value="6.5442679636" calcext:value-type="float">
            <text:p>6.5442679636</text:p>
          </table:table-cell>
          <table:table-cell table:formula="of:=POWER([.C688]-6.75;2)" office:value-type="float" office:value="0.0423256708012908" calcext:value-type="float">
            <text:p>0.0423256708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264201" calcext:value-type="float">
            <text:p>6.264201</text:p>
          </table:table-cell>
          <table:table-cell office:value-type="float" office:value="6.5478980848" calcext:value-type="float">
            <text:p>6.5478980848</text:p>
          </table:table-cell>
          <table:table-cell table:formula="of:=POWER([.C689]-6.75;2)" office:value-type="float" office:value="0.040845184127508" calcext:value-type="float">
            <text:p>0.040845184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283209" calcext:value-type="float">
            <text:p>6.283209</text:p>
          </table:table-cell>
          <table:table-cell office:value-type="float" office:value="6.5514030727" calcext:value-type="float">
            <text:p>6.5514030727</text:p>
          </table:table-cell>
          <table:table-cell table:formula="of:=POWER([.C690]-6.75;2)" office:value-type="float" office:value="0.0394407395330014" calcext:value-type="float">
            <text:p>0.0394407395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301752" calcext:value-type="float">
            <text:p>6.301752</text:p>
          </table:table-cell>
          <table:table-cell office:value-type="float" office:value="6.5547795152" calcext:value-type="float">
            <text:p>6.5547795152</text:p>
          </table:table-cell>
          <table:table-cell table:formula="of:=POWER([.C691]-6.75;2)" office:value-type="float" office:value="0.0381110376855471" calcext:value-type="float">
            <text:p>0.038111037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319869" calcext:value-type="float">
            <text:p>6.319869</text:p>
          </table:table-cell>
          <table:table-cell office:value-type="float" office:value="6.5580244545" calcext:value-type="float">
            <text:p>6.5580244545</text:p>
          </table:table-cell>
          <table:table-cell table:formula="of:=POWER([.C692]-6.75;2)" office:value-type="float" office:value="0.0368546100700226" calcext:value-type="float">
            <text:p>0.036854610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33766" calcext:value-type="float">
            <text:p>6.33766</text:p>
          </table:table-cell>
          <table:table-cell office:value-type="float" office:value="6.5611345515" calcext:value-type="float">
            <text:p>6.5611345515</text:p>
          </table:table-cell>
          <table:table-cell table:formula="of:=POWER([.C693]-6.75;2)" office:value-type="float" office:value="0.035670157637106" calcext:value-type="float">
            <text:p>0.035670157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355256" calcext:value-type="float">
            <text:p>6.355256</text:p>
          </table:table-cell>
          <table:table-cell office:value-type="float" office:value="6.5641053576" calcext:value-type="float">
            <text:p>6.5641053576</text:p>
          </table:table-cell>
          <table:table-cell table:formula="of:=POWER([.C694]-6.75;2)" office:value-type="float" office:value="0.0345568180730239" calcext:value-type="float">
            <text:p>0.0345568181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3728" calcext:value-type="float">
            <text:p>6.3728</text:p>
          </table:table-cell>
          <table:table-cell office:value-type="float" office:value="6.5669308667" calcext:value-type="float">
            <text:p>6.5669308667</text:p>
          </table:table-cell>
          <table:table-cell table:formula="of:=POWER([.C695]-6.75;2)" office:value-type="float" office:value="0.0335143075672132" calcext:value-type="float">
            <text:p>0.033514307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390421" calcext:value-type="float">
            <text:p>6.390421</text:p>
          </table:table-cell>
          <table:table-cell office:value-type="float" office:value="6.569603297" calcext:value-type="float">
            <text:p>6.569603297</text:p>
          </table:table-cell>
          <table:table-cell table:formula="of:=POWER([.C696]-6.75;2)" office:value-type="float" office:value="0.03254297045327" calcext:value-type="float">
            <text:p>0.032542970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0822" calcext:value-type="float">
            <text:p>6.40822</text:p>
          </table:table-cell>
          <table:table-cell office:value-type="float" office:value="6.5721132485" calcext:value-type="float">
            <text:p>6.5721132485</text:p>
          </table:table-cell>
          <table:table-cell table:formula="of:=POWER([.C697]-6.75;2)" office:value-type="float" office:value="0.0316436963592227" calcext:value-type="float">
            <text:p>0.031643696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426248" calcext:value-type="float">
            <text:p>6.426248</text:p>
          </table:table-cell>
          <table:table-cell office:value-type="float" office:value="6.5744502242" calcext:value-type="float">
            <text:p>6.5744502242</text:p>
          </table:table-cell>
          <table:table-cell table:formula="of:=POWER([.C698]-6.75;2)" office:value-type="float" office:value="0.0308177237834304" calcext:value-type="float">
            <text:p>0.030817723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44505" calcext:value-type="float">
            <text:p>6.444505</text:p>
          </table:table-cell>
          <table:table-cell office:value-type="float" office:value="6.5766034606" calcext:value-type="float">
            <text:p>6.5766034606</text:p>
          </table:table-cell>
          <table:table-cell table:formula="of:=POWER([.C699]-6.75;2)" office:value-type="float" office:value="0.0300663598758956" calcext:value-type="float">
            <text:p>0.030066359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62939" calcext:value-type="float">
            <text:p>6.462939</text:p>
          </table:table-cell>
          <table:table-cell office:value-type="float" office:value="6.578562897" calcext:value-type="float">
            <text:p>6.578562897</text:p>
          </table:table-cell>
          <table:table-cell table:formula="of:=POWER([.C700]-6.75;2)" office:value-type="float" office:value="0.0293906802850325" calcext:value-type="float">
            <text:p>0.029390680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481446" calcext:value-type="float">
            <text:p>6.481446</text:p>
          </table:table-cell>
          <table:table-cell office:value-type="float" office:value="6.5803201636" calcext:value-type="float">
            <text:p>6.5803201636</text:p>
          </table:table-cell>
          <table:table-cell table:formula="of:=POWER([.C701]-6.75;2)" office:value-type="float" office:value="0.0287912468807309" calcext:value-type="float">
            <text:p>0.028791246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499887" calcext:value-type="float">
            <text:p>6.499887</text:p>
          </table:table-cell>
          <table:table-cell office:value-type="float" office:value="6.5818694182" calcext:value-type="float">
            <text:p>6.5818694182</text:p>
          </table:table-cell>
          <table:table-cell table:formula="of:=POWER([.C702]-6.75;2)" office:value-type="float" office:value="0.0282678925364064" calcext:value-type="float">
            <text:p>0.028267892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18101" calcext:value-type="float">
            <text:p>6.518101</text:p>
          </table:table-cell>
          <table:table-cell office:value-type="float" office:value="6.583207897" calcext:value-type="float">
            <text:p>6.583207897</text:p>
          </table:table-cell>
          <table:table-cell table:formula="of:=POWER([.C703]-6.75;2)" office:value-type="float" office:value="0.0278196056231625" calcext:value-type="float">
            <text:p>0.027819605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35922" calcext:value-type="float">
            <text:p>6.535922</text:p>
          </table:table-cell>
          <table:table-cell office:value-type="float" office:value="6.5843361273" calcext:value-type="float">
            <text:p>6.5843361273</text:p>
          </table:table-cell>
          <table:table-cell table:formula="of:=POWER([.C704]-6.75;2)" office:value-type="float" office:value="0.0274445187179617" calcext:value-type="float">
            <text:p>0.0274445187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53199" calcext:value-type="float">
            <text:p>6.553199</text:p>
          </table:table-cell>
          <table:table-cell office:value-type="float" office:value="6.5852577455" calcext:value-type="float">
            <text:p>6.5852577455</text:p>
          </table:table-cell>
          <table:table-cell table:formula="of:=POWER([.C705]-6.75;2)" office:value-type="float" office:value="0.0271400104177428" calcext:value-type="float">
            <text:p>0.027140010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69818" calcext:value-type="float">
            <text:p>6.569818</text:p>
          </table:table-cell>
          <table:table-cell office:value-type="float" office:value="6.5859789879" calcext:value-type="float">
            <text:p>6.5859789879</text:p>
          </table:table-cell>
          <table:table-cell table:formula="of:=POWER([.C706]-6.75;2)" office:value-type="float" office:value="0.0269028924103084" calcext:value-type="float">
            <text:p>0.026902892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85718" calcext:value-type="float">
            <text:p>6.585718</text:p>
          </table:table-cell>
          <table:table-cell office:value-type="float" office:value="6.5865078303" calcext:value-type="float">
            <text:p>6.5865078303</text:p>
          </table:table-cell>
          <table:table-cell table:formula="of:=POWER([.C707]-6.75;2)" office:value-type="float" office:value="0.0267296895532135" calcext:value-type="float">
            <text:p>0.0267296896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00905" calcext:value-type="float">
            <text:p>6.600905</text:p>
          </table:table-cell>
          <table:table-cell office:value-type="float" office:value="6.5868529333" calcext:value-type="float">
            <text:p>6.5868529333</text:p>
          </table:table-cell>
          <table:table-cell table:formula="of:=POWER([.C708]-6.75;2)" office:value-type="float" office:value="0.0266169653728141" calcext:value-type="float">
            <text:p>0.026616965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15457" calcext:value-type="float">
            <text:p>6.615457</text:p>
          </table:table-cell>
          <table:table-cell office:value-type="float" office:value="6.5870224424" calcext:value-type="float">
            <text:p>6.5870224424</text:p>
          </table:table-cell>
          <table:table-cell table:formula="of:=POWER([.C709]-6.75;2)" office:value-type="float" office:value="0.0265616842812612" calcext:value-type="float">
            <text:p>0.026561684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29514" calcext:value-type="float">
            <text:p>6.629514</text:p>
          </table:table-cell>
          <table:table-cell office:value-type="float" office:value="6.5870228182" calcext:value-type="float">
            <text:p>6.5870228182</text:p>
          </table:table-cell>
          <table:table-cell table:formula="of:=POWER([.C710]-6.75;2)" office:value-type="float" office:value="0.0265615617874701" calcext:value-type="float">
            <text:p>0.0265615618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43257" calcext:value-type="float">
            <text:p>6.643257</text:p>
          </table:table-cell>
          <table:table-cell office:value-type="float" office:value="6.5868578667" calcext:value-type="float">
            <text:p>6.5868578667</text:p>
          </table:table-cell>
          <table:table-cell table:formula="of:=POWER([.C711]-6.75;2)" office:value-type="float" office:value="0.026615355657675" calcext:value-type="float">
            <text:p>0.026615355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56876" calcext:value-type="float">
            <text:p>6.656876</text:p>
          </table:table-cell>
          <table:table-cell office:value-type="float" office:value="6.5865281576" calcext:value-type="float">
            <text:p>6.5865281576</text:p>
          </table:table-cell>
          <table:table-cell table:formula="of:=POWER([.C712]-6.75;2)" office:value-type="float" office:value="0.0267230432576504" calcext:value-type="float">
            <text:p>0.026723043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70532" calcext:value-type="float">
            <text:p>6.670532</text:p>
          </table:table-cell>
          <table:table-cell office:value-type="float" office:value="6.5860310061" calcext:value-type="float">
            <text:p>6.5860310061</text:p>
          </table:table-cell>
          <table:table-cell table:formula="of:=POWER([.C713]-6.75;2)" office:value-type="float" office:value="0.0268858309605783" calcext:value-type="float">
            <text:p>0.02688583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84318" calcext:value-type="float">
            <text:p>6.684318</text:p>
          </table:table-cell>
          <table:table-cell office:value-type="float" office:value="6.5853610545" calcext:value-type="float">
            <text:p>6.5853610545</text:p>
          </table:table-cell>
          <table:table-cell table:formula="of:=POWER([.C714]-6.75;2)" office:value-type="float" office:value="0.027105982375352" calcext:value-type="float">
            <text:p>0.027105982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698231" calcext:value-type="float">
            <text:p>6.698231</text:p>
          </table:table-cell>
          <table:table-cell office:value-type="float" office:value="6.5845114667" calcext:value-type="float">
            <text:p>6.5845114667</text:p>
          </table:table-cell>
          <table:table-cell table:formula="of:=POWER([.C715]-6.75;2)" office:value-type="float" office:value="0.0273864546537851" calcext:value-type="float">
            <text:p>0.027386454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12168" calcext:value-type="float">
            <text:p>6.712168</text:p>
          </table:table-cell>
          <table:table-cell office:value-type="float" office:value="6.583475503" calcext:value-type="float">
            <text:p>6.583475503</text:p>
          </table:table-cell>
          <table:table-cell table:formula="of:=POWER([.C716]-6.75;2)" office:value-type="float" office:value="0.0277304081011031" calcext:value-type="float">
            <text:p>0.027730408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25932" calcext:value-type="float">
            <text:p>6.725932</text:p>
          </table:table-cell>
          <table:table-cell office:value-type="float" office:value="6.5822482121" calcext:value-type="float">
            <text:p>6.5822482121</text:p>
          </table:table-cell>
          <table:table-cell table:formula="of:=POWER([.C717]-6.75;2)" office:value-type="float" office:value="0.0281406623436467" calcext:value-type="float">
            <text:p>0.028140662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39274" calcext:value-type="float">
            <text:p>6.739274</text:p>
          </table:table-cell>
          <table:table-cell office:value-type="float" office:value="6.580827897" calcext:value-type="float">
            <text:p>6.580827897</text:p>
          </table:table-cell>
          <table:table-cell table:formula="of:=POWER([.C718]-6.75;2)" office:value-type="float" office:value="0.0286192004334427" calcext:value-type="float">
            <text:p>0.028619200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51938" calcext:value-type="float">
            <text:p>6.751938</text:p>
          </table:table-cell>
          <table:table-cell office:value-type="float" office:value="6.5792170364" calcext:value-type="float">
            <text:p>6.5792170364</text:p>
          </table:table-cell>
          <table:table-cell table:formula="of:=POWER([.C719]-6.75;2)" office:value-type="float" office:value="0.0291668206559989" calcext:value-type="float">
            <text:p>0.0291668207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63708" calcext:value-type="float">
            <text:p>6.763708</text:p>
          </table:table-cell>
          <table:table-cell office:value-type="float" office:value="6.577422503" calcext:value-type="float">
            <text:p>6.577422503</text:p>
          </table:table-cell>
          <table:table-cell table:formula="of:=POWER([.C720]-6.75;2)" office:value-type="float" office:value="0.0297829924707849" calcext:value-type="float">
            <text:p>0.029782992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74452" calcext:value-type="float">
            <text:p>6.774452</text:p>
          </table:table-cell>
          <table:table-cell office:value-type="float" office:value="6.5754550485" calcext:value-type="float">
            <text:p>6.5754550485</text:p>
          </table:table-cell>
          <table:table-cell table:formula="of:=POWER([.C721]-6.75;2)" office:value-type="float" office:value="0.0304659400941373" calcext:value-type="float">
            <text:p>0.030465940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84134" calcext:value-type="float">
            <text:p>6.784134</text:p>
          </table:table-cell>
          <table:table-cell office:value-type="float" office:value="6.5733281758" calcext:value-type="float">
            <text:p>6.5733281758</text:p>
          </table:table-cell>
          <table:table-cell table:formula="of:=POWER([.C722]-6.75;2)" office:value-type="float" office:value="0.0312129334661556" calcext:value-type="float">
            <text:p>0.0312129335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92812" calcext:value-type="float">
            <text:p>6.792812</text:p>
          </table:table-cell>
          <table:table-cell office:value-type="float" office:value="6.5710566848" calcext:value-type="float">
            <text:p>6.5710566848</text:p>
          </table:table-cell>
          <table:table-cell table:formula="of:=POWER([.C723]-6.75;2)" office:value-type="float" office:value="0.0320207100547665" calcext:value-type="float">
            <text:p>0.03202071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00608" calcext:value-type="float">
            <text:p>6.800608</text:p>
          </table:table-cell>
          <table:table-cell office:value-type="float" office:value="6.5686551818" calcext:value-type="float">
            <text:p>6.5686551818</text:p>
          </table:table-cell>
          <table:table-cell table:formula="of:=POWER([.C724]-6.75;2)" office:value-type="float" office:value="0.0328859430879909" calcext:value-type="float">
            <text:p>0.032885943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807671" calcext:value-type="float">
            <text:p>6.807671</text:p>
          </table:table-cell>
          <table:table-cell office:value-type="float" office:value="6.5661367212" calcext:value-type="float">
            <text:p>6.5661367212</text:p>
          </table:table-cell>
          <table:table-cell table:formula="of:=POWER([.C725]-6.75;2)" office:value-type="float" office:value="0.0338057052910864" calcext:value-type="float">
            <text:p>0.033805705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81414" calcext:value-type="float">
            <text:p>6.81414</text:p>
          </table:table-cell>
          <table:table-cell office:value-type="float" office:value="6.5635118182" calcext:value-type="float">
            <text:p>6.5635118182</text:p>
          </table:table-cell>
          <table:table-cell table:formula="of:=POWER([.C726]-6.75;2)" office:value-type="float" office:value="0.0347778419510697" calcext:value-type="float">
            <text:p>0.03477784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820107" calcext:value-type="float">
            <text:p>6.820107</text:p>
          </table:table-cell>
          <table:table-cell office:value-type="float" office:value="6.5607877636" calcext:value-type="float">
            <text:p>6.5607877636</text:p>
          </table:table-cell>
          <table:table-cell table:formula="of:=POWER([.C727]-6.75;2)" office:value-type="float" office:value="0.0358012704034893" calcext:value-type="float">
            <text:p>0.035801270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25613" calcext:value-type="float">
            <text:p>6.825613</text:p>
          </table:table-cell>
          <table:table-cell office:value-type="float" office:value="6.5579683273" calcext:value-type="float">
            <text:p>6.5579683273</text:p>
          </table:table-cell>
          <table:table-cell table:formula="of:=POWER([.C728]-6.75;2)" office:value-type="float" office:value="0.0368761633199598" calcext:value-type="float">
            <text:p>0.036876163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830642" calcext:value-type="float">
            <text:p>6.830642</text:p>
          </table:table-cell>
          <table:table-cell office:value-type="float" office:value="6.5550536909" calcext:value-type="float">
            <text:p>6.5550536909</text:p>
          </table:table-cell>
          <table:table-cell table:formula="of:=POWER([.C729]-6.75;2)" office:value-type="float" office:value="0.0380040634317126" calcext:value-type="float">
            <text:p>0.038004063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835145" calcext:value-type="float">
            <text:p>6.835145</text:p>
          </table:table-cell>
          <table:table-cell office:value-type="float" office:value="6.5520406788" calcext:value-type="float">
            <text:p>6.5520406788</text:p>
          </table:table-cell>
          <table:table-cell table:formula="of:=POWER([.C730]-6.75;2)" office:value-type="float" office:value="0.0391878928499647" calcext:value-type="float">
            <text:p>0.039187892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39055" calcext:value-type="float">
            <text:p>6.839055</text:p>
          </table:table-cell>
          <table:table-cell office:value-type="float" office:value="6.5489232" calcext:value-type="float">
            <text:p>6.5489232</text:p>
          </table:table-cell>
          <table:table-cell table:formula="of:=POWER([.C731]-6.75;2)" office:value-type="float" office:value="0.04043187949824" calcext:value-type="float">
            <text:p>0.040431879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84231" calcext:value-type="float">
            <text:p>6.84231</text:p>
          </table:table-cell>
          <table:table-cell office:value-type="float" office:value="6.5456929091" calcext:value-type="float">
            <text:p>6.5456929091</text:p>
          </table:table-cell>
          <table:table-cell table:formula="of:=POWER([.C732]-6.75;2)" office:value-type="float" office:value="0.041741387392021" calcext:value-type="float">
            <text:p>0.0417413874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844862" calcext:value-type="float">
            <text:p>6.844862</text:p>
          </table:table-cell>
          <table:table-cell office:value-type="float" office:value="6.5423400727" calcext:value-type="float">
            <text:p>6.5423400727</text:p>
          </table:table-cell>
          <table:table-cell table:formula="of:=POWER([.C733]-6.75;2)" office:value-type="float" office:value="0.0431226454062413" calcext:value-type="float">
            <text:p>0.043122645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846682" calcext:value-type="float">
            <text:p>6.846682</text:p>
          </table:table-cell>
          <table:table-cell office:value-type="float" office:value="6.538854503" calcext:value-type="float">
            <text:p>6.538854503</text:p>
          </table:table-cell>
          <table:table-cell table:formula="of:=POWER([.C734]-6.75;2)" office:value-type="float" office:value="0.0445824209033772" calcext:value-type="float">
            <text:p>0.044582420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47751" calcext:value-type="float">
            <text:p>6.847751</text:p>
          </table:table-cell>
          <table:table-cell office:value-type="float" office:value="6.5352262667" calcext:value-type="float">
            <text:p>6.5352262667</text:p>
          </table:table-cell>
          <table:table-cell table:formula="of:=POWER([.C735]-6.75;2)" office:value-type="float" office:value="0.0461277565156193" calcext:value-type="float">
            <text:p>0.046127756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48054" calcext:value-type="float">
            <text:p>6.848054</text:p>
          </table:table-cell>
          <table:table-cell office:value-type="float" office:value="6.5314460242" calcext:value-type="float">
            <text:p>6.5314460242</text:p>
          </table:table-cell>
          <table:table-cell table:formula="of:=POWER([.C736]-6.75;2)" office:value-type="float" office:value="0.047765840337987" calcext:value-type="float">
            <text:p>0.0477658403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47562" calcext:value-type="float">
            <text:p>6.847562</text:p>
          </table:table-cell>
          <table:table-cell office:value-type="float" office:value="6.5275045394" calcext:value-type="float">
            <text:p>6.5275045394</text:p>
          </table:table-cell>
          <table:table-cell table:formula="of:=POWER([.C737]-6.75;2)" office:value-type="float" office:value="0.0495042299876063" calcext:value-type="float">
            <text:p>0.0495042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46231" calcext:value-type="float">
            <text:p>6.846231</text:p>
          </table:table-cell>
          <table:table-cell office:value-type="float" office:value="6.5233912182" calcext:value-type="float">
            <text:p>6.5233912182</text:p>
          </table:table-cell>
          <table:table-cell table:formula="of:=POWER([.C738]-6.75;2)" office:value-type="float" office:value="0.0513515399888798" calcext:value-type="float">
            <text:p>0.0513515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43999" calcext:value-type="float">
            <text:p>6.843999</text:p>
          </table:table-cell>
          <table:table-cell office:value-type="float" office:value="6.5190911515" calcext:value-type="float">
            <text:p>6.5190911515</text:p>
          </table:table-cell>
          <table:table-cell table:formula="of:=POWER([.C739]-6.75;2)" office:value-type="float" office:value="0.0533188963155961" calcext:value-type="float">
            <text:p>0.053318896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4079" calcext:value-type="float">
            <text:p>6.84079</text:p>
          </table:table-cell>
          <table:table-cell office:value-type="float" office:value="6.5145800303" calcext:value-type="float">
            <text:p>6.5145800303</text:p>
          </table:table-cell>
          <table:table-cell table:formula="of:=POWER([.C740]-6.75;2)" office:value-type="float" office:value="0.0554225621335488" calcext:value-type="float">
            <text:p>0.055422562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36519" calcext:value-type="float">
            <text:p>6.836519</text:p>
          </table:table-cell>
          <table:table-cell office:value-type="float" office:value="6.5098149939" calcext:value-type="float">
            <text:p>6.5098149939</text:p>
          </table:table-cell>
          <table:table-cell table:formula="of:=POWER([.C741]-6.75;2)" office:value-type="float" office:value="0.057688837155257" calcext:value-type="float">
            <text:p>0.057688837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31108" calcext:value-type="float">
            <text:p>6.831108</text:p>
          </table:table-cell>
          <table:table-cell office:value-type="float" office:value="6.5047156242" calcext:value-type="float">
            <text:p>6.5047156242</text:p>
          </table:table-cell>
          <table:table-cell table:formula="of:=POWER([.C742]-6.75;2)" office:value-type="float" office:value="0.0601644250115956" calcext:value-type="float">
            <text:p>0.06016442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24484" calcext:value-type="float">
            <text:p>6.824484</text:p>
          </table:table-cell>
          <table:table-cell office:value-type="float" office:value="6.4991153939" calcext:value-type="float">
            <text:p>6.4991153939</text:p>
          </table:table-cell>
          <table:table-cell table:formula="of:=POWER([.C743]-6.75;2)" office:value-type="float" office:value="0.062943085577952" calcext:value-type="float">
            <text:p>0.062943085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16585" calcext:value-type="float">
            <text:p>6.816585</text:p>
          </table:table-cell>
          <table:table-cell office:value-type="float" office:value="6.4925976182" calcext:value-type="float">
            <text:p>6.4925976182</text:p>
          </table:table-cell>
          <table:table-cell table:formula="of:=POWER([.C744]-6.75;2)" office:value-type="float" office:value="0.0662559861563132" calcext:value-type="float">
            <text:p>0.066255986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07352" calcext:value-type="float">
            <text:p>6.807352</text:p>
          </table:table-cell>
          <table:table-cell office:value-type="float" office:value="6.4835792606" calcext:value-type="float">
            <text:p>6.4835792606</text:p>
          </table:table-cell>
          <table:table-cell table:formula="of:=POWER([.C745]-6.75;2)" office:value-type="float" office:value="0.0709800103824427" calcext:value-type="float">
            <text:p>0.070980010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96725" calcext:value-type="float">
            <text:p>6.796725</text:p>
          </table:table-cell>
          <table:table-cell office:value-type="float" office:value="6.4746168606" calcext:value-type="float">
            <text:p>6.4746168606</text:p>
          </table:table-cell>
          <table:table-cell table:formula="of:=POWER([.C746]-6.75;2)" office:value-type="float" office:value="0.0758358734657997" calcext:value-type="float">
            <text:p>0.075835873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8463" calcext:value-type="float">
            <text:p>6.78463</text:p>
          </table:table-cell>
          <table:table-cell office:value-type="float" office:value="6.4772813697" calcext:value-type="float">
            <text:p>6.4772813697</text:p>
          </table:table-cell>
          <table:table-cell table:formula="of:=POWER([.C747]-6.75;2)" office:value-type="float" office:value="0.0743754513127081" calcext:value-type="float">
            <text:p>0.07437545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70985" calcext:value-type="float">
            <text:p>6.770985</text:p>
          </table:table-cell>
          <table:table-cell office:value-type="float" office:value="6.4765247152" calcext:value-type="float">
            <text:p>6.4765247152</text:p>
          </table:table-cell>
          <table:table-cell table:formula="of:=POWER([.C748]-6.75;2)" office:value-type="float" office:value="0.0747887313964411" calcext:value-type="float">
            <text:p>0.07478873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55702" calcext:value-type="float">
            <text:p>6.755702</text:p>
          </table:table-cell>
          <table:table-cell office:value-type="float" office:value="6.4747677273" calcext:value-type="float">
            <text:p>6.4747677273</text:p>
          </table:table-cell>
          <table:table-cell table:formula="of:=POWER([.C749]-6.75;2)" office:value-type="float" office:value="0.0757528039356073" calcext:value-type="float">
            <text:p>0.075752803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38712" calcext:value-type="float">
            <text:p>6.738712</text:p>
          </table:table-cell>
          <table:table-cell office:value-type="float" office:value="6.4725772121" calcext:value-type="float">
            <text:p>6.4725772121</text:p>
          </table:table-cell>
          <table:table-cell table:formula="of:=POWER([.C750]-6.75;2)" office:value-type="float" office:value="0.0769634032462084" calcext:value-type="float">
            <text:p>0.0769634032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19992" calcext:value-type="float">
            <text:p>6.719992</text:p>
          </table:table-cell>
          <table:table-cell office:value-type="float" office:value="6.4701848788" calcext:value-type="float">
            <text:p>6.4701848788</text:p>
          </table:table-cell>
          <table:table-cell table:formula="of:=POWER([.C751]-6.75;2)" office:value-type="float" office:value="0.0782965020521709" calcext:value-type="float">
            <text:p>0.078296502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99608" calcext:value-type="float">
            <text:p>6.699608</text:p>
          </table:table-cell>
          <table:table-cell office:value-type="float" office:value="6.4677127697" calcext:value-type="float">
            <text:p>6.4677127697</text:p>
          </table:table-cell>
          <table:table-cell table:formula="of:=POWER([.C752]-6.75;2)" office:value-type="float" office:value="0.0796860803904451" calcext:value-type="float">
            <text:p>0.079686080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77756" calcext:value-type="float">
            <text:p>6.677756</text:p>
          </table:table-cell>
          <table:table-cell office:value-type="float" office:value="6.4652345818" calcext:value-type="float">
            <text:p>6.4652345818</text:p>
          </table:table-cell>
          <table:table-cell table:formula="of:=POWER([.C753]-6.75;2)" office:value-type="float" office:value="0.081091343402621" calcext:value-type="float">
            <text:p>0.081091343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54795" calcext:value-type="float">
            <text:p>6.654795</text:p>
          </table:table-cell>
          <table:table-cell office:value-type="float" office:value="6.4627983939" calcext:value-type="float">
            <text:p>6.4627983939</text:p>
          </table:table-cell>
          <table:table-cell table:formula="of:=POWER([.C754]-6.75;2)" office:value-type="float" office:value="0.0824847625464196" calcext:value-type="float">
            <text:p>0.082484762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31263" calcext:value-type="float">
            <text:p>6.631263</text:p>
          </table:table-cell>
          <table:table-cell office:value-type="float" office:value="6.4604372788" calcext:value-type="float">
            <text:p>6.4604372788</text:p>
          </table:table-cell>
          <table:table-cell table:formula="of:=POWER([.C755]-6.75;2)" office:value-type="float" office:value="0.0838465695087491" calcext:value-type="float">
            <text:p>0.0838465695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07872" calcext:value-type="float">
            <text:p>6.607872</text:p>
          </table:table-cell>
          <table:table-cell office:value-type="float" office:value="6.4581751273" calcext:value-type="float">
            <text:p>6.4581751273</text:p>
          </table:table-cell>
          <table:table-cell table:formula="of:=POWER([.C756]-6.75;2)" office:value-type="float" office:value="0.0851617563263714" calcext:value-type="float">
            <text:p>0.0851617563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85458" calcext:value-type="float">
            <text:p>6.585458</text:p>
          </table:table-cell>
          <table:table-cell office:value-type="float" office:value="6.4560300485" calcext:value-type="float">
            <text:p>6.4560300485</text:p>
          </table:table-cell>
          <table:table-cell table:formula="of:=POWER([.C757]-6.75;2)" office:value-type="float" office:value="0.0864183323849125" calcext:value-type="float">
            <text:p>0.086418332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564894" calcext:value-type="float">
            <text:p>6.564894</text:p>
          </table:table-cell>
          <table:table-cell office:value-type="float" office:value="6.4540163091" calcext:value-type="float">
            <text:p>6.4540163091</text:p>
          </table:table-cell>
          <table:table-cell table:formula="of:=POWER([.C758]-6.75;2)" office:value-type="float" office:value="0.0876063452787867" calcext:value-type="float">
            <text:p>0.087606345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46965" calcext:value-type="float">
            <text:p>6.546965</text:p>
          </table:table-cell>
          <table:table-cell office:value-type="float" office:value="6.4521452242" calcext:value-type="float">
            <text:p>6.4521452242</text:p>
          </table:table-cell>
          <table:table-cell table:formula="of:=POWER([.C759]-6.75;2)" office:value-type="float" office:value="0.0887174674668684" calcext:value-type="float">
            <text:p>0.088717467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32226" calcext:value-type="float">
            <text:p>6.532226</text:p>
          </table:table-cell>
          <table:table-cell office:value-type="float" office:value="6.4504254424" calcext:value-type="float">
            <text:p>6.4504254424</text:p>
          </table:table-cell>
          <table:table-cell table:formula="of:=POWER([.C760]-6.75;2)" office:value-type="float" office:value="0.0897449155612356" calcext:value-type="float">
            <text:p>0.089744915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20872" calcext:value-type="float">
            <text:p>6.520872</text:p>
          </table:table-cell>
          <table:table-cell office:value-type="float" office:value="6.4488630424" calcext:value-type="float">
            <text:p>6.4488630424</text:p>
          </table:table-cell>
          <table:table-cell table:formula="of:=POWER([.C761]-6.75;2)" office:value-type="float" office:value="0.0906834672325841" calcext:value-type="float">
            <text:p>0.090683467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12641" calcext:value-type="float">
            <text:p>6.512641</text:p>
          </table:table-cell>
          <table:table-cell office:value-type="float" office:value="6.4474617818" calcext:value-type="float">
            <text:p>6.4474617818</text:p>
          </table:table-cell>
          <table:table-cell table:formula="of:=POWER([.C762]-6.75;2)" office:value-type="float" office:value="0.0915293734716306" calcext:value-type="float">
            <text:p>0.091529373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506806" calcext:value-type="float">
            <text:p>6.506806</text:p>
          </table:table-cell>
          <table:table-cell office:value-type="float" office:value="6.4462238061" calcext:value-type="float">
            <text:p>6.4462238061</text:p>
          </table:table-cell>
          <table:table-cell table:formula="of:=POWER([.C763]-6.75;2)" office:value-type="float" office:value="0.0922799759803705" calcext:value-type="float">
            <text:p>0.09227997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502249" calcext:value-type="float">
            <text:p>6.502249</text:p>
          </table:table-cell>
          <table:table-cell office:value-type="float" office:value="6.4451506788" calcext:value-type="float">
            <text:p>6.4451506788</text:p>
          </table:table-cell>
          <table:table-cell table:formula="of:=POWER([.C764]-6.75;2)" office:value-type="float" office:value="0.0929331086361007" calcext:value-type="float">
            <text:p>0.0929331086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97625" calcext:value-type="float">
            <text:p>6.497625</text:p>
          </table:table-cell>
          <table:table-cell office:value-type="float" office:value="6.4442445818" calcext:value-type="float">
            <text:p>6.4442445818</text:p>
          </table:table-cell>
          <table:table-cell table:formula="of:=POWER([.C765]-6.75;2)" office:value-type="float" office:value="0.0934863757586571" calcext:value-type="float">
            <text:p>0.0934863758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491585" calcext:value-type="float">
            <text:p>6.491585</text:p>
          </table:table-cell>
          <table:table-cell office:value-type="float" office:value="6.4435094182" calcext:value-type="float">
            <text:p>6.4435094182</text:p>
          </table:table-cell>
          <table:table-cell table:formula="of:=POWER([.C766]-6.75;2)" office:value-type="float" office:value="0.0939364767321027" calcext:value-type="float">
            <text:p>0.093936476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483017" calcext:value-type="float">
            <text:p>6.483017</text:p>
          </table:table-cell>
          <table:table-cell office:value-type="float" office:value="6.4429513818" calcext:value-type="float">
            <text:p>6.4429513818</text:p>
          </table:table-cell>
          <table:table-cell table:formula="of:=POWER([.C767]-6.75;2)" office:value-type="float" office:value="0.0942788539385291" calcext:value-type="float">
            <text:p>0.0942788539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71249" calcext:value-type="float">
            <text:p>6.471249</text:p>
          </table:table-cell>
          <table:table-cell office:value-type="float" office:value="6.442578897" calcext:value-type="float">
            <text:p>6.442578897</text:p>
          </table:table-cell>
          <table:table-cell table:formula="of:=POWER([.C768]-6.75;2)" office:value-type="float" office:value="0.0945077345697368" calcext:value-type="float">
            <text:p>0.094507734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56174" calcext:value-type="float">
            <text:p>6.456174</text:p>
          </table:table-cell>
          <table:table-cell office:value-type="float" office:value="6.4424018" calcext:value-type="float">
            <text:p>6.4424018</text:p>
          </table:table-cell>
          <table:table-cell table:formula="of:=POWER([.C769]-6.75;2)" office:value-type="float" office:value="0.0946166526432401" calcext:value-type="float">
            <text:p>0.094616652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38274" calcext:value-type="float">
            <text:p>6.438274</text:p>
          </table:table-cell>
          <table:table-cell office:value-type="float" office:value="6.4424299333" calcext:value-type="float">
            <text:p>6.4424299333</text:p>
          </table:table-cell>
          <table:table-cell table:formula="of:=POWER([.C770]-6.75;2)" office:value-type="float" office:value="0.0945993459298426" calcext:value-type="float">
            <text:p>0.094599345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41853" calcext:value-type="float">
            <text:p>6.41853</text:p>
          </table:table-cell>
          <table:table-cell office:value-type="float" office:value="6.4426714061" calcext:value-type="float">
            <text:p>6.4426714061</text:p>
          </table:table-cell>
          <table:table-cell table:formula="of:=POWER([.C771]-6.75;2)" office:value-type="float" office:value="0.0944508646285513" calcext:value-type="float">
            <text:p>0.0944508646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98243" calcext:value-type="float">
            <text:p>6.398243</text:p>
          </table:table-cell>
          <table:table-cell office:value-type="float" office:value="6.4431308303" calcext:value-type="float">
            <text:p>6.4431308303</text:p>
          </table:table-cell>
          <table:table-cell table:formula="of:=POWER([.C772]-6.75;2)" office:value-type="float" office:value="0.0941686873123672" calcext:value-type="float">
            <text:p>0.094168687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378796" calcext:value-type="float">
            <text:p>6.378796</text:p>
          </table:table-cell>
          <table:table-cell office:value-type="float" office:value="6.4438078909" calcext:value-type="float">
            <text:p>6.4438078909</text:p>
          </table:table-cell>
          <table:table-cell table:formula="of:=POWER([.C773]-6.75;2)" office:value-type="float" office:value="0.0937536076751066" calcext:value-type="float">
            <text:p>0.0937536077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361399" calcext:value-type="float">
            <text:p>6.361399</text:p>
          </table:table-cell>
          <table:table-cell office:value-type="float" office:value="6.4446966" calcext:value-type="float">
            <text:p>6.4446966</text:p>
          </table:table-cell>
          <table:table-cell table:formula="of:=POWER([.C774]-6.75;2)" office:value-type="float" office:value="0.0932101660515598" calcext:value-type="float">
            <text:p>0.0932101661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46872" calcext:value-type="float">
            <text:p>6.346872</text:p>
          </table:table-cell>
          <table:table-cell office:value-type="float" office:value="6.4457854545" calcext:value-type="float">
            <text:p>6.4457854545</text:p>
          </table:table-cell>
          <table:table-cell table:formula="of:=POWER([.C775]-6.75;2)" office:value-type="float" office:value="0.0925464896937715" calcext:value-type="float">
            <text:p>0.092546489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335492" calcext:value-type="float">
            <text:p>6.335492</text:p>
          </table:table-cell>
          <table:table-cell office:value-type="float" office:value="6.4470585697" calcext:value-type="float">
            <text:p>6.4470585697</text:p>
          </table:table-cell>
          <table:table-cell table:formula="of:=POWER([.C776]-6.75;2)" office:value-type="float" office:value="0.0917735101922096" calcext:value-type="float">
            <text:p>0.091773510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32694" calcext:value-type="float">
            <text:p>6.32694</text:p>
          </table:table-cell>
          <table:table-cell office:value-type="float" office:value="6.4484978" calcext:value-type="float">
            <text:p>6.4484978</text:p>
          </table:table-cell>
          <table:table-cell table:formula="of:=POWER([.C777]-6.75;2)" office:value-type="float" office:value="0.0909035766048399" calcext:value-type="float">
            <text:p>0.090903576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20343" calcext:value-type="float">
            <text:p>6.320343</text:p>
          </table:table-cell>
          <table:table-cell office:value-type="float" office:value="6.4500854848" calcext:value-type="float">
            <text:p>6.4500854848</text:p>
          </table:table-cell>
          <table:table-cell table:formula="of:=POWER([.C778]-6.75;2)" office:value-type="float" office:value="0.0899487164276512" calcext:value-type="float">
            <text:p>0.089948716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314412" calcext:value-type="float">
            <text:p>6.314412</text:p>
          </table:table-cell>
          <table:table-cell office:value-type="float" office:value="6.4518075091" calcext:value-type="float">
            <text:p>6.4518075091</text:p>
          </table:table-cell>
          <table:table-cell table:formula="of:=POWER([.C779]-6.75;2)" office:value-type="float" office:value="0.0889187616291466" calcext:value-type="float">
            <text:p>0.088918761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30763" calcext:value-type="float">
            <text:p>6.30763</text:p>
          </table:table-cell>
          <table:table-cell office:value-type="float" office:value="6.4536560788" calcext:value-type="float">
            <text:p>6.4536560788</text:p>
          </table:table-cell>
          <table:table-cell table:formula="of:=POWER([.C780]-6.75;2)" office:value-type="float" office:value="0.0878197196321919" calcext:value-type="float">
            <text:p>0.087819719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298472" calcext:value-type="float">
            <text:p>6.298472</text:p>
          </table:table-cell>
          <table:table-cell office:value-type="float" office:value="6.4556317636" calcext:value-type="float">
            <text:p>6.4556317636</text:p>
          </table:table-cell>
          <table:table-cell table:formula="of:=POWER([.C781]-6.75;2)" office:value-type="float" office:value="0.0866526586012465" calcext:value-type="float">
            <text:p>0.086652658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285603" calcext:value-type="float">
            <text:p>6.285603</text:p>
          </table:table-cell>
          <table:table-cell office:value-type="float" office:value="6.4577444182" calcext:value-type="float">
            <text:p>6.4577444182</text:p>
          </table:table-cell>
          <table:table-cell table:formula="of:=POWER([.C782]-6.75;2)" office:value-type="float" office:value="0.0854133250932566" calcext:value-type="float">
            <text:p>0.0854133251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268013" calcext:value-type="float">
            <text:p>6.268013</text:p>
          </table:table-cell>
          <table:table-cell office:value-type="float" office:value="6.4600127879" calcext:value-type="float">
            <text:p>6.4600127879</text:p>
          </table:table-cell>
          <table:table-cell table:formula="of:=POWER([.C783]-6.75;2)" office:value-type="float" office:value="0.0840925831815303" calcext:value-type="float">
            <text:p>0.084092583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245072" calcext:value-type="float">
            <text:p>6.245072</text:p>
          </table:table-cell>
          <table:table-cell office:value-type="float" office:value="6.4624630061" calcext:value-type="float">
            <text:p>6.4624630061</text:p>
          </table:table-cell>
          <table:table-cell table:formula="of:=POWER([.C784]-6.75;2)" office:value-type="float" office:value="0.0826775228610486" calcext:value-type="float">
            <text:p>0.0826775229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216457" calcext:value-type="float">
            <text:p>6.216457</text:p>
          </table:table-cell>
          <table:table-cell office:value-type="float" office:value="6.4651263394" calcext:value-type="float">
            <text:p>6.4651263394</text:p>
          </table:table-cell>
          <table:table-cell table:formula="of:=POWER([.C785]-6.75;2)" office:value-type="float" office:value="0.0811530025036439" calcext:value-type="float">
            <text:p>0.081153002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181949" calcext:value-type="float">
            <text:p>6.181949</text:p>
          </table:table-cell>
          <table:table-cell office:value-type="float" office:value="6.4680369273" calcext:value-type="float">
            <text:p>6.4680369273</text:p>
          </table:table-cell>
          <table:table-cell table:formula="of:=POWER([.C786]-6.75;2)" office:value-type="float" office:value="0.0795031743664255" calcext:value-type="float">
            <text:p>0.079503174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141025" calcext:value-type="float">
            <text:p>6.141025</text:p>
          </table:table-cell>
          <table:table-cell office:value-type="float" office:value="6.4712305273" calcext:value-type="float">
            <text:p>6.4712305273</text:p>
          </table:table-cell>
          <table:table-cell table:formula="of:=POWER([.C787]-6.75;2)" office:value-type="float" office:value="0.0777124189094358" calcext:value-type="float">
            <text:p>0.077712418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092083" calcext:value-type="float">
            <text:p>6.092083</text:p>
          </table:table-cell>
          <table:table-cell office:value-type="float" office:value="6.4747455818" calcext:value-type="float">
            <text:p>6.4747455818</text:p>
          </table:table-cell>
          <table:table-cell table:formula="of:=POWER([.C788]-6.75;2)" office:value-type="float" office:value="0.0757649947386207" calcext:value-type="float">
            <text:p>0.075764994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030624" calcext:value-type="float">
            <text:p>6.030624</text:p>
          </table:table-cell>
          <table:table-cell office:value-type="float" office:value="6.4786291576" calcext:value-type="float">
            <text:p>6.4786291576</text:p>
          </table:table-cell>
          <table:table-cell table:formula="of:=POWER([.C789]-6.75;2)" office:value-type="float" office:value="0.0736421341048855" calcext:value-type="float">
            <text:p>0.073642134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943509" calcext:value-type="float">
            <text:p>5.943509</text:p>
          </table:table-cell>
          <table:table-cell office:value-type="float" office:value="6.4829541879" calcext:value-type="float">
            <text:p>6.4829541879</text:p>
          </table:table-cell>
          <table:table-cell table:formula="of:=POWER([.C790]-6.75;2)" office:value-type="float" office:value="0.0713134657601486" calcext:value-type="float">
            <text:p>0.0713134658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781474" calcext:value-type="float">
            <text:p>5.781474</text:p>
          </table:table-cell>
          <table:table-cell office:value-type="float" office:value="6.487871897" calcext:value-type="float">
            <text:p>6.487871897</text:p>
          </table:table-cell>
          <table:table-cell table:formula="of:=POWER([.C791]-6.75;2)" office:value-type="float" office:value="0.0687111423823787" calcext:value-type="float">
            <text:p>0.068711142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135627" calcext:value-type="float">
            <text:p>5.135627</text:p>
          </table:table-cell>
          <table:table-cell office:value-type="float" office:value="6.4938311636" calcext:value-type="float">
            <text:p>6.4938311636</text:p>
          </table:table-cell>
          <table:table-cell table:formula="of:=POWER([.C792]-6.75;2)" office:value-type="float" office:value="0.0656224727425298" calcext:value-type="float">
            <text:p>0.0656224727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34906" calcext:value-type="float">
            <text:p>7.34906</text:p>
          </table:table-cell>
          <table:table-cell office:value-type="float" office:value="6.5037587939" calcext:value-type="float">
            <text:p>6.5037587939</text:p>
          </table:table-cell>
          <table:table-cell table:formula="of:=POWER([.C793]-6.75;2)" office:value-type="float" office:value="0.0606347315815825" calcext:value-type="float">
            <text:p>0.060634731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4811" calcext:value-type="float">
            <text:p>6.44811</text:p>
          </table:table-cell>
          <table:table-cell office:value-type="float" office:value="6.5003209879" calcext:value-type="float">
            <text:p>6.5003209879</text:p>
          </table:table-cell>
          <table:table-cell table:formula="of:=POWER([.C794]-6.75;2)" office:value-type="float" office:value="0.0623396090832318" calcext:value-type="float">
            <text:p>0.062339609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280811" calcext:value-type="float">
            <text:p>6.280811</text:p>
          </table:table-cell>
          <table:table-cell office:value-type="float" office:value="6.5023892364" calcext:value-type="float">
            <text:p>6.5023892364</text:p>
          </table:table-cell>
          <table:table-cell table:formula="of:=POWER([.C795]-6.75;2)" office:value-type="float" office:value="0.0613110902505751" calcext:value-type="float">
            <text:p>0.0613110903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210963" calcext:value-type="float">
            <text:p>6.210963</text:p>
          </table:table-cell>
          <table:table-cell office:value-type="float" office:value="6.505515297" calcext:value-type="float">
            <text:p>6.505515297</text:p>
          </table:table-cell>
          <table:table-cell table:formula="of:=POWER([.C796]-6.75;2)" office:value-type="float" office:value="0.059772770000998" calcext:value-type="float">
            <text:p>0.0597727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177854" calcext:value-type="float">
            <text:p>6.177854</text:p>
          </table:table-cell>
          <table:table-cell office:value-type="float" office:value="6.5091084242" calcext:value-type="float">
            <text:p>6.5091084242</text:p>
          </table:table-cell>
          <table:table-cell table:formula="of:=POWER([.C797]-6.75;2)" office:value-type="float" office:value="0.0580287512914072" calcext:value-type="float">
            <text:p>0.0580287513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165669" calcext:value-type="float">
            <text:p>6.165669</text:p>
          </table:table-cell>
          <table:table-cell office:value-type="float" office:value="6.5129472182" calcext:value-type="float">
            <text:p>6.5129472182</text:p>
          </table:table-cell>
          <table:table-cell table:formula="of:=POWER([.C798]-6.75;2)" office:value-type="float" office:value="0.0561940213591185" calcext:value-type="float">
            <text:p>0.056194021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168038" calcext:value-type="float">
            <text:p>6.168038</text:p>
          </table:table-cell>
          <table:table-cell office:value-type="float" office:value="6.5169068424" calcext:value-type="float">
            <text:p>6.5169068424</text:p>
          </table:table-cell>
          <table:table-cell table:formula="of:=POWER([.C799]-6.75;2)" office:value-type="float" office:value="0.0543324201199384" calcext:value-type="float">
            <text:p>0.054332420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181147" calcext:value-type="float">
            <text:p>6.181147</text:p>
          </table:table-cell>
          <table:table-cell office:value-type="float" office:value="6.5209008909" calcext:value-type="float">
            <text:p>6.5209008909</text:p>
          </table:table-cell>
          <table:table-cell table:formula="of:=POWER([.C800]-6.75;2)" office:value-type="float" office:value="0.0524864017904136" calcext:value-type="float">
            <text:p>0.052486401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201811" calcext:value-type="float">
            <text:p>6.201811</text:p>
          </table:table-cell>
          <table:table-cell office:value-type="float" office:value="6.5248649273" calcext:value-type="float">
            <text:p>6.5248649273</text:p>
          </table:table-cell>
          <table:table-cell table:formula="of:=POWER([.C801]-6.75;2)" office:value-type="float" office:value="0.0506858009596341" calcext:value-type="float">
            <text:p>0.05068580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226945" calcext:value-type="float">
            <text:p>6.226945</text:p>
          </table:table-cell>
          <table:table-cell office:value-type="float" office:value="6.5287518424" calcext:value-type="float">
            <text:p>6.5287518424</text:p>
          </table:table-cell>
          <table:table-cell table:formula="of:=POWER([.C802]-6.75;2)" office:value-type="float" office:value="0.0489507472413944" calcext:value-type="float">
            <text:p>0.048950747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253547" calcext:value-type="float">
            <text:p>6.253547</text:p>
          </table:table-cell>
          <table:table-cell office:value-type="float" office:value="6.5325306545" calcext:value-type="float">
            <text:p>6.5325306545</text:p>
          </table:table-cell>
          <table:table-cell table:formula="of:=POWER([.C803]-6.75;2)" office:value-type="float" office:value="0.0472929162321982" calcext:value-type="float">
            <text:p>0.047292916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278896" calcext:value-type="float">
            <text:p>6.278896</text:p>
          </table:table-cell>
          <table:table-cell office:value-type="float" office:value="6.5361857333" calcext:value-type="float">
            <text:p>6.5361857333</text:p>
          </table:table-cell>
          <table:table-cell table:formula="of:=POWER([.C804]-6.75;2)" office:value-type="float" office:value="0.0457165406444587" calcext:value-type="float">
            <text:p>0.0457165406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300814" calcext:value-type="float">
            <text:p>6.300814</text:p>
          </table:table-cell>
          <table:table-cell office:value-type="float" office:value="6.5397152303" calcext:value-type="float">
            <text:p>6.5397152303</text:p>
          </table:table-cell>
          <table:table-cell table:formula="of:=POWER([.C805]-6.75;2)" office:value-type="float" office:value="0.0442196843677822" calcext:value-type="float">
            <text:p>0.044219684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317883" calcext:value-type="float">
            <text:p>6.317883</text:p>
          </table:table-cell>
          <table:table-cell office:value-type="float" office:value="6.5431282424" calcext:value-type="float">
            <text:p>6.5431282424</text:p>
          </table:table-cell>
          <table:table-cell table:formula="of:=POWER([.C806]-6.75;2)" office:value-type="float" office:value="0.0427959240925132" calcext:value-type="float">
            <text:p>0.04279592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329567" calcext:value-type="float">
            <text:p>6.329567</text:p>
          </table:table-cell>
          <table:table-cell office:value-type="float" office:value="6.5464409394" calcext:value-type="float">
            <text:p>6.5464409394</text:p>
          </table:table-cell>
          <table:table-cell table:formula="of:=POWER([.C807]-6.75;2)" office:value-type="float" office:value="0.0414362911523545" calcext:value-type="float">
            <text:p>0.041436291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336213" calcext:value-type="float">
            <text:p>6.336213</text:p>
          </table:table-cell>
          <table:table-cell office:value-type="float" office:value="6.5496721273" calcext:value-type="float">
            <text:p>6.5496721273</text:p>
          </table:table-cell>
          <table:table-cell table:formula="of:=POWER([.C808]-6.75;2)" office:value-type="float" office:value="0.0401312565805074" calcext:value-type="float">
            <text:p>0.040131256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338931" calcext:value-type="float">
            <text:p>6.338931</text:p>
          </table:table-cell>
          <table:table-cell office:value-type="float" office:value="6.5528388424" calcext:value-type="float">
            <text:p>6.5528388424</text:p>
          </table:table-cell>
          <table:table-cell table:formula="of:=POWER([.C809]-6.75;2)" office:value-type="float" office:value="0.0388725220661721" calcext:value-type="float">
            <text:p>0.038872522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339373" calcext:value-type="float">
            <text:p>6.339373</text:p>
          </table:table-cell>
          <table:table-cell office:value-type="float" office:value="6.5559525697" calcext:value-type="float">
            <text:p>6.5559525697</text:p>
          </table:table-cell>
          <table:table-cell table:formula="of:=POWER([.C810]-6.75;2)" office:value-type="float" office:value="0.0376544052060332" calcext:value-type="float">
            <text:p>0.037654405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339451" calcext:value-type="float">
            <text:p>6.339451</text:p>
          </table:table-cell>
          <table:table-cell office:value-type="float" office:value="6.5590166061" calcext:value-type="float">
            <text:p>6.5590166061</text:p>
          </table:table-cell>
          <table:table-cell table:formula="of:=POWER([.C811]-6.75;2)" office:value-type="float" office:value="0.0364746567455625" calcext:value-type="float">
            <text:p>0.036474656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341038" calcext:value-type="float">
            <text:p>6.341038</text:p>
          </table:table-cell>
          <table:table-cell office:value-type="float" office:value="6.5620248364" calcext:value-type="float">
            <text:p>6.5620248364</text:p>
          </table:table-cell>
          <table:table-cell table:formula="of:=POWER([.C812]-6.75;2)" office:value-type="float" office:value="0.0353346621304468" calcext:value-type="float">
            <text:p>0.035334662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345707" calcext:value-type="float">
            <text:p>6.345707</text:p>
          </table:table-cell>
          <table:table-cell office:value-type="float" office:value="6.5649620061" calcext:value-type="float">
            <text:p>6.5649620061</text:p>
          </table:table-cell>
          <table:table-cell table:formula="of:=POWER([.C813]-6.75;2)" office:value-type="float" office:value="0.0342390591865364" calcext:value-type="float">
            <text:p>0.034239059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54525" calcext:value-type="float">
            <text:p>6.354525</text:p>
          </table:table-cell>
          <table:table-cell office:value-type="float" office:value="6.5678052727" calcext:value-type="float">
            <text:p>6.5678052727</text:p>
          </table:table-cell>
          <table:table-cell table:formula="of:=POWER([.C814]-6.75;2)" office:value-type="float" office:value="0.0331949186559213" calcext:value-type="float">
            <text:p>0.033194918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367953" calcext:value-type="float">
            <text:p>6.367953</text:p>
          </table:table-cell>
          <table:table-cell office:value-type="float" office:value="6.5705267697" calcext:value-type="float">
            <text:p>6.5705267697</text:p>
          </table:table-cell>
          <table:table-cell table:formula="of:=POWER([.C815]-6.75;2)" office:value-type="float" office:value="0.0322106403943169" calcext:value-type="float">
            <text:p>0.032210640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85834" calcext:value-type="float">
            <text:p>6.385834</text:p>
          </table:table-cell>
          <table:table-cell office:value-type="float" office:value="6.5730966364" calcext:value-type="float">
            <text:p>6.5730966364</text:p>
          </table:table-cell>
          <table:table-cell table:formula="of:=POWER([.C816]-6.75;2)" office:value-type="float" office:value="0.0312948000529939" calcext:value-type="float">
            <text:p>0.031294800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407477" calcext:value-type="float">
            <text:p>6.407477</text:p>
          </table:table-cell>
          <table:table-cell office:value-type="float" office:value="6.5754861515" calcext:value-type="float">
            <text:p>6.5754861515</text:p>
          </table:table-cell>
          <table:table-cell table:formula="of:=POWER([.C817]-6.75;2)" office:value-type="float" office:value="0.030455083318281" calcext:value-type="float">
            <text:p>0.0304550833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31807" calcext:value-type="float">
            <text:p>6.431807</text:p>
          </table:table-cell>
          <table:table-cell office:value-type="float" office:value="6.5776704303" calcext:value-type="float">
            <text:p>6.5776704303</text:p>
          </table:table-cell>
          <table:table-cell table:formula="of:=POWER([.C818]-6.75;2)" office:value-type="float" office:value="0.0296974805929873" calcext:value-type="float">
            <text:p>0.029697480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57554" calcext:value-type="float">
            <text:p>6.457554</text:p>
          </table:table-cell>
          <table:table-cell office:value-type="float" office:value="6.5796304182" calcext:value-type="float">
            <text:p>6.5796304182</text:p>
          </table:table-cell>
          <table:table-cell table:formula="of:=POWER([.C819]-6.75;2)" office:value-type="float" office:value="0.0290257944027069" calcext:value-type="float">
            <text:p>0.0290257944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83451" calcext:value-type="float">
            <text:p>6.483451</text:p>
          </table:table-cell>
          <table:table-cell office:value-type="float" office:value="6.5813540061" calcext:value-type="float">
            <text:p>6.5813540061</text:p>
          </table:table-cell>
          <table:table-cell table:formula="of:=POWER([.C820]-6.75;2)" office:value-type="float" office:value="0.0284414712585189" calcext:value-type="float">
            <text:p>0.028441471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508405" calcext:value-type="float">
            <text:p>6.508405</text:p>
          </table:table-cell>
          <table:table-cell office:value-type="float" office:value="6.5828361455" calcext:value-type="float">
            <text:p>6.5828361455</text:p>
          </table:table-cell>
          <table:table-cell table:formula="of:=POWER([.C821]-6.75;2)" office:value-type="float" office:value="0.0279437542512972" calcext:value-type="float">
            <text:p>0.027943754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531622" calcext:value-type="float">
            <text:p>6.531622</text:p>
          </table:table-cell>
          <table:table-cell office:value-type="float" office:value="6.5840781455" calcext:value-type="float">
            <text:p>6.5840781455</text:p>
          </table:table-cell>
          <table:table-cell table:formula="of:=POWER([.C822]-6.75;2)" office:value-type="float" office:value="0.027530061800719" calcext:value-type="float">
            <text:p>0.027530061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52678" calcext:value-type="float">
            <text:p>6.552678</text:p>
          </table:table-cell>
          <table:table-cell office:value-type="float" office:value="6.585086297" calcext:value-type="float">
            <text:p>6.585086297</text:p>
          </table:table-cell>
          <table:table-cell table:formula="of:=POWER([.C823]-6.75;2)" office:value-type="float" office:value="0.0271965294371722" calcext:value-type="float">
            <text:p>0.027196529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7151" calcext:value-type="float">
            <text:p>6.57151</text:p>
          </table:table-cell>
          <table:table-cell office:value-type="float" office:value="6.5858700606" calcext:value-type="float">
            <text:p>6.5858700606</text:p>
          </table:table-cell>
          <table:table-cell table:formula="of:=POWER([.C824]-6.75;2)" office:value-type="float" office:value="0.0269386370074478" calcext:value-type="float">
            <text:p>0.02693863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88362" calcext:value-type="float">
            <text:p>6.588362</text:p>
          </table:table-cell>
          <table:table-cell office:value-type="float" office:value="6.5864402485" calcext:value-type="float">
            <text:p>6.5864402485</text:p>
          </table:table-cell>
          <table:table-cell table:formula="of:=POWER([.C825]-6.75;2)" office:value-type="float" office:value="0.0267517923107418" calcext:value-type="float">
            <text:p>0.026751792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03677" calcext:value-type="float">
            <text:p>6.603677</text:p>
          </table:table-cell>
          <table:table-cell office:value-type="float" office:value="6.5868073455" calcext:value-type="float">
            <text:p>6.5868073455</text:p>
          </table:table-cell>
          <table:table-cell table:formula="of:=POWER([.C826]-6.75;2)" office:value-type="float" office:value="0.0266318424827562" calcext:value-type="float">
            <text:p>0.026631842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17973" calcext:value-type="float">
            <text:p>6.617973</text:p>
          </table:table-cell>
          <table:table-cell office:value-type="float" office:value="6.5869803091" calcext:value-type="float">
            <text:p>6.5869803091</text:p>
          </table:table-cell>
          <table:table-cell table:formula="of:=POWER([.C827]-6.75;2)" office:value-type="float" office:value="0.0265754196211314" calcext:value-type="float">
            <text:p>0.0265754196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31726" calcext:value-type="float">
            <text:p>6.631726</text:p>
          </table:table-cell>
          <table:table-cell office:value-type="float" office:value="6.5869659455" calcext:value-type="float">
            <text:p>6.5869659455</text:p>
          </table:table-cell>
          <table:table-cell table:formula="of:=POWER([.C828]-6.75;2)" office:value-type="float" office:value="0.0265801029267089" calcext:value-type="float">
            <text:p>0.026580102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45282" calcext:value-type="float">
            <text:p>6.645282</text:p>
          </table:table-cell>
          <table:table-cell office:value-type="float" office:value="6.5867689091" calcext:value-type="float">
            <text:p>6.5867689091</text:p>
          </table:table-cell>
          <table:table-cell table:formula="of:=POWER([.C829]-6.75;2)" office:value-type="float" office:value="0.0266443890364041" calcext:value-type="float">
            <text:p>0.02664438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58815" calcext:value-type="float">
            <text:p>6.658815</text:p>
          </table:table-cell>
          <table:table-cell office:value-type="float" office:value="6.5863922182" calcext:value-type="float">
            <text:p>6.5863922182</text:p>
          </table:table-cell>
          <table:table-cell table:formula="of:=POWER([.C830]-6.75;2)" office:value-type="float" office:value="0.0267675062655163" calcext:value-type="float">
            <text:p>0.026767506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72327" calcext:value-type="float">
            <text:p>6.672327</text:p>
          </table:table-cell>
          <table:table-cell office:value-type="float" office:value="6.5858380242" calcext:value-type="float">
            <text:p>6.5858380242</text:p>
          </table:table-cell>
          <table:table-cell table:formula="of:=POWER([.C831]-6.75;2)" office:value-type="float" office:value="0.0269491542985598" calcext:value-type="float">
            <text:p>0.0269491543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8569" calcext:value-type="float">
            <text:p>6.68569</text:p>
          </table:table-cell>
          <table:table-cell office:value-type="float" office:value="6.585108497" calcext:value-type="float">
            <text:p>6.585108497</text:p>
          </table:table-cell>
          <table:table-cell table:formula="of:=POWER([.C832]-6.75;2)" office:value-type="float" office:value="0.0271892077615989" calcext:value-type="float">
            <text:p>0.027189207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98713" calcext:value-type="float">
            <text:p>6.698713</text:p>
          </table:table-cell>
          <table:table-cell office:value-type="float" office:value="6.5842064667" calcext:value-type="float">
            <text:p>6.5842064667</text:p>
          </table:table-cell>
          <table:table-cell table:formula="of:=POWER([.C833]-6.75;2)" office:value-type="float" office:value="0.0274874956840984" calcext:value-type="float">
            <text:p>0.0274874957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11204" calcext:value-type="float">
            <text:p>6.711204</text:p>
          </table:table-cell>
          <table:table-cell office:value-type="float" office:value="6.583135697" calcext:value-type="float">
            <text:p>6.583135697</text:p>
          </table:table-cell>
          <table:table-cell table:formula="of:=POWER([.C834]-6.75;2)" office:value-type="float" office:value="0.0278436956156757" calcext:value-type="float">
            <text:p>0.027843695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23026" calcext:value-type="float">
            <text:p>6.723026</text:p>
          </table:table-cell>
          <table:table-cell office:value-type="float" office:value="6.5819007152" calcext:value-type="float">
            <text:p>6.5819007152</text:p>
          </table:table-cell>
          <table:table-cell table:formula="of:=POWER([.C835]-6.75;2)" office:value-type="float" office:value="0.0282573695502716" calcext:value-type="float">
            <text:p>0.0282573696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34124" calcext:value-type="float">
            <text:p>6.734124</text:p>
          </table:table-cell>
          <table:table-cell office:value-type="float" office:value="6.5805062424" calcext:value-type="float">
            <text:p>6.5805062424</text:p>
          </table:table-cell>
          <table:table-cell table:formula="of:=POWER([.C836]-6.75;2)" office:value-type="float" office:value="0.0287281338653675" calcext:value-type="float">
            <text:p>0.028728133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44532" calcext:value-type="float">
            <text:p>6.744532</text:p>
          </table:table-cell>
          <table:table-cell office:value-type="float" office:value="6.578956497" calcext:value-type="float">
            <text:p>6.578956497</text:p>
          </table:table-cell>
          <table:table-cell table:formula="of:=POWER([.C837]-6.75;2)" office:value-type="float" office:value="0.029255879918511" calcext:value-type="float">
            <text:p>0.0292558799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54349" calcext:value-type="float">
            <text:p>6.754349</text:p>
          </table:table-cell>
          <table:table-cell office:value-type="float" office:value="6.5772545091" calcext:value-type="float">
            <text:p>6.5772545091</text:p>
          </table:table-cell>
          <table:table-cell table:formula="of:=POWER([.C838]-6.75;2)" office:value-type="float" office:value="0.0298410046262819" calcext:value-type="float">
            <text:p>0.029841004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6371" calcext:value-type="float">
            <text:p>6.76371</text:p>
          </table:table-cell>
          <table:table-cell office:value-type="float" office:value="6.5754018485" calcext:value-type="float">
            <text:p>6.5754018485</text:p>
          </table:table-cell>
          <table:table-cell table:formula="of:=POWER([.C839]-6.75;2)" office:value-type="float" office:value="0.0304845145072168" calcext:value-type="float">
            <text:p>0.030484514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72748" calcext:value-type="float">
            <text:p>6.772748</text:p>
          </table:table-cell>
          <table:table-cell office:value-type="float" office:value="6.5733988364" calcext:value-type="float">
            <text:p>6.5733988364</text:p>
          </table:table-cell>
          <table:table-cell table:formula="of:=POWER([.C840]-6.75;2)" office:value-type="float" office:value="0.031187970984874" calcext:value-type="float">
            <text:p>0.03118797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81561" calcext:value-type="float">
            <text:p>6.781561</text:p>
          </table:table-cell>
          <table:table-cell office:value-type="float" office:value="6.5712453212" calcext:value-type="float">
            <text:p>6.5712453212</text:p>
          </table:table-cell>
          <table:table-cell table:formula="of:=POWER([.C841]-6.75;2)" office:value-type="float" office:value="0.0319532351928911" calcext:value-type="float">
            <text:p>0.0319532352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90191" calcext:value-type="float">
            <text:p>6.790191</text:p>
          </table:table-cell>
          <table:table-cell office:value-type="float" office:value="6.5689418545" calcext:value-type="float">
            <text:p>6.5689418545</text:p>
          </table:table-cell>
          <table:table-cell table:formula="of:=POWER([.C842]-6.75;2)" office:value-type="float" office:value="0.0327820520518991" calcext:value-type="float">
            <text:p>0.032782052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98614" calcext:value-type="float">
            <text:p>6.798614</text:p>
          </table:table-cell>
          <table:table-cell office:value-type="float" office:value="6.5664910121" calcext:value-type="float">
            <text:p>6.5664910121</text:p>
          </table:table-cell>
          <table:table-cell table:formula="of:=POWER([.C843]-6.75;2)" office:value-type="float" office:value="0.0336755486400823" calcext:value-type="float">
            <text:p>0.033675548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06745" calcext:value-type="float">
            <text:p>6.806745</text:p>
          </table:table-cell>
          <table:table-cell office:value-type="float" office:value="6.5638984242" calcext:value-type="float">
            <text:p>6.5638984242</text:p>
          </table:table-cell>
          <table:table-cell table:formula="of:=POWER([.C844]-6.75;2)" office:value-type="float" office:value="0.0346337965152433" calcext:value-type="float">
            <text:p>0.034633796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14449" calcext:value-type="float">
            <text:p>6.814449</text:p>
          </table:table-cell>
          <table:table-cell office:value-type="float" office:value="6.5611732061" calcext:value-type="float">
            <text:p>6.5611732061</text:p>
          </table:table-cell>
          <table:table-cell table:formula="of:=POWER([.C845]-6.75;2)" office:value-type="float" office:value="0.0356555580945529" calcext:value-type="float">
            <text:p>0.0356555581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21561" calcext:value-type="float">
            <text:p>6.821561</text:p>
          </table:table-cell>
          <table:table-cell office:value-type="float" office:value="6.5583275333" calcext:value-type="float">
            <text:p>6.5583275333</text:p>
          </table:table-cell>
          <table:table-cell table:formula="of:=POWER([.C846]-6.75;2)" office:value-type="float" office:value="0.0367383344908626" calcext:value-type="float">
            <text:p>0.036738334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27908" calcext:value-type="float">
            <text:p>6.827908</text:p>
          </table:table-cell>
          <table:table-cell office:value-type="float" office:value="6.5553753758" calcext:value-type="float">
            <text:p>6.5553753758</text:p>
          </table:table-cell>
          <table:table-cell table:formula="of:=POWER([.C847]-6.75;2)" office:value-type="float" office:value="0.0378787443449913" calcext:value-type="float">
            <text:p>0.037878744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33332" calcext:value-type="float">
            <text:p>6.833332</text:p>
          </table:table-cell>
          <table:table-cell office:value-type="float" office:value="6.5523305273" calcext:value-type="float">
            <text:p>6.5523305273</text:p>
          </table:table-cell>
          <table:table-cell table:formula="of:=POWER([.C848]-6.75;2)" office:value-type="float" office:value="0.0390732204374962" calcext:value-type="float">
            <text:p>0.039073220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37703" calcext:value-type="float">
            <text:p>6.837703</text:p>
          </table:table-cell>
          <table:table-cell office:value-type="float" office:value="6.5492044121" calcext:value-type="float">
            <text:p>6.5492044121</text:p>
          </table:table-cell>
          <table:table-cell table:formula="of:=POWER([.C849]-6.75;2)" office:value-type="float" office:value="0.0403188681201067" calcext:value-type="float">
            <text:p>0.040318868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840941" calcext:value-type="float">
            <text:p>6.840941</text:p>
          </table:table-cell>
          <table:table-cell office:value-type="float" office:value="6.5460041576" calcext:value-type="float">
            <text:p>6.5460041576</text:p>
          </table:table-cell>
          <table:table-cell table:formula="of:=POWER([.C850]-6.75;2)" office:value-type="float" office:value="0.0416143037164858" calcext:value-type="float">
            <text:p>0.041614303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843012" calcext:value-type="float">
            <text:p>6.843012</text:p>
          </table:table-cell>
          <table:table-cell office:value-type="float" office:value="6.5427313818" calcext:value-type="float">
            <text:p>6.5427313818</text:p>
          </table:table-cell>
          <table:table-cell table:formula="of:=POWER([.C851]-6.75;2)" office:value-type="float" office:value="0.0429602800905372" calcext:value-type="float">
            <text:p>0.042960280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4393" calcext:value-type="float">
            <text:p>6.84393</text:p>
          </table:table-cell>
          <table:table-cell office:value-type="float" office:value="6.5393822061" calcext:value-type="float">
            <text:p>6.5393822061</text:p>
          </table:table-cell>
          <table:table-cell table:formula="of:=POWER([.C852]-6.75;2)" office:value-type="float" office:value="0.0443598551073029" calcext:value-type="float">
            <text:p>0.044359855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43746" calcext:value-type="float">
            <text:p>6.843746</text:p>
          </table:table-cell>
          <table:table-cell office:value-type="float" office:value="6.5359485333" calcext:value-type="float">
            <text:p>6.5359485333</text:p>
          </table:table-cell>
          <table:table-cell table:formula="of:=POWER([.C853]-6.75;2)" office:value-type="float" office:value="0.0458180303964212" calcext:value-type="float">
            <text:p>0.045818030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42524" calcext:value-type="float">
            <text:p>6.842524</text:p>
          </table:table-cell>
          <table:table-cell office:value-type="float" office:value="6.5324205515" calcext:value-type="float">
            <text:p>6.5324205515</text:p>
          </table:table-cell>
          <table:table-cell table:formula="of:=POWER([.C854]-6.75;2)" office:value-type="float" office:value="0.0473408164095643" calcext:value-type="float">
            <text:p>0.0473408164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40322" calcext:value-type="float">
            <text:p>6.840322</text:p>
          </table:table-cell>
          <table:table-cell office:value-type="float" office:value="6.5287900606" calcext:value-type="float">
            <text:p>6.5287900606</text:p>
          </table:table-cell>
          <table:table-cell table:formula="of:=POWER([.C855]-6.75;2)" office:value-type="float" office:value="0.0489338372893515" calcext:value-type="float">
            <text:p>0.048933837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37167" calcext:value-type="float">
            <text:p>6.837167</text:p>
          </table:table-cell>
          <table:table-cell office:value-type="float" office:value="6.5250539758" calcext:value-type="float">
            <text:p>6.5250539758</text:p>
          </table:table-cell>
          <table:table-cell table:formula="of:=POWER([.C856]-6.75;2)" office:value-type="float" office:value="0.0506007138033871" calcext:value-type="float">
            <text:p>0.050600713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33035" calcext:value-type="float">
            <text:p>6.833035</text:p>
          </table:table-cell>
          <table:table-cell office:value-type="float" office:value="6.5212171636" calcext:value-type="float">
            <text:p>6.5212171636</text:p>
          </table:table-cell>
          <table:table-cell table:formula="of:=POWER([.C857]-6.75;2)" office:value-type="float" office:value="0.052341586231229" calcext:value-type="float">
            <text:p>0.052341586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27843" calcext:value-type="float">
            <text:p>6.827843</text:p>
          </table:table-cell>
          <table:table-cell office:value-type="float" office:value="6.5172934667" calcext:value-type="float">
            <text:p>6.5172934667</text:p>
          </table:table-cell>
          <table:table-cell table:formula="of:=POWER([.C858]-6.75;2)" office:value-type="float" office:value="0.054152330640504" calcext:value-type="float">
            <text:p>0.054152330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21465" calcext:value-type="float">
            <text:p>6.821465</text:p>
          </table:table-cell>
          <table:table-cell office:value-type="float" office:value="6.5133034182" calcext:value-type="float">
            <text:p>6.5133034182</text:p>
          </table:table-cell>
          <table:table-cell table:formula="of:=POWER([.C859]-6.75;2)" office:value-type="float" office:value="0.0560252718358043" calcext:value-type="float">
            <text:p>0.0560252718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13751" calcext:value-type="float">
            <text:p>6.813751</text:p>
          </table:table-cell>
          <table:table-cell office:value-type="float" office:value="6.5092657394" calcext:value-type="float">
            <text:p>6.5092657394</text:p>
          </table:table-cell>
          <table:table-cell table:formula="of:=POWER([.C860]-6.75;2)" office:value-type="float" office:value="0.0579529842266287" calcext:value-type="float">
            <text:p>0.057952984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04563" calcext:value-type="float">
            <text:p>6.804563</text:p>
          </table:table-cell>
          <table:table-cell office:value-type="float" office:value="6.5051733394" calcext:value-type="float">
            <text:p>6.5051733394</text:p>
          </table:table-cell>
          <table:table-cell table:formula="of:=POWER([.C861]-6.75;2)" office:value-type="float" office:value="0.0599400937405477" calcext:value-type="float">
            <text:p>0.059940093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93821" calcext:value-type="float">
            <text:p>6.793821</text:p>
          </table:table-cell>
          <table:table-cell office:value-type="float" office:value="6.5009036606" calcext:value-type="float">
            <text:p>6.5009036606</text:p>
          </table:table-cell>
          <table:table-cell table:formula="of:=POWER([.C862]-6.75;2)" office:value-type="float" office:value="0.0620489863024802" calcext:value-type="float">
            <text:p>0.06204898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81532" calcext:value-type="float">
            <text:p>6.781532</text:p>
          </table:table-cell>
          <table:table-cell office:value-type="float" office:value="6.4953666727" calcext:value-type="float">
            <text:p>6.4953666727</text:p>
          </table:table-cell>
          <table:table-cell table:formula="of:=POWER([.C863]-6.75;2)" office:value-type="float" office:value="0.0648381313718688" calcext:value-type="float">
            <text:p>0.064838131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67812" calcext:value-type="float">
            <text:p>6.767812</text:p>
          </table:table-cell>
          <table:table-cell office:value-type="float" office:value="6.4950217455" calcext:value-type="float">
            <text:p>6.4950217455</text:p>
          </table:table-cell>
          <table:table-cell table:formula="of:=POWER([.C864]-6.75;2)" office:value-type="float" office:value="0.0650139102678668" calcext:value-type="float">
            <text:p>0.065013910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52888" calcext:value-type="float">
            <text:p>6.752888</text:p>
          </table:table-cell>
          <table:table-cell office:value-type="float" office:value="6.4930152606" calcext:value-type="float">
            <text:p>6.4930152606</text:p>
          </table:table-cell>
          <table:table-cell table:formula="of:=POWER([.C865]-6.75;2)" office:value-type="float" office:value="0.0660411562844859" calcext:value-type="float">
            <text:p>0.066041156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37073" calcext:value-type="float">
            <text:p>6.737073</text:p>
          </table:table-cell>
          <table:table-cell office:value-type="float" office:value="6.4908785455" calcext:value-type="float">
            <text:p>6.4908785455</text:p>
          </table:table-cell>
          <table:table-cell table:formula="of:=POWER([.C866]-6.75;2)" office:value-type="float" office:value="0.0671439281821955" calcext:value-type="float">
            <text:p>0.067143928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20736" calcext:value-type="float">
            <text:p>6.720736</text:p>
          </table:table-cell>
          <table:table-cell office:value-type="float" office:value="6.4887806545" calcext:value-type="float">
            <text:p>6.4887806545</text:p>
          </table:table-cell>
          <table:table-cell table:formula="of:=POWER([.C867]-6.75;2)" office:value-type="float" office:value="0.0682355464634483" calcext:value-type="float">
            <text:p>0.06823554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04259" calcext:value-type="float">
            <text:p>6.704259</text:p>
          </table:table-cell>
          <table:table-cell office:value-type="float" office:value="6.4867368" calcext:value-type="float">
            <text:p>6.4867368</text:p>
          </table:table-cell>
          <table:table-cell table:formula="of:=POWER([.C868]-6.75;2)" office:value-type="float" office:value="0.06930751247424" calcext:value-type="float">
            <text:p>0.069307512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87989" calcext:value-type="float">
            <text:p>6.687989</text:p>
          </table:table-cell>
          <table:table-cell office:value-type="float" office:value="6.4847145212" calcext:value-type="float">
            <text:p>6.4847145212</text:p>
          </table:table-cell>
          <table:table-cell table:formula="of:=POWER([.C869]-6.75;2)" office:value-type="float" office:value="0.0703763852621453" calcext:value-type="float">
            <text:p>0.070376385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72204" calcext:value-type="float">
            <text:p>6.672204</text:p>
          </table:table-cell>
          <table:table-cell office:value-type="float" office:value="6.4826650667" calcext:value-type="float">
            <text:p>6.4826650667</text:p>
          </table:table-cell>
          <table:table-cell table:formula="of:=POWER([.C870]-6.75;2)" office:value-type="float" office:value="0.0714679665625154" calcext:value-type="float">
            <text:p>0.07146796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57077" calcext:value-type="float">
            <text:p>6.657077</text:p>
          </table:table-cell>
          <table:table-cell office:value-type="float" office:value="6.4805406848" calcext:value-type="float">
            <text:p>6.4805406848</text:p>
          </table:table-cell>
          <table:table-cell table:formula="of:=POWER([.C871]-6.75;2)" office:value-type="float" office:value="0.0726083225480528" calcext:value-type="float">
            <text:p>0.072608322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4266" calcext:value-type="float">
            <text:p>6.64266</text:p>
          </table:table-cell>
          <table:table-cell office:value-type="float" office:value="6.4783071515" calcext:value-type="float">
            <text:p>6.4783071515</text:p>
          </table:table-cell>
          <table:table-cell table:formula="of:=POWER([.C872]-6.75;2)" office:value-type="float" office:value="0.0738170039260439" calcext:value-type="float">
            <text:p>0.073817003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28874" calcext:value-type="float">
            <text:p>6.628874</text:p>
          </table:table-cell>
          <table:table-cell office:value-type="float" office:value="6.4759525879" calcext:value-type="float">
            <text:p>6.4759525879</text:p>
          </table:table-cell>
          <table:table-cell table:formula="of:=POWER([.C873]-6.75;2)" office:value-type="float" office:value="0.0751019840787071" calcext:value-type="float">
            <text:p>0.075101984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15519" calcext:value-type="float">
            <text:p>6.615519</text:p>
          </table:table-cell>
          <table:table-cell office:value-type="float" office:value="6.4734922364" calcext:value-type="float">
            <text:p>6.4734922364</text:p>
          </table:table-cell>
          <table:table-cell table:formula="of:=POWER([.C874]-6.75;2)" office:value-type="float" office:value="0.0764565433310733" calcext:value-type="float">
            <text:p>0.076456543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02297" calcext:value-type="float">
            <text:p>6.602297</text:p>
          </table:table-cell>
          <table:table-cell office:value-type="float" office:value="6.470968497" calcext:value-type="float">
            <text:p>6.470968497</text:p>
          </table:table-cell>
          <table:table-cell table:formula="of:=POWER([.C875]-6.75;2)" office:value-type="float" office:value="0.0778585796664388" calcext:value-type="float">
            <text:p>0.077858579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588855" calcext:value-type="float">
            <text:p>6.588855</text:p>
          </table:table-cell>
          <table:table-cell office:value-type="float" office:value="6.4684462909" calcext:value-type="float">
            <text:p>6.4684462909</text:p>
          </table:table-cell>
          <table:table-cell table:formula="of:=POWER([.C876]-6.75;2)" office:value-type="float" office:value="0.0792724911079673" calcext:value-type="float">
            <text:p>0.079272491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74846" calcext:value-type="float">
            <text:p>6.574846</text:p>
          </table:table-cell>
          <table:table-cell office:value-type="float" office:value="6.4660045515" calcext:value-type="float">
            <text:p>6.4660045515</text:p>
          </table:table-cell>
          <table:table-cell table:formula="of:=POWER([.C877]-6.75;2)" office:value-type="float" office:value="0.080653414768716" calcext:value-type="float">
            <text:p>0.080653414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5999" calcext:value-type="float">
            <text:p>6.55999</text:p>
          </table:table-cell>
          <table:table-cell office:value-type="float" office:value="6.4637254364" calcext:value-type="float">
            <text:p>6.4637254364</text:p>
          </table:table-cell>
          <table:table-cell table:formula="of:=POWER([.C878]-6.75;2)" office:value-type="float" office:value="0.0819531257643705" calcext:value-type="float">
            <text:p>0.081953125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44136" calcext:value-type="float">
            <text:p>6.544136</text:p>
          </table:table-cell>
          <table:table-cell office:value-type="float" office:value="6.4616834848" calcext:value-type="float">
            <text:p>6.4616834848</text:p>
          </table:table-cell>
          <table:table-cell table:formula="of:=POWER([.C879]-6.75;2)" office:value-type="float" office:value="0.0831264129370718" calcext:value-type="float">
            <text:p>0.083126412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27297" calcext:value-type="float">
            <text:p>6.527297</text:p>
          </table:table-cell>
          <table:table-cell office:value-type="float" office:value="6.4599366909" calcext:value-type="float">
            <text:p>6.4599366909</text:p>
          </table:table-cell>
          <table:table-cell table:formula="of:=POWER([.C880]-6.75;2)" office:value-type="float" office:value="0.084136723286042" calcext:value-type="float">
            <text:p>0.084136723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09665" calcext:value-type="float">
            <text:p>6.509665</text:p>
          </table:table-cell>
          <table:table-cell office:value-type="float" office:value="6.4585209758" calcext:value-type="float">
            <text:p>6.4585209758</text:p>
          </table:table-cell>
          <table:table-cell table:formula="of:=POWER([.C881]-6.75;2)" office:value-type="float" office:value="0.0849600215485842" calcext:value-type="float">
            <text:p>0.0849600215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49158" calcext:value-type="float">
            <text:p>6.49158</text:p>
          </table:table-cell>
          <table:table-cell office:value-type="float" office:value="6.4574486061" calcext:value-type="float">
            <text:p>6.4574486061</text:p>
          </table:table-cell>
          <table:table-cell table:formula="of:=POWER([.C882]-6.75;2)" office:value-type="float" office:value="0.0855863180728331" calcext:value-type="float">
            <text:p>0.085586318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473482" calcext:value-type="float">
            <text:p>6.473482</text:p>
          </table:table-cell>
          <table:table-cell office:value-type="float" office:value="6.456710303" calcext:value-type="float">
            <text:p>6.456710303</text:p>
          </table:table-cell>
          <table:table-cell table:formula="of:=POWER([.C883]-6.75;2)" office:value-type="float" office:value="0.0860188463663516" calcext:value-type="float">
            <text:p>0.086018846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45584" calcext:value-type="float">
            <text:p>6.45584</text:p>
          </table:table-cell>
          <table:table-cell office:value-type="float" office:value="6.4562799939" calcext:value-type="float">
            <text:p>6.4562799939</text:p>
          </table:table-cell>
          <table:table-cell table:formula="of:=POWER([.C884]-6.75;2)" office:value-type="float" office:value="0.0862714419833841" calcext:value-type="float">
            <text:p>0.08627144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439078" calcext:value-type="float">
            <text:p>6.439078</text:p>
          </table:table-cell>
          <table:table-cell office:value-type="float" office:value="6.4561210242" calcext:value-type="float">
            <text:p>6.4561210242</text:p>
          </table:table-cell>
          <table:table-cell table:formula="of:=POWER([.C885]-6.75;2)" office:value-type="float" office:value="0.0863648524172571" calcext:value-type="float">
            <text:p>0.086364852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23518" calcext:value-type="float">
            <text:p>6.423518</text:p>
          </table:table-cell>
          <table:table-cell office:value-type="float" office:value="6.4561926061" calcext:value-type="float">
            <text:p>6.4561926061</text:p>
          </table:table-cell>
          <table:table-cell table:formula="of:=POWER([.C886]-6.75;2)" office:value-type="float" office:value="0.0863227847103097" calcext:value-type="float">
            <text:p>0.086322784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09338" calcext:value-type="float">
            <text:p>6.409338</text:p>
          </table:table-cell>
          <table:table-cell office:value-type="float" office:value="6.4564554303" calcext:value-type="float">
            <text:p>6.4564554303</text:p>
          </table:table-cell>
          <table:table-cell table:formula="of:=POWER([.C887]-6.75;2)" office:value-type="float" office:value="0.0861684144003581" calcext:value-type="float">
            <text:p>0.086168414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396564" calcext:value-type="float">
            <text:p>6.396564</text:p>
          </table:table-cell>
          <table:table-cell office:value-type="float" office:value="6.456875897" calcext:value-type="float">
            <text:p>6.456875897</text:p>
          </table:table-cell>
          <table:table-cell table:formula="of:=POWER([.C888]-6.75;2)" office:value-type="float" office:value="0.0859217397595548" calcext:value-type="float">
            <text:p>0.0859217398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385062" calcext:value-type="float">
            <text:p>6.385062</text:p>
          </table:table-cell>
          <table:table-cell office:value-type="float" office:value="6.4574286061" calcext:value-type="float">
            <text:p>6.4574286061</text:p>
          </table:table-cell>
          <table:table-cell table:formula="of:=POWER([.C889]-6.75;2)" office:value-type="float" office:value="0.0855980205285891" calcext:value-type="float">
            <text:p>0.085598020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374562" calcext:value-type="float">
            <text:p>6.374562</text:p>
          </table:table-cell>
          <table:table-cell office:value-type="float" office:value="6.4580973939" calcext:value-type="float">
            <text:p>6.4580973939</text:p>
          </table:table-cell>
          <table:table-cell table:formula="of:=POWER([.C890]-6.75;2)" office:value-type="float" office:value="0.0852071314479717" calcext:value-type="float">
            <text:p>0.085207131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364671" calcext:value-type="float">
            <text:p>6.364671</text:p>
          </table:table-cell>
          <table:table-cell office:value-type="float" office:value="6.4588751394" calcext:value-type="float">
            <text:p>6.4588751394</text:p>
          </table:table-cell>
          <table:table-cell table:formula="of:=POWER([.C891]-6.75;2)" office:value-type="float" office:value="0.0847536844593695" calcext:value-type="float">
            <text:p>0.084753684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3549" calcext:value-type="float">
            <text:p>6.3549</text:p>
          </table:table-cell>
          <table:table-cell office:value-type="float" office:value="6.4597629152" calcext:value-type="float">
            <text:p>6.4597629152</text:p>
          </table:table-cell>
          <table:table-cell table:formula="of:=POWER([.C892]-6.75;2)" office:value-type="float" office:value="0.0842375653932025" calcext:value-type="float">
            <text:p>0.084237565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344698" calcext:value-type="float">
            <text:p>6.344698</text:p>
          </table:table-cell>
          <table:table-cell office:value-type="float" office:value="6.4607687758" calcext:value-type="float">
            <text:p>6.4607687758</text:p>
          </table:table-cell>
          <table:table-cell table:formula="of:=POWER([.C893]-6.75;2)" office:value-type="float" office:value="0.0836547010522306" calcext:value-type="float">
            <text:p>0.083654701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33495" calcext:value-type="float">
            <text:p>6.333495</text:p>
          </table:table-cell>
          <table:table-cell office:value-type="float" office:value="6.4619064788" calcext:value-type="float">
            <text:p>6.4619064788</text:p>
          </table:table-cell>
          <table:table-cell table:formula="of:=POWER([.C894]-6.75;2)" office:value-type="float" office:value="0.0829978769574151" calcext:value-type="float">
            <text:p>0.08299787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320761" calcext:value-type="float">
            <text:p>6.320761</text:p>
          </table:table-cell>
          <table:table-cell office:value-type="float" office:value="6.4631941818" calcext:value-type="float">
            <text:p>6.4631941818</text:p>
          </table:table-cell>
          <table:table-cell table:formula="of:=POWER([.C895]-6.75;2)" office:value-type="float" office:value="0.0822575773533717" calcext:value-type="float">
            <text:p>0.0822575774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306057" calcext:value-type="float">
            <text:p>6.306057</text:p>
          </table:table-cell>
          <table:table-cell office:value-type="float" office:value="6.4646530121" calcext:value-type="float">
            <text:p>6.4646530121</text:p>
          </table:table-cell>
          <table:table-cell table:formula="of:=POWER([.C896]-6.75;2)" office:value-type="float" office:value="0.0814229035036026" calcext:value-type="float">
            <text:p>0.081422903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289092" calcext:value-type="float">
            <text:p>6.289092</text:p>
          </table:table-cell>
          <table:table-cell office:value-type="float" office:value="6.4663055636" calcext:value-type="float">
            <text:p>6.4663055636</text:p>
          </table:table-cell>
          <table:table-cell table:formula="of:=POWER([.C897]-6.75;2)" office:value-type="float" office:value="0.0804825332443138" calcext:value-type="float">
            <text:p>0.080482533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269743" calcext:value-type="float">
            <text:p>6.269743</text:p>
          </table:table-cell>
          <table:table-cell office:value-type="float" office:value="6.4681741394" calcext:value-type="float">
            <text:p>6.4681741394</text:p>
          </table:table-cell>
          <table:table-cell table:formula="of:=POWER([.C898]-6.75;2)" office:value-type="float" office:value="0.0794258157029305" calcext:value-type="float">
            <text:p>0.079425815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248023" calcext:value-type="float">
            <text:p>6.248023</text:p>
          </table:table-cell>
          <table:table-cell office:value-type="float" office:value="6.4702790061" calcext:value-type="float">
            <text:p>6.4702790061</text:p>
          </table:table-cell>
          <table:table-cell table:formula="of:=POWER([.C899]-6.75;2)" office:value-type="float" office:value="0.0782438344284037" calcext:value-type="float">
            <text:p>0.0782438344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224011" calcext:value-type="float">
            <text:p>6.224011</text:p>
          </table:table-cell>
          <table:table-cell office:value-type="float" office:value="6.4726369697" calcext:value-type="float">
            <text:p>6.4726369697</text:p>
          </table:table-cell>
          <table:table-cell table:formula="of:=POWER([.C900]-6.75;2)" office:value-type="float" office:value="0.0769302505771988" calcext:value-type="float">
            <text:p>0.076930250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197709" calcext:value-type="float">
            <text:p>6.197709</text:p>
          </table:table-cell>
          <table:table-cell office:value-type="float" office:value="6.4752606303" calcext:value-type="float">
            <text:p>6.4752606303</text:p>
          </table:table-cell>
          <table:table-cell table:formula="of:=POWER([.C901]-6.75;2)" office:value-type="float" office:value="0.0754817212631532" calcext:value-type="float">
            <text:p>0.0754817213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168864" calcext:value-type="float">
            <text:p>6.168864</text:p>
          </table:table-cell>
          <table:table-cell office:value-type="float" office:value="6.4781588" calcext:value-type="float">
            <text:p>6.4781588</text:p>
          </table:table-cell>
          <table:table-cell table:formula="of:=POWER([.C902]-6.75;2)" office:value-type="float" office:value="0.0738976380174399" calcext:value-type="float">
            <text:p>0.07389763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13672" calcext:value-type="float">
            <text:p>6.13672</text:p>
          </table:table-cell>
          <table:table-cell office:value-type="float" office:value="6.4813384303" calcext:value-type="float">
            <text:p>6.4813384303</text:p>
          </table:table-cell>
          <table:table-cell table:formula="of:=POWER([.C903]-6.75;2)" office:value-type="float" office:value="0.0721790390336679" calcext:value-type="float">
            <text:p>0.072179039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099664" calcext:value-type="float">
            <text:p>6.099664</text:p>
          </table:table-cell>
          <table:table-cell office:value-type="float" office:value="6.4848084848" calcext:value-type="float">
            <text:p>6.4848084848</text:p>
          </table:table-cell>
          <table:table-cell table:formula="of:=POWER([.C904]-6.75;2)" office:value-type="float" office:value="0.0703265397340717" calcext:value-type="float">
            <text:p>0.070326539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054559" calcext:value-type="float">
            <text:p>6.054559</text:p>
          </table:table-cell>
          <table:table-cell office:value-type="float" office:value="6.4885863515" calcext:value-type="float">
            <text:p>6.4885863515</text:p>
          </table:table-cell>
          <table:table-cell table:formula="of:=POWER([.C905]-6.75;2)" office:value-type="float" office:value="0.0683370956220813" calcext:value-type="float">
            <text:p>0.068337095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995123" calcext:value-type="float">
            <text:p>5.995123</text:p>
          </table:table-cell>
          <table:table-cell office:value-type="float" office:value="6.4927085455" calcext:value-type="float">
            <text:p>6.4927085455</text:p>
          </table:table-cell>
          <table:table-cell table:formula="of:=POWER([.C906]-6.75;2)" office:value-type="float" office:value="0.0661988925587255" calcext:value-type="float">
            <text:p>0.066198892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90707" calcext:value-type="float">
            <text:p>5.90707</text:p>
          </table:table-cell>
          <table:table-cell office:value-type="float" office:value="6.4972513697" calcext:value-type="float">
            <text:p>6.4972513697</text:p>
          </table:table-cell>
          <table:table-cell table:formula="of:=POWER([.C907]-6.75;2)" office:value-type="float" office:value="0.0638818701185262" calcext:value-type="float">
            <text:p>0.063881870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749051" calcext:value-type="float">
            <text:p>5.749051</text:p>
          </table:table-cell>
          <table:table-cell office:value-type="float" office:value="6.5023807879" calcext:value-type="float">
            <text:p>6.5023807879</text:p>
          </table:table-cell>
          <table:table-cell table:formula="of:=POWER([.C908]-6.75;2)" office:value-type="float" office:value="0.0613152742010248" calcext:value-type="float">
            <text:p>0.061315274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328556" calcext:value-type="float">
            <text:p>5.328556</text:p>
          </table:table-cell>
          <table:table-cell office:value-type="float" office:value="6.5085174545" calcext:value-type="float">
            <text:p>6.5085174545</text:p>
          </table:table-cell>
          <table:table-cell table:formula="of:=POWER([.C909]-6.75;2)" office:value-type="float" office:value="0.0583138197811597" calcext:value-type="float">
            <text:p>0.058313819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328556" calcext:value-type="float">
            <text:p>5.328556</text:p>
          </table:table-cell>
          <table:table-cell office:value-type="float" office:value="6.5172532364" calcext:value-type="float">
            <text:p>6.5172532364</text:p>
          </table:table-cell>
          <table:table-cell table:formula="of:=POWER([.C910]-6.75;2)" office:value-type="float" office:value="0.0541710559662742" calcext:value-type="float">
            <text:p>0.05417105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236369" calcext:value-type="float">
            <text:p>7.236369</text:p>
          </table:table-cell>
          <table:table-cell office:value-type="float" office:value="6.5260449333" calcext:value-type="float">
            <text:p>6.5260449333</text:p>
          </table:table-cell>
          <table:table-cell table:formula="of:=POWER([.C911]-6.75;2)" office:value-type="float" office:value="0.0501558719006016" calcext:value-type="float">
            <text:p>0.050155871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59782" calcext:value-type="float">
            <text:p>6.659782</text:p>
          </table:table-cell>
          <table:table-cell office:value-type="float" office:value="6.5233384" calcext:value-type="float">
            <text:p>6.5233384</text:p>
          </table:table-cell>
          <table:table-cell table:formula="of:=POWER([.C912]-6.75;2)" office:value-type="float" office:value="0.05137548091456" calcext:value-type="float">
            <text:p>0.051375480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81082" calcext:value-type="float">
            <text:p>6.481082</text:p>
          </table:table-cell>
          <table:table-cell office:value-type="float" office:value="6.5242004303" calcext:value-type="float">
            <text:p>6.5242004303</text:p>
          </table:table-cell>
          <table:table-cell table:formula="of:=POWER([.C913]-6.75;2)" office:value-type="float" office:value="0.0509854456767053" calcext:value-type="float">
            <text:p>0.0509854457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394267" calcext:value-type="float">
            <text:p>6.394267</text:p>
          </table:table-cell>
          <table:table-cell office:value-type="float" office:value="6.526228897" calcext:value-type="float">
            <text:p>6.526228897</text:p>
          </table:table-cell>
          <table:table-cell table:formula="of:=POWER([.C914]-6.75;2)" office:value-type="float" office:value="0.0500735065378365" calcext:value-type="float">
            <text:p>0.050073506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343977" calcext:value-type="float">
            <text:p>6.343977</text:p>
          </table:table-cell>
          <table:table-cell office:value-type="float" office:value="6.5288736848" calcext:value-type="float">
            <text:p>6.5288736848</text:p>
          </table:table-cell>
          <table:table-cell table:formula="of:=POWER([.C915]-6.75;2)" office:value-type="float" office:value="0.0488968472739299" calcext:value-type="float">
            <text:p>0.0488968473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12094" calcext:value-type="float">
            <text:p>6.312094</text:p>
          </table:table-cell>
          <table:table-cell office:value-type="float" office:value="6.5319159455" calcext:value-type="float">
            <text:p>6.5319159455</text:p>
          </table:table-cell>
          <table:table-cell table:formula="of:=POWER([.C916]-6.75;2)" office:value-type="float" office:value="0.0475606548271591" calcext:value-type="float">
            <text:p>0.047560654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290707" calcext:value-type="float">
            <text:p>6.290707</text:p>
          </table:table-cell>
          <table:table-cell office:value-type="float" office:value="6.5352412424" calcext:value-type="float">
            <text:p>6.5352412424</text:p>
          </table:table-cell>
          <table:table-cell table:formula="of:=POWER([.C917]-6.75;2)" office:value-type="float" office:value="0.0461213239658957" calcext:value-type="float">
            <text:p>0.04612132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275785" calcext:value-type="float">
            <text:p>6.275785</text:p>
          </table:table-cell>
          <table:table-cell office:value-type="float" office:value="6.5387773394" calcext:value-type="float">
            <text:p>6.5387773394</text:p>
          </table:table-cell>
          <table:table-cell table:formula="of:=POWER([.C918]-6.75;2)" office:value-type="float" office:value="0.0446150123509427" calcext:value-type="float">
            <text:p>0.0446150124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265211" calcext:value-type="float">
            <text:p>6.265211</text:p>
          </table:table-cell>
          <table:table-cell office:value-type="float" office:value="6.5424711273" calcext:value-type="float">
            <text:p>6.5424711273</text:p>
          </table:table-cell>
          <table:table-cell table:formula="of:=POWER([.C919]-6.75;2)" office:value-type="float" office:value="0.0430682330041329" calcext:value-type="float">
            <text:p>0.04306823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258008" calcext:value-type="float">
            <text:p>6.258008</text:p>
          </table:table-cell>
          <table:table-cell office:value-type="float" office:value="6.5462782485" calcext:value-type="float">
            <text:p>6.5462782485</text:p>
          </table:table-cell>
          <table:table-cell table:formula="of:=POWER([.C920]-6.75;2)" office:value-type="float" office:value="0.0415025520342277" calcext:value-type="float">
            <text:p>0.04150255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253934" calcext:value-type="float">
            <text:p>6.253934</text:p>
          </table:table-cell>
          <table:table-cell office:value-type="float" office:value="6.5501579152" calcext:value-type="float">
            <text:p>6.5501579152</text:p>
          </table:table-cell>
          <table:table-cell table:formula="of:=POWER([.C921]-6.75;2)" office:value-type="float" office:value="0.0399368588572105" calcext:value-type="float">
            <text:p>0.0399368589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253191" calcext:value-type="float">
            <text:p>6.253191</text:p>
          </table:table-cell>
          <table:table-cell office:value-type="float" office:value="6.5540704364" calcext:value-type="float">
            <text:p>6.5540704364</text:p>
          </table:table-cell>
          <table:table-cell table:formula="of:=POWER([.C922]-6.75;2)" office:value-type="float" office:value="0.0383883938924864" calcext:value-type="float">
            <text:p>0.0383883939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256165" calcext:value-type="float">
            <text:p>6.256165</text:p>
          </table:table-cell>
          <table:table-cell office:value-type="float" office:value="6.5579764485" calcext:value-type="float">
            <text:p>6.5579764485</text:p>
          </table:table-cell>
          <table:table-cell table:formula="of:=POWER([.C923]-6.75;2)" office:value-type="float" office:value="0.0368730443306732" calcext:value-type="float">
            <text:p>0.036873044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263201" calcext:value-type="float">
            <text:p>6.263201</text:p>
          </table:table-cell>
          <table:table-cell office:value-type="float" office:value="6.5618373515" calcext:value-type="float">
            <text:p>6.5618373515</text:p>
          </table:table-cell>
          <table:table-cell table:formula="of:=POWER([.C924]-6.75;2)" office:value-type="float" office:value="0.0354051822905344" calcext:value-type="float">
            <text:p>0.0354051823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27443" calcext:value-type="float">
            <text:p>6.27443</text:p>
          </table:table-cell>
          <table:table-cell office:value-type="float" office:value="6.565616497" calcext:value-type="float">
            <text:p>6.565616497</text:p>
          </table:table-cell>
          <table:table-cell table:formula="of:=POWER([.C925]-6.75;2)" office:value-type="float" office:value="0.0339972761785511" calcext:value-type="float">
            <text:p>0.033997276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289664" calcext:value-type="float">
            <text:p>6.289664</text:p>
          </table:table-cell>
          <table:table-cell office:value-type="float" office:value="6.5692807212" calcext:value-type="float">
            <text:p>6.5692807212</text:p>
          </table:table-cell>
          <table:table-cell table:formula="of:=POWER([.C926]-6.75;2)" office:value-type="float" office:value="0.0326594577299921" calcext:value-type="float">
            <text:p>0.032659457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308375" calcext:value-type="float">
            <text:p>6.308375</text:p>
          </table:table-cell>
          <table:table-cell office:value-type="float" office:value="6.5728017939" calcext:value-type="float">
            <text:p>6.5728017939</text:p>
          </table:table-cell>
          <table:table-cell table:formula="of:=POWER([.C927]-6.75;2)" office:value-type="float" office:value="0.031399204245058" calcext:value-type="float">
            <text:p>0.031399204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32974" calcext:value-type="float">
            <text:p>6.32974</text:p>
          </table:table-cell>
          <table:table-cell office:value-type="float" office:value="6.5761574242" calcext:value-type="float">
            <text:p>6.5761574242</text:p>
          </table:table-cell>
          <table:table-cell table:formula="of:=POWER([.C928]-6.75;2)" office:value-type="float" office:value="0.0302212411607788" calcext:value-type="float">
            <text:p>0.030221241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352743" calcext:value-type="float">
            <text:p>6.352743</text:p>
          </table:table-cell>
          <table:table-cell office:value-type="float" office:value="6.5793316606" calcext:value-type="float">
            <text:p>6.5793316606</text:p>
          </table:table-cell>
          <table:table-cell table:formula="of:=POWER([.C929]-6.75;2)" office:value-type="float" office:value="0.0291276820735535" calcext:value-type="float">
            <text:p>0.029127682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376323" calcext:value-type="float">
            <text:p>6.376323</text:p>
          </table:table-cell>
          <table:table-cell office:value-type="float" office:value="6.5823146424" calcext:value-type="float">
            <text:p>6.5823146424</text:p>
          </table:table-cell>
          <table:table-cell table:formula="of:=POWER([.C930]-6.75;2)" office:value-type="float" office:value="0.0281183791534398" calcext:value-type="float">
            <text:p>0.028118379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399509" calcext:value-type="float">
            <text:p>6.399509</text:p>
          </table:table-cell>
          <table:table-cell office:value-type="float" office:value="6.585101703" calcext:value-type="float">
            <text:p>6.585101703</text:p>
          </table:table-cell>
          <table:table-cell table:formula="of:=POWER([.C931]-6.75;2)" office:value-type="float" office:value="0.0271914483535001" calcext:value-type="float">
            <text:p>0.0271914484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21557" calcext:value-type="float">
            <text:p>6.421557</text:p>
          </table:table-cell>
          <table:table-cell office:value-type="float" office:value="6.5876921333" calcext:value-type="float">
            <text:p>6.5876921333</text:p>
          </table:table-cell>
          <table:table-cell table:formula="of:=POWER([.C932]-6.75;2)" office:value-type="float" office:value="0.026343843592705" calcext:value-type="float">
            <text:p>0.026343843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442028" calcext:value-type="float">
            <text:p>6.442028</text:p>
          </table:table-cell>
          <table:table-cell office:value-type="float" office:value="6.5900876303" calcext:value-type="float">
            <text:p>6.5900876303</text:p>
          </table:table-cell>
          <table:table-cell table:formula="of:=POWER([.C933]-6.75;2)" office:value-type="float" office:value="0.0255719659830694" calcext:value-type="float">
            <text:p>0.02557196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460816" calcext:value-type="float">
            <text:p>6.460816</text:p>
          </table:table-cell>
          <table:table-cell office:value-type="float" office:value="6.5922908424" calcext:value-type="float">
            <text:p>6.5922908424</text:p>
          </table:table-cell>
          <table:table-cell table:formula="of:=POWER([.C934]-6.75;2)" office:value-type="float" office:value="0.0248721783909017" calcext:value-type="float">
            <text:p>0.024872178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478117" calcext:value-type="float">
            <text:p>6.478117</text:p>
          </table:table-cell>
          <table:table-cell office:value-type="float" office:value="6.5943040485" calcext:value-type="float">
            <text:p>6.5943040485</text:p>
          </table:table-cell>
          <table:table-cell table:formula="of:=POWER([.C935]-6.75;2)" office:value-type="float" office:value="0.0242412293134904" calcext:value-type="float">
            <text:p>0.0242412293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494335" calcext:value-type="float">
            <text:p>6.494335</text:p>
          </table:table-cell>
          <table:table-cell office:value-type="float" office:value="6.5961281939" calcext:value-type="float">
            <text:p>6.5961281939</text:p>
          </table:table-cell>
          <table:table-cell table:formula="of:=POWER([.C936]-6.75;2)" office:value-type="float" office:value="0.0236765327124759" calcext:value-type="float">
            <text:p>0.023676532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09958" calcext:value-type="float">
            <text:p>6.509958</text:p>
          </table:table-cell>
          <table:table-cell office:value-type="float" office:value="6.5977624121" calcext:value-type="float">
            <text:p>6.5977624121</text:p>
          </table:table-cell>
          <table:table-cell table:formula="of:=POWER([.C937]-6.75;2)" office:value-type="float" office:value="0.0231762831696103" calcext:value-type="float">
            <text:p>0.023176283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25433" calcext:value-type="float">
            <text:p>6.525433</text:p>
          </table:table-cell>
          <table:table-cell office:value-type="float" office:value="6.5992040182" calcext:value-type="float">
            <text:p>6.5992040182</text:p>
          </table:table-cell>
          <table:table-cell table:formula="of:=POWER([.C938]-6.75;2)" office:value-type="float" office:value="0.0227394281270259" calcext:value-type="float">
            <text:p>0.022739428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4106" calcext:value-type="float">
            <text:p>6.54106</text:p>
          </table:table-cell>
          <table:table-cell office:value-type="float" office:value="6.6004489212" calcext:value-type="float">
            <text:p>6.6004489212</text:p>
          </table:table-cell>
          <table:table-cell table:formula="of:=POWER([.C939]-6.75;2)" office:value-type="float" office:value="0.0223655251702438" calcext:value-type="float">
            <text:p>0.022365525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56936" calcext:value-type="float">
            <text:p>6.556936</text:p>
          </table:table-cell>
          <table:table-cell office:value-type="float" office:value="6.6014924" calcext:value-type="float">
            <text:p>6.6014924</text:p>
          </table:table-cell>
          <table:table-cell table:formula="of:=POWER([.C940]-6.75;2)" office:value-type="float" office:value="0.0220545072577601" calcext:value-type="float">
            <text:p>0.0220545073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572965" calcext:value-type="float">
            <text:p>6.572965</text:p>
          </table:table-cell>
          <table:table-cell office:value-type="float" office:value="6.6023299879" calcext:value-type="float">
            <text:p>6.6023299879</text:p>
          </table:table-cell>
          <table:table-cell table:formula="of:=POWER([.C941]-6.75;2)" office:value-type="float" office:value="0.0218064324736141" calcext:value-type="float">
            <text:p>0.021806432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88908" calcext:value-type="float">
            <text:p>6.588908</text:p>
          </table:table-cell>
          <table:table-cell office:value-type="float" office:value="6.6029582545" calcext:value-type="float">
            <text:p>6.6029582545</text:p>
          </table:table-cell>
          <table:table-cell table:formula="of:=POWER([.C942]-6.75;2)" office:value-type="float" office:value="0.0216212749196868" calcext:value-type="float">
            <text:p>0.021621274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04477" calcext:value-type="float">
            <text:p>6.604477</text:p>
          </table:table-cell>
          <table:table-cell office:value-type="float" office:value="6.6033753879" calcext:value-type="float">
            <text:p>6.6033753879</text:p>
          </table:table-cell>
          <table:table-cell table:formula="of:=POWER([.C943]-6.75;2)" office:value-type="float" office:value="0.0214987768734755" calcext:value-type="float">
            <text:p>0.0214987769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19426" calcext:value-type="float">
            <text:p>6.619426</text:p>
          </table:table-cell>
          <table:table-cell office:value-type="float" office:value="6.6035814" calcext:value-type="float">
            <text:p>6.6035814</text:p>
          </table:table-cell>
          <table:table-cell table:formula="of:=POWER([.C944]-6.75;2)" office:value-type="float" office:value="0.0214384064259601" calcext:value-type="float">
            <text:p>0.021438406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33618" calcext:value-type="float">
            <text:p>6.633618</text:p>
          </table:table-cell>
          <table:table-cell office:value-type="float" office:value="6.6035780364" calcext:value-type="float">
            <text:p>6.6035780364</text:p>
          </table:table-cell>
          <table:table-cell table:formula="of:=POWER([.C945]-6.75;2)" office:value-type="float" office:value="0.0214393914244797" calcext:value-type="float">
            <text:p>0.021439391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4706" calcext:value-type="float">
            <text:p>6.64706</text:p>
          </table:table-cell>
          <table:table-cell office:value-type="float" office:value="6.6033684788" calcext:value-type="float">
            <text:p>6.6033684788</text:p>
          </table:table-cell>
          <table:table-cell table:formula="of:=POWER([.C946]-6.75;2)" office:value-type="float" office:value="0.021500803009426" calcext:value-type="float">
            <text:p>0.021500803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59884" calcext:value-type="float">
            <text:p>6.659884</text:p>
          </table:table-cell>
          <table:table-cell office:value-type="float" office:value="6.6029569636" calcext:value-type="float">
            <text:p>6.6029569636</text:p>
          </table:table-cell>
          <table:table-cell table:formula="of:=POWER([.C947]-6.75;2)" office:value-type="float" office:value="0.0216216545537316" calcext:value-type="float">
            <text:p>0.021621654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72299" calcext:value-type="float">
            <text:p>6.672299</text:p>
          </table:table-cell>
          <table:table-cell office:value-type="float" office:value="6.6023484727" calcext:value-type="float">
            <text:p>6.6023484727</text:p>
          </table:table-cell>
          <table:table-cell table:formula="of:=POWER([.C948]-6.75;2)" office:value-type="float" office:value="0.0218009735140226" calcext:value-type="float">
            <text:p>0.021800973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84522" calcext:value-type="float">
            <text:p>6.684522</text:p>
          </table:table-cell>
          <table:table-cell office:value-type="float" office:value="6.6015485879" calcext:value-type="float">
            <text:p>6.6015485879</text:p>
          </table:table-cell>
          <table:table-cell table:formula="of:=POWER([.C949]-6.75;2)" office:value-type="float" office:value="0.022037821754484" calcext:value-type="float">
            <text:p>0.0220378218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96704" calcext:value-type="float">
            <text:p>6.696704</text:p>
          </table:table-cell>
          <table:table-cell office:value-type="float" office:value="6.6005634364" calcext:value-type="float">
            <text:p>6.6005634364</text:p>
          </table:table-cell>
          <table:table-cell table:formula="of:=POWER([.C950]-6.75;2)" office:value-type="float" office:value="0.0223312865405769" calcext:value-type="float">
            <text:p>0.022331286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08893" calcext:value-type="float">
            <text:p>6.708893</text:p>
          </table:table-cell>
          <table:table-cell office:value-type="float" office:value="6.5993997091" calcext:value-type="float">
            <text:p>6.5993997091</text:p>
          </table:table-cell>
          <table:table-cell table:formula="of:=POWER([.C951]-6.75;2)" office:value-type="float" office:value="0.0226804476191646" calcext:value-type="float">
            <text:p>0.0226804476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21009" calcext:value-type="float">
            <text:p>6.721009</text:p>
          </table:table-cell>
          <table:table-cell office:value-type="float" office:value="6.598064503" calcext:value-type="float">
            <text:p>6.598064503</text:p>
          </table:table-cell>
          <table:table-cell table:formula="of:=POWER([.C952]-6.75;2)" office:value-type="float" office:value="0.0230843952486371" calcext:value-type="float">
            <text:p>0.023084395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32873" calcext:value-type="float">
            <text:p>6.732873</text:p>
          </table:table-cell>
          <table:table-cell office:value-type="float" office:value="6.5965649515" calcext:value-type="float">
            <text:p>6.5965649515</text:p>
          </table:table-cell>
          <table:table-cell table:formula="of:=POWER([.C953]-6.75;2)" office:value-type="float" office:value="0.0235423141081975" calcext:value-type="float">
            <text:p>0.023542314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44254" calcext:value-type="float">
            <text:p>6.744254</text:p>
          </table:table-cell>
          <table:table-cell office:value-type="float" office:value="6.5949074485" calcext:value-type="float">
            <text:p>6.5949074485</text:p>
          </table:table-cell>
          <table:table-cell table:formula="of:=POWER([.C954]-6.75;2)" office:value-type="float" office:value="0.0240536995307802" calcext:value-type="float">
            <text:p>0.02405369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54931" calcext:value-type="float">
            <text:p>6.754931</text:p>
          </table:table-cell>
          <table:table-cell office:value-type="float" office:value="6.5930966121" calcext:value-type="float">
            <text:p>6.5930966121</text:p>
          </table:table-cell>
          <table:table-cell table:formula="of:=POWER([.C955]-6.75;2)" office:value-type="float" office:value="0.0246186731344978" calcext:value-type="float">
            <text:p>0.024618673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64753" calcext:value-type="float">
            <text:p>6.764753</text:p>
          </table:table-cell>
          <table:table-cell office:value-type="float" office:value="6.5911342" calcext:value-type="float">
            <text:p>6.5911342</text:p>
          </table:table-cell>
          <table:table-cell table:formula="of:=POWER([.C956]-6.75;2)" office:value-type="float" office:value="0.02523834240964" calcext:value-type="float">
            <text:p>0.0252383424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73686" calcext:value-type="float">
            <text:p>6.773686</text:p>
          </table:table-cell>
          <table:table-cell office:value-type="float" office:value="6.5890182182" calcext:value-type="float">
            <text:p>6.5890182182</text:p>
          </table:table-cell>
          <table:table-cell table:formula="of:=POWER([.C957]-6.75;2)" office:value-type="float" office:value="0.0259151340715029" calcext:value-type="float">
            <text:p>0.025915134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81822" calcext:value-type="float">
            <text:p>6.781822</text:p>
          </table:table-cell>
          <table:table-cell office:value-type="float" office:value="6.586742697" calcext:value-type="float">
            <text:p>6.586742697</text:p>
          </table:table-cell>
          <table:table-cell table:formula="of:=POWER([.C958]-6.75;2)" office:value-type="float" office:value="0.0266529469828338" calcext:value-type="float">
            <text:p>0.02665294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89371" calcext:value-type="float">
            <text:p>6.789371</text:p>
          </table:table-cell>
          <table:table-cell office:value-type="float" office:value="6.5842984242" calcext:value-type="float">
            <text:p>6.5842984242</text:p>
          </table:table-cell>
          <table:table-cell table:formula="of:=POWER([.C959]-6.75;2)" office:value-type="float" office:value="0.0274570122226031" calcext:value-type="float">
            <text:p>0.0274570122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96611" calcext:value-type="float">
            <text:p>6.796611</text:p>
          </table:table-cell>
          <table:table-cell office:value-type="float" office:value="6.5816748242" calcext:value-type="float">
            <text:p>6.5816748242</text:p>
          </table:table-cell>
          <table:table-cell table:formula="of:=POWER([.C960]-6.75;2)" office:value-type="float" office:value="0.0283333648081008" calcext:value-type="float">
            <text:p>0.028333364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03829" calcext:value-type="float">
            <text:p>6.803829</text:p>
          </table:table-cell>
          <table:table-cell office:value-type="float" office:value="6.578862903" calcext:value-type="float">
            <text:p>6.578862903</text:p>
          </table:table-cell>
          <table:table-cell table:formula="of:=POWER([.C961]-6.75;2)" office:value-type="float" office:value="0.0292879059695874" calcext:value-type="float">
            <text:p>0.02928790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811255" calcext:value-type="float">
            <text:p>6.811255</text:p>
          </table:table-cell>
          <table:table-cell office:value-type="float" office:value="6.5758588727" calcext:value-type="float">
            <text:p>6.5758588727</text:p>
          </table:table-cell>
          <table:table-cell table:formula="of:=POWER([.C962]-6.75;2)" office:value-type="float" office:value="0.030325132217315" calcext:value-type="float">
            <text:p>0.030325132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19007" calcext:value-type="float">
            <text:p>6.819007</text:p>
          </table:table-cell>
          <table:table-cell office:value-type="float" office:value="6.5726677273" calcext:value-type="float">
            <text:p>6.5726677273</text:p>
          </table:table-cell>
          <table:table-cell table:formula="of:=POWER([.C963]-6.75;2)" office:value-type="float" office:value="0.0314467349409472" calcext:value-type="float">
            <text:p>0.031446734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27056" calcext:value-type="float">
            <text:p>6.827056</text:p>
          </table:table-cell>
          <table:table-cell office:value-type="float" office:value="6.5693058667" calcext:value-type="float">
            <text:p>6.5693058667</text:p>
          </table:table-cell>
          <table:table-cell table:formula="of:=POWER([.C964]-6.75;2)" office:value-type="float" office:value="0.0326503698090383" calcext:value-type="float">
            <text:p>0.03265036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35213" calcext:value-type="float">
            <text:p>6.835213</text:p>
          </table:table-cell>
          <table:table-cell office:value-type="float" office:value="6.5658018727" calcext:value-type="float">
            <text:p>6.5658018727</text:p>
          </table:table-cell>
          <table:table-cell table:formula="of:=POWER([.C965]-6.75;2)" office:value-type="float" office:value="0.0339289501008271" calcext:value-type="float">
            <text:p>0.033928950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43152" calcext:value-type="float">
            <text:p>6.843152</text:p>
          </table:table-cell>
          <table:table-cell office:value-type="float" office:value="6.5621948667" calcext:value-type="float">
            <text:p>6.5621948667</text:p>
          </table:table-cell>
          <table:table-cell table:formula="of:=POWER([.C966]-6.75;2)" office:value-type="float" office:value="0.0352707680938306" calcext:value-type="float">
            <text:p>0.035270768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50449" calcext:value-type="float">
            <text:p>6.850449</text:p>
          </table:table-cell>
          <table:table-cell office:value-type="float" office:value="6.5585302667" calcext:value-type="float">
            <text:p>6.5585302667</text:p>
          </table:table-cell>
          <table:table-cell table:formula="of:=POWER([.C967]-6.75;2)" office:value-type="float" office:value="0.0366606587699731" calcext:value-type="float">
            <text:p>0.0366606588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56635" calcext:value-type="float">
            <text:p>6.856635</text:p>
          </table:table-cell>
          <table:table-cell office:value-type="float" office:value="6.5548535515" calcext:value-type="float">
            <text:p>6.5548535515</text:p>
          </table:table-cell>
          <table:table-cell table:formula="of:=POWER([.C968]-6.75;2)" office:value-type="float" office:value="0.0380821363621632" calcext:value-type="float">
            <text:p>0.0380821364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61263" calcext:value-type="float">
            <text:p>6.861263</text:p>
          </table:table-cell>
          <table:table-cell office:value-type="float" office:value="6.5512031273" calcext:value-type="float">
            <text:p>6.5512031273</text:p>
          </table:table-cell>
          <table:table-cell table:formula="of:=POWER([.C969]-6.75;2)" office:value-type="float" office:value="0.0395201965953" calcext:value-type="float">
            <text:p>0.039520196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63961" calcext:value-type="float">
            <text:p>6.863961</text:p>
          </table:table-cell>
          <table:table-cell office:value-type="float" office:value="6.5476036364" calcext:value-type="float">
            <text:p>6.5476036364</text:p>
          </table:table-cell>
          <table:table-cell table:formula="of:=POWER([.C970]-6.75;2)" office:value-type="float" office:value="0.0409642879985035" calcext:value-type="float">
            <text:p>0.04096428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64478" calcext:value-type="float">
            <text:p>6.864478</text:p>
          </table:table-cell>
          <table:table-cell office:value-type="float" office:value="6.5440610061" calcext:value-type="float">
            <text:p>6.5440610061</text:p>
          </table:table-cell>
          <table:table-cell table:formula="of:=POWER([.C971]-6.75;2)" office:value-type="float" office:value="0.0424108692085443" calcext:value-type="float">
            <text:p>0.0424108692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62713" calcext:value-type="float">
            <text:p>6.862713</text:p>
          </table:table-cell>
          <table:table-cell office:value-type="float" office:value="6.5405599818" calcext:value-type="float">
            <text:p>6.5405599818</text:p>
          </table:table-cell>
          <table:table-cell table:formula="of:=POWER([.C972]-6.75;2)" office:value-type="float" office:value="0.0438651212236165" calcext:value-type="float">
            <text:p>0.043865121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58721" calcext:value-type="float">
            <text:p>6.858721</text:p>
          </table:table-cell>
          <table:table-cell office:value-type="float" office:value="6.5370641636" calcext:value-type="float">
            <text:p>6.5370641636</text:p>
          </table:table-cell>
          <table:table-cell table:formula="of:=POWER([.C973]-6.75;2)" office:value-type="float" office:value="0.0453416704233675" calcext:value-type="float">
            <text:p>0.045341670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52696" calcext:value-type="float">
            <text:p>6.852696</text:p>
          </table:table-cell>
          <table:table-cell office:value-type="float" office:value="6.5335176727" calcext:value-type="float">
            <text:p>6.5335176727</text:p>
          </table:table-cell>
          <table:table-cell table:formula="of:=POWER([.C974]-6.75;2)" office:value-type="float" office:value="0.0468645980332242" calcext:value-type="float">
            <text:p>0.04686459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44939" calcext:value-type="float">
            <text:p>6.844939</text:p>
          </table:table-cell>
          <table:table-cell office:value-type="float" office:value="6.5298466121" calcext:value-type="float">
            <text:p>6.5298466121</text:p>
          </table:table-cell>
          <table:table-cell table:formula="of:=POWER([.C975]-6.75;2)" office:value-type="float" office:value="0.0484675142038478" calcext:value-type="float">
            <text:p>0.048467514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35809" calcext:value-type="float">
            <text:p>6.835809</text:p>
          </table:table-cell>
          <table:table-cell office:value-type="float" office:value="6.5259564667" calcext:value-type="float">
            <text:p>6.5259564667</text:p>
          </table:table-cell>
          <table:table-cell table:formula="of:=POWER([.C976]-6.75;2)" office:value-type="float" office:value="0.0501955048135481" calcext:value-type="float">
            <text:p>0.050195504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25671" calcext:value-type="float">
            <text:p>6.825671</text:p>
          </table:table-cell>
          <table:table-cell office:value-type="float" office:value="6.5217169697" calcext:value-type="float">
            <text:p>6.5217169697</text:p>
          </table:table-cell>
          <table:table-cell table:formula="of:=POWER([.C977]-6.75;2)" office:value-type="float" office:value="0.0521131419229508" calcext:value-type="float">
            <text:p>0.052113141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14846" calcext:value-type="float">
            <text:p>6.814846</text:p>
          </table:table-cell>
          <table:table-cell office:value-type="float" office:value="6.5169071939" calcext:value-type="float">
            <text:p>6.5169071939</text:p>
          </table:table-cell>
          <table:table-cell table:formula="of:=POWER([.C978]-6.75;2)" office:value-type="float" office:value="0.0543322562555723" calcext:value-type="float">
            <text:p>0.054332256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03572" calcext:value-type="float">
            <text:p>6.803572</text:p>
          </table:table-cell>
          <table:table-cell office:value-type="float" office:value="6.5109913152" calcext:value-type="float">
            <text:p>6.5109913152</text:p>
          </table:table-cell>
          <table:table-cell table:formula="of:=POWER([.C979]-6.75;2)" office:value-type="float" office:value="0.0571251514098257" calcext:value-type="float">
            <text:p>0.0571251514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91981" calcext:value-type="float">
            <text:p>6.791981</text:p>
          </table:table-cell>
          <table:table-cell office:value-type="float" office:value="6.5014404424" calcext:value-type="float">
            <text:p>6.5014404424</text:p>
          </table:table-cell>
          <table:table-cell table:formula="of:=POWER([.C980]-6.75;2)" office:value-type="float" office:value="0.0617818536743078" calcext:value-type="float">
            <text:p>0.061781853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80104" calcext:value-type="float">
            <text:p>6.780104</text:p>
          </table:table-cell>
          <table:table-cell office:value-type="float" office:value="6.5248779515" calcext:value-type="float">
            <text:p>6.5248779515</text:p>
          </table:table-cell>
          <table:table-cell table:formula="of:=POWER([.C981]-6.75;2)" office:value-type="float" office:value="0.0506799367208365" calcext:value-type="float">
            <text:p>0.050679936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67883" calcext:value-type="float">
            <text:p>6.767883</text:p>
          </table:table-cell>
          <table:table-cell office:value-type="float" office:value="6.5256417273" calcext:value-type="float">
            <text:p>6.5256417273</text:p>
          </table:table-cell>
          <table:table-cell table:formula="of:=POWER([.C982]-6.75;2)" office:value-type="float" office:value="0.0503366345289276" calcext:value-type="float">
            <text:p>0.050336634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55205" calcext:value-type="float">
            <text:p>6.755205</text:p>
          </table:table-cell>
          <table:table-cell office:value-type="float" office:value="6.5244895455" calcext:value-type="float">
            <text:p>6.5244895455</text:p>
          </table:table-cell>
          <table:table-cell table:formula="of:=POWER([.C983]-6.75;2)" office:value-type="float" office:value="0.0508549650887967" calcext:value-type="float">
            <text:p>0.0508549651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41946" calcext:value-type="float">
            <text:p>6.741946</text:p>
          </table:table-cell>
          <table:table-cell office:value-type="float" office:value="6.522641297" calcext:value-type="float">
            <text:p>6.522641297</text:p>
          </table:table-cell>
          <table:table-cell table:formula="of:=POWER([.C984]-6.75;2)" office:value-type="float" office:value="0.0516919798298423" calcext:value-type="float">
            <text:p>0.051691979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28004" calcext:value-type="float">
            <text:p>6.728004</text:p>
          </table:table-cell>
          <table:table-cell office:value-type="float" office:value="6.5204697636" calcext:value-type="float">
            <text:p>6.5204697636</text:p>
          </table:table-cell>
          <table:table-cell table:formula="of:=POWER([.C985]-6.75;2)" office:value-type="float" office:value="0.0526841294218401" calcext:value-type="float">
            <text:p>0.052684129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13335" calcext:value-type="float">
            <text:p>6.713335</text:p>
          </table:table-cell>
          <table:table-cell office:value-type="float" office:value="6.5181484" calcext:value-type="float">
            <text:p>6.5181484</text:p>
          </table:table-cell>
          <table:table-cell table:formula="of:=POWER([.C986]-6.75;2)" office:value-type="float" office:value="0.0537551644225599" calcext:value-type="float">
            <text:p>0.053755164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97967" calcext:value-type="float">
            <text:p>6.697967</text:p>
          </table:table-cell>
          <table:table-cell office:value-type="float" office:value="6.5157747818" calcext:value-type="float">
            <text:p>6.5157747818</text:p>
          </table:table-cell>
          <table:table-cell table:formula="of:=POWER([.C987]-6.75;2)" office:value-type="float" office:value="0.0548614528408375" calcext:value-type="float">
            <text:p>0.054861452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81999" calcext:value-type="float">
            <text:p>6.681999</text:p>
          </table:table-cell>
          <table:table-cell office:value-type="float" office:value="6.5134080727" calcext:value-type="float">
            <text:p>6.5134080727</text:p>
          </table:table-cell>
          <table:table-cell table:formula="of:=POWER([.C988]-6.75;2)" office:value-type="float" office:value="0.0559757400635285" calcext:value-type="float">
            <text:p>0.055975740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65591" calcext:value-type="float">
            <text:p>6.665591</text:p>
          </table:table-cell>
          <table:table-cell office:value-type="float" office:value="6.5110843818" calcext:value-type="float">
            <text:p>6.5110843818</text:p>
          </table:table-cell>
          <table:table-cell table:formula="of:=POWER([.C989]-6.75;2)" office:value-type="float" office:value="0.0570806726198882" calcext:value-type="float">
            <text:p>0.0570806726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48933" calcext:value-type="float">
            <text:p>6.648933</text:p>
          </table:table-cell>
          <table:table-cell office:value-type="float" office:value="6.5088249818" calcext:value-type="float">
            <text:p>6.5088249818</text:p>
          </table:table-cell>
          <table:table-cell table:formula="of:=POWER([.C990]-6.75;2)" office:value-type="float" office:value="0.0581653894037703" calcext:value-type="float">
            <text:p>0.0581653894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32216" calcext:value-type="float">
            <text:p>6.632216</text:p>
          </table:table-cell>
          <table:table-cell office:value-type="float" office:value="6.5066420242" calcext:value-type="float">
            <text:p>6.5066420242</text:p>
          </table:table-cell>
          <table:table-cell table:formula="of:=POWER([.C991]-6.75;2)" office:value-type="float" office:value="0.0592231043854736" calcext:value-type="float">
            <text:p>0.0592231044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15603" calcext:value-type="float">
            <text:p>6.615603</text:p>
          </table:table-cell>
          <table:table-cell office:value-type="float" office:value="6.5045430485" calcext:value-type="float">
            <text:p>6.5045430485</text:p>
          </table:table-cell>
          <table:table-cell table:formula="of:=POWER([.C992]-6.75;2)" office:value-type="float" office:value="0.0602491150396731" calcext:value-type="float">
            <text:p>0.06024911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99215" calcext:value-type="float">
            <text:p>6.599215</text:p>
          </table:table-cell>
          <table:table-cell office:value-type="float" office:value="6.5025347212" calcext:value-type="float">
            <text:p>6.5025347212</text:p>
          </table:table-cell>
          <table:table-cell table:formula="of:=POWER([.C993]-6.75;2)" office:value-type="float" office:value="0.0612390642115617" calcext:value-type="float">
            <text:p>0.061239064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83128" calcext:value-type="float">
            <text:p>6.583128</text:p>
          </table:table-cell>
          <table:table-cell office:value-type="float" office:value="6.5006256242" calcext:value-type="float">
            <text:p>6.5006256242</text:p>
          </table:table-cell>
          <table:table-cell table:formula="of:=POWER([.C994]-6.75;2)" office:value-type="float" office:value="0.0621875793056398" calcext:value-type="float">
            <text:p>0.0621875793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67373" calcext:value-type="float">
            <text:p>6.567373</text:p>
          </table:table-cell>
          <table:table-cell office:value-type="float" office:value="6.4988279515" calcext:value-type="float">
            <text:p>6.4988279515</text:p>
          </table:table-cell>
          <table:table-cell table:formula="of:=POWER([.C995]-6.75;2)" office:value-type="float" office:value="0.0630873979476863" calcext:value-type="float">
            <text:p>0.0630873979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51955" calcext:value-type="float">
            <text:p>6.551955</text:p>
          </table:table-cell>
          <table:table-cell office:value-type="float" office:value="6.4971580909" calcext:value-type="float">
            <text:p>6.4971580909</text:p>
          </table:table-cell>
          <table:table-cell table:formula="of:=POWER([.C996]-6.75;2)" office:value-type="float" office:value="0.0639290309973326" calcext:value-type="float">
            <text:p>0.06392903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36855" calcext:value-type="float">
            <text:p>6.536855</text:p>
          </table:table-cell>
          <table:table-cell office:value-type="float" office:value="6.4956359636" calcext:value-type="float">
            <text:p>6.4956359636</text:p>
          </table:table-cell>
          <table:table-cell table:formula="of:=POWER([.C997]-6.75;2)" office:value-type="float" office:value="0.0647010630137006" calcext:value-type="float">
            <text:p>0.06470106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22036" calcext:value-type="float">
            <text:p>6.522036</text:p>
          </table:table-cell>
          <table:table-cell office:value-type="float" office:value="6.494283497" calcext:value-type="float">
            <text:p>6.494283497</text:p>
          </table:table-cell>
          <table:table-cell table:formula="of:=POWER([.C998]-6.75;2)" office:value-type="float" office:value="0.0653909299065492" calcext:value-type="float">
            <text:p>0.065390929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07432" calcext:value-type="float">
            <text:p>6.507432</text:p>
          </table:table-cell>
          <table:table-cell office:value-type="float" office:value="6.493122503" calcext:value-type="float">
            <text:p>6.493122503</text:p>
          </table:table-cell>
          <table:table-cell table:formula="of:=POWER([.C999]-6.75;2)" office:value-type="float" office:value="0.0659860484649848" calcext:value-type="float">
            <text:p>0.065986048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492938" calcext:value-type="float">
            <text:p>6.492938</text:p>
          </table:table-cell>
          <table:table-cell office:value-type="float" office:value="6.4921724061" calcext:value-type="float">
            <text:p>6.4921724061</text:p>
          </table:table-cell>
          <table:table-cell table:formula="of:=POWER([.C1000]-6.75;2)" office:value-type="float" office:value="0.0664750681762634" calcext:value-type="float">
            <text:p>0.066475068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478416" calcext:value-type="float">
            <text:p>6.478416</text:p>
          </table:table-cell>
          <table:table-cell office:value-type="float" office:value="6.491448297" calcext:value-type="float">
            <text:p>6.491448297</text:p>
          </table:table-cell>
          <table:table-cell table:formula="of:=POWER([.C1001]-6.75;2)" office:value-type="float" office:value="0.0668489831242003" calcext:value-type="float">
            <text:p>0.0668489831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463704" calcext:value-type="float">
            <text:p>6.463704</text:p>
          </table:table-cell>
          <table:table-cell office:value-type="float" office:value="6.4909595091" calcext:value-type="float">
            <text:p>6.4909595091</text:p>
          </table:table-cell>
          <table:table-cell table:formula="of:=POWER([.C1002]-6.75;2)" office:value-type="float" office:value="0.0671019759257132" calcext:value-type="float">
            <text:p>0.0671019759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44866" calcext:value-type="float">
            <text:p>6.44866</text:p>
          </table:table-cell>
          <table:table-cell office:value-type="float" office:value="6.4907089939" calcext:value-type="float">
            <text:p>6.4907089939</text:p>
          </table:table-cell>
          <table:table-cell table:formula="of:=POWER([.C1003]-6.75;2)" office:value-type="float" office:value="0.0672318258443501" calcext:value-type="float">
            <text:p>0.067231825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433213" calcext:value-type="float">
            <text:p>6.433213</text:p>
          </table:table-cell>
          <table:table-cell office:value-type="float" office:value="6.4906934182" calcext:value-type="float">
            <text:p>6.4906934182</text:p>
          </table:table-cell>
          <table:table-cell table:formula="of:=POWER([.C1004]-6.75;2)" office:value-type="float" office:value="0.0672399033648" calcext:value-type="float">
            <text:p>0.067239903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417418" calcext:value-type="float">
            <text:p>6.417418</text:p>
          </table:table-cell>
          <table:table-cell office:value-type="float" office:value="6.4909039394" calcext:value-type="float">
            <text:p>6.4909039394</text:p>
          </table:table-cell>
          <table:table-cell table:formula="of:=POWER([.C1005]-6.75;2)" office:value-type="float" office:value="0.0671307686184389" calcext:value-type="float">
            <text:p>0.067130768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401489" calcext:value-type="float">
            <text:p>6.401489</text:p>
          </table:table-cell>
          <table:table-cell office:value-type="float" office:value="6.4913274848" calcext:value-type="float">
            <text:p>6.4913274848</text:p>
          </table:table-cell>
          <table:table-cell table:formula="of:=POWER([.C1006]-6.75;2)" office:value-type="float" office:value="0.0669114701198941" calcext:value-type="float">
            <text:p>0.066911470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385802" calcext:value-type="float">
            <text:p>6.385802</text:p>
          </table:table-cell>
          <table:table-cell office:value-type="float" office:value="6.4919483333" calcext:value-type="float">
            <text:p>6.4919483333</text:p>
          </table:table-cell>
          <table:table-cell table:formula="of:=POWER([.C1007]-6.75;2)" office:value-type="float" office:value="0.066590662686648" calcext:value-type="float">
            <text:p>0.0665906627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370837" calcext:value-type="float">
            <text:p>6.370837</text:p>
          </table:table-cell>
          <table:table-cell office:value-type="float" office:value="6.4927498182" calcext:value-type="float">
            <text:p>6.4927498182</text:p>
          </table:table-cell>
          <table:table-cell table:formula="of:=POWER([.C1008]-6.75;2)" office:value-type="float" office:value="0.066177656036133" calcext:value-type="float">
            <text:p>0.066177656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357084" calcext:value-type="float">
            <text:p>6.357084</text:p>
          </table:table-cell>
          <table:table-cell office:value-type="float" office:value="6.4937160606" calcext:value-type="float">
            <text:p>6.4937160606</text:p>
          </table:table-cell>
          <table:table-cell table:formula="of:=POWER([.C1009]-6.75;2)" office:value-type="float" office:value="0.065681457594383" calcext:value-type="float">
            <text:p>0.0656814576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344913" calcext:value-type="float">
            <text:p>6.344913</text:p>
          </table:table-cell>
          <table:table-cell office:value-type="float" office:value="6.4948335515" calcext:value-type="float">
            <text:p>6.4948335515</text:p>
          </table:table-cell>
          <table:table-cell table:formula="of:=POWER([.C1010]-6.75;2)" office:value-type="float" office:value="0.0651099164401031" calcext:value-type="float">
            <text:p>0.065109916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334455" calcext:value-type="float">
            <text:p>6.334455</text:p>
          </table:table-cell>
          <table:table-cell office:value-type="float" office:value="6.4960925333" calcext:value-type="float">
            <text:p>6.4960925333</text:p>
          </table:table-cell>
          <table:table-cell table:formula="of:=POWER([.C1011]-6.75;2)" office:value-type="float" office:value="0.0644690016460118" calcext:value-type="float">
            <text:p>0.064469001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325508" calcext:value-type="float">
            <text:p>6.325508</text:p>
          </table:table-cell>
          <table:table-cell office:value-type="float" office:value="6.4974879758" calcext:value-type="float">
            <text:p>6.4974879758</text:p>
          </table:table-cell>
          <table:table-cell table:formula="of:=POWER([.C1012]-6.75;2)" office:value-type="float" office:value="0.0637623223655812" calcext:value-type="float">
            <text:p>0.0637623224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317523" calcext:value-type="float">
            <text:p>6.317523</text:p>
          </table:table-cell>
          <table:table-cell office:value-type="float" office:value="6.4990201273" calcext:value-type="float">
            <text:p>6.4990201273</text:p>
          </table:table-cell>
          <table:table-cell table:formula="of:=POWER([.C1013]-6.75;2)" office:value-type="float" office:value="0.0629908965005084" calcext:value-type="float">
            <text:p>0.062990896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309661" calcext:value-type="float">
            <text:p>6.309661</text:p>
          </table:table-cell>
          <table:table-cell office:value-type="float" office:value="6.5006944485" calcext:value-type="float">
            <text:p>6.5006944485</text:p>
          </table:table-cell>
          <table:table-cell table:formula="of:=POWER([.C1014]-6.75;2)" office:value-type="float" office:value="0.0621532580087192" calcext:value-type="float">
            <text:p>0.06215325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300933" calcext:value-type="float">
            <text:p>6.300933</text:p>
          </table:table-cell>
          <table:table-cell office:value-type="float" office:value="6.5025209394" calcext:value-type="float">
            <text:p>6.5025209394</text:p>
          </table:table-cell>
          <table:table-cell table:formula="of:=POWER([.C1015]-6.75;2)" office:value-type="float" office:value="0.0612458854354584" calcext:value-type="float">
            <text:p>0.061245885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290398" calcext:value-type="float">
            <text:p>6.290398</text:p>
          </table:table-cell>
          <table:table-cell office:value-type="float" office:value="6.5045128303" calcext:value-type="float">
            <text:p>6.5045128303</text:p>
          </table:table-cell>
          <table:table-cell table:formula="of:=POWER([.C1016]-6.75;2)" office:value-type="float" office:value="0.0602639504873164" calcext:value-type="float">
            <text:p>0.060263950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277374" calcext:value-type="float">
            <text:p>6.277374</text:p>
          </table:table-cell>
          <table:table-cell office:value-type="float" office:value="6.5066846848" calcext:value-type="float">
            <text:p>6.5066846848</text:p>
          </table:table-cell>
          <table:table-cell table:formula="of:=POWER([.C1017]-6.75;2)" office:value-type="float" office:value="0.0592023426108755" calcext:value-type="float">
            <text:p>0.059202342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261629" calcext:value-type="float">
            <text:p>6.261629</text:p>
          </table:table-cell>
          <table:table-cell office:value-type="float" office:value="6.5090501333" calcext:value-type="float">
            <text:p>6.5090501333</text:p>
          </table:table-cell>
          <table:table-cell table:formula="of:=POWER([.C1018]-6.75;2)" office:value-type="float" office:value="0.0580568382627479" calcext:value-type="float">
            <text:p>0.0580568383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243493" calcext:value-type="float">
            <text:p>6.243493</text:p>
          </table:table-cell>
          <table:table-cell office:value-type="float" office:value="6.5116194121" calcext:value-type="float">
            <text:p>6.5116194121</text:p>
          </table:table-cell>
          <table:table-cell table:formula="of:=POWER([.C1019]-6.75;2)" office:value-type="float" office:value="0.0568253046875496" calcext:value-type="float">
            <text:p>0.0568253047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223868" calcext:value-type="float">
            <text:p>6.223868</text:p>
          </table:table-cell>
          <table:table-cell office:value-type="float" office:value="6.5143970848" calcext:value-type="float">
            <text:p>6.5143970848</text:p>
          </table:table-cell>
          <table:table-cell table:formula="of:=POWER([.C1020]-6.75;2)" office:value-type="float" office:value="0.0555087336507385" calcext:value-type="float">
            <text:p>0.055508733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204093" calcext:value-type="float">
            <text:p>6.204093</text:p>
          </table:table-cell>
          <table:table-cell office:value-type="float" office:value="6.5173802788" calcext:value-type="float">
            <text:p>6.5173802788</text:p>
          </table:table-cell>
          <table:table-cell table:formula="of:=POWER([.C1021]-6.75;2)" office:value-type="float" office:value="0.0541119346911657" calcext:value-type="float">
            <text:p>0.0541119347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185625" calcext:value-type="float">
            <text:p>6.185625</text:p>
          </table:table-cell>
          <table:table-cell office:value-type="float" office:value="6.5205579758" calcext:value-type="float">
            <text:p>6.5205579758</text:p>
          </table:table-cell>
          <table:table-cell table:formula="of:=POWER([.C1022]-6.75;2)" office:value-type="float" office:value="0.0526436424689934" calcext:value-type="float">
            <text:p>0.0526436425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169485" calcext:value-type="float">
            <text:p>6.169485</text:p>
          </table:table-cell>
          <table:table-cell office:value-type="float" office:value="6.523912097" calcext:value-type="float">
            <text:p>6.523912097</text:p>
          </table:table-cell>
          <table:table-cell table:formula="of:=POWER([.C1023]-6.75;2)" office:value-type="float" office:value="0.0511157398829373" calcext:value-type="float">
            <text:p>0.051115739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155248" calcext:value-type="float">
            <text:p>6.155248</text:p>
          </table:table-cell>
          <table:table-cell office:value-type="float" office:value="6.5274214182" calcext:value-type="float">
            <text:p>6.5274214182</text:p>
          </table:table-cell>
          <table:table-cell table:formula="of:=POWER([.C1024]-6.75;2)" office:value-type="float" office:value="0.0495412250760992" calcext:value-type="float">
            <text:p>0.049541225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138505" calcext:value-type="float">
            <text:p>6.138505</text:p>
          </table:table-cell>
          <table:table-cell office:value-type="float" office:value="6.5310709576" calcext:value-type="float">
            <text:p>6.5310709576</text:p>
          </table:table-cell>
          <table:table-cell table:formula="of:=POWER([.C1025]-6.75;2)" office:value-type="float" office:value="0.047929925606181" calcext:value-type="float">
            <text:p>0.0479299256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100066" calcext:value-type="float">
            <text:p>6.100066</text:p>
          </table:table-cell>
          <table:table-cell office:value-type="float" office:value="6.5348759091" calcext:value-type="float">
            <text:p>6.5348759091</text:p>
          </table:table-cell>
          <table:table-cell table:formula="of:=POWER([.C1026]-6.75;2)" office:value-type="float" office:value="0.0462783744855514" calcext:value-type="float">
            <text:p>0.0462783745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.880218" calcext:value-type="float">
            <text:p>5.880218</text:p>
          </table:table-cell>
          <table:table-cell office:value-type="float" office:value="6.5389703636" calcext:value-type="float">
            <text:p>6.5389703636</text:p>
          </table:table-cell>
          <table:table-cell table:formula="of:=POWER([.C1027]-6.75;2)" office:value-type="float" office:value="0.0445335074391163" calcext:value-type="float">
            <text:p>0.0445335074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724619" calcext:value-type="float">
            <text:p>6.724619</text:p>
          </table:table-cell>
          <table:table-cell office:value-type="float" office:value="6.5444575394" calcext:value-type="float">
            <text:p>6.5444575394</text:p>
          </table:table-cell>
          <table:table-cell table:formula="of:=POWER([.C1028]-6.75;2)" office:value-type="float" office:value="0.0422477031095027" calcext:value-type="float">
            <text:p>0.042247703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436742" calcext:value-type="float">
            <text:p>6.436742</text:p>
          </table:table-cell>
          <table:table-cell office:value-type="float" office:value="6.5448908121" calcext:value-type="float">
            <text:p>6.5448908121</text:p>
          </table:table-cell>
          <table:table-cell table:formula="of:=POWER([.C1029]-6.75;2)" office:value-type="float" office:value="0.0420697789609974" calcext:value-type="float">
            <text:p>0.04206977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40033" calcext:value-type="float">
            <text:p>6.40033</text:p>
          </table:table-cell>
          <table:table-cell office:value-type="float" office:value="6.5471339333" calcext:value-type="float">
            <text:p>6.5471339333</text:p>
          </table:table-cell>
          <table:table-cell table:formula="of:=POWER([.C1030]-6.75;2)" office:value-type="float" office:value="0.041154641018329" calcext:value-type="float">
            <text:p>0.04115464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390921" calcext:value-type="float">
            <text:p>6.390921</text:p>
          </table:table-cell>
          <table:table-cell office:value-type="float" office:value="6.5496612848" calcext:value-type="float">
            <text:p>6.5496612848</text:p>
          </table:table-cell>
          <table:table-cell table:formula="of:=POWER([.C1031]-6.75;2)" office:value-type="float" office:value="0.0401356008079867" calcext:value-type="float">
            <text:p>0.040135600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3835" calcext:value-type="float">
            <text:p>6.3835</text:p>
          </table:table-cell>
          <table:table-cell office:value-type="float" office:value="6.5523040061" calcext:value-type="float">
            <text:p>6.5523040061</text:p>
          </table:table-cell>
          <table:table-cell table:formula="of:=POWER([.C1032]-6.75;2)" office:value-type="float" office:value="0.0390837060041088" calcext:value-type="float">
            <text:p>0.03908370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370583" calcext:value-type="float">
            <text:p>6.370583</text:p>
          </table:table-cell>
          <table:table-cell office:value-type="float" office:value="6.5550412545" calcext:value-type="float">
            <text:p>6.5550412545</text:p>
          </table:table-cell>
          <table:table-cell table:formula="of:=POWER([.C1033]-6.75;2)" office:value-type="float" office:value="0.0380089124469338" calcext:value-type="float">
            <text:p>0.038008912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349829" calcext:value-type="float">
            <text:p>6.349829</text:p>
          </table:table-cell>
          <table:table-cell office:value-type="float" office:value="6.5578945879" calcext:value-type="float">
            <text:p>6.5578945879</text:p>
          </table:table-cell>
          <table:table-cell table:formula="of:=POWER([.C1034]-6.75;2)" office:value-type="float" office:value="0.0369044893581109" calcext:value-type="float">
            <text:p>0.0369044894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321681" calcext:value-type="float">
            <text:p>6.321681</text:p>
          </table:table-cell>
          <table:table-cell office:value-type="float" office:value="6.5608978667" calcext:value-type="float">
            <text:p>6.5608978667</text:p>
          </table:table-cell>
          <table:table-cell table:formula="of:=POWER([.C1035]-6.75;2)" office:value-type="float" office:value="0.0357596168186111" calcext:value-type="float">
            <text:p>0.0357596168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288544" calcext:value-type="float">
            <text:p>6.288544</text:p>
          </table:table-cell>
          <table:table-cell office:value-type="float" office:value="6.5640817636" calcext:value-type="float">
            <text:p>6.5640817636</text:p>
          </table:table-cell>
          <table:table-cell table:formula="of:=POWER([.C1036]-6.75;2)" office:value-type="float" office:value="0.0345655906260863" calcext:value-type="float">
            <text:p>0.0345655906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254157" calcext:value-type="float">
            <text:p>6.254157</text:p>
          </table:table-cell>
          <table:table-cell office:value-type="float" office:value="6.567463303" calcext:value-type="float">
            <text:p>6.567463303</text:p>
          </table:table-cell>
          <table:table-cell table:formula="of:=POWER([.C1037]-6.75;2)" office:value-type="float" office:value="0.0333196457516697" calcext:value-type="float">
            <text:p>0.0333196458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222916" calcext:value-type="float">
            <text:p>6.222916</text:p>
          </table:table-cell>
          <table:table-cell office:value-type="float" office:value="6.5710390727" calcext:value-type="float">
            <text:p>6.5710390727</text:p>
          </table:table-cell>
          <table:table-cell table:formula="of:=POWER([.C1038]-6.75;2)" office:value-type="float" office:value="0.032027013500076" calcext:value-type="float">
            <text:p>0.032027013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199102" calcext:value-type="float">
            <text:p>6.199102</text:p>
          </table:table-cell>
          <table:table-cell office:value-type="float" office:value="6.5747822242" calcext:value-type="float">
            <text:p>6.5747822242</text:p>
          </table:table-cell>
          <table:table-cell table:formula="of:=POWER([.C1039]-6.75;2)" office:value-type="float" office:value="0.0307012689562991" calcext:value-type="float">
            <text:p>0.03070126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186133" calcext:value-type="float">
            <text:p>6.186133</text:p>
          </table:table-cell>
          <table:table-cell office:value-type="float" office:value="6.5786436545" calcext:value-type="float">
            <text:p>6.5786436545</text:p>
          </table:table-cell>
          <table:table-cell table:formula="of:=POWER([.C1040]-6.75;2)" office:value-type="float" office:value="0.0293629971431152" calcext:value-type="float">
            <text:p>0.029362997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185968" calcext:value-type="float">
            <text:p>6.185968</text:p>
          </table:table-cell>
          <table:table-cell office:value-type="float" office:value="6.5825571697" calcext:value-type="float">
            <text:p>6.5825571697</text:p>
          </table:table-cell>
          <table:table-cell table:formula="of:=POWER([.C1041]-6.75;2)" office:value-type="float" office:value="0.0280371014188745" calcext:value-type="float">
            <text:p>0.028037101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198792" calcext:value-type="float">
            <text:p>6.198792</text:p>
          </table:table-cell>
          <table:table-cell office:value-type="float" office:value="6.5864476727" calcext:value-type="float">
            <text:p>6.5864476727</text:p>
          </table:table-cell>
          <table:table-cell table:formula="of:=POWER([.C1042]-6.75;2)" office:value-type="float" office:value="0.0267493637652462" calcext:value-type="float">
            <text:p>0.0267493638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223068" calcext:value-type="float">
            <text:p>6.223068</text:p>
          </table:table-cell>
          <table:table-cell office:value-type="float" office:value="6.5902408303" calcext:value-type="float">
            <text:p>6.5902408303</text:p>
          </table:table-cell>
          <table:table-cell table:formula="of:=POWER([.C1043]-6.75;2)" office:value-type="float" office:value="0.0255229923032334" calcext:value-type="float">
            <text:p>0.025522992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255915" calcext:value-type="float">
            <text:p>6.255915</text:p>
          </table:table-cell>
          <table:table-cell office:value-type="float" office:value="6.593872097" calcext:value-type="float">
            <text:p>6.593872097</text:p>
          </table:table-cell>
          <table:table-cell table:formula="of:=POWER([.C1044]-6.75;2)" office:value-type="float" office:value="0.0243759220951773" calcext:value-type="float">
            <text:p>0.024375922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293704" calcext:value-type="float">
            <text:p>6.293704</text:p>
          </table:table-cell>
          <table:table-cell office:value-type="float" office:value="6.5972934242" calcext:value-type="float">
            <text:p>6.5972934242</text:p>
          </table:table-cell>
          <table:table-cell table:formula="of:=POWER([.C1045]-6.75;2)" office:value-type="float" office:value="0.0233192982925611" calcext:value-type="float">
            <text:p>0.023319298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332724" calcext:value-type="float">
            <text:p>6.332724</text:p>
          </table:table-cell>
          <table:table-cell office:value-type="float" office:value="6.6004765758" calcext:value-type="float">
            <text:p>6.6004765758</text:p>
          </table:table-cell>
          <table:table-cell table:formula="of:=POWER([.C1046]-6.75;2)" office:value-type="float" office:value="0.0223572543844931" calcext:value-type="float">
            <text:p>0.0223572544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36976" calcext:value-type="float">
            <text:p>6.36976</text:p>
          </table:table-cell>
          <table:table-cell office:value-type="float" office:value="6.6034128606" calcext:value-type="float">
            <text:p>6.6034128606</text:p>
          </table:table-cell>
          <table:table-cell table:formula="of:=POWER([.C1047]-6.75;2)" office:value-type="float" office:value="0.0214877894374751" calcext:value-type="float">
            <text:p>0.0214877894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402481" calcext:value-type="float">
            <text:p>6.402481</text:p>
          </table:table-cell>
          <table:table-cell office:value-type="float" office:value="6.606109897" calcext:value-type="float">
            <text:p>6.606109897</text:p>
          </table:table-cell>
          <table:table-cell table:formula="of:=POWER([.C1048]-6.75;2)" office:value-type="float" office:value="0.0207043617413507" calcext:value-type="float">
            <text:p>0.0207043617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42961" calcext:value-type="float">
            <text:p>6.42961</text:p>
          </table:table-cell>
          <table:table-cell office:value-type="float" office:value="6.6085866182" calcext:value-type="float">
            <text:p>6.6085866182</text:p>
          </table:table-cell>
          <table:table-cell table:formula="of:=POWER([.C1049]-6.75;2)" office:value-type="float" office:value="0.0199977445521125" calcext:value-type="float">
            <text:p>0.0199977446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450889" calcext:value-type="float">
            <text:p>6.450889</text:p>
          </table:table-cell>
          <table:table-cell office:value-type="float" office:value="6.6108676788" calcext:value-type="float">
            <text:p>6.6108676788</text:p>
          </table:table-cell>
          <table:table-cell table:formula="of:=POWER([.C1050]-6.75;2)" office:value-type="float" office:value="0.0193578028025" calcext:value-type="float">
            <text:p>0.0193578028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466884" calcext:value-type="float">
            <text:p>6.466884</text:p>
          </table:table-cell>
          <table:table-cell office:value-type="float" office:value="6.6129783152" calcext:value-type="float">
            <text:p>6.6129783152</text:p>
          </table:table-cell>
          <table:table-cell table:formula="of:=POWER([.C1051]-6.75;2)" office:value-type="float" office:value="0.0187749421054305" calcext:value-type="float">
            <text:p>0.018774942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478715" calcext:value-type="float">
            <text:p>6.478715</text:p>
          </table:table-cell>
          <table:table-cell office:value-type="float" office:value="6.6149403515" calcext:value-type="float">
            <text:p>6.6149403515</text:p>
          </table:table-cell>
          <table:table-cell table:formula="of:=POWER([.C1052]-6.75;2)" office:value-type="float" office:value="0.0182411086529437" calcext:value-type="float">
            <text:p>0.0182411087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487761" calcext:value-type="float">
            <text:p>6.487761</text:p>
          </table:table-cell>
          <table:table-cell office:value-type="float" office:value="6.6167695818" calcext:value-type="float">
            <text:p>6.6167695818</text:p>
          </table:table-cell>
          <table:table-cell table:formula="of:=POWER([.C1053]-6.75;2)" office:value-type="float" office:value="0.0177503443337469" calcext:value-type="float">
            <text:p>0.017750344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495412" calcext:value-type="float">
            <text:p>6.495412</text:p>
          </table:table-cell>
          <table:table-cell office:value-type="float" office:value="6.6184746121" calcext:value-type="float">
            <text:p>6.6184746121</text:p>
          </table:table-cell>
          <table:table-cell table:formula="of:=POWER([.C1054]-6.75;2)" office:value-type="float" office:value="0.0172989276622455" calcext:value-type="float">
            <text:p>0.017298927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50289" calcext:value-type="float">
            <text:p>6.50289</text:p>
          </table:table-cell>
          <table:table-cell office:value-type="float" office:value="6.6200567879" calcext:value-type="float">
            <text:p>6.6200567879</text:p>
          </table:table-cell>
          <table:table-cell table:formula="of:=POWER([.C1055]-6.75;2)" office:value-type="float" office:value="0.0168852383708655" calcext:value-type="float">
            <text:p>0.016885238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511154" calcext:value-type="float">
            <text:p>6.511154</text:p>
          </table:table-cell>
          <table:table-cell office:value-type="float" office:value="6.6215109515" calcext:value-type="float">
            <text:p>6.6215109515</text:p>
          </table:table-cell>
          <table:table-cell table:formula="of:=POWER([.C1056]-6.75;2)" office:value-type="float" office:value="0.0165094355844353" calcext:value-type="float">
            <text:p>0.0165094356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520867" calcext:value-type="float">
            <text:p>6.520867</text:p>
          </table:table-cell>
          <table:table-cell office:value-type="float" office:value="6.6228266788" calcext:value-type="float">
            <text:p>6.6228266788</text:p>
          </table:table-cell>
          <table:table-cell table:formula="of:=POWER([.C1057]-6.75;2)" office:value-type="float" office:value="0.0161730536250383" calcext:value-type="float">
            <text:p>0.0161730536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532419" calcext:value-type="float">
            <text:p>6.532419</text:p>
          </table:table-cell>
          <table:table-cell office:value-type="float" office:value="6.6239897818" calcext:value-type="float">
            <text:p>6.6239897818</text:p>
          </table:table-cell>
          <table:table-cell table:formula="of:=POWER([.C1058]-6.75;2)" office:value-type="float" office:value="0.0158785750908117" calcext:value-type="float">
            <text:p>0.015878575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545966" calcext:value-type="float">
            <text:p>6.545966</text:p>
          </table:table-cell>
          <table:table-cell office:value-type="float" office:value="6.6249839152" calcext:value-type="float">
            <text:p>6.6249839152</text:p>
          </table:table-cell>
          <table:table-cell table:formula="of:=POWER([.C1059]-6.75;2)" office:value-type="float" office:value="0.0156290214587209" calcext:value-type="float">
            <text:p>0.0156290215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561468" calcext:value-type="float">
            <text:p>6.561468</text:p>
          </table:table-cell>
          <table:table-cell office:value-type="float" office:value="6.6257921636" calcext:value-type="float">
            <text:p>6.6257921636</text:p>
          </table:table-cell>
          <table:table-cell table:formula="of:=POWER([.C1060]-6.75;2)" office:value-type="float" office:value="0.0154275866231692" calcext:value-type="float">
            <text:p>0.015427586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578728" calcext:value-type="float">
            <text:p>6.578728</text:p>
          </table:table-cell>
          <table:table-cell office:value-type="float" office:value="6.6263985879" calcext:value-type="float">
            <text:p>6.6263985879</text:p>
          </table:table-cell>
          <table:table-cell table:formula="of:=POWER([.C1061]-6.75;2)" office:value-type="float" office:value="0.0152773090731141" calcext:value-type="float">
            <text:p>0.015277309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597407" calcext:value-type="float">
            <text:p>6.597407</text:p>
          </table:table-cell>
          <table:table-cell office:value-type="float" office:value="6.6267895818" calcext:value-type="float">
            <text:p>6.6267895818</text:p>
          </table:table-cell>
          <table:table-cell table:formula="of:=POWER([.C1062]-6.75;2)" office:value-type="float" office:value="0.0151808071530189" calcext:value-type="float">
            <text:p>0.0151808072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617046" calcext:value-type="float">
            <text:p>6.617046</text:p>
          </table:table-cell>
          <table:table-cell office:value-type="float" office:value="6.6269549636" calcext:value-type="float">
            <text:p>6.6269549636</text:p>
          </table:table-cell>
          <table:table-cell table:formula="of:=POWER([.C1063]-6.75;2)" office:value-type="float" office:value="0.0151400809826773" calcext:value-type="float">
            <text:p>0.01514008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637087" calcext:value-type="float">
            <text:p>6.637087</text:p>
          </table:table-cell>
          <table:table-cell office:value-type="float" office:value="6.626888697" calcext:value-type="float">
            <text:p>6.626888697</text:p>
          </table:table-cell>
          <table:table-cell table:formula="of:=POWER([.C1064]-6.75;2)" office:value-type="float" office:value="0.0151563929263578" calcext:value-type="float">
            <text:p>0.0151563929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656915" calcext:value-type="float">
            <text:p>6.656915</text:p>
          </table:table-cell>
          <table:table-cell office:value-type="float" office:value="6.6265891879" calcext:value-type="float">
            <text:p>6.6265891879</text:p>
          </table:table-cell>
          <table:table-cell table:formula="of:=POWER([.C1065]-6.75;2)" office:value-type="float" office:value="0.0152302285431814" calcext:value-type="float">
            <text:p>0.015230228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675907" calcext:value-type="float">
            <text:p>6.675907</text:p>
          </table:table-cell>
          <table:table-cell office:value-type="float" office:value="6.626059097" calcext:value-type="float">
            <text:p>6.626059097</text:p>
          </table:table-cell>
          <table:table-cell table:formula="of:=POWER([.C1066]-6.75;2)" office:value-type="float" office:value="0.0153613474364555" calcext:value-type="float">
            <text:p>0.0153613474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693503" calcext:value-type="float">
            <text:p>6.693503</text:p>
          </table:table-cell>
          <table:table-cell office:value-type="float" office:value="6.6253048242" calcext:value-type="float">
            <text:p>6.6253048242</text:p>
          </table:table-cell>
          <table:table-cell table:formula="of:=POWER([.C1067]-6.75;2)" office:value-type="float" office:value="0.015548886867793" calcext:value-type="float">
            <text:p>0.0155488869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709279" calcext:value-type="float">
            <text:p>6.709279</text:p>
          </table:table-cell>
          <table:table-cell office:value-type="float" office:value="6.6243357333" calcext:value-type="float">
            <text:p>6.6243357333</text:p>
          </table:table-cell>
          <table:table-cell table:formula="of:=POWER([.C1068]-6.75;2)" office:value-type="float" office:value="0.0157915079252488" calcext:value-type="float">
            <text:p>0.0157915079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723012" calcext:value-type="float">
            <text:p>6.723012</text:p>
          </table:table-cell>
          <table:table-cell office:value-type="float" office:value="6.6231632727" calcext:value-type="float">
            <text:p>6.6231632727</text:p>
          </table:table-cell>
          <table:table-cell table:formula="of:=POWER([.C1069]-6.75;2)" office:value-type="float" office:value="0.0160875553921745" calcext:value-type="float">
            <text:p>0.016087555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734721" calcext:value-type="float">
            <text:p>6.734721</text:p>
          </table:table-cell>
          <table:table-cell office:value-type="float" office:value="6.6218001212" calcext:value-type="float">
            <text:p>6.6218001212</text:p>
          </table:table-cell>
          <table:table-cell table:formula="of:=POWER([.C1070]-6.75;2)" office:value-type="float" office:value="0.0164352089243348" calcext:value-type="float">
            <text:p>0.0164352089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744689" calcext:value-type="float">
            <text:p>6.744689</text:p>
          </table:table-cell>
          <table:table-cell office:value-type="float" office:value="6.6202594" calcext:value-type="float">
            <text:p>6.6202594</text:p>
          </table:table-cell>
          <table:table-cell table:formula="of:=POWER([.C1071]-6.75;2)" office:value-type="float" office:value="0.01683262328836" calcext:value-type="float">
            <text:p>0.0168326233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753424" calcext:value-type="float">
            <text:p>6.753424</text:p>
          </table:table-cell>
          <table:table-cell office:value-type="float" office:value="6.6185538909" calcext:value-type="float">
            <text:p>6.6185538909</text:p>
          </table:table-cell>
          <table:table-cell table:formula="of:=POWER([.C1072]-6.75;2)" office:value-type="float" office:value="0.017278079597529" calcext:value-type="float">
            <text:p>0.017278079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761601" calcext:value-type="float">
            <text:p>6.761601</text:p>
          </table:table-cell>
          <table:table-cell office:value-type="float" office:value="6.6166953091" calcext:value-type="float">
            <text:p>6.6166953091</text:p>
          </table:table-cell>
          <table:table-cell table:formula="of:=POWER([.C1073]-6.75;2)" office:value-type="float" office:value="0.0177701406159446" calcext:value-type="float">
            <text:p>0.017770140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76996" calcext:value-type="float">
            <text:p>6.76996</text:p>
          </table:table-cell>
          <table:table-cell office:value-type="float" office:value="6.614693503" calcext:value-type="float">
            <text:p>6.614693503</text:p>
          </table:table-cell>
          <table:table-cell table:formula="of:=POWER([.C1074]-6.75;2)" office:value-type="float" office:value="0.0183078481304111" calcext:value-type="float">
            <text:p>0.018307848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779186" calcext:value-type="float">
            <text:p>6.779186</text:p>
          </table:table-cell>
          <table:table-cell office:value-type="float" office:value="6.6125556606" calcext:value-type="float">
            <text:p>6.6125556606</text:p>
          </table:table-cell>
          <table:table-cell table:formula="of:=POWER([.C1075]-6.75;2)" office:value-type="float" office:value="0.0188909464331024" calcext:value-type="float">
            <text:p>0.0188909464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789791" calcext:value-type="float">
            <text:p>6.789791</text:p>
          </table:table-cell>
          <table:table-cell office:value-type="float" office:value="6.6102856667" calcext:value-type="float">
            <text:p>6.6102856667</text:p>
          </table:table-cell>
          <table:table-cell table:formula="of:=POWER([.C1076]-6.75;2)" office:value-type="float" office:value="0.0195200949294634" calcext:value-type="float">
            <text:p>0.019520094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802017" calcext:value-type="float">
            <text:p>6.802017</text:p>
          </table:table-cell>
          <table:table-cell office:value-type="float" office:value="6.6078837818" calcext:value-type="float">
            <text:p>6.6078837818</text:p>
          </table:table-cell>
          <table:table-cell table:formula="of:=POWER([.C1077]-6.75;2)" office:value-type="float" office:value="0.02019701947547" calcext:value-type="float">
            <text:p>0.0201970195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15779" calcext:value-type="float">
            <text:p>6.815779</text:p>
          </table:table-cell>
          <table:table-cell office:value-type="float" office:value="6.6053468727" calcext:value-type="float">
            <text:p>6.6053468727</text:p>
          </table:table-cell>
          <table:table-cell table:formula="of:=POWER([.C1078]-6.75;2)" office:value-type="float" office:value="0.0209245272376699" calcext:value-type="float">
            <text:p>0.020924527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30657" calcext:value-type="float">
            <text:p>6.830657</text:p>
          </table:table-cell>
          <table:table-cell office:value-type="float" office:value="6.6026693152" calcext:value-type="float">
            <text:p>6.6026693152</text:p>
          </table:table-cell>
          <table:table-cell table:formula="of:=POWER([.C1079]-6.75;2)" office:value-type="float" office:value="0.021706330683637" calcext:value-type="float">
            <text:p>0.021706330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4595" calcext:value-type="float">
            <text:p>6.84595</text:p>
          </table:table-cell>
          <table:table-cell office:value-type="float" office:value="6.5998446" calcext:value-type="float">
            <text:p>6.5998446</text:p>
          </table:table-cell>
          <table:table-cell table:formula="of:=POWER([.C1080]-6.75;2)" office:value-type="float" office:value="0.02254664414916" calcext:value-type="float">
            <text:p>0.022546644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60768" calcext:value-type="float">
            <text:p>6.860768</text:p>
          </table:table-cell>
          <table:table-cell office:value-type="float" office:value="6.5968673879" calcext:value-type="float">
            <text:p>6.5968673879</text:p>
          </table:table-cell>
          <table:table-cell table:formula="of:=POWER([.C1081]-6.75;2)" office:value-type="float" office:value="0.0234495968885692" calcext:value-type="float">
            <text:p>0.0234495969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74163" calcext:value-type="float">
            <text:p>6.874163</text:p>
          </table:table-cell>
          <table:table-cell office:value-type="float" office:value="6.593735697" calcext:value-type="float">
            <text:p>6.593735697</text:p>
          </table:table-cell>
          <table:table-cell table:formula="of:=POWER([.C1082]-6.75;2)" office:value-type="float" office:value="0.0244185323920759" calcext:value-type="float">
            <text:p>0.024418532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88526" calcext:value-type="float">
            <text:p>6.88526</text:p>
          </table:table-cell>
          <table:table-cell office:value-type="float" office:value="6.5904527394" calcext:value-type="float">
            <text:p>6.5904527394</text:p>
          </table:table-cell>
          <table:table-cell table:formula="of:=POWER([.C1083]-6.75;2)" office:value-type="float" office:value="0.0254553283649644" calcext:value-type="float">
            <text:p>0.025455328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893386" calcext:value-type="float">
            <text:p>6.893386</text:p>
          </table:table-cell>
          <table:table-cell office:value-type="float" office:value="6.5870279818" calcext:value-type="float">
            <text:p>6.5870279818</text:p>
          </table:table-cell>
          <table:table-cell table:formula="of:=POWER([.C1084]-6.75;2)" office:value-type="float" office:value="0.026559878716181" calcext:value-type="float">
            <text:p>0.026559878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98153" calcext:value-type="float">
            <text:p>6.898153</text:p>
          </table:table-cell>
          <table:table-cell office:value-type="float" office:value="6.5834770545" calcext:value-type="float">
            <text:p>6.5834770545</text:p>
          </table:table-cell>
          <table:table-cell table:formula="of:=POWER([.C1085]-6.75;2)" office:value-type="float" office:value="0.0277298913779959" calcext:value-type="float">
            <text:p>0.027729891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995" calcext:value-type="float">
            <text:p>6.8995</text:p>
          </table:table-cell>
          <table:table-cell office:value-type="float" office:value="6.579820503" calcext:value-type="float">
            <text:p>6.579820503</text:p>
          </table:table-cell>
          <table:table-cell table:formula="of:=POWER([.C1086]-6.75;2)" office:value-type="float" office:value="0.0289610611991731" calcext:value-type="float">
            <text:p>0.0289610612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897683" calcext:value-type="float">
            <text:p>6.897683</text:p>
          </table:table-cell>
          <table:table-cell office:value-type="float" office:value="6.5760814788" calcext:value-type="float">
            <text:p>6.5760814788</text:p>
          </table:table-cell>
          <table:table-cell table:formula="of:=POWER([.C1087]-6.75;2)" office:value-type="float" office:value="0.0302476520163949" calcext:value-type="float">
            <text:p>0.03024765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893214" calcext:value-type="float">
            <text:p>6.893214</text:p>
          </table:table-cell>
          <table:table-cell office:value-type="float" office:value="6.572282703" calcext:value-type="float">
            <text:p>6.572282703</text:p>
          </table:table-cell>
          <table:table-cell table:formula="of:=POWER([.C1088]-6.75;2)" office:value-type="float" office:value="0.0315834376529862" calcext:value-type="float">
            <text:p>0.031583437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8676" calcext:value-type="float">
            <text:p>6.88676</text:p>
          </table:table-cell>
          <table:table-cell office:value-type="float" office:value="6.5684432485" calcext:value-type="float">
            <text:p>6.5684432485</text:p>
          </table:table-cell>
          <table:table-cell table:formula="of:=POWER([.C1089]-6.75;2)" office:value-type="float" office:value="0.0329628540152326" calcext:value-type="float">
            <text:p>0.032962854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879027" calcext:value-type="float">
            <text:p>6.879027</text:p>
          </table:table-cell>
          <table:table-cell office:value-type="float" office:value="6.5645756121" calcext:value-type="float">
            <text:p>6.5645756121</text:p>
          </table:table-cell>
          <table:table-cell table:formula="of:=POWER([.C1090]-6.75;2)" office:value-type="float" office:value="0.0343822036280895" calcext:value-type="float">
            <text:p>0.034382203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870641" calcext:value-type="float">
            <text:p>6.870641</text:p>
          </table:table-cell>
          <table:table-cell office:value-type="float" office:value="6.5606832485" calcext:value-type="float">
            <text:p>6.5606832485</text:p>
          </table:table-cell>
          <table:table-cell table:formula="of:=POWER([.C1091]-6.75;2)" office:value-type="float" office:value="0.0358408323985127" calcext:value-type="float">
            <text:p>0.0358408324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862054" calcext:value-type="float">
            <text:p>6.862054</text:p>
          </table:table-cell>
          <table:table-cell office:value-type="float" office:value="6.5567586" calcext:value-type="float">
            <text:p>6.5567586</text:p>
          </table:table-cell>
          <table:table-cell table:formula="of:=POWER([.C1092]-6.75;2)" office:value-type="float" office:value="0.0373422386739599" calcext:value-type="float">
            <text:p>0.0373422387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853489" calcext:value-type="float">
            <text:p>6.853489</text:p>
          </table:table-cell>
          <table:table-cell office:value-type="float" office:value="6.5527807697" calcext:value-type="float">
            <text:p>6.5527807697</text:p>
          </table:table-cell>
          <table:table-cell table:formula="of:=POWER([.C1093]-6.75;2)" office:value-type="float" office:value="0.0388954248001244" calcext:value-type="float">
            <text:p>0.0388954248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844935" calcext:value-type="float">
            <text:p>6.844935</text:p>
          </table:table-cell>
          <table:table-cell office:value-type="float" office:value="6.5487105212" calcext:value-type="float">
            <text:p>6.5487105212</text:p>
          </table:table-cell>
          <table:table-cell table:formula="of:=POWER([.C1094]-6.75;2)" office:value-type="float" office:value="0.0405174542755755" calcext:value-type="float">
            <text:p>0.0405174543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836188" calcext:value-type="float">
            <text:p>6.836188</text:p>
          </table:table-cell>
          <table:table-cell office:value-type="float" office:value="6.5444756364" calcext:value-type="float">
            <text:p>6.5444756364</text:p>
          </table:table-cell>
          <table:table-cell table:formula="of:=POWER([.C1095]-6.75;2)" office:value-type="float" office:value="0.0422402640331852" calcext:value-type="float">
            <text:p>0.04224026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2693" calcext:value-type="float">
            <text:p>6.82693</text:p>
          </table:table-cell>
          <table:table-cell office:value-type="float" office:value="6.5399178848" calcext:value-type="float">
            <text:p>6.5399178848</text:p>
          </table:table-cell>
          <table:table-cell table:formula="of:=POWER([.C1096]-6.75;2)" office:value-type="float" office:value="0.0441344951269059" calcext:value-type="float">
            <text:p>0.044134495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816814" calcext:value-type="float">
            <text:p>6.816814</text:p>
          </table:table-cell>
          <table:table-cell office:value-type="float" office:value="6.5345041636" calcext:value-type="float">
            <text:p>6.5345041636</text:p>
          </table:table-cell>
          <table:table-cell table:formula="of:=POWER([.C1097]-6.75;2)" office:value-type="float" office:value="0.0464384555057354" calcext:value-type="float">
            <text:p>0.0464384555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805558" calcext:value-type="float">
            <text:p>6.805558</text:p>
          </table:table-cell>
          <table:table-cell office:value-type="float" office:value="6.5184939091" calcext:value-type="float">
            <text:p>6.5184939091</text:p>
          </table:table-cell>
          <table:table-cell table:formula="of:=POWER([.C1098]-6.75;2)" office:value-type="float" office:value="0.053595070123799" calcext:value-type="float">
            <text:p>0.053595070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792995" calcext:value-type="float">
            <text:p>6.792995</text:p>
          </table:table-cell>
          <table:table-cell office:value-type="float" office:value="6.5174474242" calcext:value-type="float">
            <text:p>6.5174474242</text:p>
          </table:table-cell>
          <table:table-cell table:formula="of:=POWER([.C1099]-6.75;2)" office:value-type="float" office:value="0.0540807005112146" calcext:value-type="float">
            <text:p>0.054080700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779101" calcext:value-type="float">
            <text:p>6.779101</text:p>
          </table:table-cell>
          <table:table-cell office:value-type="float" office:value="6.5149569455" calcext:value-type="float">
            <text:p>6.5149569455</text:p>
          </table:table-cell>
          <table:table-cell table:formula="of:=POWER([.C1100]-6.75;2)" office:value-type="float" office:value="0.0552452374686901" calcext:value-type="float">
            <text:p>0.0552452375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763981" calcext:value-type="float">
            <text:p>6.763981</text:p>
          </table:table-cell>
          <table:table-cell office:value-type="float" office:value="6.5120542242" calcext:value-type="float">
            <text:p>6.5120542242</text:p>
          </table:table-cell>
          <table:table-cell table:formula="of:=POWER([.C1101]-6.75;2)" office:value-type="float" office:value="0.0566181922210639" calcext:value-type="float">
            <text:p>0.056618192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747823" calcext:value-type="float">
            <text:p>6.747823</text:p>
          </table:table-cell>
          <table:table-cell office:value-type="float" office:value="6.5089826727" calcext:value-type="float">
            <text:p>6.5089826727</text:p>
          </table:table-cell>
          <table:table-cell table:formula="of:=POWER([.C1102]-6.75;2)" office:value-type="float" office:value="0.0580893520588352" calcext:value-type="float">
            <text:p>0.058089352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30842" calcext:value-type="float">
            <text:p>6.730842</text:p>
          </table:table-cell>
          <table:table-cell office:value-type="float" office:value="6.5058569273" calcext:value-type="float">
            <text:p>6.5058569273</text:p>
          </table:table-cell>
          <table:table-cell table:formula="of:=POWER([.C1103]-6.75;2)" office:value-type="float" office:value="0.0596058399473975" calcext:value-type="float">
            <text:p>0.0596058399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713234" calcext:value-type="float">
            <text:p>6.713234</text:p>
          </table:table-cell>
          <table:table-cell office:value-type="float" office:value="6.5027536545" calcext:value-type="float">
            <text:p>6.5027536545</text:p>
          </table:table-cell>
          <table:table-cell table:formula="of:=POWER([.C1104]-6.75;2)" office:value-type="float" office:value="0.0611307553631053" calcext:value-type="float">
            <text:p>0.0611307554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695138" calcext:value-type="float">
            <text:p>6.695138</text:p>
          </table:table-cell>
          <table:table-cell office:value-type="float" office:value="6.4997333091" calcext:value-type="float">
            <text:p>6.4997333091</text:p>
          </table:table-cell>
          <table:table-cell table:formula="of:=POWER([.C1105]-6.75;2)" office:value-type="float" office:value="0.0626334165740362" calcext:value-type="float">
            <text:p>0.0626334166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676629" calcext:value-type="float">
            <text:p>6.676629</text:p>
          </table:table-cell>
          <table:table-cell office:value-type="float" office:value="6.4968456061" calcext:value-type="float">
            <text:p>6.4968456061</text:p>
          </table:table-cell>
          <table:table-cell table:formula="of:=POWER([.C1106]-6.75;2)" office:value-type="float" office:value="0.0640871471508764" calcext:value-type="float">
            <text:p>0.064087147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657735" calcext:value-type="float">
            <text:p>6.657735</text:p>
          </table:table-cell>
          <table:table-cell office:value-type="float" office:value="6.4941300909" calcext:value-type="float">
            <text:p>6.4941300909</text:p>
          </table:table-cell>
          <table:table-cell table:formula="of:=POWER([.C1107]-6.75;2)" office:value-type="float" office:value="0.0654694103828424" calcext:value-type="float">
            <text:p>0.0654694104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638469" calcext:value-type="float">
            <text:p>6.638469</text:p>
          </table:table-cell>
          <table:table-cell office:value-type="float" office:value="6.4916154667" calcext:value-type="float">
            <text:p>6.4916154667</text:p>
          </table:table-cell>
          <table:table-cell table:formula="of:=POWER([.C1108]-6.75;2)" office:value-type="float" office:value="0.0667625670486589" calcext:value-type="float">
            <text:p>0.06676256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618871" calcext:value-type="float">
            <text:p>6.618871</text:p>
          </table:table-cell>
          <table:table-cell office:value-type="float" office:value="6.489319297" calcext:value-type="float">
            <text:p>6.489319297</text:p>
          </table:table-cell>
          <table:table-cell table:formula="of:=POWER([.C1109]-6.75;2)" office:value-type="float" office:value="0.0679544289165743" calcext:value-type="float">
            <text:p>0.067954428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599041" calcext:value-type="float">
            <text:p>6.599041</text:p>
          </table:table-cell>
          <table:table-cell office:value-type="float" office:value="6.4872486848" calcext:value-type="float">
            <text:p>6.4872486848</text:p>
          </table:table-cell>
          <table:table-cell table:formula="of:=POWER([.C1110]-6.75;2)" office:value-type="float" office:value="0.0690382536393298" calcext:value-type="float">
            <text:p>0.069038253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57916" calcext:value-type="float">
            <text:p>6.57916</text:p>
          </table:table-cell>
          <table:table-cell office:value-type="float" office:value="6.4854019939" calcext:value-type="float">
            <text:p>6.4854019939</text:p>
          </table:table-cell>
          <table:table-cell table:formula="of:=POWER([.C1111]-6.75;2)" office:value-type="float" office:value="0.0700121048320956" calcext:value-type="float">
            <text:p>0.0700121048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559483" calcext:value-type="float">
            <text:p>6.559483</text:p>
          </table:table-cell>
          <table:table-cell office:value-type="float" office:value="6.4837713697" calcext:value-type="float">
            <text:p>6.4837713697</text:p>
          </table:table-cell>
          <table:table-cell table:formula="of:=POWER([.C1112]-6.75;2)" office:value-type="float" office:value="0.0708776835914139" calcext:value-type="float">
            <text:p>0.070877683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540318" calcext:value-type="float">
            <text:p>6.540318</text:p>
          </table:table-cell>
          <table:table-cell office:value-type="float" office:value="6.4823455636" calcext:value-type="float">
            <text:p>6.4823455636</text:p>
          </table:table-cell>
          <table:table-cell table:formula="of:=POWER([.C1113]-6.75;2)" office:value-type="float" office:value="0.0716388973246016" calcext:value-type="float">
            <text:p>0.071638897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521972" calcext:value-type="float">
            <text:p>6.521972</text:p>
          </table:table-cell>
          <table:table-cell office:value-type="float" office:value="6.4811125212" calcext:value-type="float">
            <text:p>6.4811125212</text:p>
          </table:table-cell>
          <table:table-cell table:formula="of:=POWER([.C1114]-6.75;2)" office:value-type="float" office:value="0.0723004762554204" calcext:value-type="float">
            <text:p>0.072300476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504689" calcext:value-type="float">
            <text:p>6.504689</text:p>
          </table:table-cell>
          <table:table-cell office:value-type="float" office:value="6.4800614424" calcext:value-type="float">
            <text:p>6.4800614424</text:p>
          </table:table-cell>
          <table:table-cell table:formula="of:=POWER([.C1115]-6.75;2)" office:value-type="float" office:value="0.0728668248791684" calcext:value-type="float">
            <text:p>0.072866824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488584" calcext:value-type="float">
            <text:p>6.488584</text:p>
          </table:table-cell>
          <table:table-cell office:value-type="float" office:value="6.4791840667" calcext:value-type="float">
            <text:p>6.4791840667</text:p>
          </table:table-cell>
          <table:table-cell table:formula="of:=POWER([.C1116]-6.75;2)" office:value-type="float" office:value="0.0733412697291499" calcext:value-type="float">
            <text:p>0.0733412697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473583" calcext:value-type="float">
            <text:p>6.473583</text:p>
          </table:table-cell>
          <table:table-cell office:value-type="float" office:value="6.4784752727" calcext:value-type="float">
            <text:p>6.4784752727</text:p>
          </table:table-cell>
          <table:table-cell table:formula="of:=POWER([.C1117]-6.75;2)" office:value-type="float" office:value="0.0737256775353394" calcext:value-type="float">
            <text:p>0.0737256775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459385" calcext:value-type="float">
            <text:p>6.459385</text:p>
          </table:table-cell>
          <table:table-cell office:value-type="float" office:value="6.4779331273" calcext:value-type="float">
            <text:p>6.4779331273</text:p>
          </table:table-cell>
          <table:table-cell table:formula="of:=POWER([.C1118]-6.75;2)" office:value-type="float" office:value="0.074020383220758" calcext:value-type="float">
            <text:p>0.074020383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445466" calcext:value-type="float">
            <text:p>6.445466</text:p>
          </table:table-cell>
          <table:table-cell office:value-type="float" office:value="6.4775587333" calcext:value-type="float">
            <text:p>6.4775587333</text:p>
          </table:table-cell>
          <table:table-cell table:formula="of:=POWER([.C1119]-6.75;2)" office:value-type="float" office:value="0.0742242438011003" calcext:value-type="float">
            <text:p>0.0742242438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431133" calcext:value-type="float">
            <text:p>6.431133</text:p>
          </table:table-cell>
          <table:table-cell office:value-type="float" office:value="6.4773559879" calcext:value-type="float">
            <text:p>6.4773559879</text:p>
          </table:table-cell>
          <table:table-cell table:formula="of:=POWER([.C1120]-6.75;2)" office:value-type="float" office:value="0.0743347573339848" calcext:value-type="float">
            <text:p>0.0743347573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415616" calcext:value-type="float">
            <text:p>6.415616</text:p>
          </table:table-cell>
          <table:table-cell office:value-type="float" office:value="6.4773313212" calcext:value-type="float">
            <text:p>6.4773313212</text:p>
          </table:table-cell>
          <table:table-cell table:formula="of:=POWER([.C1121]-6.75;2)" office:value-type="float" office:value="0.0743482083985374" calcext:value-type="float">
            <text:p>0.0743482084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398225" calcext:value-type="float">
            <text:p>6.398225</text:p>
          </table:table-cell>
          <table:table-cell office:value-type="float" office:value="6.4774934182" calcext:value-type="float">
            <text:p>6.4774934182</text:p>
          </table:table-cell>
          <table:table-cell table:formula="of:=POWER([.C1122]-6.75;2)" office:value-type="float" office:value="0.0742598371243201" calcext:value-type="float">
            <text:p>0.074259837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378517" calcext:value-type="float">
            <text:p>6.378517</text:p>
          </table:table-cell>
          <table:table-cell office:value-type="float" office:value="6.4778526" calcext:value-type="float">
            <text:p>6.4778526</text:p>
          </table:table-cell>
          <table:table-cell table:formula="of:=POWER([.C1123]-6.75;2)" office:value-type="float" office:value="0.0740642073267598" calcext:value-type="float">
            <text:p>0.074064207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356477" calcext:value-type="float">
            <text:p>6.356477</text:p>
          </table:table-cell>
          <table:table-cell office:value-type="float" office:value="6.4784197939" calcext:value-type="float">
            <text:p>6.4784197939</text:p>
          </table:table-cell>
          <table:table-cell table:formula="of:=POWER([.C1124]-6.75;2)" office:value-type="float" office:value="0.0737558083453187" calcext:value-type="float">
            <text:p>0.073755808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332644" calcext:value-type="float">
            <text:p>6.332644</text:p>
          </table:table-cell>
          <table:table-cell office:value-type="float" office:value="6.4792047939" calcext:value-type="float">
            <text:p>6.4792047939</text:p>
          </table:table-cell>
          <table:table-cell table:formula="of:=POWER([.C1125]-6.75;2)" office:value-type="float" office:value="0.0733300436467414" calcext:value-type="float">
            <text:p>0.0733300436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308164" calcext:value-type="float">
            <text:p>6.308164</text:p>
          </table:table-cell>
          <table:table-cell office:value-type="float" office:value="6.4802140061" calcext:value-type="float">
            <text:p>6.4802140061</text:p>
          </table:table-cell>
          <table:table-cell table:formula="of:=POWER([.C1126]-6.75;2)" office:value-type="float" office:value="0.072784482504611" calcext:value-type="float">
            <text:p>0.072784482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284716" calcext:value-type="float">
            <text:p>6.284716</text:p>
          </table:table-cell>
          <table:table-cell office:value-type="float" office:value="6.4814478424" calcext:value-type="float">
            <text:p>6.4814478424</text:p>
          </table:table-cell>
          <table:table-cell table:formula="of:=POWER([.C1127]-6.75;2)" office:value-type="float" office:value="0.0721202613516154" calcext:value-type="float">
            <text:p>0.072120261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2643" calcext:value-type="float">
            <text:p>6.2643</text:p>
          </table:table-cell>
          <table:table-cell office:value-type="float" office:value="6.4828983273" calcext:value-type="float">
            <text:p>6.4828983273</text:p>
          </table:table-cell>
          <table:table-cell table:formula="of:=POWER([.C1128]-6.75;2)" office:value-type="float" office:value="0.0713433035591379" calcext:value-type="float">
            <text:p>0.071343303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248897" calcext:value-type="float">
            <text:p>6.248897</text:p>
          </table:table-cell>
          <table:table-cell office:value-type="float" office:value="6.4845476545" calcext:value-type="float">
            <text:p>6.4845476545</text:p>
          </table:table-cell>
          <table:table-cell table:formula="of:=POWER([.C1129]-6.75;2)" office:value-type="float" office:value="0.0704649477314514" calcext:value-type="float">
            <text:p>0.070464947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240057" calcext:value-type="float">
            <text:p>6.240057</text:p>
          </table:table-cell>
          <table:table-cell office:value-type="float" office:value="6.4863683152" calcext:value-type="float">
            <text:p>6.4863683152</text:p>
          </table:table-cell>
          <table:table-cell table:formula="of:=POWER([.C1130]-6.75;2)" office:value-type="float" office:value="0.0695016652304866" calcext:value-type="float">
            <text:p>0.069501665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238493" calcext:value-type="float">
            <text:p>6.238493</text:p>
          </table:table-cell>
          <table:table-cell office:value-type="float" office:value="6.4883253091" calcext:value-type="float">
            <text:p>6.4883253091</text:p>
          </table:table-cell>
          <table:table-cell table:formula="of:=POWER([.C1131]-6.75;2)" office:value-type="float" office:value="0.0684736438576103" calcext:value-type="float">
            <text:p>0.0684736439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243791" calcext:value-type="float">
            <text:p>6.243791</text:p>
          </table:table-cell>
          <table:table-cell office:value-type="float" office:value="6.490380503" calcext:value-type="float">
            <text:p>6.490380503</text:p>
          </table:table-cell>
          <table:table-cell table:formula="of:=POWER([.C1132]-6.75;2)" office:value-type="float" office:value="0.0674022832225331" calcext:value-type="float">
            <text:p>0.067402283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254315" calcext:value-type="float">
            <text:p>6.254315</text:p>
          </table:table-cell>
          <table:table-cell office:value-type="float" office:value="6.4924985758" calcext:value-type="float">
            <text:p>6.4924985758</text:p>
          </table:table-cell>
          <table:table-cell table:formula="of:=POWER([.C1133]-6.75;2)" office:value-type="float" office:value="0.0663069834650284" calcext:value-type="float">
            <text:p>0.0663069835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267347" calcext:value-type="float">
            <text:p>6.267347</text:p>
          </table:table-cell>
          <table:table-cell office:value-type="float" office:value="6.4946536364" calcext:value-type="float">
            <text:p>6.4946536364</text:p>
          </table:table-cell>
          <table:table-cell table:formula="of:=POWER([.C1134]-6.75;2)" office:value-type="float" office:value="0.0652017654037435" calcext:value-type="float">
            <text:p>0.0652017654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279427" calcext:value-type="float">
            <text:p>6.279427</text:p>
          </table:table-cell>
          <table:table-cell office:value-type="float" office:value="6.4968351576" calcext:value-type="float">
            <text:p>6.4968351576</text:p>
          </table:table-cell>
          <table:table-cell table:formula="of:=POWER([.C1135]-6.75;2)" office:value-type="float" office:value="0.064092437427417" calcext:value-type="float">
            <text:p>0.0640924374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286809" calcext:value-type="float">
            <text:p>6.286809</text:p>
          </table:table-cell>
          <table:table-cell office:value-type="float" office:value="6.4990521939" calcext:value-type="float">
            <text:p>6.4990521939</text:p>
          </table:table-cell>
          <table:table-cell table:formula="of:=POWER([.C1136]-6.75;2)" office:value-type="float" office:value="0.0629748013864033" calcext:value-type="float">
            <text:p>0.0629748014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285903" calcext:value-type="float">
            <text:p>6.285903</text:p>
          </table:table-cell>
          <table:table-cell office:value-type="float" office:value="6.5013351091" calcext:value-type="float">
            <text:p>6.5013351091</text:p>
          </table:table-cell>
          <table:table-cell table:formula="of:=POWER([.C1137]-6.75;2)" office:value-type="float" office:value="0.0618342279663088" calcext:value-type="float">
            <text:p>0.061834228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27355" calcext:value-type="float">
            <text:p>6.27355</text:p>
          </table:table-cell>
          <table:table-cell office:value-type="float" office:value="6.5037348606" calcext:value-type="float">
            <text:p>6.5037348606</text:p>
          </table:table-cell>
          <table:table-cell table:formula="of:=POWER([.C1138]-6.75;2)" office:value-type="float" office:value="0.0606465188837015" calcext:value-type="float">
            <text:p>0.0606465189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246971" calcext:value-type="float">
            <text:p>6.246971</text:p>
          </table:table-cell>
          <table:table-cell office:value-type="float" office:value="6.5063206909" calcext:value-type="float">
            <text:p>6.5063206909</text:p>
          </table:table-cell>
          <table:table-cell table:formula="of:=POWER([.C1139]-6.75;2)" office:value-type="float" office:value="0.0593796056834534" calcext:value-type="float">
            <text:p>0.0593796057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203065" calcext:value-type="float">
            <text:p>6.203065</text:p>
          </table:table-cell>
          <table:table-cell office:value-type="float" office:value="6.5091779939" calcext:value-type="float">
            <text:p>6.5091779939</text:p>
          </table:table-cell>
          <table:table-cell table:formula="of:=POWER([.C1140]-6.75;2)" office:value-type="float" office:value="0.0579952386220285" calcext:value-type="float">
            <text:p>0.057995238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136292" calcext:value-type="float">
            <text:p>6.136292</text:p>
          </table:table-cell>
          <table:table-cell office:value-type="float" office:value="6.5124102727" calcext:value-type="float">
            <text:p>6.5124102727</text:p>
          </table:table-cell>
          <table:table-cell table:formula="of:=POWER([.C1141]-6.75;2)" office:value-type="float" office:value="0.0564488785184882" calcext:value-type="float">
            <text:p>0.0564488785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032058" calcext:value-type="float">
            <text:p>6.032058</text:p>
          </table:table-cell>
          <table:table-cell office:value-type="float" office:value="6.5161536364" calcext:value-type="float">
            <text:p>6.5161536364</text:p>
          </table:table-cell>
          <table:table-cell table:formula="of:=POWER([.C1142]-6.75;2)" office:value-type="float" office:value="0.0546841217689432" calcext:value-type="float">
            <text:p>0.0546841218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.838726" calcext:value-type="float">
            <text:p>5.838726</text:p>
          </table:table-cell>
          <table:table-cell office:value-type="float" office:value="6.5206311879" calcext:value-type="float">
            <text:p>6.5206311879</text:p>
          </table:table-cell>
          <table:table-cell table:formula="of:=POWER([.C1143]-6.75;2)" office:value-type="float" office:value="0.052610051964165" calcext:value-type="float">
            <text:p>0.05261005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.227678" calcext:value-type="float">
            <text:p>5.227678</text:p>
          </table:table-cell>
          <table:table-cell office:value-type="float" office:value="6.5263769758" calcext:value-type="float">
            <text:p>6.5263769758</text:p>
          </table:table-cell>
          <table:table-cell table:formula="of:=POWER([.C1144]-6.75;2)" office:value-type="float" office:value="0.0500072569523538" calcext:value-type="float">
            <text:p>0.050007257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.65917" calcext:value-type="float">
            <text:p>10.65917</text:p>
          </table:table-cell>
          <table:table-cell office:value-type="float" office:value="6.5359142121" calcext:value-type="float">
            <text:p>6.5359142121</text:p>
          </table:table-cell>
          <table:table-cell table:formula="of:=POWER([.C1145]-6.75;2)" office:value-type="float" office:value="0.0458327245807639" calcext:value-type="float">
            <text:p>0.0458327246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906127" calcext:value-type="float">
            <text:p>6.906127</text:p>
          </table:table-cell>
          <table:table-cell office:value-type="float" office:value="6.5126104121" calcext:value-type="float">
            <text:p>6.5126104121</text:p>
          </table:table-cell>
          <table:table-cell table:formula="of:=POWER([.C1146]-6.75;2)" office:value-type="float" office:value="0.0563538164433319" calcext:value-type="float">
            <text:p>0.0563538164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577773" calcext:value-type="float">
            <text:p>6.577773</text:p>
          </table:table-cell>
          <table:table-cell office:value-type="float" office:value="6.5121160667" calcext:value-type="float">
            <text:p>6.5121160667</text:p>
          </table:table-cell>
          <table:table-cell table:formula="of:=POWER([.C1147]-6.75;2)" office:value-type="float" office:value="0.0565887657222789" calcext:value-type="float">
            <text:p>0.056588765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450244" calcext:value-type="float">
            <text:p>6.450244</text:p>
          </table:table-cell>
          <table:table-cell office:value-type="float" office:value="6.5136604848" calcext:value-type="float">
            <text:p>6.5136604848</text:p>
          </table:table-cell>
          <table:table-cell table:formula="of:=POWER([.C1148]-6.75;2)" office:value-type="float" office:value="0.0558563664449711" calcext:value-type="float">
            <text:p>0.0558563664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383643" calcext:value-type="float">
            <text:p>6.383643</text:p>
          </table:table-cell>
          <table:table-cell office:value-type="float" office:value="6.5160109939" calcext:value-type="float">
            <text:p>6.5160109939</text:p>
          </table:table-cell>
          <table:table-cell table:formula="of:=POWER([.C1149]-6.75;2)" office:value-type="float" office:value="0.0547508549756658" calcext:value-type="float">
            <text:p>0.05475085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344979" calcext:value-type="float">
            <text:p>6.344979</text:p>
          </table:table-cell>
          <table:table-cell office:value-type="float" office:value="6.5187834848" calcext:value-type="float">
            <text:p>6.5187834848</text:p>
          </table:table-cell>
          <table:table-cell table:formula="of:=POWER([.C1150]-6.75;2)" office:value-type="float" office:value="0.0534610769012318" calcext:value-type="float">
            <text:p>0.0534610769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321688" calcext:value-type="float">
            <text:p>6.321688</text:p>
          </table:table-cell>
          <table:table-cell office:value-type="float" office:value="6.5217956909" calcext:value-type="float">
            <text:p>6.5217956909</text:p>
          </table:table-cell>
          <table:table-cell table:formula="of:=POWER([.C1151]-6.75;2)" office:value-type="float" office:value="0.0520772066918082" calcext:value-type="float">
            <text:p>0.052077206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30746" calcext:value-type="float">
            <text:p>6.30746</text:p>
          </table:table-cell>
          <table:table-cell office:value-type="float" office:value="6.5249442485" calcext:value-type="float">
            <text:p>6.5249442485</text:p>
          </table:table-cell>
          <table:table-cell table:formula="of:=POWER([.C1152]-6.75;2)" office:value-type="float" office:value="0.0506500912832299" calcext:value-type="float">
            <text:p>0.050650091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29859" calcext:value-type="float">
            <text:p>6.29859</text:p>
          </table:table-cell>
          <table:table-cell office:value-type="float" office:value="6.5281672242" calcext:value-type="float">
            <text:p>6.5281672242</text:p>
          </table:table-cell>
          <table:table-cell table:formula="of:=POWER([.C1153]-6.75;2)" office:value-type="float" office:value="0.0492097804191332" calcext:value-type="float">
            <text:p>0.0492097804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29279" calcext:value-type="float">
            <text:p>6.29279</text:p>
          </table:table-cell>
          <table:table-cell office:value-type="float" office:value="6.5314281818" calcext:value-type="float">
            <text:p>6.5314281818</text:p>
          </table:table-cell>
          <table:table-cell table:formula="of:=POWER([.C1154]-6.75;2)" office:value-type="float" office:value="0.0477736397112539" calcext:value-type="float">
            <text:p>0.047773639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288745" calcext:value-type="float">
            <text:p>6.288745</text:p>
          </table:table-cell>
          <table:table-cell office:value-type="float" office:value="6.5347069939" calcext:value-type="float">
            <text:p>6.5347069939</text:p>
          </table:table-cell>
          <table:table-cell table:formula="of:=POWER([.C1155]-6.75;2)" office:value-type="float" office:value="0.0463510784755745" calcext:value-type="float">
            <text:p>0.046351078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285885" calcext:value-type="float">
            <text:p>6.285885</text:p>
          </table:table-cell>
          <table:table-cell office:value-type="float" office:value="6.5379930182" calcext:value-type="float">
            <text:p>6.5379930182</text:p>
          </table:table-cell>
          <table:table-cell table:formula="of:=POWER([.C1156]-6.75;2)" office:value-type="float" office:value="0.0449469603319456" calcext:value-type="float">
            <text:p>0.0449469603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284229" calcext:value-type="float">
            <text:p>6.284229</text:p>
          </table:table-cell>
          <table:table-cell office:value-type="float" office:value="6.5412796242" calcext:value-type="float">
            <text:p>6.5412796242</text:p>
          </table:table-cell>
          <table:table-cell table:formula="of:=POWER([.C1157]-6.75;2)" office:value-type="float" office:value="0.0435641952740934" calcext:value-type="float">
            <text:p>0.0435641953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284214" calcext:value-type="float">
            <text:p>6.284214</text:p>
          </table:table-cell>
          <table:table-cell office:value-type="float" office:value="6.5445597758" calcext:value-type="float">
            <text:p>6.5445597758</text:p>
          </table:table-cell>
          <table:table-cell table:formula="of:=POWER([.C1158]-6.75;2)" office:value-type="float" office:value="0.0422056857193464" calcext:value-type="float">
            <text:p>0.0422056857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286512" calcext:value-type="float">
            <text:p>6.286512</text:p>
          </table:table-cell>
          <table:table-cell office:value-type="float" office:value="6.5478229697" calcext:value-type="float">
            <text:p>6.5478229697</text:p>
          </table:table-cell>
          <table:table-cell table:formula="of:=POWER([.C1159]-6.75;2)" office:value-type="float" office:value="0.040875551580927" calcext:value-type="float">
            <text:p>0.0408755516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291846" calcext:value-type="float">
            <text:p>6.291846</text:p>
          </table:table-cell>
          <table:table-cell office:value-type="float" office:value="6.5510536303" calcext:value-type="float">
            <text:p>6.5510536303</text:p>
          </table:table-cell>
          <table:table-cell table:formula="of:=POWER([.C1160]-6.75;2)" office:value-type="float" office:value="0.039579658016809" calcext:value-type="float">
            <text:p>0.03957965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300804" calcext:value-type="float">
            <text:p>6.300804</text:p>
          </table:table-cell>
          <table:table-cell office:value-type="float" office:value="6.5542309212" calcext:value-type="float">
            <text:p>6.5542309212</text:p>
          </table:table-cell>
          <table:table-cell table:formula="of:=POWER([.C1161]-6.75;2)" office:value-type="float" office:value="0.0383255322142005" calcext:value-type="float">
            <text:p>0.0383255322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313698" calcext:value-type="float">
            <text:p>6.313698</text:p>
          </table:table-cell>
          <table:table-cell office:value-type="float" office:value="6.5573298364" calcext:value-type="float">
            <text:p>6.5573298364</text:p>
          </table:table-cell>
          <table:table-cell table:formula="of:=POWER([.C1162]-6.75;2)" office:value-type="float" office:value="0.0371217919416507" calcext:value-type="float">
            <text:p>0.037121791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330472" calcext:value-type="float">
            <text:p>6.330472</text:p>
          </table:table-cell>
          <table:table-cell office:value-type="float" office:value="6.5603231939" calcext:value-type="float">
            <text:p>6.5603231939</text:p>
          </table:table-cell>
          <table:table-cell table:formula="of:=POWER([.C1163]-6.75;2)" office:value-type="float" office:value="0.0359772907722968" calcext:value-type="float">
            <text:p>0.0359772908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350666" calcext:value-type="float">
            <text:p>6.350666</text:p>
          </table:table-cell>
          <table:table-cell office:value-type="float" office:value="6.5631840909" calcext:value-type="float">
            <text:p>6.5631840909</text:p>
          </table:table-cell>
          <table:table-cell table:formula="of:=POWER([.C1164]-6.75;2)" office:value-type="float" office:value="0.0349001838928594" calcext:value-type="float">
            <text:p>0.0349001839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37346" calcext:value-type="float">
            <text:p>6.37346</text:p>
          </table:table-cell>
          <table:table-cell office:value-type="float" office:value="6.5658884242" calcext:value-type="float">
            <text:p>6.5658884242</text:p>
          </table:table-cell>
          <table:table-cell table:formula="of:=POWER([.C1165]-6.75;2)" office:value-type="float" office:value="0.0338970723435592" calcext:value-type="float">
            <text:p>0.0338970723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397766" calcext:value-type="float">
            <text:p>6.397766</text:p>
          </table:table-cell>
          <table:table-cell office:value-type="float" office:value="6.5684170182" calcext:value-type="float">
            <text:p>6.5684170182</text:p>
          </table:table-cell>
          <table:table-cell table:formula="of:=POWER([.C1166]-6.75;2)" office:value-type="float" office:value="0.0329723792793792" calcext:value-type="float">
            <text:p>0.0329723793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422369" calcext:value-type="float">
            <text:p>6.422369</text:p>
          </table:table-cell>
          <table:table-cell office:value-type="float" office:value="6.5707571576" calcext:value-type="float">
            <text:p>6.5707571576</text:p>
          </table:table-cell>
          <table:table-cell table:formula="of:=POWER([.C1167]-6.75;2)" office:value-type="float" office:value="0.0321279965516312" calcext:value-type="float">
            <text:p>0.0321279966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44609" calcext:value-type="float">
            <text:p>6.44609</text:p>
          </table:table-cell>
          <table:table-cell office:value-type="float" office:value="6.5729032545" calcext:value-type="float">
            <text:p>6.5729032545</text:p>
          </table:table-cell>
          <table:table-cell table:formula="of:=POWER([.C1168]-6.75;2)" office:value-type="float" office:value="0.0313632572666918" calcext:value-type="float">
            <text:p>0.031363257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467949" calcext:value-type="float">
            <text:p>6.467949</text:p>
          </table:table-cell>
          <table:table-cell office:value-type="float" office:value="6.5748565818" calcext:value-type="float">
            <text:p>6.5748565818</text:p>
          </table:table-cell>
          <table:table-cell table:formula="of:=POWER([.C1169]-6.75;2)" office:value-type="float" office:value="0.0306752169387802" calcext:value-type="float">
            <text:p>0.030675216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487303" calcext:value-type="float">
            <text:p>6.487303</text:p>
          </table:table-cell>
          <table:table-cell office:value-type="float" office:value="6.576624097" calcext:value-type="float">
            <text:p>6.576624097</text:p>
          </table:table-cell>
          <table:table-cell table:formula="of:=POWER([.C1170]-6.75;2)" office:value-type="float" office:value="0.0300592037410655" calcext:value-type="float">
            <text:p>0.0300592037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503929" calcext:value-type="float">
            <text:p>6.503929</text:p>
          </table:table-cell>
          <table:table-cell office:value-type="float" office:value="6.5782164727" calcext:value-type="float">
            <text:p>6.5782164727</text:p>
          </table:table-cell>
          <table:table-cell table:formula="of:=POWER([.C1171]-6.75;2)" office:value-type="float" office:value="0.0295095802516297" calcext:value-type="float">
            <text:p>0.029509580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518047" calcext:value-type="float">
            <text:p>6.518047</text:p>
          </table:table-cell>
          <table:table-cell office:value-type="float" office:value="6.5796456" calcext:value-type="float">
            <text:p>6.5796456</text:p>
          </table:table-cell>
          <table:table-cell table:formula="of:=POWER([.C1172]-6.75;2)" office:value-type="float" office:value="0.02902062159936" calcext:value-type="float">
            <text:p>0.0290206216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530267" calcext:value-type="float">
            <text:p>6.530267</text:p>
          </table:table-cell>
          <table:table-cell office:value-type="float" office:value="6.5809219273" calcext:value-type="float">
            <text:p>6.5809219273</text:p>
          </table:table-cell>
          <table:table-cell table:formula="of:=POWER([.C1173]-6.75;2)" office:value-type="float" office:value="0.0285873946679464" calcext:value-type="float">
            <text:p>0.028587394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54147" calcext:value-type="float">
            <text:p>6.54147</text:p>
          </table:table-cell>
          <table:table-cell office:value-type="float" office:value="6.5820520848" calcext:value-type="float">
            <text:p>6.5820520848</text:p>
          </table:table-cell>
          <table:table-cell table:formula="of:=POWER([.C1174]-6.75;2)" office:value-type="float" office:value="0.0282065022200264" calcext:value-type="float">
            <text:p>0.028206502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552645" calcext:value-type="float">
            <text:p>6.552645</text:p>
          </table:table-cell>
          <table:table-cell office:value-type="float" office:value="6.5830372303" calcext:value-type="float">
            <text:p>6.5830372303</text:p>
          </table:table-cell>
          <table:table-cell table:formula="of:=POWER([.C1175]-6.75;2)" office:value-type="float" office:value="0.0278765664658951" calcext:value-type="float">
            <text:p>0.027876566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564703" calcext:value-type="float">
            <text:p>6.564703</text:p>
          </table:table-cell>
          <table:table-cell office:value-type="float" office:value="6.5838724364" calcext:value-type="float">
            <text:p>6.5838724364</text:p>
          </table:table-cell>
          <table:table-cell table:formula="of:=POWER([.C1176]-6.75;2)" office:value-type="float" office:value="0.027598367387672" calcext:value-type="float">
            <text:p>0.0275983674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578313" calcext:value-type="float">
            <text:p>6.578313</text:p>
          </table:table-cell>
          <table:table-cell office:value-type="float" office:value="6.5845472788" calcext:value-type="float">
            <text:p>6.5845472788</text:p>
          </table:table-cell>
          <table:table-cell table:formula="of:=POWER([.C1177]-6.75;2)" office:value-type="float" office:value="0.027374602952485" calcext:value-type="float">
            <text:p>0.02737460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593786" calcext:value-type="float">
            <text:p>6.593786</text:p>
          </table:table-cell>
          <table:table-cell office:value-type="float" office:value="6.585047497" calcext:value-type="float">
            <text:p>6.585047497</text:p>
          </table:table-cell>
          <table:table-cell table:formula="of:=POWER([.C1178]-6.75;2)" office:value-type="float" office:value="0.0272093282459651" calcext:value-type="float">
            <text:p>0.0272093282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611032" calcext:value-type="float">
            <text:p>6.611032</text:p>
          </table:table-cell>
          <table:table-cell office:value-type="float" office:value="6.5853574364" calcext:value-type="float">
            <text:p>6.5853574364</text:p>
          </table:table-cell>
          <table:table-cell table:formula="of:=POWER([.C1179]-6.75;2)" office:value-type="float" office:value="0.0271071737487801" calcext:value-type="float">
            <text:p>0.0271071737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629595" calcext:value-type="float">
            <text:p>6.629595</text:p>
          </table:table-cell>
          <table:table-cell office:value-type="float" office:value="6.5854627455" calcext:value-type="float">
            <text:p>6.5854627455</text:p>
          </table:table-cell>
          <table:table-cell table:formula="of:=POWER([.C1180]-6.75;2)" office:value-type="float" office:value="0.0270725081183977" calcext:value-type="float">
            <text:p>0.027072508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648754" calcext:value-type="float">
            <text:p>6.648754</text:p>
          </table:table-cell>
          <table:table-cell office:value-type="float" office:value="6.5853528242" calcext:value-type="float">
            <text:p>6.5853528242</text:p>
          </table:table-cell>
          <table:table-cell table:formula="of:=POWER([.C1181]-6.75;2)" office:value-type="float" office:value="0.0271086924989161" calcext:value-type="float">
            <text:p>0.027108692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667673" calcext:value-type="float">
            <text:p>6.667673</text:p>
          </table:table-cell>
          <table:table-cell office:value-type="float" office:value="6.5850225818" calcext:value-type="float">
            <text:p>6.5850225818</text:p>
          </table:table-cell>
          <table:table-cell table:formula="of:=POWER([.C1182]-6.75;2)" office:value-type="float" office:value="0.0272175485159378" calcext:value-type="float">
            <text:p>0.0272175485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68556" calcext:value-type="float">
            <text:p>6.68556</text:p>
          </table:table-cell>
          <table:table-cell office:value-type="float" office:value="6.5844732485" calcext:value-type="float">
            <text:p>6.5844732485</text:p>
          </table:table-cell>
          <table:table-cell table:formula="of:=POWER([.C1183]-6.75;2)" office:value-type="float" office:value="0.0273991054621427" calcext:value-type="float">
            <text:p>0.0273991055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701809" calcext:value-type="float">
            <text:p>6.701809</text:p>
          </table:table-cell>
          <table:table-cell office:value-type="float" office:value="6.5837121636" calcext:value-type="float">
            <text:p>6.5837121636</text:p>
          </table:table-cell>
          <table:table-cell table:formula="of:=POWER([.C1184]-6.75;2)" office:value-type="float" office:value="0.0276516445345933" calcext:value-type="float">
            <text:p>0.027651644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716095" calcext:value-type="float">
            <text:p>6.716095</text:p>
          </table:table-cell>
          <table:table-cell office:value-type="float" office:value="6.5827516788" calcext:value-type="float">
            <text:p>6.5827516788</text:p>
          </table:table-cell>
          <table:table-cell table:formula="of:=POWER([.C1185]-6.75;2)" office:value-type="float" office:value="0.0279720009442183" calcext:value-type="float">
            <text:p>0.0279720009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728413" calcext:value-type="float">
            <text:p>6.728413</text:p>
          </table:table-cell>
          <table:table-cell office:value-type="float" office:value="6.5816073879" calcext:value-type="float">
            <text:p>6.5816073879</text:p>
          </table:table-cell>
          <table:table-cell table:formula="of:=POWER([.C1186]-6.75;2)" office:value-type="float" office:value="0.028356071809861" calcext:value-type="float">
            <text:p>0.0283560718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739055" calcext:value-type="float">
            <text:p>6.739055</text:p>
          </table:table-cell>
          <table:table-cell office:value-type="float" office:value="6.5802959636" calcext:value-type="float">
            <text:p>6.5802959636</text:p>
          </table:table-cell>
          <table:table-cell table:formula="of:=POWER([.C1187]-6.75;2)" office:value-type="float" office:value="0.0287994599704524" calcext:value-type="float">
            <text:p>0.02879946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748523" calcext:value-type="float">
            <text:p>6.748523</text:p>
          </table:table-cell>
          <table:table-cell office:value-type="float" office:value="6.5788328485" calcext:value-type="float">
            <text:p>6.5788328485</text:p>
          </table:table-cell>
          <table:table-cell table:formula="of:=POWER([.C1188]-6.75;2)" office:value-type="float" office:value="0.0292981937526239" calcext:value-type="float">
            <text:p>0.0292981938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757422" calcext:value-type="float">
            <text:p>6.757422</text:p>
          </table:table-cell>
          <table:table-cell office:value-type="float" office:value="6.5772301152" calcext:value-type="float">
            <text:p>6.5772301152</text:p>
          </table:table-cell>
          <table:table-cell table:formula="of:=POWER([.C1189]-6.75;2)" office:value-type="float" office:value="0.0298494330938053" calcext:value-type="float">
            <text:p>0.029849433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766322" calcext:value-type="float">
            <text:p>6.766322</text:p>
          </table:table-cell>
          <table:table-cell office:value-type="float" office:value="6.5754945939" calcext:value-type="float">
            <text:p>6.5754945939</text:p>
          </table:table-cell>
          <table:table-cell table:formula="of:=POWER([.C1190]-6.75;2)" office:value-type="float" office:value="0.0304521367581258" calcext:value-type="float">
            <text:p>0.0304521368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775651" calcext:value-type="float">
            <text:p>6.775651</text:p>
          </table:table-cell>
          <table:table-cell office:value-type="float" office:value="6.5736266606" calcext:value-type="float">
            <text:p>6.5736266606</text:p>
          </table:table-cell>
          <table:table-cell table:formula="of:=POWER([.C1191]-6.75;2)" office:value-type="float" office:value="0.0311075548511074" calcext:value-type="float">
            <text:p>0.0311075549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785602" calcext:value-type="float">
            <text:p>6.785602</text:p>
          </table:table-cell>
          <table:table-cell office:value-type="float" office:value="6.5716197636" calcext:value-type="float">
            <text:p>6.5716197636</text:p>
          </table:table-cell>
          <table:table-cell table:formula="of:=POWER([.C1192]-6.75;2)" office:value-type="float" office:value="0.0318195087381198" calcext:value-type="float">
            <text:p>0.031819508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796109" calcext:value-type="float">
            <text:p>6.796109</text:p>
          </table:table-cell>
          <table:table-cell office:value-type="float" office:value="6.5694610364" calcext:value-type="float">
            <text:p>6.5694610364</text:p>
          </table:table-cell>
          <table:table-cell table:formula="of:=POWER([.C1193]-6.75;2)" office:value-type="float" office:value="0.0325943173777622" calcext:value-type="float">
            <text:p>0.0325943174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806857" calcext:value-type="float">
            <text:p>6.806857</text:p>
          </table:table-cell>
          <table:table-cell office:value-type="float" office:value="6.5671329697" calcext:value-type="float">
            <text:p>6.5671329697</text:p>
          </table:table-cell>
          <table:table-cell table:formula="of:=POWER([.C1194]-6.75;2)" office:value-type="float" office:value="0.033440350770741" calcext:value-type="float">
            <text:p>0.0334403508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817343" calcext:value-type="float">
            <text:p>6.817343</text:p>
          </table:table-cell>
          <table:table-cell office:value-type="float" office:value="6.5646162182" calcext:value-type="float">
            <text:p>6.5646162182</text:p>
          </table:table-cell>
          <table:table-cell table:formula="of:=POWER([.C1195]-6.75;2)" office:value-type="float" office:value="0.0343671465544699" calcext:value-type="float">
            <text:p>0.0343671466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82697" calcext:value-type="float">
            <text:p>6.82697</text:p>
          </table:table-cell>
          <table:table-cell office:value-type="float" office:value="6.5618932606" calcext:value-type="float">
            <text:p>6.5618932606</text:p>
          </table:table-cell>
          <table:table-cell table:formula="of:=POWER([.C1196]-6.75;2)" office:value-type="float" office:value="0.0353841454076996" calcext:value-type="float">
            <text:p>0.0353841454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835146" calcext:value-type="float">
            <text:p>6.835146</text:p>
          </table:table-cell>
          <table:table-cell office:value-type="float" office:value="6.5589523818" calcext:value-type="float">
            <text:p>6.5589523818</text:p>
          </table:table-cell>
          <table:table-cell table:formula="of:=POWER([.C1197]-6.75;2)" office:value-type="float" office:value="0.0364991924198929" calcext:value-type="float">
            <text:p>0.036499192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841383" calcext:value-type="float">
            <text:p>6.841383</text:p>
          </table:table-cell>
          <table:table-cell office:value-type="float" office:value="6.5557913455" calcext:value-type="float">
            <text:p>6.5557913455</text:p>
          </table:table-cell>
          <table:table-cell table:formula="of:=POWER([.C1198]-6.75;2)" office:value-type="float" office:value="0.0377170014827002" calcext:value-type="float">
            <text:p>0.0377170015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84537" calcext:value-type="float">
            <text:p>6.84537</text:p>
          </table:table-cell>
          <table:table-cell office:value-type="float" office:value="6.5524198727" calcext:value-type="float">
            <text:p>6.5524198727</text:p>
          </table:table-cell>
          <table:table-cell table:formula="of:=POWER([.C1199]-6.75;2)" office:value-type="float" office:value="0.0390379067038843" calcext:value-type="float">
            <text:p>0.039037906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847024" calcext:value-type="float">
            <text:p>6.847024</text:p>
          </table:table-cell>
          <table:table-cell office:value-type="float" office:value="6.548860303" calcext:value-type="float">
            <text:p>6.548860303</text:p>
          </table:table-cell>
          <table:table-cell table:formula="of:=POWER([.C1200]-6.75;2)" office:value-type="float" office:value="0.0404571777092519" calcext:value-type="float">
            <text:p>0.040457177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846498" calcext:value-type="float">
            <text:p>6.846498</text:p>
          </table:table-cell>
          <table:table-cell office:value-type="float" office:value="6.5451458788" calcext:value-type="float">
            <text:p>6.5451458788</text:p>
          </table:table-cell>
          <table:table-cell table:formula="of:=POWER([.C1201]-6.75;2)" office:value-type="float" office:value="0.0419652109726244" calcext:value-type="float">
            <text:p>0.04196521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844159" calcext:value-type="float">
            <text:p>6.844159</text:p>
          </table:table-cell>
          <table:table-cell office:value-type="float" office:value="6.5413168" calcext:value-type="float">
            <text:p>6.5413168</text:p>
          </table:table-cell>
          <table:table-cell table:formula="of:=POWER([.C1202]-6.75;2)" office:value-type="float" office:value="0.0435486779622401" calcext:value-type="float">
            <text:p>0.043548678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840536" calcext:value-type="float">
            <text:p>6.840536</text:p>
          </table:table-cell>
          <table:table-cell office:value-type="float" office:value="6.5374146" calcext:value-type="float">
            <text:p>6.5374146</text:p>
          </table:table-cell>
          <table:table-cell table:formula="of:=POWER([.C1203]-6.75;2)" office:value-type="float" office:value="0.04519255229316" calcext:value-type="float">
            <text:p>0.0451925523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836238" calcext:value-type="float">
            <text:p>6.836238</text:p>
          </table:table-cell>
          <table:table-cell office:value-type="float" office:value="6.5334760182" calcext:value-type="float">
            <text:p>6.5334760182</text:p>
          </table:table-cell>
          <table:table-cell table:formula="of:=POWER([.C1204]-6.75;2)" office:value-type="float" office:value="0.0468826346945267" calcext:value-type="float">
            <text:p>0.0468826347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831863" calcext:value-type="float">
            <text:p>6.831863</text:p>
          </table:table-cell>
          <table:table-cell office:value-type="float" office:value="6.5295277576" calcext:value-type="float">
            <text:p>6.5295277576</text:p>
          </table:table-cell>
          <table:table-cell table:formula="of:=POWER([.C1205]-6.75;2)" office:value-type="float" office:value="0.0486080096688842" calcext:value-type="float">
            <text:p>0.0486080097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827901" calcext:value-type="float">
            <text:p>6.827901</text:p>
          </table:table-cell>
          <table:table-cell office:value-type="float" office:value="6.5255833818" calcext:value-type="float">
            <text:p>6.5255833818</text:p>
          </table:table-cell>
          <table:table-cell table:formula="of:=POWER([.C1206]-6.75;2)" office:value-type="float" office:value="0.0503628185243247" calcext:value-type="float">
            <text:p>0.050362818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824663" calcext:value-type="float">
            <text:p>6.824663</text:p>
          </table:table-cell>
          <table:table-cell office:value-type="float" office:value="6.5216431879" calcext:value-type="float">
            <text:p>6.5216431879</text:p>
          </table:table-cell>
          <table:table-cell table:formula="of:=POWER([.C1207]-6.75;2)" office:value-type="float" office:value="0.0521468336324749" calcext:value-type="float">
            <text:p>0.0521468336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822227" calcext:value-type="float">
            <text:p>6.822227</text:p>
          </table:table-cell>
          <table:table-cell office:value-type="float" office:value="6.5176970303" calcext:value-type="float">
            <text:p>6.5176970303</text:p>
          </table:table-cell>
          <table:table-cell table:formula="of:=POWER([.C1208]-6.75;2)" office:value-type="float" office:value="0.0539646697314392" calcext:value-type="float">
            <text:p>0.0539646697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20434" calcext:value-type="float">
            <text:p>6.820434</text:p>
          </table:table-cell>
          <table:table-cell office:value-type="float" office:value="6.5137295636" calcext:value-type="float">
            <text:p>6.5137295636</text:p>
          </table:table-cell>
          <table:table-cell table:formula="of:=POWER([.C1209]-6.75;2)" office:value-type="float" office:value="0.0558237191166464" calcext:value-type="float">
            <text:p>0.0558237191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818924" calcext:value-type="float">
            <text:p>6.818924</text:p>
          </table:table-cell>
          <table:table-cell office:value-type="float" office:value="6.5097265273" calcext:value-type="float">
            <text:p>6.5097265273</text:p>
          </table:table-cell>
          <table:table-cell table:formula="of:=POWER([.C1210]-6.75;2)" office:value-type="float" office:value="0.0577313416833178" calcext:value-type="float">
            <text:p>0.0577313417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817211" calcext:value-type="float">
            <text:p>6.817211</text:p>
          </table:table-cell>
          <table:table-cell office:value-type="float" office:value="6.5056805879" calcext:value-type="float">
            <text:p>6.5056805879</text:p>
          </table:table-cell>
          <table:table-cell table:formula="of:=POWER([.C1211]-6.75;2)" office:value-type="float" office:value="0.0596919751288898" calcext:value-type="float">
            <text:p>0.059691975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14771" calcext:value-type="float">
            <text:p>6.814771</text:p>
          </table:table-cell>
          <table:table-cell office:value-type="float" office:value="6.5015951636" calcext:value-type="float">
            <text:p>6.5015951636</text:p>
          </table:table-cell>
          <table:table-cell table:formula="of:=POWER([.C1212]-6.75;2)" office:value-type="float" office:value="0.0617049627469107" calcext:value-type="float">
            <text:p>0.0617049627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81114" calcext:value-type="float">
            <text:p>6.81114</text:p>
          </table:table-cell>
          <table:table-cell office:value-type="float" office:value="6.4974844485" calcext:value-type="float">
            <text:p>6.4974844485</text:p>
          </table:table-cell>
          <table:table-cell table:formula="of:=POWER([.C1213]-6.75;2)" office:value-type="float" office:value="0.0637641037493492" calcext:value-type="float">
            <text:p>0.0637641037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05985" calcext:value-type="float">
            <text:p>6.805985</text:p>
          </table:table-cell>
          <table:table-cell office:value-type="float" office:value="6.4933651697" calcext:value-type="float">
            <text:p>6.4933651697</text:p>
          </table:table-cell>
          <table:table-cell table:formula="of:=POWER([.C1214]-6.75;2)" office:value-type="float" office:value="0.06586143612311" calcext:value-type="float">
            <text:p>0.065861436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799144" calcext:value-type="float">
            <text:p>6.799144</text:p>
          </table:table-cell>
          <table:table-cell office:value-type="float" office:value="6.4891967394" calcext:value-type="float">
            <text:p>6.4891967394</text:p>
          </table:table-cell>
          <table:table-cell table:formula="of:=POWER([.C1215]-6.75;2)" office:value-type="float" office:value="0.0680183407395917" calcext:value-type="float">
            <text:p>0.0680183407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79062" calcext:value-type="float">
            <text:p>6.79062</text:p>
          </table:table-cell>
          <table:table-cell office:value-type="float" office:value="6.4858405576" calcext:value-type="float">
            <text:p>6.4858405576</text:p>
          </table:table-cell>
          <table:table-cell table:formula="of:=POWER([.C1216]-6.75;2)" office:value-type="float" office:value="0.0697802110090792" calcext:value-type="float">
            <text:p>0.069780211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780538" calcext:value-type="float">
            <text:p>6.780538</text:p>
          </table:table-cell>
          <table:table-cell office:value-type="float" office:value="6.4822347636" calcext:value-type="float">
            <text:p>6.4822347636</text:p>
          </table:table-cell>
          <table:table-cell table:formula="of:=POWER([.C1217]-6.75;2)" office:value-type="float" office:value="0.0716982218243478" calcext:value-type="float">
            <text:p>0.071698221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769091" calcext:value-type="float">
            <text:p>6.769091</text:p>
          </table:table-cell>
          <table:table-cell office:value-type="float" office:value="6.4787662909" calcext:value-type="float">
            <text:p>6.4787662909</text:p>
          </table:table-cell>
          <table:table-cell table:formula="of:=POWER([.C1218]-6.75;2)" office:value-type="float" office:value="0.0735677249521432" calcext:value-type="float">
            <text:p>0.07356772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756471" calcext:value-type="float">
            <text:p>6.756471</text:p>
          </table:table-cell>
          <table:table-cell office:value-type="float" office:value="6.4754880606" calcext:value-type="float">
            <text:p>6.4754880606</text:p>
          </table:table-cell>
          <table:table-cell table:formula="of:=POWER([.C1219]-6.75;2)" office:value-type="float" office:value="0.0753568048731492" calcext:value-type="float">
            <text:p>0.075356804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742827" calcext:value-type="float">
            <text:p>6.742827</text:p>
          </table:table-cell>
          <table:table-cell office:value-type="float" office:value="6.472419303" calcext:value-type="float">
            <text:p>6.472419303</text:p>
          </table:table-cell>
          <table:table-cell table:formula="of:=POWER([.C1220]-6.75;2)" office:value-type="float" office:value="0.077051043347006" calcext:value-type="float">
            <text:p>0.0770510433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728249" calcext:value-type="float">
            <text:p>6.728249</text:p>
          </table:table-cell>
          <table:table-cell office:value-type="float" office:value="6.4695619455" calcext:value-type="float">
            <text:p>6.4695619455</text:p>
          </table:table-cell>
          <table:table-cell table:formula="of:=POWER([.C1221]-6.75;2)" office:value-type="float" office:value="0.0786455024117451" calcext:value-type="float">
            <text:p>0.0786455024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712779" calcext:value-type="float">
            <text:p>6.712779</text:p>
          </table:table-cell>
          <table:table-cell office:value-type="float" office:value="6.4669061879" calcext:value-type="float">
            <text:p>6.4669061879</text:p>
          </table:table-cell>
          <table:table-cell table:formula="of:=POWER([.C1222]-6.75;2)" office:value-type="float" office:value="0.08014210644931" calcext:value-type="float">
            <text:p>0.0801421064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696451" calcext:value-type="float">
            <text:p>6.696451</text:p>
          </table:table-cell>
          <table:table-cell office:value-type="float" office:value="6.4644349939" calcext:value-type="float">
            <text:p>6.4644349939</text:p>
          </table:table-cell>
          <table:table-cell table:formula="of:=POWER([.C1223]-6.75;2)" office:value-type="float" office:value="0.0815473727088929" calcext:value-type="float">
            <text:p>0.081547372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679327" calcext:value-type="float">
            <text:p>6.679327</text:p>
          </table:table-cell>
          <table:table-cell office:value-type="float" office:value="6.4621282667" calcext:value-type="float">
            <text:p>6.4621282667</text:p>
          </table:table-cell>
          <table:table-cell table:formula="of:=POWER([.C1224]-6.75;2)" office:value-type="float" office:value="0.0828701348331465" calcext:value-type="float">
            <text:p>0.0828701348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661528" calcext:value-type="float">
            <text:p>6.661528</text:p>
          </table:table-cell>
          <table:table-cell office:value-type="float" office:value="6.4599666" calcext:value-type="float">
            <text:p>6.4599666</text:p>
          </table:table-cell>
          <table:table-cell table:formula="of:=POWER([.C1225]-6.75;2)" office:value-type="float" office:value="0.0841193731155603" calcext:value-type="float">
            <text:p>0.084119373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643242" calcext:value-type="float">
            <text:p>6.643242</text:p>
          </table:table-cell>
          <table:table-cell office:value-type="float" office:value="6.4579341394" calcext:value-type="float">
            <text:p>6.4579341394</text:p>
          </table:table-cell>
          <table:table-cell table:formula="of:=POWER([.C1226]-6.75;2)" office:value-type="float" office:value="0.0853024669280187" calcext:value-type="float">
            <text:p>0.085302466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624695" calcext:value-type="float">
            <text:p>6.624695</text:p>
          </table:table-cell>
          <table:table-cell office:value-type="float" office:value="6.4560204061" calcext:value-type="float">
            <text:p>6.4560204061</text:p>
          </table:table-cell>
          <table:table-cell table:formula="of:=POWER([.C1227]-6.75;2)" office:value-type="float" office:value="0.0864240016296087" calcext:value-type="float">
            <text:p>0.086424001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606112" calcext:value-type="float">
            <text:p>6.606112</text:p>
          </table:table-cell>
          <table:table-cell office:value-type="float" office:value="6.4542211152" calcext:value-type="float">
            <text:p>6.4542211152</text:p>
          </table:table-cell>
          <table:table-cell table:formula="of:=POWER([.C1228]-6.75;2)" office:value-type="float" office:value="0.0874851486935316" calcext:value-type="float">
            <text:p>0.0874851487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587668" calcext:value-type="float">
            <text:p>6.587668</text:p>
          </table:table-cell>
          <table:table-cell office:value-type="float" office:value="6.4525380242" calcext:value-type="float">
            <text:p>6.4525380242</text:p>
          </table:table-cell>
          <table:table-cell table:formula="of:=POWER([.C1229]-6.75;2)" office:value-type="float" office:value="0.0884836270468398" calcext:value-type="float">
            <text:p>0.088483627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56945" calcext:value-type="float">
            <text:p>6.56945</text:p>
          </table:table-cell>
          <table:table-cell office:value-type="float" office:value="6.4509781394" calcext:value-type="float">
            <text:p>6.4509781394</text:p>
          </table:table-cell>
          <table:table-cell table:formula="of:=POWER([.C1230]-6.75;2)" office:value-type="float" office:value="0.0894140731166858" calcext:value-type="float">
            <text:p>0.0894140731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551452" calcext:value-type="float">
            <text:p>6.551452</text:p>
          </table:table-cell>
          <table:table-cell office:value-type="float" office:value="6.4495524545" calcext:value-type="float">
            <text:p>6.4495524545</text:p>
          </table:table-cell>
          <table:table-cell table:formula="of:=POWER([.C1231]-6.75;2)" office:value-type="float" office:value="0.0902687275969745" calcext:value-type="float">
            <text:p>0.0902687276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533603" calcext:value-type="float">
            <text:p>6.533603</text:p>
          </table:table-cell>
          <table:table-cell office:value-type="float" office:value="6.4482744909" calcext:value-type="float">
            <text:p>6.4482744909</text:p>
          </table:table-cell>
          <table:table-cell table:formula="of:=POWER([.C1232]-6.75;2)" office:value-type="float" office:value="0.091038282841654" calcext:value-type="float">
            <text:p>0.0910382828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515823" calcext:value-type="float">
            <text:p>6.515823</text:p>
          </table:table-cell>
          <table:table-cell office:value-type="float" office:value="6.4471587879" calcext:value-type="float">
            <text:p>6.4471587879</text:p>
          </table:table-cell>
          <table:table-cell table:formula="of:=POWER([.C1233]-6.75;2)" office:value-type="float" office:value="0.091712799746197" calcext:value-type="float">
            <text:p>0.0917127997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498092" calcext:value-type="float">
            <text:p>6.498092</text:p>
          </table:table-cell>
          <table:table-cell office:value-type="float" office:value="6.4462194727" calcext:value-type="float">
            <text:p>6.4462194727</text:p>
          </table:table-cell>
          <table:table-cell table:formula="of:=POWER([.C1234]-6.75;2)" office:value-type="float" office:value="0.0922826087666659" calcext:value-type="float">
            <text:p>0.0922826088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480502" calcext:value-type="float">
            <text:p>6.480502</text:p>
          </table:table-cell>
          <table:table-cell office:value-type="float" office:value="6.4454689333" calcext:value-type="float">
            <text:p>6.4454689333</text:p>
          </table:table-cell>
          <table:table-cell table:formula="of:=POWER([.C1235]-6.75;2)" office:value-type="float" office:value="0.0927391705854399" calcext:value-type="float">
            <text:p>0.092739170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46328" calcext:value-type="float">
            <text:p>6.46328</text:p>
          </table:table-cell>
          <table:table-cell office:value-type="float" office:value="6.4449167273" calcext:value-type="float">
            <text:p>6.4449167273</text:p>
          </table:table-cell>
          <table:table-cell table:formula="of:=POWER([.C1236]-6.75;2)" office:value-type="float" office:value="0.0930758032813426" calcext:value-type="float">
            <text:p>0.0930758033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446758" calcext:value-type="float">
            <text:p>6.446758</text:p>
          </table:table-cell>
          <table:table-cell office:value-type="float" office:value="6.4445687515" calcext:value-type="float">
            <text:p>6.4445687515</text:p>
          </table:table-cell>
          <table:table-cell table:formula="of:=POWER([.C1237]-6.75;2)" office:value-type="float" office:value="0.0932882475602686" calcext:value-type="float">
            <text:p>0.093288247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431303" calcext:value-type="float">
            <text:p>6.431303</text:p>
          </table:table-cell>
          <table:table-cell office:value-type="float" office:value="6.4444268303" calcext:value-type="float">
            <text:p>6.4444268303</text:p>
          </table:table-cell>
          <table:table-cell table:formula="of:=POWER([.C1238]-6.75;2)" office:value-type="float" office:value="0.0933749620405048" calcext:value-type="float">
            <text:p>0.09337496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417216" calcext:value-type="float">
            <text:p>6.417216</text:p>
          </table:table-cell>
          <table:table-cell office:value-type="float" office:value="6.4444887333" calcext:value-type="float">
            <text:p>6.4444887333</text:p>
          </table:table-cell>
          <table:table-cell table:formula="of:=POWER([.C1239]-6.75;2)" office:value-type="float" office:value="0.0933371340806385" calcext:value-type="float">
            <text:p>0.093337134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404637" calcext:value-type="float">
            <text:p>6.404637</text:p>
          </table:table-cell>
          <table:table-cell office:value-type="float" office:value="6.4447487152" calcext:value-type="float">
            <text:p>6.4447487152</text:p>
          </table:table-cell>
          <table:table-cell table:formula="of:=POWER([.C1240]-6.75;2)" office:value-type="float" office:value="0.0931783468720506" calcext:value-type="float">
            <text:p>0.0931783469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39348" calcext:value-type="float">
            <text:p>6.39348</text:p>
          </table:table-cell>
          <table:table-cell office:value-type="float" office:value="6.4451984788" calcext:value-type="float">
            <text:p>6.4451984788</text:p>
          </table:table-cell>
          <table:table-cell table:formula="of:=POWER([.C1241]-6.75;2)" office:value-type="float" office:value="0.092903967325834" calcext:value-type="float">
            <text:p>0.0929039673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383427" calcext:value-type="float">
            <text:p>6.383427</text:p>
          </table:table-cell>
          <table:table-cell office:value-type="float" office:value="6.4458284303" calcext:value-type="float">
            <text:p>6.4458284303</text:p>
          </table:table-cell>
          <table:table-cell table:formula="of:=POWER([.C1242]-6.75;2)" office:value-type="float" office:value="0.0925203438137621" calcext:value-type="float">
            <text:p>0.092520343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373982" calcext:value-type="float">
            <text:p>6.373982</text:p>
          </table:table-cell>
          <table:table-cell office:value-type="float" office:value="6.4466289515" calcext:value-type="float">
            <text:p>6.4466289515</text:p>
          </table:table-cell>
          <table:table-cell table:formula="of:=POWER([.C1243]-6.75;2)" office:value-type="float" office:value="0.0920339930679893" calcext:value-type="float">
            <text:p>0.092033993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364579" calcext:value-type="float">
            <text:p>6.364579</text:p>
          </table:table-cell>
          <table:table-cell office:value-type="float" office:value="6.4475915091" calcext:value-type="float">
            <text:p>6.4475915091</text:p>
          </table:table-cell>
          <table:table-cell table:formula="of:=POWER([.C1244]-6.75;2)" office:value-type="float" office:value="0.0914508953684151" calcext:value-type="float">
            <text:p>0.0914508954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35471" calcext:value-type="float">
            <text:p>6.35471</text:p>
          </table:table-cell>
          <table:table-cell office:value-type="float" office:value="6.4487093939" calcext:value-type="float">
            <text:p>6.4487093939</text:p>
          </table:table-cell>
          <table:table-cell table:formula="of:=POWER([.C1245]-6.75;2)" office:value-type="float" office:value="0.0907760293241055" calcext:value-type="float">
            <text:p>0.090776029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344039" calcext:value-type="float">
            <text:p>6.344039</text:p>
          </table:table-cell>
          <table:table-cell office:value-type="float" office:value="6.4499779879" calcext:value-type="float">
            <text:p>6.4499779879</text:p>
          </table:table-cell>
          <table:table-cell table:formula="of:=POWER([.C1246]-6.75;2)" office:value-type="float" office:value="0.0900132077445327" calcext:value-type="float">
            <text:p>0.090013207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332475" calcext:value-type="float">
            <text:p>6.332475</text:p>
          </table:table-cell>
          <table:table-cell office:value-type="float" office:value="6.451394697" calcext:value-type="float">
            <text:p>6.451394697</text:p>
          </table:table-cell>
          <table:table-cell table:formula="of:=POWER([.C1247]-6.75;2)" office:value-type="float" office:value="0.0891651269797221" calcext:value-type="float">
            <text:p>0.08916512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320175" calcext:value-type="float">
            <text:p>6.320175</text:p>
          </table:table-cell>
          <table:table-cell office:value-type="float" office:value="6.4529585515" calcext:value-type="float">
            <text:p>6.4529585515</text:p>
          </table:table-cell>
          <table:table-cell table:formula="of:=POWER([.C1248]-6.75;2)" office:value-type="float" office:value="0.0882336221269781" calcext:value-type="float">
            <text:p>0.088233622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307483" calcext:value-type="float">
            <text:p>6.307483</text:p>
          </table:table-cell>
          <table:table-cell office:value-type="float" office:value="6.4546698061" calcext:value-type="float">
            <text:p>6.4546698061</text:p>
          </table:table-cell>
          <table:table-cell table:formula="of:=POWER([.C1249]-6.75;2)" office:value-type="float" office:value="0.0872199234290116" calcext:value-type="float">
            <text:p>0.0872199234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294822" calcext:value-type="float">
            <text:p>6.294822</text:p>
          </table:table-cell>
          <table:table-cell office:value-type="float" office:value="6.4565295818" calcext:value-type="float">
            <text:p>6.4565295818</text:p>
          </table:table-cell>
          <table:table-cell table:formula="of:=POWER([.C1250]-6.75;2)" office:value-type="float" office:value="0.0861248863584829" calcext:value-type="float">
            <text:p>0.086124886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282561" calcext:value-type="float">
            <text:p>6.282561</text:p>
          </table:table-cell>
          <table:table-cell office:value-type="float" office:value="6.4585396788" calcext:value-type="float">
            <text:p>6.4585396788</text:p>
          </table:table-cell>
          <table:table-cell table:formula="of:=POWER([.C1251]-6.75;2)" office:value-type="float" office:value="0.084949118834007" calcext:value-type="float">
            <text:p>0.0849491188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270885" calcext:value-type="float">
            <text:p>6.270885</text:p>
          </table:table-cell>
          <table:table-cell office:value-type="float" office:value="6.4607025818" calcext:value-type="float">
            <text:p>6.4607025818</text:p>
          </table:table-cell>
          <table:table-cell table:formula="of:=POWER([.C1252]-6.75;2)" office:value-type="float" office:value="0.0836929961771859" calcext:value-type="float">
            <text:p>0.083692996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259704" calcext:value-type="float">
            <text:p>6.259704</text:p>
          </table:table-cell>
          <table:table-cell office:value-type="float" office:value="6.4630216424" calcext:value-type="float">
            <text:p>6.4630216424</text:p>
          </table:table-cell>
          <table:table-cell table:formula="of:=POWER([.C1253]-6.75;2)" office:value-type="float" office:value="0.0823565777307934" calcext:value-type="float">
            <text:p>0.082356577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2486" calcext:value-type="float">
            <text:p>6.2486</text:p>
          </table:table-cell>
          <table:table-cell office:value-type="float" office:value="6.4655014061" calcext:value-type="float">
            <text:p>6.4655014061</text:p>
          </table:table-cell>
          <table:table-cell table:formula="of:=POWER([.C1254]-6.75;2)" office:value-type="float" office:value="0.0809394499310774" calcext:value-type="float">
            <text:p>0.0809394499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236787" calcext:value-type="float">
            <text:p>6.236787</text:p>
          </table:table-cell>
          <table:table-cell office:value-type="float" office:value="6.468148103" calcext:value-type="float">
            <text:p>6.468148103</text:p>
          </table:table-cell>
          <table:table-cell table:formula="of:=POWER([.C1255]-6.75;2)" office:value-type="float" office:value="0.0794404918424987" calcext:value-type="float">
            <text:p>0.0794404918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223074" calcext:value-type="float">
            <text:p>6.223074</text:p>
          </table:table-cell>
          <table:table-cell office:value-type="float" office:value="6.4709705394" calcext:value-type="float">
            <text:p>6.4709705394</text:p>
          </table:table-cell>
          <table:table-cell table:formula="of:=POWER([.C1256]-6.75;2)" office:value-type="float" office:value="0.0778574398827271" calcext:value-type="float">
            <text:p>0.077857439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205712" calcext:value-type="float">
            <text:p>6.205712</text:p>
          </table:table-cell>
          <table:table-cell office:value-type="float" office:value="6.4739816667" calcext:value-type="float">
            <text:p>6.4739816667</text:p>
          </table:table-cell>
          <table:table-cell table:formula="of:=POWER([.C1257]-6.75;2)" office:value-type="float" office:value="0.0761861203177097" calcext:value-type="float">
            <text:p>0.0761861203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181898" calcext:value-type="float">
            <text:p>6.181898</text:p>
          </table:table-cell>
          <table:table-cell office:value-type="float" office:value="6.4772016364" calcext:value-type="float">
            <text:p>6.4772016364</text:p>
          </table:table-cell>
          <table:table-cell table:formula="of:=POWER([.C1258]-6.75;2)" office:value-type="float" office:value="0.0744189471828377" calcext:value-type="float">
            <text:p>0.0744189472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146179" calcext:value-type="float">
            <text:p>6.146179</text:p>
          </table:table-cell>
          <table:table-cell office:value-type="float" office:value="6.4806644667" calcext:value-type="float">
            <text:p>6.4806644667</text:p>
          </table:table-cell>
          <table:table-cell table:formula="of:=POWER([.C1259]-6.75;2)" office:value-type="float" office:value="0.0725416294979952" calcext:value-type="float">
            <text:p>0.0725416295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084159" calcext:value-type="float">
            <text:p>6.084159</text:p>
          </table:table-cell>
          <table:table-cell office:value-type="float" office:value="6.4844347939" calcext:value-type="float">
            <text:p>6.4844347939</text:p>
          </table:table-cell>
          <table:table-cell table:formula="of:=POWER([.C1260]-6.75;2)" office:value-type="float" office:value="0.0705248786909354" calcext:value-type="float">
            <text:p>0.070524878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.933666" calcext:value-type="float">
            <text:p>5.933666</text:p>
          </table:table-cell>
          <table:table-cell office:value-type="float" office:value="6.4886630121" calcext:value-type="float">
            <text:p>6.4886630121</text:p>
          </table:table-cell>
          <table:table-cell table:formula="of:=POWER([.C1261]-6.75;2)" office:value-type="float" office:value="0.0682970212446448" calcext:value-type="float">
            <text:p>0.0682970212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175122" calcext:value-type="float">
            <text:p>4.175122</text:p>
          </table:table-cell>
          <table:table-cell office:value-type="float" office:value="6.4938757879" calcext:value-type="float">
            <text:p>6.4938757879</text:p>
          </table:table-cell>
          <table:table-cell table:formula="of:=POWER([.C1262]-6.75;2)" office:value-type="float" office:value="0.0655996120238456" calcext:value-type="float">
            <text:p>0.06559961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632888" calcext:value-type="float">
            <text:p>6.632888</text:p>
          </table:table-cell>
          <table:table-cell office:value-type="float" office:value="6.5098096061" calcext:value-type="float">
            <text:p>6.5098096061</text:p>
          </table:table-cell>
          <table:table-cell table:formula="of:=POWER([.C1263]-6.75;2)" office:value-type="float" office:value="0.0576914253218371" calcext:value-type="float">
            <text:p>0.0576914253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382066" calcext:value-type="float">
            <text:p>6.382066</text:p>
          </table:table-cell>
          <table:table-cell office:value-type="float" office:value="6.5109025818" calcext:value-type="float">
            <text:p>6.5109025818</text:p>
          </table:table-cell>
          <table:table-cell table:formula="of:=POWER([.C1264]-6.75;2)" office:value-type="float" office:value="0.0571675753899057" calcext:value-type="float">
            <text:p>0.057167575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300152" calcext:value-type="float">
            <text:p>6.300152</text:p>
          </table:table-cell>
          <table:table-cell office:value-type="float" office:value="6.5135629515" calcext:value-type="float">
            <text:p>6.5135629515</text:p>
          </table:table-cell>
          <table:table-cell table:formula="of:=POWER([.C1265]-6.75;2)" office:value-type="float" office:value="0.0559024779033914" calcext:value-type="float">
            <text:p>0.0559024779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257175" calcext:value-type="float">
            <text:p>6.257175</text:p>
          </table:table-cell>
          <table:table-cell office:value-type="float" office:value="6.5167606667" calcext:value-type="float">
            <text:p>6.5167606667</text:p>
          </table:table-cell>
          <table:table-cell table:formula="of:=POWER([.C1266]-6.75;2)" office:value-type="float" office:value="0.0544005865982286" calcext:value-type="float">
            <text:p>0.054400586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232075" calcext:value-type="float">
            <text:p>6.232075</text:p>
          </table:table-cell>
          <table:table-cell office:value-type="float" office:value="6.5202543333" calcext:value-type="float">
            <text:p>6.5202543333</text:p>
          </table:table-cell>
          <table:table-cell table:formula="of:=POWER([.C1267]-6.75;2)" office:value-type="float" office:value="0.0527830713674273" calcext:value-type="float">
            <text:p>0.052783071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218802" calcext:value-type="float">
            <text:p>6.218802</text:p>
          </table:table-cell>
          <table:table-cell office:value-type="float" office:value="6.5239309273" calcext:value-type="float">
            <text:p>6.5239309273</text:p>
          </table:table-cell>
          <table:table-cell table:formula="of:=POWER([.C1268]-6.75;2)" office:value-type="float" office:value="0.0511072256314377" calcext:value-type="float">
            <text:p>0.051107225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214877" calcext:value-type="float">
            <text:p>6.214877</text:p>
          </table:table-cell>
          <table:table-cell office:value-type="float" office:value="6.5277145273" calcext:value-type="float">
            <text:p>6.5277145273</text:p>
          </table:table-cell>
          <table:table-cell table:formula="of:=POWER([.C1269]-6.75;2)" office:value-type="float" office:value="0.0494108313734626" calcext:value-type="float">
            <text:p>0.0494108314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218667" calcext:value-type="float">
            <text:p>6.218667</text:p>
          </table:table-cell>
          <table:table-cell office:value-type="float" office:value="6.5315443455" calcext:value-type="float">
            <text:p>6.5315443455</text:p>
          </table:table-cell>
          <table:table-cell table:formula="of:=POWER([.C1270]-6.75;2)" office:value-type="float" office:value="0.0477228729830232" calcext:value-type="float">
            <text:p>0.047722873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228569" calcext:value-type="float">
            <text:p>6.228569</text:p>
          </table:table-cell>
          <table:table-cell office:value-type="float" office:value="6.5353692727" calcext:value-type="float">
            <text:p>6.5353692727</text:p>
          </table:table-cell>
          <table:table-cell table:formula="of:=POWER([.C1271]-6.75;2)" office:value-type="float" office:value="0.0460663491013271" calcext:value-type="float">
            <text:p>0.046066349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242822" calcext:value-type="float">
            <text:p>6.242822</text:p>
          </table:table-cell>
          <table:table-cell office:value-type="float" office:value="6.5391474" calcext:value-type="float">
            <text:p>6.5391474</text:p>
          </table:table-cell>
          <table:table-cell table:formula="of:=POWER([.C1272]-6.75;2)" office:value-type="float" office:value="0.04445881892676" calcext:value-type="float">
            <text:p>0.0444588189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259601" calcext:value-type="float">
            <text:p>6.259601</text:p>
          </table:table-cell>
          <table:table-cell office:value-type="float" office:value="6.5428467455" calcext:value-type="float">
            <text:p>6.5428467455</text:p>
          </table:table-cell>
          <table:table-cell table:formula="of:=POWER([.C1273]-6.75;2)" office:value-type="float" office:value="0.0429124708499416" calcext:value-type="float">
            <text:p>0.0429124708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27722" calcext:value-type="float">
            <text:p>6.27722</text:p>
          </table:table-cell>
          <table:table-cell office:value-type="float" office:value="6.5464455879" calcext:value-type="float">
            <text:p>6.5464455879</text:p>
          </table:table-cell>
          <table:table-cell table:formula="of:=POWER([.C1274]-6.75;2)" office:value-type="float" office:value="0.0414343986853766" calcext:value-type="float">
            <text:p>0.0414343987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294337" calcext:value-type="float">
            <text:p>6.294337</text:p>
          </table:table-cell>
          <table:table-cell office:value-type="float" office:value="6.5499317212" calcext:value-type="float">
            <text:p>6.5499317212</text:p>
          </table:table-cell>
          <table:table-cell table:formula="of:=POWER([.C1275]-6.75;2)" office:value-type="float" office:value="0.0400273161819945" calcext:value-type="float">
            <text:p>0.040027316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310107" calcext:value-type="float">
            <text:p>6.310107</text:p>
          </table:table-cell>
          <table:table-cell office:value-type="float" office:value="6.5533006667" calcext:value-type="float">
            <text:p>6.5533006667</text:p>
          </table:table-cell>
          <table:table-cell table:formula="of:=POWER([.C1276]-6.75;2)" office:value-type="float" office:value="0.0386906277206644" calcext:value-type="float">
            <text:p>0.0386906277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324225" calcext:value-type="float">
            <text:p>6.324225</text:p>
          </table:table-cell>
          <table:table-cell office:value-type="float" office:value="6.5565530485" calcext:value-type="float">
            <text:p>6.5565530485</text:p>
          </table:table-cell>
          <table:table-cell table:formula="of:=POWER([.C1277]-6.75;2)" office:value-type="float" office:value="0.0374217230446435" calcext:value-type="float">
            <text:p>0.037421723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336866" calcext:value-type="float">
            <text:p>6.336866</text:p>
          </table:table-cell>
          <table:table-cell office:value-type="float" office:value="6.5596918" calcext:value-type="float">
            <text:p>6.5596918</text:p>
          </table:table-cell>
          <table:table-cell table:formula="of:=POWER([.C1278]-6.75;2)" office:value-type="float" office:value="0.0362172109872402" calcext:value-type="float">
            <text:p>0.03621721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348544" calcext:value-type="float">
            <text:p>6.348544</text:p>
          </table:table-cell>
          <table:table-cell office:value-type="float" office:value="6.5627196182" calcext:value-type="float">
            <text:p>6.5627196182</text:p>
          </table:table-cell>
          <table:table-cell table:formula="of:=POWER([.C1279]-6.75;2)" office:value-type="float" office:value="0.0350739414071537" calcext:value-type="float">
            <text:p>0.0350739414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359922" calcext:value-type="float">
            <text:p>6.359922</text:p>
          </table:table-cell>
          <table:table-cell office:value-type="float" office:value="6.5656371394" calcext:value-type="float">
            <text:p>6.5656371394</text:p>
          </table:table-cell>
          <table:table-cell table:formula="of:=POWER([.C1280]-6.75;2)" office:value-type="float" office:value="0.0339896643686151" calcext:value-type="float">
            <text:p>0.0339896644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371633" calcext:value-type="float">
            <text:p>6.371633</text:p>
          </table:table-cell>
          <table:table-cell office:value-type="float" office:value="6.5684420303" calcext:value-type="float">
            <text:p>6.5684420303</text:p>
          </table:table-cell>
          <table:table-cell table:formula="of:=POWER([.C1281]-6.75;2)" office:value-type="float" office:value="0.0329632963615861" calcext:value-type="float">
            <text:p>0.0329632964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384129" calcext:value-type="float">
            <text:p>6.384129</text:p>
          </table:table-cell>
          <table:table-cell office:value-type="float" office:value="6.5711289455" calcext:value-type="float">
            <text:p>6.5711289455</text:p>
          </table:table-cell>
          <table:table-cell table:formula="of:=POWER([.C1282]-6.75;2)" office:value-type="float" office:value="0.031994854137942" calcext:value-type="float">
            <text:p>0.031994854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39761" calcext:value-type="float">
            <text:p>6.39761</text:p>
          </table:table-cell>
          <table:table-cell office:value-type="float" office:value="6.5736902303" calcext:value-type="float">
            <text:p>6.5736902303</text:p>
          </table:table-cell>
          <table:table-cell table:formula="of:=POWER([.C1283]-6.75;2)" office:value-type="float" office:value="0.0310851348916669" calcext:value-type="float">
            <text:p>0.0310851349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412013" calcext:value-type="float">
            <text:p>6.412013</text:p>
          </table:table-cell>
          <table:table-cell office:value-type="float" office:value="6.5761169879" calcext:value-type="float">
            <text:p>6.5761169879</text:p>
          </table:table-cell>
          <table:table-cell table:formula="of:=POWER([.C1284]-6.75;2)" office:value-type="float" office:value="0.0302353018969688" calcext:value-type="float">
            <text:p>0.030235301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427063" calcext:value-type="float">
            <text:p>6.427063</text:p>
          </table:table-cell>
          <table:table-cell office:value-type="float" office:value="6.5784002303" calcext:value-type="float">
            <text:p>6.5784002303</text:p>
          </table:table-cell>
          <table:table-cell table:formula="of:=POWER([.C1285]-6.75;2)" office:value-type="float" office:value="0.0294464809610931" calcext:value-type="float">
            <text:p>0.029446481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442362" calcext:value-type="float">
            <text:p>6.442362</text:p>
          </table:table-cell>
          <table:table-cell office:value-type="float" office:value="6.5805318909" calcext:value-type="float">
            <text:p>6.5805318909</text:p>
          </table:table-cell>
          <table:table-cell table:formula="of:=POWER([.C1286]-6.75;2)" office:value-type="float" office:value="0.0287194400019296" calcext:value-type="float">
            <text:p>0.02871944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45749" calcext:value-type="float">
            <text:p>6.45749</text:p>
          </table:table-cell>
          <table:table-cell office:value-type="float" office:value="6.5825055091" calcext:value-type="float">
            <text:p>6.5825055091</text:p>
          </table:table-cell>
          <table:table-cell table:formula="of:=POWER([.C1287]-6.75;2)" office:value-type="float" office:value="0.0280544044818503" calcext:value-type="float">
            <text:p>0.0280544045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472104" calcext:value-type="float">
            <text:p>6.472104</text:p>
          </table:table-cell>
          <table:table-cell office:value-type="float" office:value="6.5843166061" calcext:value-type="float">
            <text:p>6.5843166061</text:p>
          </table:table-cell>
          <table:table-cell table:formula="of:=POWER([.C1288]-6.75;2)" office:value-type="float" office:value="0.0274509870142226" calcext:value-type="float">
            <text:p>0.027450987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486002" calcext:value-type="float">
            <text:p>6.486002</text:p>
          </table:table-cell>
          <table:table-cell office:value-type="float" office:value="6.5859626545" calcext:value-type="float">
            <text:p>6.5859626545</text:p>
          </table:table-cell>
          <table:table-cell table:formula="of:=POWER([.C1289]-6.75;2)" office:value-type="float" office:value="0.0269082507186863" calcext:value-type="float">
            <text:p>0.026908250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499164" calcext:value-type="float">
            <text:p>6.499164</text:p>
          </table:table-cell>
          <table:table-cell office:value-type="float" office:value="6.5874428545" calcext:value-type="float">
            <text:p>6.5874428545</text:p>
          </table:table-cell>
          <table:table-cell table:formula="of:=POWER([.C1290]-6.75;2)" office:value-type="float" office:value="0.0264248255531082" calcext:value-type="float">
            <text:p>0.026424825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511747" calcext:value-type="float">
            <text:p>6.511747</text:p>
          </table:table-cell>
          <table:table-cell office:value-type="float" office:value="6.5887577091" calcext:value-type="float">
            <text:p>6.5887577091</text:p>
          </table:table-cell>
          <table:table-cell table:formula="of:=POWER([.C1291]-6.75;2)" office:value-type="float" office:value="0.0259990763746801" calcext:value-type="float">
            <text:p>0.025999076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524046" calcext:value-type="float">
            <text:p>6.524046</text:p>
          </table:table-cell>
          <table:table-cell office:value-type="float" office:value="6.5899084848" calcext:value-type="float">
            <text:p>6.5899084848</text:p>
          </table:table-cell>
          <table:table-cell table:formula="of:=POWER([.C1292]-6.75;2)" office:value-type="float" office:value="0.0256292932390317" calcext:value-type="float">
            <text:p>0.025629293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536439" calcext:value-type="float">
            <text:p>6.536439</text:p>
          </table:table-cell>
          <table:table-cell office:value-type="float" office:value="6.5908967455" calcext:value-type="float">
            <text:p>6.5908967455</text:p>
          </table:table-cell>
          <table:table-cell table:formula="of:=POWER([.C1293]-6.75;2)" office:value-type="float" office:value="0.0253138455924917" calcext:value-type="float">
            <text:p>0.025313845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549306" calcext:value-type="float">
            <text:p>6.549306</text:p>
          </table:table-cell>
          <table:table-cell office:value-type="float" office:value="6.5917238788" calcext:value-type="float">
            <text:p>6.5917238788</text:p>
          </table:table-cell>
          <table:table-cell table:formula="of:=POWER([.C1294]-6.75;2)" office:value-type="float" office:value="0.0250513305421171" calcext:value-type="float">
            <text:p>0.0250513305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562961" calcext:value-type="float">
            <text:p>6.562961</text:p>
          </table:table-cell>
          <table:table-cell office:value-type="float" office:value="6.5923908061" calcext:value-type="float">
            <text:p>6.5923908061</text:p>
          </table:table-cell>
          <table:table-cell table:formula="of:=POWER([.C1295]-6.75;2)" office:value-type="float" office:value="0.0248406580018078" calcext:value-type="float">
            <text:p>0.024840658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5776" calcext:value-type="float">
            <text:p>6.5776</text:p>
          </table:table-cell>
          <table:table-cell office:value-type="float" office:value="6.5928978606" calcext:value-type="float">
            <text:p>6.5928978606</text:p>
          </table:table-cell>
          <table:table-cell table:formula="of:=POWER([.C1296]-6.75;2)" office:value-type="float" office:value="0.0246810822040571" calcext:value-type="float">
            <text:p>0.0246810822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593273" calcext:value-type="float">
            <text:p>6.593273</text:p>
          </table:table-cell>
          <table:table-cell office:value-type="float" office:value="6.5932447455" calcext:value-type="float">
            <text:p>6.5932447455</text:p>
          </table:table-cell>
          <table:table-cell table:formula="of:=POWER([.C1297]-6.75;2)" office:value-type="float" office:value="0.0245722098133598" calcext:value-type="float">
            <text:p>0.024572209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6099" calcext:value-type="float">
            <text:p>6.6099</text:p>
          </table:table-cell>
          <table:table-cell office:value-type="float" office:value="6.5934306545" calcext:value-type="float">
            <text:p>6.5934306545</text:p>
          </table:table-cell>
          <table:table-cell table:formula="of:=POWER([.C1298]-6.75;2)" office:value-type="float" office:value="0.0245139599502985" calcext:value-type="float">
            <text:p>0.02451396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627298" calcext:value-type="float">
            <text:p>6.627298</text:p>
          </table:table-cell>
          <table:table-cell office:value-type="float" office:value="6.5934542667" calcext:value-type="float">
            <text:p>6.5934542667</text:p>
          </table:table-cell>
          <table:table-cell table:formula="of:=POWER([.C1299]-6.75;2)" office:value-type="float" office:value="0.0245065666144347" calcext:value-type="float">
            <text:p>0.024506566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645238" calcext:value-type="float">
            <text:p>6.645238</text:p>
          </table:table-cell>
          <table:table-cell office:value-type="float" office:value="6.5933136727" calcext:value-type="float">
            <text:p>6.5933136727</text:p>
          </table:table-cell>
          <table:table-cell table:formula="of:=POWER([.C1300]-6.75;2)" office:value-type="float" office:value="0.0245506051627628" calcext:value-type="float">
            <text:p>0.024550605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66349" calcext:value-type="float">
            <text:p>6.66349</text:p>
          </table:table-cell>
          <table:table-cell office:value-type="float" office:value="6.5930060424" calcext:value-type="float">
            <text:p>6.5930060424</text:p>
          </table:table-cell>
          <table:table-cell table:formula="of:=POWER([.C1301]-6.75;2)" office:value-type="float" office:value="0.0246471027229106" calcext:value-type="float">
            <text:p>0.0246471027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681862" calcext:value-type="float">
            <text:p>6.681862</text:p>
          </table:table-cell>
          <table:table-cell office:value-type="float" office:value="6.5925271212" calcext:value-type="float">
            <text:p>6.5925271212</text:p>
          </table:table-cell>
          <table:table-cell table:formula="of:=POWER([.C1302]-6.75;2)" office:value-type="float" office:value="0.0247977075575595" calcext:value-type="float">
            <text:p>0.024797707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700212" calcext:value-type="float">
            <text:p>6.700212</text:p>
          </table:table-cell>
          <table:table-cell office:value-type="float" office:value="6.5918705697" calcext:value-type="float">
            <text:p>6.5918705697</text:p>
          </table:table-cell>
          <table:table-cell table:formula="of:=POWER([.C1303]-6.75;2)" office:value-type="float" office:value="0.0250049167270025" calcext:value-type="float">
            <text:p>0.0250049167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718426" calcext:value-type="float">
            <text:p>6.718426</text:p>
          </table:table-cell>
          <table:table-cell office:value-type="float" office:value="6.5910273939" calcext:value-type="float">
            <text:p>6.5910273939</text:p>
          </table:table-cell>
          <table:table-cell table:formula="of:=POWER([.C1304]-6.75;2)" office:value-type="float" office:value="0.0252722894902257" calcext:value-type="float">
            <text:p>0.025272289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736391" calcext:value-type="float">
            <text:p>6.736391</text:p>
          </table:table-cell>
          <table:table-cell office:value-type="float" office:value="6.5899857333" calcext:value-type="float">
            <text:p>6.5899857333</text:p>
          </table:table-cell>
          <table:table-cell table:formula="of:=POWER([.C1305]-6.75;2)" office:value-type="float" office:value="0.0256045655475388" calcext:value-type="float">
            <text:p>0.025604565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753947" calcext:value-type="float">
            <text:p>6.753947</text:p>
          </table:table-cell>
          <table:table-cell office:value-type="float" office:value="6.5887311939" calcext:value-type="float">
            <text:p>6.5887311939</text:p>
          </table:table-cell>
          <table:table-cell table:formula="of:=POWER([.C1306]-6.75;2)" office:value-type="float" office:value="0.0260076278209193" calcext:value-type="float">
            <text:p>0.026007627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770854" calcext:value-type="float">
            <text:p>6.770854</text:p>
          </table:table-cell>
          <table:table-cell office:value-type="float" office:value="6.5872479394" calcext:value-type="float">
            <text:p>6.5872479394</text:p>
          </table:table-cell>
          <table:table-cell table:formula="of:=POWER([.C1307]-6.75;2)" office:value-type="float" office:value="0.026488233229546" calcext:value-type="float">
            <text:p>0.026488233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786781" calcext:value-type="float">
            <text:p>6.786781</text:p>
          </table:table-cell>
          <table:table-cell office:value-type="float" office:value="6.5855205576" calcext:value-type="float">
            <text:p>6.5855205576</text:p>
          </table:table-cell>
          <table:table-cell table:formula="of:=POWER([.C1308]-6.75;2)" office:value-type="float" office:value="0.027053486972215" calcext:value-type="float">
            <text:p>0.027053487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801322" calcext:value-type="float">
            <text:p>6.801322</text:p>
          </table:table-cell>
          <table:table-cell office:value-type="float" office:value="6.5835364667" calcext:value-type="float">
            <text:p>6.5835364667</text:p>
          </table:table-cell>
          <table:table-cell table:formula="of:=POWER([.C1309]-6.75;2)" office:value-type="float" office:value="0.0277101079187202" calcext:value-type="float">
            <text:p>0.0277101079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814043" calcext:value-type="float">
            <text:p>6.814043</text:p>
          </table:table-cell>
          <table:table-cell office:value-type="float" office:value="6.5812886121" calcext:value-type="float">
            <text:p>6.5812886121</text:p>
          </table:table-cell>
          <table:table-cell table:formula="of:=POWER([.C1310]-6.75;2)" office:value-type="float" office:value="0.0284635324071443" calcext:value-type="float">
            <text:p>0.028463532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82456" calcext:value-type="float">
            <text:p>6.82456</text:p>
          </table:table-cell>
          <table:table-cell office:value-type="float" office:value="6.5787779273" calcext:value-type="float">
            <text:p>6.5787779273</text:p>
          </table:table-cell>
          <table:table-cell table:formula="of:=POWER([.C1311]-6.75;2)" office:value-type="float" office:value="0.0293169981796841" calcext:value-type="float">
            <text:p>0.0293169982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832602" calcext:value-type="float">
            <text:p>6.832602</text:p>
          </table:table-cell>
          <table:table-cell office:value-type="float" office:value="6.5760150061" calcext:value-type="float">
            <text:p>6.5760150061</text:p>
          </table:table-cell>
          <table:table-cell table:formula="of:=POWER([.C1312]-6.75;2)" office:value-type="float" office:value="0.0302707781023829" calcext:value-type="float">
            <text:p>0.030270778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838078" calcext:value-type="float">
            <text:p>6.838078</text:p>
          </table:table-cell>
          <table:table-cell office:value-type="float" office:value="6.5730207879" calcext:value-type="float">
            <text:p>6.5730207879</text:p>
          </table:table-cell>
          <table:table-cell table:formula="of:=POWER([.C1313]-6.75;2)" office:value-type="float" office:value="0.0313216415155368" calcext:value-type="float">
            <text:p>0.0313216415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841104" calcext:value-type="float">
            <text:p>6.841104</text:p>
          </table:table-cell>
          <table:table-cell office:value-type="float" office:value="6.5698258788" calcext:value-type="float">
            <text:p>6.5698258788</text:p>
          </table:table-cell>
          <table:table-cell table:formula="of:=POWER([.C1314]-6.75;2)" office:value-type="float" office:value="0.0324627139501924" calcext:value-type="float">
            <text:p>0.032462714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41993" calcext:value-type="float">
            <text:p>6.841993</text:p>
          </table:table-cell>
          <table:table-cell office:value-type="float" office:value="6.5664686485" calcext:value-type="float">
            <text:p>6.5664686485</text:p>
          </table:table-cell>
          <table:table-cell table:formula="of:=POWER([.C1315]-6.75;2)" office:value-type="float" office:value="0.0336837569834166" calcext:value-type="float">
            <text:p>0.03368375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8412" calcext:value-type="float">
            <text:p>6.8412</text:p>
          </table:table-cell>
          <table:table-cell office:value-type="float" office:value="6.5629924242" calcext:value-type="float">
            <text:p>6.5629924242</text:p>
          </table:table-cell>
          <table:table-cell table:formula="of:=POWER([.C1316]-6.75;2)" office:value-type="float" office:value="0.0349718334065928" calcext:value-type="float">
            <text:p>0.034971833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839251" calcext:value-type="float">
            <text:p>6.839251</text:p>
          </table:table-cell>
          <table:table-cell office:value-type="float" office:value="6.5594422121" calcext:value-type="float">
            <text:p>6.5594422121</text:p>
          </table:table-cell>
          <table:table-cell table:formula="of:=POWER([.C1317]-6.75;2)" office:value-type="float" office:value="0.0363122705293412" calcext:value-type="float">
            <text:p>0.036312270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836648" calcext:value-type="float">
            <text:p>6.836648</text:p>
          </table:table-cell>
          <table:table-cell office:value-type="float" office:value="6.5558614121" calcext:value-type="float">
            <text:p>6.5558614121</text:p>
          </table:table-cell>
          <table:table-cell table:formula="of:=POWER([.C1318]-6.75;2)" office:value-type="float" office:value="0.0376897913118058" calcext:value-type="float">
            <text:p>0.0376897913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833794" calcext:value-type="float">
            <text:p>6.833794</text:p>
          </table:table-cell>
          <table:table-cell office:value-type="float" office:value="6.5522890182" calcext:value-type="float">
            <text:p>6.5522890182</text:p>
          </table:table-cell>
          <table:table-cell table:formula="of:=POWER([.C1319]-6.75;2)" office:value-type="float" office:value="0.03908963232432" calcext:value-type="float">
            <text:p>0.0390896323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830939" calcext:value-type="float">
            <text:p>6.830939</text:p>
          </table:table-cell>
          <table:table-cell office:value-type="float" office:value="6.5487574727" calcext:value-type="float">
            <text:p>6.5487574727</text:p>
          </table:table-cell>
          <table:table-cell table:formula="of:=POWER([.C1320]-6.75;2)" office:value-type="float" office:value="0.0404985547940912" calcext:value-type="float">
            <text:p>0.0404985548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828175" calcext:value-type="float">
            <text:p>6.828175</text:p>
          </table:table-cell>
          <table:table-cell office:value-type="float" office:value="6.5452913152" calcext:value-type="float">
            <text:p>6.5452913152</text:p>
          </table:table-cell>
          <table:table-cell table:formula="of:=POWER([.C1321]-6.75;2)" office:value-type="float" office:value="0.0419056456325457" calcext:value-type="float">
            <text:p>0.0419056456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825454" calcext:value-type="float">
            <text:p>6.825454</text:p>
          </table:table-cell>
          <table:table-cell office:value-type="float" office:value="6.5419064061" calcext:value-type="float">
            <text:p>6.5419064061</text:p>
          </table:table-cell>
          <table:table-cell table:formula="of:=POWER([.C1322]-6.75;2)" office:value-type="float" office:value="0.0433029438222182" calcext:value-type="float">
            <text:p>0.0433029438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22641" calcext:value-type="float">
            <text:p>6.822641</text:p>
          </table:table-cell>
          <table:table-cell office:value-type="float" office:value="6.5386097758" calcext:value-type="float">
            <text:p>6.5386097758</text:p>
          </table:table-cell>
          <table:table-cell table:formula="of:=POWER([.C1323]-6.75;2)" office:value-type="float" office:value="0.0446858268873261" calcext:value-type="float">
            <text:p>0.0446858269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819571" calcext:value-type="float">
            <text:p>6.819571</text:p>
          </table:table-cell>
          <table:table-cell office:value-type="float" office:value="6.5354000303" calcext:value-type="float">
            <text:p>6.5354000303</text:p>
          </table:table-cell>
          <table:table-cell table:formula="of:=POWER([.C1324]-6.75;2)" office:value-type="float" office:value="0.0460531469952409" calcext:value-type="float">
            <text:p>0.046053147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816099" calcext:value-type="float">
            <text:p>6.816099</text:p>
          </table:table-cell>
          <table:table-cell office:value-type="float" office:value="6.5322685818" calcext:value-type="float">
            <text:p>6.5322685818</text:p>
          </table:table-cell>
          <table:table-cell table:formula="of:=POWER([.C1325]-6.75;2)" office:value-type="float" office:value="0.0474069704713831" calcext:value-type="float">
            <text:p>0.0474069705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812125" calcext:value-type="float">
            <text:p>6.812125</text:p>
          </table:table-cell>
          <table:table-cell office:value-type="float" office:value="6.529202103" calcext:value-type="float">
            <text:p>6.529202103</text:p>
          </table:table-cell>
          <table:table-cell table:formula="of:=POWER([.C1326]-6.75;2)" office:value-type="float" office:value="0.0487517113196225" calcext:value-type="float">
            <text:p>0.048751711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807602" calcext:value-type="float">
            <text:p>6.807602</text:p>
          </table:table-cell>
          <table:table-cell office:value-type="float" office:value="6.5261871212" calcext:value-type="float">
            <text:p>6.5261871212</text:p>
          </table:table-cell>
          <table:table-cell table:formula="of:=POWER([.C1327]-6.75;2)" office:value-type="float" office:value="0.0500922047167437" calcext:value-type="float">
            <text:p>0.050092204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80252" calcext:value-type="float">
            <text:p>6.80252</text:p>
          </table:table-cell>
          <table:table-cell office:value-type="float" office:value="6.5232180303" calcext:value-type="float">
            <text:p>6.5232180303</text:p>
          </table:table-cell>
          <table:table-cell table:formula="of:=POWER([.C1328]-6.75;2)" office:value-type="float" office:value="0.0514300617810118" calcext:value-type="float">
            <text:p>0.0514300618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796881" calcext:value-type="float">
            <text:p>6.796881</text:p>
          </table:table-cell>
          <table:table-cell office:value-type="float" office:value="6.5203120667" calcext:value-type="float">
            <text:p>6.5203120667</text:p>
          </table:table-cell>
          <table:table-cell table:formula="of:=POWER([.C1329]-6.75;2)" office:value-type="float" office:value="0.0527565467036253" calcext:value-type="float">
            <text:p>0.0527565467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790678" calcext:value-type="float">
            <text:p>6.790678</text:p>
          </table:table-cell>
          <table:table-cell office:value-type="float" office:value="6.5175421576" calcext:value-type="float">
            <text:p>6.5175421576</text:p>
          </table:table-cell>
          <table:table-cell table:formula="of:=POWER([.C1330]-6.75;2)" office:value-type="float" office:value="0.0540366484932631" calcext:value-type="float">
            <text:p>0.0540366485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783889" calcext:value-type="float">
            <text:p>6.783889</text:p>
          </table:table-cell>
          <table:table-cell office:value-type="float" office:value="6.5151362667" calcext:value-type="float">
            <text:p>6.5151362667</text:p>
          </table:table-cell>
          <table:table-cell table:formula="of:=POWER([.C1331]-6.75;2)" office:value-type="float" office:value="0.0551609732196136" calcext:value-type="float">
            <text:p>0.055160973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776475" calcext:value-type="float">
            <text:p>6.776475</text:p>
          </table:table-cell>
          <table:table-cell office:value-type="float" office:value="6.5140096061" calcext:value-type="float">
            <text:p>6.5140096061</text:p>
          </table:table-cell>
          <table:table-cell table:formula="of:=POWER([.C1332]-6.75;2)" office:value-type="float" office:value="0.0556914660130771" calcext:value-type="float">
            <text:p>0.05569146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768389" calcext:value-type="float">
            <text:p>6.768389</text:p>
          </table:table-cell>
          <table:table-cell office:value-type="float" office:value="6.5545227152" calcext:value-type="float">
            <text:p>6.5545227152</text:p>
          </table:table-cell>
          <table:table-cell table:formula="of:=POWER([.C1333]-6.75;2)" office:value-type="float" office:value="0.0382113688727803" calcext:value-type="float">
            <text:p>0.0382113689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759589" calcext:value-type="float">
            <text:p>6.759589</text:p>
          </table:table-cell>
          <table:table-cell office:value-type="float" office:value="6.5467910545" calcext:value-type="float">
            <text:p>6.5467910545</text:p>
          </table:table-cell>
          <table:table-cell table:formula="of:=POWER([.C1334]-6.75;2)" office:value-type="float" office:value="0.041293875531222" calcext:value-type="float">
            <text:p>0.041293875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750045" calcext:value-type="float">
            <text:p>6.750045</text:p>
          </table:table-cell>
          <table:table-cell office:value-type="float" office:value="6.5408943212" calcext:value-type="float">
            <text:p>6.5408943212</text:p>
          </table:table-cell>
          <table:table-cell table:formula="of:=POWER([.C1335]-6.75;2)" office:value-type="float" office:value="0.0437251849064089" calcext:value-type="float">
            <text:p>0.0437251849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739735" calcext:value-type="float">
            <text:p>6.739735</text:p>
          </table:table-cell>
          <table:table-cell office:value-type="float" office:value="6.5356484727" calcext:value-type="float">
            <text:p>6.5356484727</text:p>
          </table:table-cell>
          <table:table-cell table:formula="of:=POWER([.C1336]-6.75;2)" office:value-type="float" office:value="0.0459465772558426" calcext:value-type="float">
            <text:p>0.045946577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728641" calcext:value-type="float">
            <text:p>6.728641</text:p>
          </table:table-cell>
          <table:table-cell office:value-type="float" office:value="6.530845103" calcext:value-type="float">
            <text:p>6.530845103</text:p>
          </table:table-cell>
          <table:table-cell table:formula="of:=POWER([.C1337]-6.75;2)" office:value-type="float" office:value="0.0480288688790807" calcext:value-type="float">
            <text:p>0.0480288689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716743" calcext:value-type="float">
            <text:p>6.716743</text:p>
          </table:table-cell>
          <table:table-cell office:value-type="float" office:value="6.5264535818" calcext:value-type="float">
            <text:p>6.5264535818</text:p>
          </table:table-cell>
          <table:table-cell table:formula="of:=POWER([.C1338]-6.75;2)" office:value-type="float" office:value="0.0499730010900492" calcext:value-type="float">
            <text:p>0.0499730011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704019" calcext:value-type="float">
            <text:p>6.704019</text:p>
          </table:table-cell>
          <table:table-cell office:value-type="float" office:value="6.5224909333" calcext:value-type="float">
            <text:p>6.5224909333</text:p>
          </table:table-cell>
          <table:table-cell table:formula="of:=POWER([.C1339]-6.75;2)" office:value-type="float" office:value="0.0517603754307049" calcext:value-type="float">
            <text:p>0.051760375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690454" calcext:value-type="float">
            <text:p>6.690454</text:p>
          </table:table-cell>
          <table:table-cell office:value-type="float" office:value="6.5189804909" calcext:value-type="float">
            <text:p>6.5189804909</text:p>
          </table:table-cell>
          <table:table-cell table:formula="of:=POWER([.C1340]-6.75;2)" office:value-type="float" office:value="0.0533700135848051" calcext:value-type="float">
            <text:p>0.0533700136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676052" calcext:value-type="float">
            <text:p>6.676052</text:p>
          </table:table-cell>
          <table:table-cell office:value-type="float" office:value="6.5159339394" calcext:value-type="float">
            <text:p>6.5159339394</text:p>
          </table:table-cell>
          <table:table-cell table:formula="of:=POWER([.C1341]-6.75;2)" office:value-type="float" office:value="0.0547869207248029" calcext:value-type="float">
            <text:p>0.0547869207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660849" calcext:value-type="float">
            <text:p>6.660849</text:p>
          </table:table-cell>
          <table:table-cell office:value-type="float" office:value="6.5133432364" calcext:value-type="float">
            <text:p>6.5133432364</text:p>
          </table:table-cell>
          <table:table-cell table:formula="of:=POWER([.C1342]-6.75;2)" office:value-type="float" office:value="0.0560064237576263" calcext:value-type="float">
            <text:p>0.0560064238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644926" calcext:value-type="float">
            <text:p>6.644926</text:p>
          </table:table-cell>
          <table:table-cell office:value-type="float" office:value="6.5111786061" calcext:value-type="float">
            <text:p>6.5111786061</text:p>
          </table:table-cell>
          <table:table-cell table:formula="of:=POWER([.C1343]-6.75;2)" office:value-type="float" office:value="0.0570356581843391" calcext:value-type="float">
            <text:p>0.0570356582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628408" calcext:value-type="float">
            <text:p>6.628408</text:p>
          </table:table-cell>
          <table:table-cell office:value-type="float" office:value="6.5093908485" calcext:value-type="float">
            <text:p>6.5093908485</text:p>
          </table:table-cell>
          <table:table-cell table:formula="of:=POWER([.C1344]-6.75;2)" office:value-type="float" office:value="0.05789276378555" calcext:value-type="float">
            <text:p>0.057892763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611458" calcext:value-type="float">
            <text:p>6.611458</text:p>
          </table:table-cell>
          <table:table-cell office:value-type="float" office:value="6.5079168182" calcext:value-type="float">
            <text:p>6.5079168182</text:p>
          </table:table-cell>
          <table:table-cell table:formula="of:=POWER([.C1345]-6.75;2)" office:value-type="float" office:value="0.0586042669104118" calcext:value-type="float">
            <text:p>0.0586042669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594264" calcext:value-type="float">
            <text:p>6.594264</text:p>
          </table:table-cell>
          <table:table-cell office:value-type="float" office:value="6.5066868182" calcext:value-type="float">
            <text:p>6.5066868182</text:p>
          </table:table-cell>
          <table:table-cell table:formula="of:=POWER([.C1346]-6.75;2)" office:value-type="float" office:value="0.0592013044376397" calcext:value-type="float">
            <text:p>0.0592013044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577033" calcext:value-type="float">
            <text:p>6.577033</text:p>
          </table:table-cell>
          <table:table-cell office:value-type="float" office:value="6.5056326788" calcext:value-type="float">
            <text:p>6.5056326788</text:p>
          </table:table-cell>
          <table:table-cell table:formula="of:=POWER([.C1347]-6.75;2)" office:value-type="float" office:value="0.0597153876704641" calcext:value-type="float">
            <text:p>0.0597153877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559981" calcext:value-type="float">
            <text:p>6.559981</text:p>
          </table:table-cell>
          <table:table-cell office:value-type="float" office:value="6.5046951636" calcext:value-type="float">
            <text:p>6.5046951636</text:p>
          </table:table-cell>
          <table:table-cell table:formula="of:=POWER([.C1348]-6.75;2)" office:value-type="float" office:value="0.0601744627612307" calcext:value-type="float">
            <text:p>0.0601744628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543329" calcext:value-type="float">
            <text:p>6.543329</text:p>
          </table:table-cell>
          <table:table-cell office:value-type="float" office:value="6.5038296485" calcext:value-type="float">
            <text:p>6.5038296485</text:p>
          </table:table-cell>
          <table:table-cell table:formula="of:=POWER([.C1349]-6.75;2)" office:value-type="float" office:value="0.0605998419576336" calcext:value-type="float">
            <text:p>0.060599842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527287" calcext:value-type="float">
            <text:p>6.527287</text:p>
          </table:table-cell>
          <table:table-cell office:value-type="float" office:value="6.5030092667" calcext:value-type="float">
            <text:p>6.5030092667</text:p>
          </table:table-cell>
          <table:table-cell table:formula="of:=POWER([.C1350]-6.75;2)" office:value-type="float" office:value="0.0610044223360716" calcext:value-type="float">
            <text:p>0.0610044223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512028" calcext:value-type="float">
            <text:p>6.512028</text:p>
          </table:table-cell>
          <table:table-cell office:value-type="float" office:value="6.5022252242" calcext:value-type="float">
            <text:p>6.5022252242</text:p>
          </table:table-cell>
          <table:table-cell table:formula="of:=POWER([.C1351]-6.75;2)" office:value-type="float" office:value="0.0613923395227402" calcext:value-type="float">
            <text:p>0.061392339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497641" calcext:value-type="float">
            <text:p>6.497641</text:p>
          </table:table-cell>
          <table:table-cell office:value-type="float" office:value="6.5014846121" calcext:value-type="float">
            <text:p>6.5014846121</text:p>
          </table:table-cell>
          <table:table-cell table:formula="of:=POWER([.C1352]-6.75;2)" office:value-type="float" office:value="0.0617598980230872" calcext:value-type="float">
            <text:p>0.061759898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484072" calcext:value-type="float">
            <text:p>6.484072</text:p>
          </table:table-cell>
          <table:table-cell office:value-type="float" office:value="6.5008064545" calcext:value-type="float">
            <text:p>6.5008064545</text:p>
          </table:table-cell>
          <table:table-cell table:formula="of:=POWER([.C1353]-6.75;2)" office:value-type="float" office:value="0.0620974231188605" calcext:value-type="float">
            <text:p>0.062097423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471061" calcext:value-type="float">
            <text:p>6.471061</text:p>
          </table:table-cell>
          <table:table-cell office:value-type="float" office:value="6.5002171455" calcext:value-type="float">
            <text:p>6.5002171455</text:p>
          </table:table-cell>
          <table:table-cell table:formula="of:=POWER([.C1354]-6.75;2)" office:value-type="float" office:value="0.0623914744021683" calcext:value-type="float">
            <text:p>0.062391474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458113" calcext:value-type="float">
            <text:p>6.458113</text:p>
          </table:table-cell>
          <table:table-cell office:value-type="float" office:value="6.4997463273" calcext:value-type="float">
            <text:p>6.4997463273</text:p>
          </table:table-cell>
          <table:table-cell table:formula="of:=POWER([.C1355]-6.75;2)" office:value-type="float" office:value="0.0626269006998385" calcext:value-type="float">
            <text:p>0.062626900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444513" calcext:value-type="float">
            <text:p>6.444513</text:p>
          </table:table-cell>
          <table:table-cell office:value-type="float" office:value="6.4994238545" calcext:value-type="float">
            <text:p>6.4994238545</text:p>
          </table:table-cell>
          <table:table-cell table:formula="of:=POWER([.C1356]-6.75;2)" office:value-type="float" office:value="0.0627884046936373" calcext:value-type="float">
            <text:p>0.0627884047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429412" calcext:value-type="float">
            <text:p>6.429412</text:p>
          </table:table-cell>
          <table:table-cell office:value-type="float" office:value="6.499278103" calcext:value-type="float">
            <text:p>6.499278103</text:p>
          </table:table-cell>
          <table:table-cell table:formula="of:=POWER([.C1357]-6.75;2)" office:value-type="float" office:value="0.0628614696352786" calcext:value-type="float">
            <text:p>0.0628614696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411978" calcext:value-type="float">
            <text:p>6.411978</text:p>
          </table:table-cell>
          <table:table-cell office:value-type="float" office:value="6.499335297" calcext:value-type="float">
            <text:p>6.499335297</text:p>
          </table:table-cell>
          <table:table-cell table:formula="of:=POWER([.C1358]-6.75;2)" office:value-type="float" office:value="0.0628327933300782" calcext:value-type="float">
            <text:p>0.0628327933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391593" calcext:value-type="float">
            <text:p>6.391593</text:p>
          </table:table-cell>
          <table:table-cell office:value-type="float" office:value="6.4996192121" calcext:value-type="float">
            <text:p>6.4996192121</text:p>
          </table:table-cell>
          <table:table-cell table:formula="of:=POWER([.C1359]-6.75;2)" office:value-type="float" office:value="0.0626905389494249" calcext:value-type="float">
            <text:p>0.0626905389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368055" calcext:value-type="float">
            <text:p>6.368055</text:p>
          </table:table-cell>
          <table:table-cell office:value-type="float" office:value="6.5001506424" calcext:value-type="float">
            <text:p>6.5001506424</text:p>
          </table:table-cell>
          <table:table-cell table:formula="of:=POWER([.C1360]-6.75;2)" office:value-type="float" office:value="0.0624247014931325" calcext:value-type="float">
            <text:p>0.0624247015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341725" calcext:value-type="float">
            <text:p>6.341725</text:p>
          </table:table-cell>
          <table:table-cell office:value-type="float" office:value="6.5009461697" calcext:value-type="float">
            <text:p>6.5009461697</text:p>
          </table:table-cell>
          <table:table-cell table:formula="of:=POWER([.C1361]-6.75;2)" office:value-type="float" office:value="0.0620278103871013" calcext:value-type="float">
            <text:p>0.0620278104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313575" calcext:value-type="float">
            <text:p>6.313575</text:p>
          </table:table-cell>
          <table:table-cell office:value-type="float" office:value="6.5020163152" calcext:value-type="float">
            <text:p>6.5020163152</text:p>
          </table:table-cell>
          <table:table-cell table:formula="of:=POWER([.C1362]-6.75;2)" office:value-type="float" office:value="0.0614959079269859" calcext:value-type="float">
            <text:p>0.061495907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28509" calcext:value-type="float">
            <text:p>6.28509</text:p>
          </table:table-cell>
          <table:table-cell office:value-type="float" office:value="6.5033634667" calcext:value-type="float">
            <text:p>6.5033634667</text:p>
          </table:table-cell>
          <table:table-cell table:formula="of:=POWER([.C1363]-6.75;2)" office:value-type="float" office:value="0.0608295795582421" calcext:value-type="float">
            <text:p>0.0608295796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258041" calcext:value-type="float">
            <text:p>6.258041</text:p>
          </table:table-cell>
          <table:table-cell office:value-type="float" office:value="6.5049804" calcext:value-type="float">
            <text:p>6.5049804</text:p>
          </table:table-cell>
          <table:table-cell table:formula="of:=POWER([.C1364]-6.75;2)" office:value-type="float" office:value="0.06003460438416" calcext:value-type="float">
            <text:p>0.0600346044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234144" calcext:value-type="float">
            <text:p>6.234144</text:p>
          </table:table-cell>
          <table:table-cell office:value-type="float" office:value="6.5068500303" calcext:value-type="float">
            <text:p>6.5068500303</text:p>
          </table:table-cell>
          <table:table-cell table:formula="of:=POWER([.C1365]-6.75;2)" office:value-type="float" office:value="0.059121907765111" calcext:value-type="float">
            <text:p>0.0591219078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2147" calcext:value-type="float">
            <text:p>6.2147</text:p>
          </table:table-cell>
          <table:table-cell office:value-type="float" office:value="6.5089470545" calcext:value-type="float">
            <text:p>6.5089470545</text:p>
          </table:table-cell>
          <table:table-cell table:formula="of:=POWER([.C1366]-6.75;2)" office:value-type="float" office:value="0.0581065225342259" calcext:value-type="float">
            <text:p>0.0581065225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200296" calcext:value-type="float">
            <text:p>6.200296</text:p>
          </table:table-cell>
          <table:table-cell office:value-type="float" office:value="6.5112414" calcext:value-type="float">
            <text:p>6.5112414</text:p>
          </table:table-cell>
          <table:table-cell table:formula="of:=POWER([.C1367]-6.75;2)" office:value-type="float" office:value="0.0570056690739599" calcext:value-type="float">
            <text:p>0.057005669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19067" calcext:value-type="float">
            <text:p>6.19067</text:p>
          </table:table-cell>
          <table:table-cell office:value-type="float" office:value="6.5137030182" calcext:value-type="float">
            <text:p>6.5137030182</text:p>
          </table:table-cell>
          <table:table-cell table:formula="of:=POWER([.C1368]-6.75;2)" office:value-type="float" office:value="0.0558362636077894" calcext:value-type="float">
            <text:p>0.055836263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184775" calcext:value-type="float">
            <text:p>6.184775</text:p>
          </table:table-cell>
          <table:table-cell office:value-type="float" office:value="6.5163069212" calcext:value-type="float">
            <text:p>6.5163069212</text:p>
          </table:table-cell>
          <table:table-cell table:formula="of:=POWER([.C1369]-6.75;2)" office:value-type="float" office:value="0.054612455079023" calcext:value-type="float">
            <text:p>0.0546124551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181041" calcext:value-type="float">
            <text:p>6.181041</text:p>
          </table:table-cell>
          <table:table-cell office:value-type="float" office:value="6.5190372121" calcext:value-type="float">
            <text:p>6.5190372121</text:p>
          </table:table-cell>
          <table:table-cell table:formula="of:=POWER([.C1370]-6.75;2)" office:value-type="float" office:value="0.0533438093945405" calcext:value-type="float">
            <text:p>0.053343809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177769" calcext:value-type="float">
            <text:p>6.177769</text:p>
          </table:table-cell>
          <table:table-cell office:value-type="float" office:value="6.5218890424" calcext:value-type="float">
            <text:p>6.5218890424</text:p>
          </table:table-cell>
          <table:table-cell table:formula="of:=POWER([.C1371]-6.75;2)" office:value-type="float" office:value="0.0520346089771891" calcext:value-type="float">
            <text:p>0.052034609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173547" calcext:value-type="float">
            <text:p>6.173547</text:p>
          </table:table-cell>
          <table:table-cell office:value-type="float" office:value="6.5248678727" calcext:value-type="float">
            <text:p>6.5248678727</text:p>
          </table:table-cell>
          <table:table-cell table:formula="of:=POWER([.C1372]-6.75;2)" office:value-type="float" office:value="0.0506844747426235" calcext:value-type="float">
            <text:p>0.0506844747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167595" calcext:value-type="float">
            <text:p>6.167595</text:p>
          </table:table-cell>
          <table:table-cell office:value-type="float" office:value="6.5279861394" calcext:value-type="float">
            <text:p>6.5279861394</text:p>
          </table:table-cell>
          <table:table-cell table:formula="of:=POWER([.C1373]-6.75;2)" office:value-type="float" office:value="0.0492901542985161" calcext:value-type="float">
            <text:p>0.049290154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159933" calcext:value-type="float">
            <text:p>6.159933</text:p>
          </table:table-cell>
          <table:table-cell office:value-type="float" office:value="6.5312580061" calcext:value-type="float">
            <text:p>6.5312580061</text:p>
          </table:table-cell>
          <table:table-cell table:formula="of:=POWER([.C1374]-6.75;2)" office:value-type="float" office:value="0.0478480598953477" calcext:value-type="float">
            <text:p>0.0478480599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151344" calcext:value-type="float">
            <text:p>6.151344</text:p>
          </table:table-cell>
          <table:table-cell office:value-type="float" office:value="6.534693503" calcext:value-type="float">
            <text:p>6.534693503</text:p>
          </table:table-cell>
          <table:table-cell table:formula="of:=POWER([.C1375]-6.75;2)" office:value-type="float" office:value="0.0463568876504111" calcext:value-type="float">
            <text:p>0.046356887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143116" calcext:value-type="float">
            <text:p>6.143116</text:p>
          </table:table-cell>
          <table:table-cell office:value-type="float" office:value="6.5382933879" calcext:value-type="float">
            <text:p>6.5382933879</text:p>
          </table:table-cell>
          <table:table-cell table:formula="of:=POWER([.C1376]-6.75;2)" office:value-type="float" office:value="0.0448196896068601" calcext:value-type="float">
            <text:p>0.0448196896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136503" calcext:value-type="float">
            <text:p>6.136503</text:p>
          </table:table-cell>
          <table:table-cell office:value-type="float" office:value="6.5420461879" calcext:value-type="float">
            <text:p>6.5420461879</text:p>
          </table:table-cell>
          <table:table-cell table:formula="of:=POWER([.C1377]-6.75;2)" office:value-type="float" office:value="0.0432447879669219" calcext:value-type="float">
            <text:p>0.04324478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131459" calcext:value-type="float">
            <text:p>6.131459</text:p>
          </table:table-cell>
          <table:table-cell office:value-type="float" office:value="6.5459290545" calcext:value-type="float">
            <text:p>6.5459290545</text:p>
          </table:table-cell>
          <table:table-cell table:formula="of:=POWER([.C1378]-6.75;2)" office:value-type="float" office:value="0.0416449507972639" calcext:value-type="float">
            <text:p>0.041644950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118194" calcext:value-type="float">
            <text:p>6.118194</text:p>
          </table:table-cell>
          <table:table-cell office:value-type="float" office:value="6.5499167818" calcext:value-type="float">
            <text:p>6.5499167818</text:p>
          </table:table-cell>
          <table:table-cell table:formula="of:=POWER([.C1379]-6.75;2)" office:value-type="float" office:value="0.0400332942052687" calcext:value-type="float">
            <text:p>0.0400332942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245374" calcext:value-type="float">
            <text:p>6.245374</text:p>
          </table:table-cell>
          <table:table-cell office:value-type="float" office:value="6.5540423515" calcext:value-type="float">
            <text:p>6.5540423515</text:p>
          </table:table-cell>
          <table:table-cell table:formula="of:=POWER([.C1380]-6.75;2)" office:value-type="float" office:value="0.0383994000056497" calcext:value-type="float">
            <text:p>0.0383994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195664" calcext:value-type="float">
            <text:p>6.195664</text:p>
          </table:table-cell>
          <table:table-cell office:value-type="float" office:value="6.5574382545" calcext:value-type="float">
            <text:p>6.5574382545</text:p>
          </table:table-cell>
          <table:table-cell table:formula="of:=POWER([.C1381]-6.75;2)" office:value-type="float" office:value="0.0370800258300067" calcext:value-type="float">
            <text:p>0.0370800258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20824" calcext:value-type="float">
            <text:p>6.20824</text:p>
          </table:table-cell>
          <table:table-cell office:value-type="float" office:value="6.5611623697" calcext:value-type="float">
            <text:p>6.5611623697</text:p>
          </table:table-cell>
          <table:table-cell table:formula="of:=POWER([.C1382]-6.75;2)" office:value-type="float" office:value="0.0356596506173195" calcext:value-type="float">
            <text:p>0.0356596506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228183" calcext:value-type="float">
            <text:p>6.228183</text:p>
          </table:table-cell>
          <table:table-cell office:value-type="float" office:value="6.564826503" calcext:value-type="float">
            <text:p>6.564826503</text:p>
          </table:table-cell>
          <table:table-cell table:formula="of:=POWER([.C1383]-6.75;2)" office:value-type="float" office:value="0.034289223991209" calcext:value-type="float">
            <text:p>0.034289224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250126" calcext:value-type="float">
            <text:p>6.250126</text:p>
          </table:table-cell>
          <table:table-cell office:value-type="float" office:value="6.5683796909" calcext:value-type="float">
            <text:p>6.5683796909</text:p>
          </table:table-cell>
          <table:table-cell table:formula="of:=POWER([.C1384]-6.75;2)" office:value-type="float" office:value="0.0329859366775794" calcext:value-type="float">
            <text:p>0.032985936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271363" calcext:value-type="float">
            <text:p>6.271363</text:p>
          </table:table-cell>
          <table:table-cell office:value-type="float" office:value="6.5718080848" calcext:value-type="float">
            <text:p>6.5718080848</text:p>
          </table:table-cell>
          <table:table-cell table:formula="of:=POWER([.C1385]-6.75;2)" office:value-type="float" office:value="0.0317523586426441" calcext:value-type="float">
            <text:p>0.0317523586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290049" calcext:value-type="float">
            <text:p>6.290049</text:p>
          </table:table-cell>
          <table:table-cell office:value-type="float" office:value="6.5751183394" calcext:value-type="float">
            <text:p>6.5751183394</text:p>
          </table:table-cell>
          <table:table-cell table:formula="of:=POWER([.C1386]-6.75;2)" office:value-type="float" office:value="0.0305835952142135" calcext:value-type="float">
            <text:p>0.0305835952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305032" calcext:value-type="float">
            <text:p>6.305032</text:p>
          </table:table-cell>
          <table:table-cell office:value-type="float" office:value="6.5783312061" calcext:value-type="float">
            <text:p>6.5783312061</text:p>
          </table:table-cell>
          <table:table-cell table:formula="of:=POWER([.C1387]-6.75;2)" office:value-type="float" office:value="0.0294701747990808" calcext:value-type="float">
            <text:p>0.0294701748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315841" calcext:value-type="float">
            <text:p>6.315841</text:p>
          </table:table-cell>
          <table:table-cell office:value-type="float" office:value="6.5814756242" calcext:value-type="float">
            <text:p>6.5814756242</text:p>
          </table:table-cell>
          <table:table-cell table:formula="of:=POWER([.C1388]-6.75;2)" office:value-type="float" office:value="0.0284004652387795" calcext:value-type="float">
            <text:p>0.0284004652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322652" calcext:value-type="float">
            <text:p>6.322652</text:p>
          </table:table-cell>
          <table:table-cell office:value-type="float" office:value="6.5845826606" calcext:value-type="float">
            <text:p>6.5845826606</text:p>
          </table:table-cell>
          <table:table-cell table:formula="of:=POWER([.C1389]-6.75;2)" office:value-type="float" office:value="0.0273628961741749" calcext:value-type="float">
            <text:p>0.027362896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326172" calcext:value-type="float">
            <text:p>6.326172</text:p>
          </table:table-cell>
          <table:table-cell office:value-type="float" office:value="6.5876797455" calcext:value-type="float">
            <text:p>6.5876797455</text:p>
          </table:table-cell>
          <table:table-cell table:formula="of:=POWER([.C1390]-6.75;2)" office:value-type="float" office:value="0.0263478650209448" calcext:value-type="float">
            <text:p>0.026347865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327476" calcext:value-type="float">
            <text:p>6.327476</text:p>
          </table:table-cell>
          <table:table-cell office:value-type="float" office:value="6.5907860909" calcext:value-type="float">
            <text:p>6.5907860909</text:p>
          </table:table-cell>
          <table:table-cell table:formula="of:=POWER([.C1391]-6.75;2)" office:value-type="float" office:value="0.0253490688509031" calcext:value-type="float">
            <text:p>0.0253490689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327812" calcext:value-type="float">
            <text:p>6.327812</text:p>
          </table:table-cell>
          <table:table-cell office:value-type="float" office:value="6.5939097515" calcext:value-type="float">
            <text:p>6.5939097515</text:p>
          </table:table-cell>
          <table:table-cell table:formula="of:=POWER([.C1392]-6.75;2)" office:value-type="float" office:value="0.0243641656767917" calcext:value-type="float">
            <text:p>0.024364165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328402" calcext:value-type="float">
            <text:p>6.328402</text:p>
          </table:table-cell>
          <table:table-cell office:value-type="float" office:value="6.5970467576" calcext:value-type="float">
            <text:p>6.5970467576</text:p>
          </table:table-cell>
          <table:table-cell table:formula="of:=POWER([.C1393]-6.75;2)" office:value-type="float" office:value="0.0233946943606731" calcext:value-type="float">
            <text:p>0.023394694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330287" calcext:value-type="float">
            <text:p>6.330287</text:p>
          </table:table-cell>
          <table:table-cell office:value-type="float" office:value="6.6001822364" calcext:value-type="float">
            <text:p>6.6001822364</text:p>
          </table:table-cell>
          <table:table-cell table:formula="of:=POWER([.C1394]-6.75;2)" office:value-type="float" office:value="0.0224453622901054" calcext:value-type="float">
            <text:p>0.0224453623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334212" calcext:value-type="float">
            <text:p>6.334212</text:p>
          </table:table-cell>
          <table:table-cell office:value-type="float" office:value="6.6032930788" calcext:value-type="float">
            <text:p>6.6032930788</text:p>
          </table:table-cell>
          <table:table-cell table:formula="of:=POWER([.C1395]-6.75;2)" office:value-type="float" office:value="0.021522920727983" calcext:value-type="float">
            <text:p>0.0215229207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340588" calcext:value-type="float">
            <text:p>6.340588</text:p>
          </table:table-cell>
          <table:table-cell office:value-type="float" office:value="6.6063516121" calcext:value-type="float">
            <text:p>6.6063516121</text:p>
          </table:table-cell>
          <table:table-cell table:formula="of:=POWER([.C1396]-6.75;2)" office:value-type="float" office:value="0.0206348593462688" calcext:value-type="float">
            <text:p>0.0206348593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349512" calcext:value-type="float">
            <text:p>6.349512</text:p>
          </table:table-cell>
          <table:table-cell office:value-type="float" office:value="6.6093294606" calcext:value-type="float">
            <text:p>6.6093294606</text:p>
          </table:table-cell>
          <table:table-cell table:formula="of:=POWER([.C1397]-6.75;2)" office:value-type="float" office:value="0.019788200655087" calcext:value-type="float">
            <text:p>0.0197882007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360836" calcext:value-type="float">
            <text:p>6.360836</text:p>
          </table:table-cell>
          <table:table-cell office:value-type="float" office:value="6.612200897" calcext:value-type="float">
            <text:p>6.612200897</text:p>
          </table:table-cell>
          <table:table-cell table:formula="of:=POWER([.C1398]-6.75;2)" office:value-type="float" office:value="0.0189885927876046" calcext:value-type="float">
            <text:p>0.0189885928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374253" calcext:value-type="float">
            <text:p>6.374253</text:p>
          </table:table-cell>
          <table:table-cell office:value-type="float" office:value="6.6149451212" calcext:value-type="float">
            <text:p>6.6149451212</text:p>
          </table:table-cell>
          <table:table-cell table:formula="of:=POWER([.C1399]-6.75;2)" office:value-type="float" office:value="0.0182398202876827" calcext:value-type="float">
            <text:p>0.018239820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389388" calcext:value-type="float">
            <text:p>6.389388</text:p>
          </table:table-cell>
          <table:table-cell office:value-type="float" office:value="6.617547297" calcext:value-type="float">
            <text:p>6.617547297</text:p>
          </table:table-cell>
          <table:table-cell table:formula="of:=POWER([.C1400]-6.75;2)" office:value-type="float" office:value="0.0175437185320063" calcext:value-type="float">
            <text:p>0.0175437185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405864" calcext:value-type="float">
            <text:p>6.405864</text:p>
          </table:table-cell>
          <table:table-cell office:value-type="float" office:value="6.6199982727" calcext:value-type="float">
            <text:p>6.6199982727</text:p>
          </table:table-cell>
          <table:table-cell table:formula="of:=POWER([.C1401]-6.75;2)" office:value-type="float" office:value="0.0169004491009835" calcext:value-type="float">
            <text:p>0.016900449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423341" calcext:value-type="float">
            <text:p>6.423341</text:p>
          </table:table-cell>
          <table:table-cell office:value-type="float" office:value="6.6222933939" calcext:value-type="float">
            <text:p>6.6222933939</text:p>
          </table:table-cell>
          <table:table-cell table:formula="of:=POWER([.C1402]-6.75;2)" office:value-type="float" office:value="0.0163089772415806" calcext:value-type="float">
            <text:p>0.016308977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441517" calcext:value-type="float">
            <text:p>6.441517</text:p>
          </table:table-cell>
          <table:table-cell office:value-type="float" office:value="6.6244307636" calcext:value-type="float">
            <text:p>6.6244307636</text:p>
          </table:table-cell>
          <table:table-cell table:formula="of:=POWER([.C1403]-6.75;2)" office:value-type="float" office:value="0.015767633130079" calcext:value-type="float">
            <text:p>0.015767633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460113" calcext:value-type="float">
            <text:p>6.460113</text:p>
          </table:table-cell>
          <table:table-cell office:value-type="float" office:value="6.6264095576" calcext:value-type="float">
            <text:p>6.6264095576</text:p>
          </table:table-cell>
          <table:table-cell table:formula="of:=POWER([.C1404]-6.75;2)" office:value-type="float" office:value="0.0152745974526278" calcext:value-type="float">
            <text:p>0.015274597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478848" calcext:value-type="float">
            <text:p>6.478848</text:p>
          </table:table-cell>
          <table:table-cell office:value-type="float" office:value="6.6282286667" calcext:value-type="float">
            <text:p>6.6282286667</text:p>
          </table:table-cell>
          <table:table-cell table:formula="of:=POWER([.C1405]-6.75;2)" office:value-type="float" office:value="0.0148282576136597" calcext:value-type="float">
            <text:p>0.0148282576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497422" calcext:value-type="float">
            <text:p>6.497422</text:p>
          </table:table-cell>
          <table:table-cell office:value-type="float" office:value="6.6298860061" calcext:value-type="float">
            <text:p>6.6298860061</text:p>
          </table:table-cell>
          <table:table-cell table:formula="of:=POWER([.C1406]-6.75;2)" office:value-type="float" office:value="0.0144273715306093" calcext:value-type="float">
            <text:p>0.014427371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515513" calcext:value-type="float">
            <text:p>6.515513</text:p>
          </table:table-cell>
          <table:table-cell office:value-type="float" office:value="6.6313784303" calcext:value-type="float">
            <text:p>6.6313784303</text:p>
          </table:table-cell>
          <table:table-cell table:formula="of:=POWER([.C1407]-6.75;2)" office:value-type="float" office:value="0.014071076798092" calcext:value-type="float">
            <text:p>0.0140710768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532804" calcext:value-type="float">
            <text:p>6.532804</text:p>
          </table:table-cell>
          <table:table-cell office:value-type="float" office:value="6.6327021636" calcext:value-type="float">
            <text:p>6.6327021636</text:p>
          </table:table-cell>
          <table:table-cell table:formula="of:=POWER([.C1408]-6.75;2)" office:value-type="float" office:value="0.0137587824241211" calcext:value-type="float">
            <text:p>0.0137587824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54903" calcext:value-type="float">
            <text:p>6.54903</text:p>
          </table:table-cell>
          <table:table-cell office:value-type="float" office:value="6.6338534364" calcext:value-type="float">
            <text:p>6.6338534364</text:p>
          </table:table-cell>
          <table:table-cell table:formula="of:=POWER([.C1409]-6.75;2)" office:value-type="float" office:value="0.0134900242360889" calcext:value-type="float">
            <text:p>0.0134900242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564028" calcext:value-type="float">
            <text:p>6.564028</text:p>
          </table:table-cell>
          <table:table-cell office:value-type="float" office:value="6.6348289758" calcext:value-type="float">
            <text:p>6.6348289758</text:p>
          </table:table-cell>
          <table:table-cell table:formula="of:=POWER([.C1410]-6.75;2)" office:value-type="float" office:value="0.0132643648152771" calcext:value-type="float">
            <text:p>0.0132643648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577796" calcext:value-type="float">
            <text:p>6.577796</text:p>
          </table:table-cell>
          <table:table-cell office:value-type="float" office:value="6.6356262121" calcext:value-type="float">
            <text:p>6.6356262121</text:p>
          </table:table-cell>
          <table:table-cell table:formula="of:=POWER([.C1411]-6.75;2)" office:value-type="float" office:value="0.0130813633585942" calcext:value-type="float">
            <text:p>0.013081363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590511" calcext:value-type="float">
            <text:p>6.590511</text:p>
          </table:table-cell>
          <table:table-cell office:value-type="float" office:value="6.6362429879" calcext:value-type="float">
            <text:p>6.6362429879</text:p>
          </table:table-cell>
          <table:table-cell table:formula="of:=POWER([.C1412]-6.75;2)" office:value-type="float" office:value="0.0129406578019195" calcext:value-type="float">
            <text:p>0.0129406578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602532" calcext:value-type="float">
            <text:p>6.602532</text:p>
          </table:table-cell>
          <table:table-cell office:value-type="float" office:value="6.6366769576" calcext:value-type="float">
            <text:p>6.6366769576</text:p>
          </table:table-cell>
          <table:table-cell table:formula="of:=POWER([.C1413]-6.75;2)" office:value-type="float" office:value="0.0128421119387923" calcext:value-type="float">
            <text:p>0.0128421119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614346" calcext:value-type="float">
            <text:p>6.614346</text:p>
          </table:table-cell>
          <table:table-cell office:value-type="float" office:value="6.6369248242" calcext:value-type="float">
            <text:p>6.6369248242</text:p>
          </table:table-cell>
          <table:table-cell table:formula="of:=POWER([.C1414]-6.75;2)" office:value-type="float" office:value="0.0127859953822008" calcext:value-type="float">
            <text:p>0.012785995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626488" calcext:value-type="float">
            <text:p>6.626488</text:p>
          </table:table-cell>
          <table:table-cell office:value-type="float" office:value="6.6369818" calcext:value-type="float">
            <text:p>6.6369818</text:p>
          </table:table-cell>
          <table:table-cell table:formula="of:=POWER([.C1415]-6.75;2)" office:value-type="float" office:value="0.01277311353124" calcext:value-type="float">
            <text:p>0.012773113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63944" calcext:value-type="float">
            <text:p>6.63944</text:p>
          </table:table-cell>
          <table:table-cell office:value-type="float" office:value="6.6368416" calcext:value-type="float">
            <text:p>6.6368416</text:p>
          </table:table-cell>
          <table:table-cell table:formula="of:=POWER([.C1416]-6.75;2)" office:value-type="float" office:value="0.0128048234905599" calcext:value-type="float">
            <text:p>0.0128048235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65353" calcext:value-type="float">
            <text:p>6.65353</text:p>
          </table:table-cell>
          <table:table-cell office:value-type="float" office:value="6.636497103" calcext:value-type="float">
            <text:p>6.636497103</text:p>
          </table:table-cell>
          <table:table-cell table:formula="of:=POWER([.C1417]-6.75;2)" office:value-type="float" office:value="0.0128829076273926" calcext:value-type="float">
            <text:p>0.012882907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668865" calcext:value-type="float">
            <text:p>6.668865</text:p>
          </table:table-cell>
          <table:table-cell office:value-type="float" office:value="6.6359417455" calcext:value-type="float">
            <text:p>6.6359417455</text:p>
          </table:table-cell>
          <table:table-cell table:formula="of:=POWER([.C1418]-6.75;2)" office:value-type="float" office:value="0.0130092854195867" calcext:value-type="float">
            <text:p>0.013009285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685305" calcext:value-type="float">
            <text:p>6.685305</text:p>
          </table:table-cell>
          <table:table-cell office:value-type="float" office:value="6.6351713091" calcext:value-type="float">
            <text:p>6.6351713091</text:p>
          </table:table-cell>
          <table:table-cell table:formula="of:=POWER([.C1419]-6.75;2)" office:value-type="float" office:value="0.0131856282538076" calcext:value-type="float">
            <text:p>0.0131856283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702489" calcext:value-type="float">
            <text:p>6.702489</text:p>
          </table:table-cell>
          <table:table-cell office:value-type="float" office:value="6.6341857091" calcext:value-type="float">
            <text:p>6.6341857091</text:p>
          </table:table-cell>
          <table:table-cell table:formula="of:=POWER([.C1420]-6.75;2)" office:value-type="float" office:value="0.0134129499766697" calcext:value-type="float">
            <text:p>0.01341295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71991" calcext:value-type="float">
            <text:p>6.71991</text:p>
          </table:table-cell>
          <table:table-cell office:value-type="float" office:value="6.6329902424" calcext:value-type="float">
            <text:p>6.6329902424</text:p>
          </table:table-cell>
          <table:table-cell table:formula="of:=POWER([.C1421]-6.75;2)" office:value-type="float" office:value="0.0136912833736108" calcext:value-type="float">
            <text:p>0.013691283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737007" calcext:value-type="float">
            <text:p>6.737007</text:p>
          </table:table-cell>
          <table:table-cell office:value-type="float" office:value="6.6315958061" calcext:value-type="float">
            <text:p>6.6315958061</text:p>
          </table:table-cell>
          <table:table-cell table:formula="of:=POWER([.C1422]-6.75;2)" office:value-type="float" office:value="0.0140195531331088" calcext:value-type="float">
            <text:p>0.0140195531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753265" calcext:value-type="float">
            <text:p>6.753265</text:p>
          </table:table-cell>
          <table:table-cell office:value-type="float" office:value="6.6300178727" calcext:value-type="float">
            <text:p>6.6300178727</text:p>
          </table:table-cell>
          <table:table-cell table:formula="of:=POWER([.C1423]-6.75;2)" office:value-type="float" office:value="0.0143957108714334" calcext:value-type="float">
            <text:p>0.0143957109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768283" calcext:value-type="float">
            <text:p>6.768283</text:p>
          </table:table-cell>
          <table:table-cell office:value-type="float" office:value="6.6282742545" calcext:value-type="float">
            <text:p>6.6282742545</text:p>
          </table:table-cell>
          <table:table-cell table:formula="of:=POWER([.C1424]-6.75;2)" office:value-type="float" office:value="0.0148171571175308" calcext:value-type="float">
            <text:p>0.014817157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781815" calcext:value-type="float">
            <text:p>6.781815</text:p>
          </table:table-cell>
          <table:table-cell office:value-type="float" office:value="6.6263820061" calcext:value-type="float">
            <text:p>6.6263820061</text:p>
          </table:table-cell>
          <table:table-cell table:formula="of:=POWER([.C1425]-6.75;2)" office:value-type="float" office:value="0.0152814084158604" calcext:value-type="float">
            <text:p>0.0152814084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793774" calcext:value-type="float">
            <text:p>6.793774</text:p>
          </table:table-cell>
          <table:table-cell office:value-type="float" office:value="6.6243540848" calcext:value-type="float">
            <text:p>6.6243540848</text:p>
          </table:table-cell>
          <table:table-cell table:formula="of:=POWER([.C1426]-6.75;2)" office:value-type="float" office:value="0.0157868960064455" calcext:value-type="float">
            <text:p>0.015786896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804202" calcext:value-type="float">
            <text:p>6.804202</text:p>
          </table:table-cell>
          <table:table-cell office:value-type="float" office:value="6.6221964485" calcext:value-type="float">
            <text:p>6.6221964485</text:p>
          </table:table-cell>
          <table:table-cell table:formula="of:=POWER([.C1427]-6.75;2)" office:value-type="float" office:value="0.016333747776013" calcext:value-type="float">
            <text:p>0.0163337478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813229" calcext:value-type="float">
            <text:p>6.813229</text:p>
          </table:table-cell>
          <table:table-cell office:value-type="float" office:value="6.619906297" calcext:value-type="float">
            <text:p>6.619906297</text:p>
          </table:table-cell>
          <table:table-cell table:formula="of:=POWER([.C1428]-6.75;2)" office:value-type="float" office:value="0.0169243715602522" calcext:value-type="float">
            <text:p>0.0169243716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821027" calcext:value-type="float">
            <text:p>6.821027</text:p>
          </table:table-cell>
          <table:table-cell office:value-type="float" office:value="6.6174719636" calcext:value-type="float">
            <text:p>6.6174719636</text:p>
          </table:table-cell>
          <table:table-cell table:formula="of:=POWER([.C1429]-6.75;2)" office:value-type="float" office:value="0.0175636804320398" calcext:value-type="float">
            <text:p>0.0175636804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827775" calcext:value-type="float">
            <text:p>6.827775</text:p>
          </table:table-cell>
          <table:table-cell office:value-type="float" office:value="6.614874703" calcext:value-type="float">
            <text:p>6.614874703</text:p>
          </table:table-cell>
          <table:table-cell table:formula="of:=POWER([.C1430]-6.75;2)" office:value-type="float" office:value="0.0182588458893382" calcext:value-type="float">
            <text:p>0.018258845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83363" calcext:value-type="float">
            <text:p>6.83363</text:p>
          </table:table-cell>
          <table:table-cell office:value-type="float" office:value="6.6120922606" calcext:value-type="float">
            <text:p>6.6120922606</text:p>
          </table:table-cell>
          <table:table-cell table:formula="of:=POWER([.C1431]-6.75;2)" office:value-type="float" office:value="0.0190185445864183" calcext:value-type="float">
            <text:p>0.0190185446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838713" calcext:value-type="float">
            <text:p>6.838713</text:p>
          </table:table-cell>
          <table:table-cell office:value-type="float" office:value="6.6091038485" calcext:value-type="float">
            <text:p>6.6091038485</text:p>
          </table:table-cell>
          <table:table-cell table:formula="of:=POWER([.C1432]-6.75;2)" office:value-type="float" office:value="0.0198517255075109" calcext:value-type="float">
            <text:p>0.0198517255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843096" calcext:value-type="float">
            <text:p>6.843096</text:p>
          </table:table-cell>
          <table:table-cell office:value-type="float" office:value="6.6058957636" calcext:value-type="float">
            <text:p>6.6058957636</text:p>
          </table:table-cell>
          <table:table-cell table:formula="of:=POWER([.C1433]-6.75;2)" office:value-type="float" office:value="0.0207660309484272" calcext:value-type="float">
            <text:p>0.020766030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846797" calcext:value-type="float">
            <text:p>6.846797</text:p>
          </table:table-cell>
          <table:table-cell office:value-type="float" office:value="6.6024667879" calcext:value-type="float">
            <text:p>6.6024667879</text:p>
          </table:table-cell>
          <table:table-cell table:formula="of:=POWER([.C1434]-6.75;2)" office:value-type="float" office:value="0.0217660486725436" calcext:value-type="float">
            <text:p>0.0217660487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84978" calcext:value-type="float">
            <text:p>6.84978</text:p>
          </table:table-cell>
          <table:table-cell office:value-type="float" office:value="6.5988322364" calcext:value-type="float">
            <text:p>6.5988322364</text:p>
          </table:table-cell>
          <table:table-cell table:formula="of:=POWER([.C1435]-6.75;2)" office:value-type="float" office:value="0.0228516927518255" calcext:value-type="float">
            <text:p>0.0228516928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85196" calcext:value-type="float">
            <text:p>6.85196</text:p>
          </table:table-cell>
          <table:table-cell office:value-type="float" office:value="6.5950257939" calcext:value-type="float">
            <text:p>6.5950257939</text:p>
          </table:table-cell>
          <table:table-cell table:formula="of:=POWER([.C1436]-6.75;2)" office:value-type="float" office:value="0.0240170045563254" calcext:value-type="float">
            <text:p>0.024017004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853214" calcext:value-type="float">
            <text:p>6.853214</text:p>
          </table:table-cell>
          <table:table-cell office:value-type="float" office:value="6.5910983939" calcext:value-type="float">
            <text:p>6.5910983939</text:p>
          </table:table-cell>
          <table:table-cell table:formula="of:=POWER([.C1437]-6.75;2)" office:value-type="float" office:value="0.0252497204211595" calcext:value-type="float">
            <text:p>0.025249720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85341" calcext:value-type="float">
            <text:p>6.85341</text:p>
          </table:table-cell>
          <table:table-cell office:value-type="float" office:value="6.5871140545" calcext:value-type="float">
            <text:p>6.5871140545</text:p>
          </table:table-cell>
          <table:table-cell table:formula="of:=POWER([.C1438]-6.75;2)" office:value-type="float" office:value="0.026531831241429" calcext:value-type="float">
            <text:p>0.0265318312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852432" calcext:value-type="float">
            <text:p>6.852432</text:p>
          </table:table-cell>
          <table:table-cell office:value-type="float" office:value="6.583143103" calcext:value-type="float">
            <text:p>6.583143103</text:p>
          </table:table-cell>
          <table:table-cell table:formula="of:=POWER([.C1439]-6.75;2)" office:value-type="float" office:value="0.0278412240764685" calcext:value-type="float">
            <text:p>0.0278412241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850213" calcext:value-type="float">
            <text:p>6.850213</text:p>
          </table:table-cell>
          <table:table-cell office:value-type="float" office:value="6.579253903" calcext:value-type="float">
            <text:p>6.579253903</text:p>
          </table:table-cell>
          <table:table-cell table:formula="of:=POWER([.C1440]-6.75;2)" office:value-type="float" office:value="0.0291542296407335" calcext:value-type="float">
            <text:p>0.029154229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84675" calcext:value-type="float">
            <text:p>6.84675</text:p>
          </table:table-cell>
          <table:table-cell office:value-type="float" office:value="6.5755043879" calcext:value-type="float">
            <text:p>6.5755043879</text:p>
          </table:table-cell>
          <table:table-cell table:formula="of:=POWER([.C1441]-6.75;2)" office:value-type="float" office:value="0.0304487186421538" calcext:value-type="float">
            <text:p>0.0304487186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842119" calcext:value-type="float">
            <text:p>6.842119</text:p>
          </table:table-cell>
          <table:table-cell office:value-type="float" office:value="6.5719348727" calcext:value-type="float">
            <text:p>6.5719348727</text:p>
          </table:table-cell>
          <table:table-cell table:formula="of:=POWER([.C1442]-6.75;2)" office:value-type="float" office:value="0.0317071895603652" calcext:value-type="float">
            <text:p>0.031707189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836456" calcext:value-type="float">
            <text:p>6.836456</text:p>
          </table:table-cell>
          <table:table-cell office:value-type="float" office:value="6.5685629515" calcext:value-type="float">
            <text:p>6.5685629515</text:p>
          </table:table-cell>
          <table:table-cell table:formula="of:=POWER([.C1443]-6.75;2)" office:value-type="float" office:value="0.0329194025683915" calcext:value-type="float">
            <text:p>0.0329194026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29935" calcext:value-type="float">
            <text:p>6.829935</text:p>
          </table:table-cell>
          <table:table-cell office:value-type="float" office:value="6.5653808364" calcext:value-type="float">
            <text:p>6.5653808364</text:p>
          </table:table-cell>
          <table:table-cell table:formula="of:=POWER([.C1444]-6.75;2)" office:value-type="float" office:value="0.0340842355683635" calcext:value-type="float">
            <text:p>0.0340842356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822729" calcext:value-type="float">
            <text:p>6.822729</text:p>
          </table:table-cell>
          <table:table-cell office:value-type="float" office:value="6.5623543394" calcext:value-type="float">
            <text:p>6.5623543394</text:p>
          </table:table-cell>
          <table:table-cell table:formula="of:=POWER([.C1445]-6.75;2)" office:value-type="float" office:value="0.0352108939420105" calcext:value-type="float">
            <text:p>0.0352108939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14974" calcext:value-type="float">
            <text:p>6.814974</text:p>
          </table:table-cell>
          <table:table-cell office:value-type="float" office:value="6.5594214545" calcext:value-type="float">
            <text:p>6.5594214545</text:p>
          </table:table-cell>
          <table:table-cell table:formula="of:=POWER([.C1446]-6.75;2)" office:value-type="float" office:value="0.0363201820048956" calcext:value-type="float">
            <text:p>0.036320182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806741" calcext:value-type="float">
            <text:p>6.806741</text:p>
          </table:table-cell>
          <table:table-cell office:value-type="float" office:value="6.5564848545" calcext:value-type="float">
            <text:p>6.5564848545</text:p>
          </table:table-cell>
          <table:table-cell table:formula="of:=POWER([.C1447]-6.75;2)" office:value-type="float" office:value="0.0374481115378862" calcext:value-type="float">
            <text:p>0.037448111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798025" calcext:value-type="float">
            <text:p>6.798025</text:p>
          </table:table-cell>
          <table:table-cell office:value-type="float" office:value="6.5533792848" calcext:value-type="float">
            <text:p>6.5533792848</text:p>
          </table:table-cell>
          <table:table-cell table:formula="of:=POWER([.C1448]-6.75;2)" office:value-type="float" office:value="0.0386597056457595" calcext:value-type="float">
            <text:p>0.038659705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788748" calcext:value-type="float">
            <text:p>6.788748</text:p>
          </table:table-cell>
          <table:table-cell office:value-type="float" office:value="6.5497095939" calcext:value-type="float">
            <text:p>6.5497095939</text:p>
          </table:table-cell>
          <table:table-cell table:formula="of:=POWER([.C1449]-6.75;2)" office:value-type="float" office:value="0.0401162467757028" calcext:value-type="float">
            <text:p>0.040116246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78787" calcext:value-type="float">
            <text:p>6.778787</text:p>
          </table:table-cell>
          <table:table-cell office:value-type="float" office:value="6.5429943576" calcext:value-type="float">
            <text:p>6.5429943576</text:p>
          </table:table-cell>
          <table:table-cell table:formula="of:=POWER([.C1450]-6.75;2)" office:value-type="float" office:value="0.0428513359854369" calcext:value-type="float">
            <text:p>0.04285133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768009" calcext:value-type="float">
            <text:p>6.768009</text:p>
          </table:table-cell>
          <table:table-cell office:value-type="float" office:value="6.5453293879" calcext:value-type="float">
            <text:p>6.5453293879</text:p>
          </table:table-cell>
          <table:table-cell table:formula="of:=POWER([.C1451]-6.75;2)" office:value-type="float" office:value="0.0418900594573887" calcext:value-type="float">
            <text:p>0.041890059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756321" calcext:value-type="float">
            <text:p>6.756321</text:p>
          </table:table-cell>
          <table:table-cell office:value-type="float" office:value="6.5445812485" calcext:value-type="float">
            <text:p>6.5445812485</text:p>
          </table:table-cell>
          <table:table-cell table:formula="of:=POWER([.C1452]-6.75;2)" office:value-type="float" office:value="0.0421968634678187" calcext:value-type="float">
            <text:p>0.042196863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743702" calcext:value-type="float">
            <text:p>6.743702</text:p>
          </table:table-cell>
          <table:table-cell office:value-type="float" office:value="6.543161" calcext:value-type="float">
            <text:p>6.543161</text:p>
          </table:table-cell>
          <table:table-cell table:formula="of:=POWER([.C1453]-6.75;2)" office:value-type="float" office:value="0.0427823719210002" calcext:value-type="float">
            <text:p>0.042782371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730235" calcext:value-type="float">
            <text:p>6.730235</text:p>
          </table:table-cell>
          <table:table-cell office:value-type="float" office:value="6.5414153152" calcext:value-type="float">
            <text:p>6.5414153152</text:p>
          </table:table-cell>
          <table:table-cell table:formula="of:=POWER([.C1454]-6.75;2)" office:value-type="float" office:value="0.0435075707331153" calcext:value-type="float">
            <text:p>0.043507570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716115" calcext:value-type="float">
            <text:p>6.716115</text:p>
          </table:table-cell>
          <table:table-cell office:value-type="float" office:value="6.5394706121" calcext:value-type="float">
            <text:p>6.5394706121</text:p>
          </table:table-cell>
          <table:table-cell table:formula="of:=POWER([.C1455]-6.75;2)" office:value-type="float" office:value="0.0443226231695488" calcext:value-type="float">
            <text:p>0.0443226232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701625" calcext:value-type="float">
            <text:p>6.701625</text:p>
          </table:table-cell>
          <table:table-cell office:value-type="float" office:value="6.5373976909" calcext:value-type="float">
            <text:p>6.5373976909</text:p>
          </table:table-cell>
          <table:table-cell table:formula="of:=POWER([.C1456]-6.75;2)" office:value-type="float" office:value="0.045199741834652" calcext:value-type="float">
            <text:p>0.0451997418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687109" calcext:value-type="float">
            <text:p>6.687109</text:p>
          </table:table-cell>
          <table:table-cell office:value-type="float" office:value="6.535247503" calcext:value-type="float">
            <text:p>6.535247503</text:p>
          </table:table-cell>
          <table:table-cell table:formula="of:=POWER([.C1457]-6.75;2)" office:value-type="float" office:value="0.046118634967735" calcext:value-type="float">
            <text:p>0.04611863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672916" calcext:value-type="float">
            <text:p>6.672916</text:p>
          </table:table-cell>
          <table:table-cell office:value-type="float" office:value="6.5330612848" calcext:value-type="float">
            <text:p>6.5330612848</text:p>
          </table:table-cell>
          <table:table-cell table:formula="of:=POWER([.C1458]-6.75;2)" office:value-type="float" office:value="0.0470624061526265" calcext:value-type="float">
            <text:p>0.0470624062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659349" calcext:value-type="float">
            <text:p>6.659349</text:p>
          </table:table-cell>
          <table:table-cell office:value-type="float" office:value="6.5308736727" calcext:value-type="float">
            <text:p>6.5308736727</text:p>
          </table:table-cell>
          <table:table-cell table:formula="of:=POWER([.C1459]-6.75;2)" office:value-type="float" office:value="0.0480163473159866" calcext:value-type="float">
            <text:p>0.0480163473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646625" calcext:value-type="float">
            <text:p>6.646625</text:p>
          </table:table-cell>
          <table:table-cell office:value-type="float" office:value="6.5287136606" calcext:value-type="float">
            <text:p>6.5287136606</text:p>
          </table:table-cell>
          <table:table-cell table:formula="of:=POWER([.C1460]-6.75;2)" office:value-type="float" office:value="0.0489676440050519" calcext:value-type="float">
            <text:p>0.048967644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634836" calcext:value-type="float">
            <text:p>6.634836</text:p>
          </table:table-cell>
          <table:table-cell office:value-type="float" office:value="6.5266050788" calcext:value-type="float">
            <text:p>6.5266050788</text:p>
          </table:table-cell>
          <table:table-cell table:formula="of:=POWER([.C1461]-6.75;2)" office:value-type="float" office:value="0.0499052908179541" calcext:value-type="float">
            <text:p>0.049905290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623948" calcext:value-type="float">
            <text:p>6.623948</text:p>
          </table:table-cell>
          <table:table-cell office:value-type="float" office:value="6.5245672061" calcext:value-type="float">
            <text:p>6.5245672061</text:p>
          </table:table-cell>
          <table:table-cell table:formula="of:=POWER([.C1462]-6.75;2)" office:value-type="float" office:value="0.0508199445655597" calcext:value-type="float">
            <text:p>0.0508199446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613796" calcext:value-type="float">
            <text:p>6.613796</text:p>
          </table:table-cell>
          <table:table-cell office:value-type="float" office:value="6.5226156121" calcext:value-type="float">
            <text:p>6.5226156121</text:p>
          </table:table-cell>
          <table:table-cell table:formula="of:=POWER([.C1463]-6.75;2)" office:value-type="float" office:value="0.0517036598606576" calcext:value-type="float">
            <text:p>0.0517036599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6041" calcext:value-type="float">
            <text:p>6.6041</text:p>
          </table:table-cell>
          <table:table-cell office:value-type="float" office:value="6.5207631879" calcext:value-type="float">
            <text:p>6.5207631879</text:p>
          </table:table-cell>
          <table:table-cell table:formula="of:=POWER([.C1464]-6.75;2)" office:value-type="float" office:value="0.0525495160217707" calcext:value-type="float">
            <text:p>0.05254951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594479" calcext:value-type="float">
            <text:p>6.594479</text:p>
          </table:table-cell>
          <table:table-cell office:value-type="float" office:value="6.5190213212" calcext:value-type="float">
            <text:p>6.5190213212</text:p>
          </table:table-cell>
          <table:table-cell table:formula="of:=POWER([.C1465]-6.75;2)" office:value-type="float" office:value="0.0533511500601934" calcext:value-type="float">
            <text:p>0.053351150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584468" calcext:value-type="float">
            <text:p>6.584468</text:p>
          </table:table-cell>
          <table:table-cell office:value-type="float" office:value="6.5174010182" calcext:value-type="float">
            <text:p>6.5174010182</text:p>
          </table:table-cell>
          <table:table-cell table:formula="of:=POWER([.C1466]-6.75;2)" office:value-type="float" office:value="0.0541022863343966" calcext:value-type="float">
            <text:p>0.0541022863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573531" calcext:value-type="float">
            <text:p>6.573531</text:p>
          </table:table-cell>
          <table:table-cell office:value-type="float" office:value="6.5159139273" calcext:value-type="float">
            <text:p>6.5159139273</text:p>
          </table:table-cell>
          <table:table-cell table:formula="of:=POWER([.C1467]-6.75;2)" office:value-type="float" office:value="0.0547962894321098" calcext:value-type="float">
            <text:p>0.0547962894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561088" calcext:value-type="float">
            <text:p>6.561088</text:p>
          </table:table-cell>
          <table:table-cell office:value-type="float" office:value="6.5145731697" calcext:value-type="float">
            <text:p>6.5145731697</text:p>
          </table:table-cell>
          <table:table-cell table:formula="of:=POWER([.C1468]-6.75;2)" office:value-type="float" office:value="0.0554257924251049" calcext:value-type="float">
            <text:p>0.0554257924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546552" calcext:value-type="float">
            <text:p>6.546552</text:p>
          </table:table-cell>
          <table:table-cell office:value-type="float" office:value="6.5133939091" calcext:value-type="float">
            <text:p>6.5133939091</text:p>
          </table:table-cell>
          <table:table-cell table:formula="of:=POWER([.C1469]-6.75;2)" office:value-type="float" office:value="0.0559824422509789" calcext:value-type="float">
            <text:p>0.0559824423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529392" calcext:value-type="float">
            <text:p>6.529392</text:p>
          </table:table-cell>
          <table:table-cell office:value-type="float" office:value="6.5123935758" calcext:value-type="float">
            <text:p>6.5123935758</text:p>
          </table:table-cell>
          <table:table-cell table:formula="of:=POWER([.C1470]-6.75;2)" office:value-type="float" office:value="0.0564568128211104" calcext:value-type="float">
            <text:p>0.0564568128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6.5115916848" calcext:value-type="float">
            <text:p>6.5115916848</text:p>
          </table:table-cell>
          <table:table-cell table:formula="of:=POWER([.C1471]-6.75;2)" office:value-type="float" office:value="0.0568385247565026" calcext:value-type="float">
            <text:p>0.0568385248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485836" calcext:value-type="float">
            <text:p>6.485836</text:p>
          </table:table-cell>
          <table:table-cell office:value-type="float" office:value="6.5110092424" calcext:value-type="float">
            <text:p>6.5110092424</text:p>
          </table:table-cell>
          <table:table-cell table:formula="of:=POWER([.C1472]-6.75;2)" office:value-type="float" office:value="0.0571165822182219" calcext:value-type="float">
            <text:p>0.057116582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459406" calcext:value-type="float">
            <text:p>6.459406</text:p>
          </table:table-cell>
          <table:table-cell office:value-type="float" office:value="6.5106676061" calcext:value-type="float">
            <text:p>6.5106676061</text:p>
          </table:table-cell>
          <table:table-cell table:formula="of:=POWER([.C1473]-6.75;2)" office:value-type="float" office:value="0.0572799947699047" calcext:value-type="float">
            <text:p>0.0572799948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430426" calcext:value-type="float">
            <text:p>6.430426</text:p>
          </table:table-cell>
          <table:table-cell office:value-type="float" office:value="6.510587" calcext:value-type="float">
            <text:p>6.510587</text:p>
          </table:table-cell>
          <table:table-cell table:formula="of:=POWER([.C1474]-6.75;2)" office:value-type="float" office:value="0.0573185845689999" calcext:value-type="float">
            <text:p>0.057318584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39978" calcext:value-type="float">
            <text:p>6.39978</text:p>
          </table:table-cell>
          <table:table-cell office:value-type="float" office:value="6.5107846061" calcext:value-type="float">
            <text:p>6.5107846061</text:p>
          </table:table-cell>
          <table:table-cell table:formula="of:=POWER([.C1475]-6.75;2)" office:value-type="float" office:value="0.0572240046787323" calcext:value-type="float">
            <text:p>0.0572240047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368678" calcext:value-type="float">
            <text:p>6.368678</text:p>
          </table:table-cell>
          <table:table-cell office:value-type="float" office:value="6.511272503" calcext:value-type="float">
            <text:p>6.511272503</text:p>
          </table:table-cell>
          <table:table-cell table:formula="of:=POWER([.C1476]-6.75;2)" office:value-type="float" office:value="0.0569908178238851" calcext:value-type="float">
            <text:p>0.0569908178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338556" calcext:value-type="float">
            <text:p>6.338556</text:p>
          </table:table-cell>
          <table:table-cell office:value-type="float" office:value="6.5120557455" calcext:value-type="float">
            <text:p>6.5120557455</text:p>
          </table:table-cell>
          <table:table-cell table:formula="of:=POWER([.C1477]-6.75;2)" office:value-type="float" office:value="0.0566174682495609" calcext:value-type="float">
            <text:p>0.0566174682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310918" calcext:value-type="float">
            <text:p>6.310918</text:p>
          </table:table-cell>
          <table:table-cell office:value-type="float" office:value="6.5131307818" calcext:value-type="float">
            <text:p>6.5131307818</text:p>
          </table:table-cell>
          <table:table-cell table:formula="of:=POWER([.C1478]-6.75;2)" office:value-type="float" office:value="0.0561070265306791" calcext:value-type="float">
            <text:p>0.056107026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287161" calcext:value-type="float">
            <text:p>6.287161</text:p>
          </table:table-cell>
          <table:table-cell office:value-type="float" office:value="6.5144846121" calcext:value-type="float">
            <text:p>6.5144846121</text:p>
          </table:table-cell>
          <table:table-cell table:formula="of:=POWER([.C1479]-6.75;2)" office:value-type="float" office:value="0.0554674979376873" calcext:value-type="float">
            <text:p>0.0554674979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268416" calcext:value-type="float">
            <text:p>6.268416</text:p>
          </table:table-cell>
          <table:table-cell office:value-type="float" office:value="6.516094903" calcext:value-type="float">
            <text:p>6.516094903</text:p>
          </table:table-cell>
          <table:table-cell table:formula="of:=POWER([.C1480]-6.75;2)" office:value-type="float" office:value="0.0547115944025794" calcext:value-type="float">
            <text:p>0.0547115944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255415" calcext:value-type="float">
            <text:p>6.255415</text:p>
          </table:table-cell>
          <table:table-cell office:value-type="float" office:value="6.517931097" calcext:value-type="float">
            <text:p>6.517931097</text:p>
          </table:table-cell>
          <table:table-cell table:formula="of:=POWER([.C1481]-6.75;2)" office:value-type="float" office:value="0.0538559757396234" calcext:value-type="float">
            <text:p>0.0538559757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248419" calcext:value-type="float">
            <text:p>6.248419</text:p>
          </table:table-cell>
          <table:table-cell office:value-type="float" office:value="6.5199565758" calcext:value-type="float">
            <text:p>6.5199565758</text:p>
          </table:table-cell>
          <table:table-cell table:formula="of:=POWER([.C1482]-6.75;2)" office:value-type="float" office:value="0.052919977017661" calcext:value-type="float">
            <text:p>0.052919977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247203" calcext:value-type="float">
            <text:p>6.247203</text:p>
          </table:table-cell>
          <table:table-cell office:value-type="float" office:value="6.5221315212" calcext:value-type="float">
            <text:p>6.5221315212</text:p>
          </table:table-cell>
          <table:table-cell table:formula="of:=POWER([.C1483]-6.75;2)" office:value-type="float" office:value="0.0519240436306259" calcext:value-type="float">
            <text:p>0.051924043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251089" calcext:value-type="float">
            <text:p>6.251089</text:p>
          </table:table-cell>
          <table:table-cell office:value-type="float" office:value="6.5244162303" calcext:value-type="float">
            <text:p>6.5244162303</text:p>
          </table:table-cell>
          <table:table-cell table:formula="of:=POWER([.C1484]-6.75;2)" office:value-type="float" office:value="0.0508880371520627" calcext:value-type="float">
            <text:p>0.0508880372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259023" calcext:value-type="float">
            <text:p>6.259023</text:p>
          </table:table-cell>
          <table:table-cell office:value-type="float" office:value="6.5267744242" calcext:value-type="float">
            <text:p>6.5267744242</text:p>
          </table:table-cell>
          <table:table-cell table:formula="of:=POWER([.C1485]-6.75;2)" office:value-type="float" office:value="0.0498296576912415" calcext:value-type="float">
            <text:p>0.0498296577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269665" calcext:value-type="float">
            <text:p>6.269665</text:p>
          </table:table-cell>
          <table:table-cell office:value-type="float" office:value="6.5291761576" calcext:value-type="float">
            <text:p>6.5291761576</text:p>
          </table:table-cell>
          <table:table-cell table:formula="of:=POWER([.C1486]-6.75;2)" office:value-type="float" office:value="0.0487631693722999" calcext:value-type="float">
            <text:p>0.0487631694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28151" calcext:value-type="float">
            <text:p>6.28151</text:p>
          </table:table-cell>
          <table:table-cell office:value-type="float" office:value="6.5316000424" calcext:value-type="float">
            <text:p>6.5316000424</text:p>
          </table:table-cell>
          <table:table-cell table:formula="of:=POWER([.C1487]-6.75;2)" office:value-type="float" office:value="0.0476985414796818" calcext:value-type="float">
            <text:p>0.0476985415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293033" calcext:value-type="float">
            <text:p>6.293033</text:p>
          </table:table-cell>
          <table:table-cell office:value-type="float" office:value="6.5340344364" calcext:value-type="float">
            <text:p>6.5340344364</text:p>
          </table:table-cell>
          <table:table-cell table:formula="of:=POWER([.C1488]-6.75;2)" office:value-type="float" office:value="0.0466411246610657" calcext:value-type="float">
            <text:p>0.0466411247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302882" calcext:value-type="float">
            <text:p>6.302882</text:p>
          </table:table-cell>
          <table:table-cell office:value-type="float" office:value="6.5364774545" calcext:value-type="float">
            <text:p>6.5364774545</text:p>
          </table:table-cell>
          <table:table-cell table:formula="of:=POWER([.C1489]-6.75;2)" office:value-type="float" office:value="0.0455918774367996" calcext:value-type="float">
            <text:p>0.0455918774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31013" calcext:value-type="float">
            <text:p>6.31013</text:p>
          </table:table-cell>
          <table:table-cell office:value-type="float" office:value="6.5389355515" calcext:value-type="float">
            <text:p>6.5389355515</text:p>
          </table:table-cell>
          <table:table-cell table:formula="of:=POWER([.C1490]-6.75;2)" office:value-type="float" office:value="0.0445482014206092" calcext:value-type="float">
            <text:p>0.0445482014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314653" calcext:value-type="float">
            <text:p>6.314653</text:p>
          </table:table-cell>
          <table:table-cell office:value-type="float" office:value="6.5414205091" calcext:value-type="float">
            <text:p>6.5414205091</text:p>
          </table:table-cell>
          <table:table-cell table:formula="of:=POWER([.C1491]-6.75;2)" office:value-type="float" office:value="0.0435054040241032" calcext:value-type="float">
            <text:p>0.043505404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317702" calcext:value-type="float">
            <text:p>6.317702</text:p>
          </table:table-cell>
          <table:table-cell office:value-type="float" office:value="6.5439442545" calcext:value-type="float">
            <text:p>6.5439442545</text:p>
          </table:table-cell>
          <table:table-cell table:formula="of:=POWER([.C1492]-6.75;2)" office:value-type="float" office:value="0.0424589702535606" calcext:value-type="float">
            <text:p>0.042458970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323036" calcext:value-type="float">
            <text:p>6.323036</text:p>
          </table:table-cell>
          <table:table-cell office:value-type="float" office:value="6.5465105091" calcext:value-type="float">
            <text:p>6.5465105091</text:p>
          </table:table-cell>
          <table:table-cell table:formula="of:=POWER([.C1493]-6.75;2)" office:value-type="float" office:value="0.0414079729067412" calcext:value-type="float">
            <text:p>0.0414079729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339846" calcext:value-type="float">
            <text:p>6.339846</text:p>
          </table:table-cell>
          <table:table-cell office:value-type="float" office:value="6.5490999576" calcext:value-type="float">
            <text:p>6.5490999576</text:p>
          </table:table-cell>
          <table:table-cell table:formula="of:=POWER([.C1494]-6.75;2)" office:value-type="float" office:value="0.0403608270363217" calcext:value-type="float">
            <text:p>0.040360827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393706" calcext:value-type="float">
            <text:p>6.393706</text:p>
          </table:table-cell>
          <table:table-cell office:value-type="float" office:value="6.5516379879" calcext:value-type="float">
            <text:p>6.5516379879</text:p>
          </table:table-cell>
          <table:table-cell table:formula="of:=POWER([.C1495]-6.75;2)" office:value-type="float" office:value="0.0393474878443604" calcext:value-type="float">
            <text:p>0.039347487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59799" calcext:value-type="float">
            <text:p>6.59799</text:p>
          </table:table-cell>
          <table:table-cell office:value-type="float" office:value="6.5538961939" calcext:value-type="float">
            <text:p>6.5538961939</text:p>
          </table:table-cell>
          <table:table-cell table:formula="of:=POWER([.C1496]-6.75;2)" office:value-type="float" office:value="0.0384567027669064" calcext:value-type="float">
            <text:p>0.0384567028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.461138" calcext:value-type="float">
            <text:p>13.461138</text:p>
          </table:table-cell>
          <table:table-cell office:value-type="float" office:value="6.5549609152" calcext:value-type="float">
            <text:p>6.5549609152</text:p>
          </table:table-cell>
          <table:table-cell table:formula="of:=POWER([.C1497]-6.75;2)" office:value-type="float" office:value="0.0380402445996217" calcext:value-type="float">
            <text:p>0.038040244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.492665" calcext:value-type="float">
            <text:p>5.492665</text:p>
          </table:table-cell>
          <table:table-cell office:value-type="float" office:value="6.5144755333" calcext:value-type="float">
            <text:p>6.5144755333</text:p>
          </table:table-cell>
          <table:table-cell table:formula="of:=POWER([.C1498]-6.75;2)" office:value-type="float" office:value="0.0554717744143195" calcext:value-type="float">
            <text:p>0.0554717744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.786628" calcext:value-type="float">
            <text:p>5.786628</text:p>
          </table:table-cell>
          <table:table-cell office:value-type="float" office:value="6.5223307091" calcext:value-type="float">
            <text:p>6.5223307091</text:p>
          </table:table-cell>
          <table:table-cell table:formula="of:=POWER([.C1499]-6.75;2)" office:value-type="float" office:value="0.0518333060189087" calcext:value-type="float">
            <text:p>0.051833306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5.88448" calcext:value-type="float">
            <text:p>5.88448</text:p>
          </table:table-cell>
          <table:table-cell office:value-type="float" office:value="6.5284542424" calcext:value-type="float">
            <text:p>6.5284542424</text:p>
          </table:table-cell>
          <table:table-cell table:formula="of:=POWER([.C1500]-6.75;2)" office:value-type="float" office:value="0.0490825227105577" calcext:value-type="float">
            <text:p>0.049082522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947179" calcext:value-type="float">
            <text:p>5.947179</text:p>
          </table:table-cell>
          <table:table-cell office:value-type="float" office:value="6.5340378303" calcext:value-type="float">
            <text:p>6.5340378303</text:p>
          </table:table-cell>
          <table:table-cell table:formula="of:=POWER([.C1501]-6.75;2)" office:value-type="float" office:value="0.0466396587415316" calcext:value-type="float">
            <text:p>0.046639658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00404" calcext:value-type="float">
            <text:p>6.00404</text:p>
          </table:table-cell>
          <table:table-cell office:value-type="float" office:value="6.5392963273" calcext:value-type="float">
            <text:p>6.5392963273</text:p>
          </table:table-cell>
          <table:table-cell table:formula="of:=POWER([.C1502]-6.75;2)" office:value-type="float" office:value="0.0443960376892688" calcext:value-type="float">
            <text:p>0.0443960377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062906" calcext:value-type="float">
            <text:p>6.062906</text:p>
          </table:table-cell>
          <table:table-cell office:value-type="float" office:value="6.5442644667" calcext:value-type="float">
            <text:p>6.5442644667</text:p>
          </table:table-cell>
          <table:table-cell table:formula="of:=POWER([.C1503]-6.75;2)" office:value-type="float" office:value="0.0423271096622356" calcext:value-type="float">
            <text:p>0.042327109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124796" calcext:value-type="float">
            <text:p>6.124796</text:p>
          </table:table-cell>
          <table:table-cell office:value-type="float" office:value="6.5489263152" calcext:value-type="float">
            <text:p>6.5489263152</text:p>
          </table:table-cell>
          <table:table-cell table:formula="of:=POWER([.C1504]-6.75;2)" office:value-type="float" office:value="0.0404306267190497" calcext:value-type="float">
            <text:p>0.0404306267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187773" calcext:value-type="float">
            <text:p>6.187773</text:p>
          </table:table-cell>
          <table:table-cell office:value-type="float" office:value="6.5532565758" calcext:value-type="float">
            <text:p>6.5532565758</text:p>
          </table:table-cell>
          <table:table-cell table:formula="of:=POWER([.C1505]-6.75;2)" office:value-type="float" office:value="0.0387079749659412" calcext:value-type="float">
            <text:p>0.038707975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248586" calcext:value-type="float">
            <text:p>6.248586</text:p>
          </table:table-cell>
          <table:table-cell office:value-type="float" office:value="6.5572390909" calcext:value-type="float">
            <text:p>6.5572390909</text:p>
          </table:table-cell>
          <table:table-cell table:formula="of:=POWER([.C1506]-6.75;2)" office:value-type="float" office:value="0.0371567680770586" calcext:value-type="float">
            <text:p>0.0371567681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303685" calcext:value-type="float">
            <text:p>6.303685</text:p>
          </table:table-cell>
          <table:table-cell office:value-type="float" office:value="6.5608759091" calcext:value-type="float">
            <text:p>6.5608759091</text:p>
          </table:table-cell>
          <table:table-cell table:formula="of:=POWER([.C1507]-6.75;2)" office:value-type="float" office:value="0.0357679217587515" calcext:value-type="float">
            <text:p>0.035767921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349946" calcext:value-type="float">
            <text:p>6.349946</text:p>
          </table:table-cell>
          <table:table-cell office:value-type="float" office:value="6.5641904364" calcext:value-type="float">
            <text:p>6.5641904364</text:p>
          </table:table-cell>
          <table:table-cell table:formula="of:=POWER([.C1508]-6.75;2)" office:value-type="float" office:value="0.0345251939252226" calcext:value-type="float">
            <text:p>0.0345251939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385193" calcext:value-type="float">
            <text:p>6.385193</text:p>
          </table:table-cell>
          <table:table-cell office:value-type="float" office:value="6.5672261697" calcext:value-type="float">
            <text:p>6.5672261697</text:p>
          </table:table-cell>
          <table:table-cell table:formula="of:=POWER([.C1509]-6.75;2)" office:value-type="float" office:value="0.0334062730425333" calcext:value-type="float">
            <text:p>0.033406273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408508" calcext:value-type="float">
            <text:p>6.408508</text:p>
          </table:table-cell>
          <table:table-cell office:value-type="float" office:value="6.570041903" calcext:value-type="float">
            <text:p>6.570041903</text:p>
          </table:table-cell>
          <table:table-cell table:formula="of:=POWER([.C1510]-6.75;2)" office:value-type="float" office:value="0.0323849166758614" calcext:value-type="float">
            <text:p>0.032384916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420331" calcext:value-type="float">
            <text:p>6.420331</text:p>
          </table:table-cell>
          <table:table-cell office:value-type="float" office:value="6.5727045212" calcext:value-type="float">
            <text:p>6.5727045212</text:p>
          </table:table-cell>
          <table:table-cell table:formula="of:=POWER([.C1511]-6.75;2)" office:value-type="float" office:value="0.0314336868029211" calcext:value-type="float">
            <text:p>0.0314336868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422343" calcext:value-type="float">
            <text:p>6.422343</text:p>
          </table:table-cell>
          <table:table-cell office:value-type="float" office:value="6.5752805758" calcext:value-type="float">
            <text:p>6.5752805758</text:p>
          </table:table-cell>
          <table:table-cell table:formula="of:=POWER([.C1512]-6.75;2)" office:value-type="float" office:value="0.0305268771927796" calcext:value-type="float">
            <text:p>0.0305268772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417171" calcext:value-type="float">
            <text:p>6.417171</text:p>
          </table:table-cell>
          <table:table-cell office:value-type="float" office:value="6.5778280485" calcext:value-type="float">
            <text:p>6.5778280485</text:p>
          </table:table-cell>
          <table:table-cell table:formula="of:=POWER([.C1513]-6.75;2)" office:value-type="float" office:value="0.0296431808833184" calcext:value-type="float">
            <text:p>0.0296431809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407966" calcext:value-type="float">
            <text:p>6.407966</text:p>
          </table:table-cell>
          <table:table-cell office:value-type="float" office:value="6.5803895636" calcext:value-type="float">
            <text:p>6.5803895636</text:p>
          </table:table-cell>
          <table:table-cell table:formula="of:=POWER([.C1514]-6.75;2)" office:value-type="float" office:value="0.0287677001357985" calcext:value-type="float">
            <text:p>0.0287677001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39792" calcext:value-type="float">
            <text:p>6.39792</text:p>
          </table:table-cell>
          <table:table-cell office:value-type="float" office:value="6.5829881333" calcext:value-type="float">
            <text:p>6.5829881333</text:p>
          </table:table-cell>
          <table:table-cell table:formula="of:=POWER([.C1515]-6.75;2)" office:value-type="float" office:value="0.0278929636186186" calcext:value-type="float">
            <text:p>0.0278929636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389827" calcext:value-type="float">
            <text:p>6.389827</text:p>
          </table:table-cell>
          <table:table-cell office:value-type="float" office:value="6.5856260061" calcext:value-type="float">
            <text:p>6.5856260061</text:p>
          </table:table-cell>
          <table:table-cell table:formula="of:=POWER([.C1516]-6.75;2)" office:value-type="float" office:value="0.0270188098706372" calcext:value-type="float">
            <text:p>0.027018809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385745" calcext:value-type="float">
            <text:p>6.385745</text:p>
          </table:table-cell>
          <table:table-cell office:value-type="float" office:value="6.5882865758" calcext:value-type="float">
            <text:p>6.5882865758</text:p>
          </table:table-cell>
          <table:table-cell table:formula="of:=POWER([.C1517]-6.75;2)" office:value-type="float" office:value="0.0261512315664892" calcext:value-type="float">
            <text:p>0.026151231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386836" calcext:value-type="float">
            <text:p>6.386836</text:p>
          </table:table-cell>
          <table:table-cell office:value-type="float" office:value="6.5909388364" calcext:value-type="float">
            <text:p>6.5909388364</text:p>
          </table:table-cell>
          <table:table-cell table:formula="of:=POWER([.C1518]-6.75;2)" office:value-type="float" office:value="0.0253004537657859" calcext:value-type="float">
            <text:p>0.0253004538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393376" calcext:value-type="float">
            <text:p>6.393376</text:p>
          </table:table-cell>
          <table:table-cell office:value-type="float" office:value="6.5935431879" calcext:value-type="float">
            <text:p>6.5935431879</text:p>
          </table:table-cell>
          <table:table-cell table:formula="of:=POWER([.C1519]-6.75;2)" office:value-type="float" office:value="0.0244787340524947" calcext:value-type="float">
            <text:p>0.0244787341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404905" calcext:value-type="float">
            <text:p>6.404905</text:p>
          </table:table-cell>
          <table:table-cell office:value-type="float" office:value="6.5960575212" calcext:value-type="float">
            <text:p>6.5960575212</text:p>
          </table:table-cell>
          <table:table-cell table:formula="of:=POWER([.C1520]-6.75;2)" office:value-type="float" office:value="0.0236982867790886" calcext:value-type="float">
            <text:p>0.023698286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420464" calcext:value-type="float">
            <text:p>6.420464</text:p>
          </table:table-cell>
          <table:table-cell office:value-type="float" office:value="6.5984424606" calcext:value-type="float">
            <text:p>6.5984424606</text:p>
          </table:table-cell>
          <table:table-cell table:formula="of:=POWER([.C1521]-6.75;2)" office:value-type="float" office:value="0.0229696877489825" calcext:value-type="float">
            <text:p>0.0229696877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438849" calcext:value-type="float">
            <text:p>6.438849</text:p>
          </table:table-cell>
          <table:table-cell office:value-type="float" office:value="6.6006651091" calcext:value-type="float">
            <text:p>6.6006651091</text:p>
          </table:table-cell>
          <table:table-cell table:formula="of:=POWER([.C1522]-6.75;2)" office:value-type="float" office:value="0.0223009096401148" calcext:value-type="float">
            <text:p>0.0223009096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458824" calcext:value-type="float">
            <text:p>6.458824</text:p>
          </table:table-cell>
          <table:table-cell office:value-type="float" office:value="6.6027010242" calcext:value-type="float">
            <text:p>6.6027010242</text:p>
          </table:table-cell>
          <table:table-cell table:formula="of:=POWER([.C1523]-6.75;2)" office:value-type="float" office:value="0.021696988271729" calcext:value-type="float">
            <text:p>0.0216969883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479279" calcext:value-type="float">
            <text:p>6.479279</text:p>
          </table:table-cell>
          <table:table-cell office:value-type="float" office:value="6.6045345697" calcext:value-type="float">
            <text:p>6.6045345697</text:p>
          </table:table-cell>
          <table:table-cell table:formula="of:=POWER([.C1524]-6.75;2)" office:value-type="float" office:value="0.0211601914123641" calcext:value-type="float">
            <text:p>0.0211601914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499317" calcext:value-type="float">
            <text:p>6.499317</text:p>
          </table:table-cell>
          <table:table-cell office:value-type="float" office:value="6.6061580364" calcext:value-type="float">
            <text:p>6.6061580364</text:p>
          </table:table-cell>
          <table:table-cell table:formula="of:=POWER([.C1525]-6.75;2)" office:value-type="float" office:value="0.0206905104923037" calcext:value-type="float">
            <text:p>0.020690510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518299" calcext:value-type="float">
            <text:p>6.518299</text:p>
          </table:table-cell>
          <table:table-cell office:value-type="float" office:value="6.6075699879" calcext:value-type="float">
            <text:p>6.6075699879</text:p>
          </table:table-cell>
          <table:table-cell table:formula="of:=POWER([.C1526]-6.75;2)" office:value-type="float" office:value="0.0202863083468062" calcext:value-type="float">
            <text:p>0.0202863083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535855" calcext:value-type="float">
            <text:p>6.535855</text:p>
          </table:table-cell>
          <table:table-cell office:value-type="float" office:value="6.6087732182" calcext:value-type="float">
            <text:p>6.6087732182</text:p>
          </table:table-cell>
          <table:table-cell table:formula="of:=POWER([.C1527]-6.75;2)" office:value-type="float" office:value="0.0199450038975849" calcext:value-type="float">
            <text:p>0.0199450039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551884" calcext:value-type="float">
            <text:p>6.551884</text:p>
          </table:table-cell>
          <table:table-cell office:value-type="float" office:value="6.6097726848" calcext:value-type="float">
            <text:p>6.6097726848</text:p>
          </table:table-cell>
          <table:table-cell table:formula="of:=POWER([.C1528]-6.75;2)" office:value-type="float" office:value="0.0196636999282001" calcext:value-type="float">
            <text:p>0.0196636999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56653" calcext:value-type="float">
            <text:p>6.56653</text:p>
          </table:table-cell>
          <table:table-cell office:value-type="float" office:value="6.6105735818" calcext:value-type="float">
            <text:p>6.6105735818</text:p>
          </table:table-cell>
          <table:table-cell table:formula="of:=POWER([.C1529]-6.75;2)" office:value-type="float" office:value="0.0194397260920814" calcext:value-type="float">
            <text:p>0.0194397261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580153" calcext:value-type="float">
            <text:p>6.580153</text:p>
          </table:table-cell>
          <table:table-cell office:value-type="float" office:value="6.6111798606" calcext:value-type="float">
            <text:p>6.6111798606</text:p>
          </table:table-cell>
          <table:table-cell table:formula="of:=POWER([.C1530]-6.75;2)" office:value-type="float" office:value="0.0192710311030354" calcext:value-type="float">
            <text:p>0.0192710311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593267" calcext:value-type="float">
            <text:p>6.593267</text:p>
          </table:table-cell>
          <table:table-cell office:value-type="float" office:value="6.6115931879" calcext:value-type="float">
            <text:p>6.6115931879</text:p>
          </table:table-cell>
          <table:table-cell table:formula="of:=POWER([.C1531]-6.75;2)" office:value-type="float" office:value="0.0191564456356846" calcext:value-type="float">
            <text:p>0.0191564456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06463" calcext:value-type="float">
            <text:p>6.606463</text:p>
          </table:table-cell>
          <table:table-cell office:value-type="float" office:value="6.6118125455" calcext:value-type="float">
            <text:p>6.6118125455</text:p>
          </table:table-cell>
          <table:table-cell table:formula="of:=POWER([.C1532]-6.75;2)" office:value-type="float" office:value="0.0190957725811895" calcext:value-type="float">
            <text:p>0.019095772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620314" calcext:value-type="float">
            <text:p>6.620314</text:p>
          </table:table-cell>
          <table:table-cell office:value-type="float" office:value="6.6118344606" calcext:value-type="float">
            <text:p>6.6118344606</text:p>
          </table:table-cell>
          <table:table-cell table:formula="of:=POWER([.C1533]-6.75;2)" office:value-type="float" office:value="0.019089716277693" calcext:value-type="float">
            <text:p>0.0190897163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635273" calcext:value-type="float">
            <text:p>6.635273</text:p>
          </table:table-cell>
          <table:table-cell office:value-type="float" office:value="6.6116538121" calcext:value-type="float">
            <text:p>6.6116538121</text:p>
          </table:table-cell>
          <table:table-cell table:formula="of:=POWER([.C1534]-6.75;2)" office:value-type="float" office:value="0.0191396677064621" calcext:value-type="float">
            <text:p>0.0191396677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651593" calcext:value-type="float">
            <text:p>6.651593</text:p>
          </table:table-cell>
          <table:table-cell office:value-type="float" office:value="6.6112651091" calcext:value-type="float">
            <text:p>6.6112651091</text:p>
          </table:table-cell>
          <table:table-cell table:formula="of:=POWER([.C1535]-6.75;2)" office:value-type="float" office:value="0.019247369953035" calcext:value-type="float">
            <text:p>0.01924737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669276" calcext:value-type="float">
            <text:p>6.669276</text:p>
          </table:table-cell>
          <table:table-cell office:value-type="float" office:value="6.6106639455" calcext:value-type="float">
            <text:p>6.6106639455</text:p>
          </table:table-cell>
          <table:table-cell table:formula="of:=POWER([.C1536]-6.75;2)" office:value-type="float" office:value="0.019414536083627" calcext:value-type="float">
            <text:p>0.0194145361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688061" calcext:value-type="float">
            <text:p>6.688061</text:p>
          </table:table-cell>
          <table:table-cell office:value-type="float" office:value="6.6098484121" calcext:value-type="float">
            <text:p>6.6098484121</text:p>
          </table:table-cell>
          <table:table-cell table:formula="of:=POWER([.C1537]-6.75;2)" office:value-type="float" office:value="0.0196424675908915" calcext:value-type="float">
            <text:p>0.0196424676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707453" calcext:value-type="float">
            <text:p>6.707453</text:p>
          </table:table-cell>
          <table:table-cell office:value-type="float" office:value="6.6088201455" calcext:value-type="float">
            <text:p>6.6088201455</text:p>
          </table:table-cell>
          <table:table-cell table:formula="of:=POWER([.C1538]-6.75;2)" office:value-type="float" office:value="0.0199317513166411" calcext:value-type="float">
            <text:p>0.0199317513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72679" calcext:value-type="float">
            <text:p>6.72679</text:p>
          </table:table-cell>
          <table:table-cell office:value-type="float" office:value="6.6075849212" calcext:value-type="float">
            <text:p>6.6075849212</text:p>
          </table:table-cell>
          <table:table-cell table:formula="of:=POWER([.C1539]-6.75;2)" office:value-type="float" office:value="0.0202820546696102" calcext:value-type="float">
            <text:p>0.0202820547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745325" calcext:value-type="float">
            <text:p>6.745325</text:p>
          </table:table-cell>
          <table:table-cell office:value-type="float" office:value="6.6061525818" calcext:value-type="float">
            <text:p>6.6061525818</text:p>
          </table:table-cell>
          <table:table-cell table:formula="of:=POWER([.C1540]-6.75;2)" office:value-type="float" office:value="0.0206920797228057" calcext:value-type="float">
            <text:p>0.0206920797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762328" calcext:value-type="float">
            <text:p>6.762328</text:p>
          </table:table-cell>
          <table:table-cell office:value-type="float" office:value="6.6045365091" calcext:value-type="float">
            <text:p>6.6045365091</text:p>
          </table:table-cell>
          <table:table-cell table:formula="of:=POWER([.C1541]-6.75;2)" office:value-type="float" office:value="0.0211596271848144" calcext:value-type="float">
            <text:p>0.0211596272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777176" calcext:value-type="float">
            <text:p>6.777176</text:p>
          </table:table-cell>
          <table:table-cell office:value-type="float" office:value="6.6027526061" calcext:value-type="float">
            <text:p>6.6027526061</text:p>
          </table:table-cell>
          <table:table-cell table:formula="of:=POWER([.C1542]-6.75;2)" office:value-type="float" office:value="0.0216817950103417" calcext:value-type="float">
            <text:p>0.02168179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789434" calcext:value-type="float">
            <text:p>6.789434</text:p>
          </table:table-cell>
          <table:table-cell office:value-type="float" office:value="6.600818097" calcext:value-type="float">
            <text:p>6.600818097</text:p>
          </table:table-cell>
          <table:table-cell table:formula="of:=POWER([.C1543]-6.75;2)" office:value-type="float" office:value="0.0222552401827013" calcext:value-type="float">
            <text:p>0.022255240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798913" calcext:value-type="float">
            <text:p>6.798913</text:p>
          </table:table-cell>
          <table:table-cell office:value-type="float" office:value="6.5987503333" calcext:value-type="float">
            <text:p>6.5987503333</text:p>
          </table:table-cell>
          <table:table-cell table:formula="of:=POWER([.C1544]-6.75;2)" office:value-type="float" office:value="0.0228764616768611" calcext:value-type="float">
            <text:p>0.0228764617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805698" calcext:value-type="float">
            <text:p>6.805698</text:p>
          </table:table-cell>
          <table:table-cell office:value-type="float" office:value="6.5965657091" calcext:value-type="float">
            <text:p>6.5965657091</text:p>
          </table:table-cell>
          <table:table-cell table:formula="of:=POWER([.C1545]-6.75;2)" office:value-type="float" office:value="0.0235420816239858" calcext:value-type="float">
            <text:p>0.023542081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810143" calcext:value-type="float">
            <text:p>6.810143</text:p>
          </table:table-cell>
          <table:table-cell office:value-type="float" office:value="6.5942788727" calcext:value-type="float">
            <text:p>6.5942788727</text:p>
          </table:table-cell>
          <table:table-cell table:formula="of:=POWER([.C1546]-6.75;2)" office:value-type="float" office:value="0.0242490694875827" calcext:value-type="float">
            <text:p>0.024249069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812822" calcext:value-type="float">
            <text:p>6.812822</text:p>
          </table:table-cell>
          <table:table-cell office:value-type="float" office:value="6.5919022" calcext:value-type="float">
            <text:p>6.5919022</text:p>
          </table:table-cell>
          <table:table-cell table:formula="of:=POWER([.C1547]-6.75;2)" office:value-type="float" office:value="0.0249949143648401" calcext:value-type="float">
            <text:p>0.0249949144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814459" calcext:value-type="float">
            <text:p>6.814459</text:p>
          </table:table-cell>
          <table:table-cell office:value-type="float" office:value="6.5894456061" calcext:value-type="float">
            <text:p>6.5894456061</text:p>
          </table:table-cell>
          <table:table-cell table:formula="of:=POWER([.C1548]-6.75;2)" office:value-type="float" office:value="0.0257777134005964" calcext:value-type="float">
            <text:p>0.0257777134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815811" calcext:value-type="float">
            <text:p>6.815811</text:p>
          </table:table-cell>
          <table:table-cell office:value-type="float" office:value="6.5869164364" calcext:value-type="float">
            <text:p>6.5869164364</text:p>
          </table:table-cell>
          <table:table-cell table:formula="of:=POWER([.C1549]-6.75;2)" office:value-type="float" office:value="0.0265962487164752" calcext:value-type="float">
            <text:p>0.0265962487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817555" calcext:value-type="float">
            <text:p>6.817555</text:p>
          </table:table-cell>
          <table:table-cell office:value-type="float" office:value="6.5843195091" calcext:value-type="float">
            <text:p>6.5843195091</text:p>
          </table:table-cell>
          <table:table-cell table:formula="of:=POWER([.C1550]-6.75;2)" office:value-type="float" office:value="0.0274500250648649" calcext:value-type="float">
            <text:p>0.027450025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820172" calcext:value-type="float">
            <text:p>6.820172</text:p>
          </table:table-cell>
          <table:table-cell office:value-type="float" office:value="6.581657097" calcext:value-type="float">
            <text:p>6.581657097</text:p>
          </table:table-cell>
          <table:table-cell table:formula="of:=POWER([.C1551]-6.75;2)" office:value-type="float" office:value="0.0283393329904674" calcext:value-type="float">
            <text:p>0.028339333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823861" calcext:value-type="float">
            <text:p>6.823861</text:p>
          </table:table-cell>
          <table:table-cell office:value-type="float" office:value="6.5789288242" calcext:value-type="float">
            <text:p>6.5789288242</text:p>
          </table:table-cell>
          <table:table-cell table:formula="of:=POWER([.C1552]-6.75;2)" office:value-type="float" office:value="0.0292653471895945" calcext:value-type="float">
            <text:p>0.029265347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828502" calcext:value-type="float">
            <text:p>6.828502</text:p>
          </table:table-cell>
          <table:table-cell office:value-type="float" office:value="6.5761315273" calcext:value-type="float">
            <text:p>6.5761315273</text:p>
          </table:table-cell>
          <table:table-cell table:formula="of:=POWER([.C1553]-6.75;2)" office:value-type="float" office:value="0.0302302457990305" calcext:value-type="float">
            <text:p>0.0302302458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833671" calcext:value-type="float">
            <text:p>6.833671</text:p>
          </table:table-cell>
          <table:table-cell office:value-type="float" office:value="6.5732590848" calcext:value-type="float">
            <text:p>6.5732590848</text:p>
          </table:table-cell>
          <table:table-cell table:formula="of:=POWER([.C1554]-6.75;2)" office:value-type="float" office:value="0.0312373511057336" calcext:value-type="float">
            <text:p>0.0312373511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838719" calcext:value-type="float">
            <text:p>6.838719</text:p>
          </table:table-cell>
          <table:table-cell office:value-type="float" office:value="6.5703023939" calcext:value-type="float">
            <text:p>6.5703023939</text:p>
          </table:table-cell>
          <table:table-cell table:formula="of:=POWER([.C1555]-6.75;2)" office:value-type="float" office:value="0.0322912296380706" calcext:value-type="float">
            <text:p>0.032291229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84288" calcext:value-type="float">
            <text:p>6.84288</text:p>
          </table:table-cell>
          <table:table-cell office:value-type="float" office:value="6.5672494848" calcext:value-type="float">
            <text:p>6.5672494848</text:p>
          </table:table-cell>
          <table:table-cell table:formula="of:=POWER([.C1556]-6.75;2)" office:value-type="float" office:value="0.0333977508058656" calcext:value-type="float">
            <text:p>0.033397750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845418" calcext:value-type="float">
            <text:p>6.845418</text:p>
          </table:table-cell>
          <table:table-cell office:value-type="float" office:value="6.564085897" calcext:value-type="float">
            <text:p>6.564085897</text:p>
          </table:table-cell>
          <table:table-cell table:formula="of:=POWER([.C1557]-6.75;2)" office:value-type="float" office:value="0.0345640536942946" calcext:value-type="float">
            <text:p>0.0345640537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845756" calcext:value-type="float">
            <text:p>6.845756</text:p>
          </table:table-cell>
          <table:table-cell office:value-type="float" office:value="6.5607951333" calcext:value-type="float">
            <text:p>6.5607951333</text:p>
          </table:table-cell>
          <table:table-cell table:formula="of:=POWER([.C1558]-6.75;2)" office:value-type="float" office:value="0.0357984815829647" calcext:value-type="float">
            <text:p>0.035798481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843576" calcext:value-type="float">
            <text:p>6.843576</text:p>
          </table:table-cell>
          <table:table-cell office:value-type="float" office:value="6.557359" calcext:value-type="float">
            <text:p>6.557359</text:p>
          </table:table-cell>
          <table:table-cell table:formula="of:=POWER([.C1559]-6.75;2)" office:value-type="float" office:value="0.037110554881" calcext:value-type="float">
            <text:p>0.0371105549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83887" calcext:value-type="float">
            <text:p>6.83887</text:p>
          </table:table-cell>
          <table:table-cell office:value-type="float" office:value="6.5537574545" calcext:value-type="float">
            <text:p>6.5537574545</text:p>
          </table:table-cell>
          <table:table-cell table:formula="of:=POWER([.C1560]-6.75;2)" office:value-type="float" office:value="0.0385111366643194" calcext:value-type="float">
            <text:p>0.0385111367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831933" calcext:value-type="float">
            <text:p>6.831933</text:p>
          </table:table-cell>
          <table:table-cell office:value-type="float" office:value="6.5499672667" calcext:value-type="float">
            <text:p>6.5499672667</text:p>
          </table:table-cell>
          <table:table-cell table:formula="of:=POWER([.C1561]-6.75;2)" office:value-type="float" office:value="0.0400130943914688" calcext:value-type="float">
            <text:p>0.0400130944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823299" calcext:value-type="float">
            <text:p>6.823299</text:p>
          </table:table-cell>
          <table:table-cell office:value-type="float" office:value="6.5459582121" calcext:value-type="float">
            <text:p>6.5459582121</text:p>
          </table:table-cell>
          <table:table-cell table:formula="of:=POWER([.C1562]-6.75;2)" office:value-type="float" office:value="0.0416330512094284" calcext:value-type="float">
            <text:p>0.041633051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813633" calcext:value-type="float">
            <text:p>6.813633</text:p>
          </table:table-cell>
          <table:table-cell office:value-type="float" office:value="6.5416839455" calcext:value-type="float">
            <text:p>6.5416839455</text:p>
          </table:table-cell>
          <table:table-cell table:formula="of:=POWER([.C1563]-6.75;2)" office:value-type="float" office:value="0.043395578562447" calcext:value-type="float">
            <text:p>0.0433955786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803612" calcext:value-type="float">
            <text:p>6.803612</text:p>
          </table:table-cell>
          <table:table-cell office:value-type="float" office:value="6.5370594909" calcext:value-type="float">
            <text:p>6.5370594909</text:p>
          </table:table-cell>
          <table:table-cell table:formula="of:=POWER([.C1564]-6.75;2)" office:value-type="float" office:value="0.0453436604157672" calcext:value-type="float">
            <text:p>0.0453436604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793799" calcext:value-type="float">
            <text:p>6.793799</text:p>
          </table:table-cell>
          <table:table-cell office:value-type="float" office:value="6.5318970424" calcext:value-type="float">
            <text:p>6.5318970424</text:p>
          </table:table-cell>
          <table:table-cell table:formula="of:=POWER([.C1565]-6.75;2)" office:value-type="float" office:value="0.0475689001138675" calcext:value-type="float">
            <text:p>0.0475689001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784559" calcext:value-type="float">
            <text:p>6.784559</text:p>
          </table:table-cell>
          <table:table-cell office:value-type="float" office:value="6.5256576727" calcext:value-type="float">
            <text:p>6.5256576727</text:p>
          </table:table-cell>
          <table:table-cell table:formula="of:=POWER([.C1566]-6.75;2)" office:value-type="float" office:value="0.0503294798183805" calcext:value-type="float">
            <text:p>0.0503294798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776007" calcext:value-type="float">
            <text:p>6.776007</text:p>
          </table:table-cell>
          <table:table-cell office:value-type="float" office:value="6.5155020182" calcext:value-type="float">
            <text:p>6.5155020182</text:p>
          </table:table-cell>
          <table:table-cell table:formula="of:=POWER([.C1567]-6.75;2)" office:value-type="float" office:value="0.054989303468273" calcext:value-type="float">
            <text:p>0.054989303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768018" calcext:value-type="float">
            <text:p>6.768018</text:p>
          </table:table-cell>
          <table:table-cell office:value-type="float" office:value="6.5324889576" calcext:value-type="float">
            <text:p>6.5324889576</text:p>
          </table:table-cell>
          <table:table-cell table:formula="of:=POWER([.C1568]-6.75;2)" office:value-type="float" office:value="0.0473110535659346" calcext:value-type="float">
            <text:p>0.0473110536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760266" calcext:value-type="float">
            <text:p>6.760266</text:p>
          </table:table-cell>
          <table:table-cell office:value-type="float" office:value="6.5331101333" calcext:value-type="float">
            <text:p>6.5331101333</text:p>
          </table:table-cell>
          <table:table-cell table:formula="of:=POWER([.C1569]-6.75;2)" office:value-type="float" office:value="0.0470412142771437" calcext:value-type="float">
            <text:p>0.0470412143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752309" calcext:value-type="float">
            <text:p>6.752309</text:p>
          </table:table-cell>
          <table:table-cell office:value-type="float" office:value="6.5320197697" calcext:value-type="float">
            <text:p>6.5320197697</text:p>
          </table:table-cell>
          <table:table-cell table:formula="of:=POWER([.C1570]-6.75;2)" office:value-type="float" office:value="0.0475153808016411" calcext:value-type="float">
            <text:p>0.0475153808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743672" calcext:value-type="float">
            <text:p>6.743672</text:p>
          </table:table-cell>
          <table:table-cell office:value-type="float" office:value="6.5303088061" calcext:value-type="float">
            <text:p>6.5303088061</text:p>
          </table:table-cell>
          <table:table-cell table:formula="of:=POWER([.C1571]-6.75;2)" office:value-type="float" office:value="0.0482642206772075" calcext:value-type="float">
            <text:p>0.0482642207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733929" calcext:value-type="float">
            <text:p>6.733929</text:p>
          </table:table-cell>
          <table:table-cell office:value-type="float" office:value="6.5282975636" calcext:value-type="float">
            <text:p>6.5282975636</text:p>
          </table:table-cell>
          <table:table-cell table:formula="of:=POWER([.C1572]-6.75;2)" office:value-type="float" office:value="0.0491519703056961" calcext:value-type="float">
            <text:p>0.049151970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722764" calcext:value-type="float">
            <text:p>6.722764</text:p>
          </table:table-cell>
          <table:table-cell office:value-type="float" office:value="6.5261177273" calcext:value-type="float">
            <text:p>6.5261177273</text:p>
          </table:table-cell>
          <table:table-cell table:formula="of:=POWER([.C1573]-6.75;2)" office:value-type="float" office:value="0.0501232720293172" calcext:value-type="float">
            <text:p>0.050123272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709994" calcext:value-type="float">
            <text:p>6.709994</text:p>
          </table:table-cell>
          <table:table-cell office:value-type="float" office:value="6.5238303455" calcext:value-type="float">
            <text:p>6.5238303455</text:p>
          </table:table-cell>
          <table:table-cell table:formula="of:=POWER([.C1574]-6.75;2)" office:value-type="float" office:value="0.0511527126166492" calcext:value-type="float">
            <text:p>0.0511527126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695572" calcext:value-type="float">
            <text:p>6.695572</text:p>
          </table:table-cell>
          <table:table-cell office:value-type="float" office:value="6.5214650727" calcext:value-type="float">
            <text:p>6.5214650727</text:p>
          </table:table-cell>
          <table:table-cell table:formula="of:=POWER([.C1575]-6.75;2)" office:value-type="float" office:value="0.0522282129960164" calcext:value-type="float">
            <text:p>0.052228213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679564" calcext:value-type="float">
            <text:p>6.679564</text:p>
          </table:table-cell>
          <table:table-cell office:value-type="float" office:value="6.5190384727" calcext:value-type="float">
            <text:p>6.5190384727</text:p>
          </table:table-cell>
          <table:table-cell table:formula="of:=POWER([.C1576]-6.75;2)" office:value-type="float" office:value="0.0533432270927486" calcext:value-type="float">
            <text:p>0.053343227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662116" calcext:value-type="float">
            <text:p>6.662116</text:p>
          </table:table-cell>
          <table:table-cell office:value-type="float" office:value="6.516565" calcext:value-type="float">
            <text:p>6.516565</text:p>
          </table:table-cell>
          <table:table-cell table:formula="of:=POWER([.C1577]-6.75;2)" office:value-type="float" office:value="0.054491899225" calcext:value-type="float">
            <text:p>0.0544918992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64343" calcext:value-type="float">
            <text:p>6.64343</text:p>
          </table:table-cell>
          <table:table-cell office:value-type="float" office:value="6.5140642545" calcext:value-type="float">
            <text:p>6.5140642545</text:p>
          </table:table-cell>
          <table:table-cell table:formula="of:=POWER([.C1578]-6.75;2)" office:value-type="float" office:value="0.0556656760046408" calcext:value-type="float">
            <text:p>0.055665676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623747" calcext:value-type="float">
            <text:p>6.623747</text:p>
          </table:table-cell>
          <table:table-cell office:value-type="float" office:value="6.5115652364" calcext:value-type="float">
            <text:p>6.5115652364</text:p>
          </table:table-cell>
          <table:table-cell table:formula="of:=POWER([.C1579]-6.75;2)" office:value-type="float" office:value="0.0568511364929879" calcext:value-type="float">
            <text:p>0.0568511365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603355" calcext:value-type="float">
            <text:p>6.603355</text:p>
          </table:table-cell>
          <table:table-cell office:value-type="float" office:value="6.5091076303" calcext:value-type="float">
            <text:p>6.5091076303</text:p>
          </table:table-cell>
          <table:table-cell table:formula="of:=POWER([.C1580]-6.75;2)" office:value-type="float" office:value="0.0580291337796815" calcext:value-type="float">
            <text:p>0.0580291338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582598" calcext:value-type="float">
            <text:p>6.582598</text:p>
          </table:table-cell>
          <table:table-cell office:value-type="float" office:value="6.5067400848" calcext:value-type="float">
            <text:p>6.5067400848</text:p>
          </table:table-cell>
          <table:table-cell table:formula="of:=POWER([.C1581]-6.75;2)" office:value-type="float" office:value="0.0591753863431114" calcext:value-type="float">
            <text:p>0.0591753863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561896" calcext:value-type="float">
            <text:p>6.561896</text:p>
          </table:table-cell>
          <table:table-cell office:value-type="float" office:value="6.5045159758" calcext:value-type="float">
            <text:p>6.5045159758</text:p>
          </table:table-cell>
          <table:table-cell table:formula="of:=POWER([.C1582]-6.75;2)" office:value-type="float" office:value="0.060262406137426" calcext:value-type="float">
            <text:p>0.0602624061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541743" calcext:value-type="float">
            <text:p>6.541743</text:p>
          </table:table-cell>
          <table:table-cell office:value-type="float" office:value="6.5024874788" calcext:value-type="float">
            <text:p>6.5024874788</text:p>
          </table:table-cell>
          <table:table-cell table:formula="of:=POWER([.C1583]-6.75;2)" office:value-type="float" office:value="0.0612624481507805" calcext:value-type="float">
            <text:p>0.0612624482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522681" calcext:value-type="float">
            <text:p>6.522681</text:p>
          </table:table-cell>
          <table:table-cell office:value-type="float" office:value="6.5006993273" calcext:value-type="float">
            <text:p>6.5006993273</text:p>
          </table:table-cell>
          <table:table-cell table:formula="of:=POWER([.C1584]-6.75;2)" office:value-type="float" office:value="0.0621508254086727" calcext:value-type="float">
            <text:p>0.0621508254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505237" calcext:value-type="float">
            <text:p>6.505237</text:p>
          </table:table-cell>
          <table:table-cell office:value-type="float" office:value="6.4991835879" calcext:value-type="float">
            <text:p>6.4991835879</text:p>
          </table:table-cell>
          <table:table-cell table:formula="of:=POWER([.C1585]-6.75;2)" office:value-type="float" office:value="0.0629088725787169" calcext:value-type="float">
            <text:p>0.0629088726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489828" calcext:value-type="float">
            <text:p>6.489828</text:p>
          </table:table-cell>
          <table:table-cell office:value-type="float" office:value="6.4979565697" calcext:value-type="float">
            <text:p>6.4979565697</text:p>
          </table:table-cell>
          <table:table-cell table:formula="of:=POWER([.C1586]-6.75;2)" office:value-type="float" office:value="0.0635258907573908" calcext:value-type="float">
            <text:p>0.0635258908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476648" calcext:value-type="float">
            <text:p>6.476648</text:p>
          </table:table-cell>
          <table:table-cell office:value-type="float" office:value="6.4970184545" calcext:value-type="float">
            <text:p>6.4970184545</text:p>
          </table:table-cell>
          <table:table-cell table:formula="of:=POWER([.C1587]-6.75;2)" office:value-type="float" office:value="0.0639996623635686" calcext:value-type="float">
            <text:p>0.0639996624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465568" calcext:value-type="float">
            <text:p>6.465568</text:p>
          </table:table-cell>
          <table:table-cell office:value-type="float" office:value="6.4963557333" calcext:value-type="float">
            <text:p>6.4963557333</text:p>
          </table:table-cell>
          <table:table-cell table:formula="of:=POWER([.C1588]-6.75;2)" office:value-type="float" office:value="0.0643354140297809" calcext:value-type="float">
            <text:p>0.064335414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456062" calcext:value-type="float">
            <text:p>6.456062</text:p>
          </table:table-cell>
          <table:table-cell office:value-type="float" office:value="6.4959457697" calcext:value-type="float">
            <text:p>6.4959457697</text:p>
          </table:table-cell>
          <table:table-cell table:formula="of:=POWER([.C1589]-6.75;2)" office:value-type="float" office:value="0.0645435519333252" calcext:value-type="float">
            <text:p>0.064543551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447208" calcext:value-type="float">
            <text:p>6.447208</text:p>
          </table:table-cell>
          <table:table-cell office:value-type="float" office:value="6.4957626848" calcext:value-type="float">
            <text:p>6.4957626848</text:p>
          </table:table-cell>
          <table:table-cell table:formula="of:=POWER([.C1590]-6.75;2)" office:value-type="float" office:value="0.0646366124401042" calcext:value-type="float">
            <text:p>0.0646366124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437764" calcext:value-type="float">
            <text:p>6.437764</text:p>
          </table:table-cell>
          <table:table-cell office:value-type="float" office:value="6.495783297" calcext:value-type="float">
            <text:p>6.495783297</text:p>
          </table:table-cell>
          <table:table-cell table:formula="of:=POWER([.C1591]-6.75;2)" office:value-type="float" office:value="0.0646261320841902" calcext:value-type="float">
            <text:p>0.064626132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426327" calcext:value-type="float">
            <text:p>6.426327</text:p>
          </table:table-cell>
          <table:table-cell office:value-type="float" office:value="6.4959921515" calcext:value-type="float">
            <text:p>6.4959921515</text:p>
          </table:table-cell>
          <table:table-cell table:formula="of:=POWER([.C1592]-6.75;2)" office:value-type="float" office:value="0.0645199870995988" calcext:value-type="float">
            <text:p>0.0645199871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411564" calcext:value-type="float">
            <text:p>6.411564</text:p>
          </table:table-cell>
          <table:table-cell office:value-type="float" office:value="6.4963846485" calcext:value-type="float">
            <text:p>6.4963846485</text:p>
          </table:table-cell>
          <table:table-cell table:formula="of:=POWER([.C1593]-6.75;2)" office:value-type="float" office:value="0.0643207465164684" calcext:value-type="float">
            <text:p>0.0643207465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392479" calcext:value-type="float">
            <text:p>6.392479</text:p>
          </table:table-cell>
          <table:table-cell office:value-type="float" office:value="6.4969678182" calcext:value-type="float">
            <text:p>6.4969678182</text:p>
          </table:table-cell>
          <table:table-cell table:formula="of:=POWER([.C1594]-6.75;2)" office:value-type="float" office:value="0.0640252850264683" calcext:value-type="float">
            <text:p>0.064025285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368672" calcext:value-type="float">
            <text:p>6.368672</text:p>
          </table:table-cell>
          <table:table-cell office:value-type="float" office:value="6.4977585333" calcext:value-type="float">
            <text:p>6.4977585333</text:p>
          </table:table-cell>
          <table:table-cell table:formula="of:=POWER([.C1595]-6.75;2)" office:value-type="float" office:value="0.0636257575229673" calcext:value-type="float">
            <text:p>0.063625757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340542" calcext:value-type="float">
            <text:p>6.340542</text:p>
          </table:table-cell>
          <table:table-cell office:value-type="float" office:value="6.4987795152" calcext:value-type="float">
            <text:p>6.4987795152</text:p>
          </table:table-cell>
          <table:table-cell table:formula="of:=POWER([.C1596]-6.75;2)" office:value-type="float" office:value="0.0631117319831471" calcext:value-type="float">
            <text:p>0.063111732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309379" calcext:value-type="float">
            <text:p>6.309379</text:p>
          </table:table-cell>
          <table:table-cell office:value-type="float" office:value="6.5000537394" calcext:value-type="float">
            <text:p>6.5000537394</text:p>
          </table:table-cell>
          <table:table-cell table:formula="of:=POWER([.C1597]-6.75;2)" office:value-type="float" office:value="0.062473133187923" calcext:value-type="float">
            <text:p>0.0624731332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277315" calcext:value-type="float">
            <text:p>6.277315</text:p>
          </table:table-cell>
          <table:table-cell office:value-type="float" office:value="6.5015982364" calcext:value-type="float">
            <text:p>6.5015982364</text:p>
          </table:table-cell>
          <table:table-cell table:formula="of:=POWER([.C1598]-6.75;2)" office:value-type="float" office:value="0.0617034361595905" calcext:value-type="float">
            <text:p>0.0617034362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247096" calcext:value-type="float">
            <text:p>6.247096</text:p>
          </table:table-cell>
          <table:table-cell office:value-type="float" office:value="6.5034183091" calcext:value-type="float">
            <text:p>6.5034183091</text:p>
          </table:table-cell>
          <table:table-cell table:formula="of:=POWER([.C1599]-6.75;2)" office:value-type="float" office:value="0.0608025302871033" calcext:value-type="float">
            <text:p>0.0608025303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221717" calcext:value-type="float">
            <text:p>6.221717</text:p>
          </table:table-cell>
          <table:table-cell office:value-type="float" office:value="6.5055033697" calcext:value-type="float">
            <text:p>6.5055033697</text:p>
          </table:table-cell>
          <table:table-cell table:formula="of:=POWER([.C1600]-6.75;2)" office:value-type="float" office:value="0.0597786022280551" calcext:value-type="float">
            <text:p>0.059778602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203939" calcext:value-type="float">
            <text:p>6.203939</text:p>
          </table:table-cell>
          <table:table-cell office:value-type="float" office:value="6.5078251939" calcext:value-type="float">
            <text:p>6.5078251939</text:p>
          </table:table-cell>
          <table:table-cell table:formula="of:=POWER([.C1601]-6.75;2)" office:value-type="float" office:value="0.0586486367095724" calcext:value-type="float">
            <text:p>0.058648636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195798" calcext:value-type="float">
            <text:p>6.195798</text:p>
          </table:table-cell>
          <table:table-cell office:value-type="float" office:value="6.5103392242" calcext:value-type="float">
            <text:p>6.5103392242</text:p>
          </table:table-cell>
          <table:table-cell table:formula="of:=POWER([.C1602]-6.75;2)" office:value-type="float" office:value="0.0574372874570579" calcext:value-type="float">
            <text:p>0.0574372875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198203" calcext:value-type="float">
            <text:p>6.198203</text:p>
          </table:table-cell>
          <table:table-cell office:value-type="float" office:value="6.5129888364" calcext:value-type="float">
            <text:p>6.5129888364</text:p>
          </table:table-cell>
          <table:table-cell table:formula="of:=POWER([.C1603]-6.75;2)" office:value-type="float" office:value="0.056174291671026" calcext:value-type="float">
            <text:p>0.0561742917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210714" calcext:value-type="float">
            <text:p>6.210714</text:p>
          </table:table-cell>
          <table:table-cell office:value-type="float" office:value="6.515712" calcext:value-type="float">
            <text:p>6.515712</text:p>
          </table:table-cell>
          <table:table-cell table:formula="of:=POWER([.C1604]-6.75;2)" office:value-type="float" office:value="0.0548908669440001" calcext:value-type="float">
            <text:p>0.054890866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231543" calcext:value-type="float">
            <text:p>6.231543</text:p>
          </table:table-cell>
          <table:table-cell office:value-type="float" office:value="6.5184490909" calcext:value-type="float">
            <text:p>6.5184490909</text:p>
          </table:table-cell>
          <table:table-cell table:formula="of:=POWER([.C1605]-6.75;2)" office:value-type="float" office:value="0.0536158235050365" calcext:value-type="float">
            <text:p>0.0536158235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25778" calcext:value-type="float">
            <text:p>6.25778</text:p>
          </table:table-cell>
          <table:table-cell office:value-type="float" office:value="6.5211506727" calcext:value-type="float">
            <text:p>6.5211506727</text:p>
          </table:table-cell>
          <table:table-cell table:formula="of:=POWER([.C1606]-6.75;2)" office:value-type="float" office:value="0.0523720146056625" calcext:value-type="float">
            <text:p>0.0523720146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285752" calcext:value-type="float">
            <text:p>6.285752</text:p>
          </table:table-cell>
          <table:table-cell office:value-type="float" office:value="6.5237838606" calcext:value-type="float">
            <text:p>6.5237838606</text:p>
          </table:table-cell>
          <table:table-cell table:formula="of:=POWER([.C1607]-6.75;2)" office:value-type="float" office:value="0.0511737417250402" calcext:value-type="float">
            <text:p>0.0511737417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311407" calcext:value-type="float">
            <text:p>6.311407</text:p>
          </table:table-cell>
          <table:table-cell office:value-type="float" office:value="6.5263366242" calcext:value-type="float">
            <text:p>6.5263366242</text:p>
          </table:table-cell>
          <table:table-cell table:formula="of:=POWER([.C1608]-6.75;2)" office:value-type="float" office:value="0.0500253056742521" calcext:value-type="float">
            <text:p>0.050025305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330563" calcext:value-type="float">
            <text:p>6.330563</text:p>
          </table:table-cell>
          <table:table-cell office:value-type="float" office:value="6.5288199515" calcext:value-type="float">
            <text:p>6.5288199515</text:p>
          </table:table-cell>
          <table:table-cell table:formula="of:=POWER([.C1609]-6.75;2)" office:value-type="float" office:value="0.0489206138544623" calcext:value-type="float">
            <text:p>0.0489206139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338803" calcext:value-type="float">
            <text:p>6.338803</text:p>
          </table:table-cell>
          <table:table-cell office:value-type="float" office:value="6.5312687636" calcext:value-type="float">
            <text:p>6.5312687636</text:p>
          </table:table-cell>
          <table:table-cell table:formula="of:=POWER([.C1610]-6.75;2)" office:value-type="float" office:value="0.0478433537770727" calcext:value-type="float">
            <text:p>0.0478433538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330435" calcext:value-type="float">
            <text:p>6.330435</text:p>
          </table:table-cell>
          <table:table-cell office:value-type="float" office:value="6.5337436545" calcext:value-type="float">
            <text:p>6.5337436545</text:p>
          </table:table-cell>
          <table:table-cell table:formula="of:=POWER([.C1611]-6.75;2)" office:value-type="float" office:value="0.0467668069690153" calcext:value-type="float">
            <text:p>0.046766807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294322" calcext:value-type="float">
            <text:p>6.294322</text:p>
          </table:table-cell>
          <table:table-cell office:value-type="float" office:value="6.5363391273" calcext:value-type="float">
            <text:p>6.5363391273</text:p>
          </table:table-cell>
          <table:table-cell table:formula="of:=POWER([.C1612]-6.75;2)" office:value-type="float" office:value="0.0456509685229257" calcext:value-type="float">
            <text:p>0.0456509685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192526" calcext:value-type="float">
            <text:p>6.192526</text:p>
          </table:table-cell>
          <table:table-cell office:value-type="float" office:value="6.5392171394" calcext:value-type="float">
            <text:p>6.5392171394</text:p>
          </table:table-cell>
          <table:table-cell table:formula="of:=POWER([.C1613]-6.75;2)" office:value-type="float" office:value="0.0444294143227191" calcext:value-type="float">
            <text:p>0.044429414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.680734" calcext:value-type="float">
            <text:p>5.680734</text:p>
          </table:table-cell>
          <table:table-cell office:value-type="float" office:value="6.5427700727" calcext:value-type="float">
            <text:p>6.5427700727</text:p>
          </table:table-cell>
          <table:table-cell table:formula="of:=POWER([.C1614]-6.75;2)" office:value-type="float" office:value="0.0429442427687634" calcext:value-type="float">
            <text:p>0.0429442428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.164067" calcext:value-type="float">
            <text:p>7.164067</text:p>
          </table:table-cell>
          <table:table-cell office:value-type="float" office:value="6.549478" calcext:value-type="float">
            <text:p>6.549478</text:p>
          </table:table-cell>
          <table:table-cell table:formula="of:=POWER([.C1615]-6.75;2)" office:value-type="float" office:value="0.0402090724840001" calcext:value-type="float">
            <text:p>0.040209072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644566" calcext:value-type="float">
            <text:p>6.644566</text:p>
          </table:table-cell>
          <table:table-cell office:value-type="float" office:value="6.5472458" calcext:value-type="float">
            <text:p>6.5472458</text:p>
          </table:table-cell>
          <table:table-cell table:formula="of:=POWER([.C1616]-6.75;2)" office:value-type="float" office:value="0.0411092656176401" calcext:value-type="float">
            <text:p>0.0411092656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52198" calcext:value-type="float">
            <text:p>6.52198</text:p>
          </table:table-cell>
          <table:table-cell office:value-type="float" office:value="6.5482099576" calcext:value-type="float">
            <text:p>6.5482099576</text:p>
          </table:table-cell>
          <table:table-cell table:formula="of:=POWER([.C1617]-6.75;2)" office:value-type="float" office:value="0.0407192212117937" calcext:value-type="float">
            <text:p>0.0407192212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455664" calcext:value-type="float">
            <text:p>6.455664</text:p>
          </table:table-cell>
          <table:table-cell office:value-type="float" office:value="6.5499647333" calcext:value-type="float">
            <text:p>6.5499647333</text:p>
          </table:table-cell>
          <table:table-cell table:formula="of:=POWER([.C1618]-6.75;2)" office:value-type="float" office:value="0.04001410792374" calcext:value-type="float">
            <text:p>0.0400141079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409359" calcext:value-type="float">
            <text:p>6.409359</text:p>
          </table:table-cell>
          <table:table-cell office:value-type="float" office:value="6.5521707091" calcext:value-type="float">
            <text:p>6.5521707091</text:p>
          </table:table-cell>
          <table:table-cell table:formula="of:=POWER([.C1619]-6.75;2)" office:value-type="float" office:value="0.0391364283379967" calcext:value-type="float">
            <text:p>0.0391364283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374083" calcext:value-type="float">
            <text:p>6.374083</text:p>
          </table:table-cell>
          <table:table-cell office:value-type="float" office:value="6.5547099818" calcext:value-type="float">
            <text:p>6.5547099818</text:p>
          </table:table-cell>
          <table:table-cell table:formula="of:=POWER([.C1620]-6.75;2)" office:value-type="float" office:value="0.0381381912085562" calcext:value-type="float">
            <text:p>0.038138191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346844" calcext:value-type="float">
            <text:p>6.346844</text:p>
          </table:table-cell>
          <table:table-cell office:value-type="float" office:value="6.5575206182" calcext:value-type="float">
            <text:p>6.5575206182</text:p>
          </table:table-cell>
          <table:table-cell table:formula="of:=POWER([.C1621]-6.75;2)" office:value-type="float" office:value="0.0370483124181102" calcext:value-type="float">
            <text:p>0.0370483124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326383" calcext:value-type="float">
            <text:p>6.326383</text:p>
          </table:table-cell>
          <table:table-cell office:value-type="float" office:value="6.5605598303" calcext:value-type="float">
            <text:p>6.5605598303</text:p>
          </table:table-cell>
          <table:table-cell table:formula="of:=POWER([.C1622]-6.75;2)" office:value-type="float" office:value="0.0358875778959648" calcext:value-type="float">
            <text:p>0.0358875779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31196" calcext:value-type="float">
            <text:p>6.31196</text:p>
          </table:table-cell>
          <table:table-cell office:value-type="float" office:value="6.5637925818" calcext:value-type="float">
            <text:p>6.5637925818</text:p>
          </table:table-cell>
          <table:table-cell table:formula="of:=POWER([.C1623]-6.75;2)" office:value-type="float" office:value="0.0346732025927098" calcext:value-type="float">
            <text:p>0.0346732026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302947" calcext:value-type="float">
            <text:p>6.302947</text:p>
          </table:table-cell>
          <table:table-cell office:value-type="float" office:value="6.5671871939" calcext:value-type="float">
            <text:p>6.5671871939</text:p>
          </table:table-cell>
          <table:table-cell table:formula="of:=POWER([.C1624]-6.75;2)" office:value-type="float" office:value="0.0334205220741563" calcext:value-type="float">
            <text:p>0.033420522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298709" calcext:value-type="float">
            <text:p>6.298709</text:p>
          </table:table-cell>
          <table:table-cell office:value-type="float" office:value="6.5707131273" calcext:value-type="float">
            <text:p>6.5707131273</text:p>
          </table:table-cell>
          <table:table-cell table:formula="of:=POWER([.C1625]-6.75;2)" office:value-type="float" office:value="0.0321437827225459" calcext:value-type="float">
            <text:p>0.0321437827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298587" calcext:value-type="float">
            <text:p>6.298587</text:p>
          </table:table-cell>
          <table:table-cell office:value-type="float" office:value="6.5743394" calcext:value-type="float">
            <text:p>6.5743394</text:p>
          </table:table-cell>
          <table:table-cell table:formula="of:=POWER([.C1626]-6.75;2)" office:value-type="float" office:value="0.0308566463923602" calcext:value-type="float">
            <text:p>0.0308566464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301935" calcext:value-type="float">
            <text:p>6.301935</text:p>
          </table:table-cell>
          <table:table-cell office:value-type="float" office:value="6.5780332909" calcext:value-type="float">
            <text:p>6.5780332909</text:p>
          </table:table-cell>
          <table:table-cell table:formula="of:=POWER([.C1627]-6.75;2)" office:value-type="float" office:value="0.0295725490386841" calcext:value-type="float">
            <text:p>0.029572549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308146" calcext:value-type="float">
            <text:p>6.308146</text:p>
          </table:table-cell>
          <table:table-cell office:value-type="float" office:value="6.5817593515" calcext:value-type="float">
            <text:p>6.5817593515</text:p>
          </table:table-cell>
          <table:table-cell table:formula="of:=POWER([.C1628]-6.75;2)" office:value-type="float" office:value="0.0283049158077007" calcext:value-type="float">
            <text:p>0.0283049158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316692" calcext:value-type="float">
            <text:p>6.316692</text:p>
          </table:table-cell>
          <table:table-cell office:value-type="float" office:value="6.5854790667" calcext:value-type="float">
            <text:p>6.5854790667</text:p>
          </table:table-cell>
          <table:table-cell table:formula="of:=POWER([.C1629]-6.75;2)" office:value-type="float" office:value="0.0270671374939032" calcext:value-type="float">
            <text:p>0.0270671375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327129" calcext:value-type="float">
            <text:p>6.327129</text:p>
          </table:table-cell>
          <table:table-cell office:value-type="float" office:value="6.5891512545" calcext:value-type="float">
            <text:p>6.5891512545</text:p>
          </table:table-cell>
          <table:table-cell table:formula="of:=POWER([.C1630]-6.75;2)" office:value-type="float" office:value="0.0258723189289238" calcext:value-type="float">
            <text:p>0.025872318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339098" calcext:value-type="float">
            <text:p>6.339098</text:p>
          </table:table-cell>
          <table:table-cell office:value-type="float" office:value="6.5927334061" calcext:value-type="float">
            <text:p>6.5927334061</text:p>
          </table:table-cell>
          <table:table-cell table:formula="of:=POWER([.C1631]-6.75;2)" office:value-type="float" office:value="0.0247327815569076" calcext:value-type="float">
            <text:p>0.0247327816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352306" calcext:value-type="float">
            <text:p>6.352306</text:p>
          </table:table-cell>
          <table:table-cell office:value-type="float" office:value="6.5961837939" calcext:value-type="float">
            <text:p>6.5961837939</text:p>
          </table:table-cell>
          <table:table-cell table:formula="of:=POWER([.C1632]-6.75;2)" office:value-type="float" office:value="0.0236594252589977" calcext:value-type="float">
            <text:p>0.023659425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36651" calcext:value-type="float">
            <text:p>6.36651</text:p>
          </table:table-cell>
          <table:table-cell office:value-type="float" office:value="6.599464103" calcext:value-type="float">
            <text:p>6.599464103</text:p>
          </table:table-cell>
          <table:table-cell table:formula="of:=POWER([.C1633]-6.75;2)" office:value-type="float" office:value="0.0226610562855946" calcext:value-type="float">
            <text:p>0.0226610563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381497" calcext:value-type="float">
            <text:p>6.381497</text:p>
          </table:table-cell>
          <table:table-cell office:value-type="float" office:value="6.6025420424" calcext:value-type="float">
            <text:p>6.6025420424</text:p>
          </table:table-cell>
          <table:table-cell table:formula="of:=POWER([.C1634]-6.75;2)" office:value-type="float" office:value="0.0217438492595635" calcext:value-type="float">
            <text:p>0.0217438493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39708" calcext:value-type="float">
            <text:p>6.39708</text:p>
          </table:table-cell>
          <table:table-cell office:value-type="float" office:value="6.6053935394" calcext:value-type="float">
            <text:p>6.6053935394</text:p>
          </table:table-cell>
          <table:table-cell table:formula="of:=POWER([.C1635]-6.75;2)" office:value-type="float" office:value="0.0209110284472595" calcext:value-type="float">
            <text:p>0.020911028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413107" calcext:value-type="float">
            <text:p>6.413107</text:p>
          </table:table-cell>
          <table:table-cell office:value-type="float" office:value="6.6080040182" calcext:value-type="float">
            <text:p>6.6080040182</text:p>
          </table:table-cell>
          <table:table-cell table:formula="of:=POWER([.C1636]-6.75;2)" office:value-type="float" office:value="0.0201628588473459" calcext:value-type="float">
            <text:p>0.0201628588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429466" calcext:value-type="float">
            <text:p>6.429466</text:p>
          </table:table-cell>
          <table:table-cell office:value-type="float" office:value="6.6103684545" calcext:value-type="float">
            <text:p>6.6103684545</text:p>
          </table:table-cell>
          <table:table-cell table:formula="of:=POWER([.C1637]-6.75;2)" office:value-type="float" office:value="0.0194969684987187" calcext:value-type="float">
            <text:p>0.019496968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446106" calcext:value-type="float">
            <text:p>6.446106</text:p>
          </table:table-cell>
          <table:table-cell office:value-type="float" office:value="6.6124903515" calcext:value-type="float">
            <text:p>6.6124903515</text:p>
          </table:table-cell>
          <table:table-cell table:formula="of:=POWER([.C1638]-6.75;2)" office:value-type="float" office:value="0.0189089034305936" calcext:value-type="float">
            <text:p>0.0189089034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463031" calcext:value-type="float">
            <text:p>6.463031</text:p>
          </table:table-cell>
          <table:table-cell office:value-type="float" office:value="6.614379697" calcext:value-type="float">
            <text:p>6.614379697</text:p>
          </table:table-cell>
          <table:table-cell table:formula="of:=POWER([.C1639]-6.75;2)" office:value-type="float" office:value="0.0183928665858117" calcext:value-type="float">
            <text:p>0.0183928666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80283" calcext:value-type="float">
            <text:p>6.480283</text:p>
          </table:table-cell>
          <table:table-cell office:value-type="float" office:value="6.6160504545" calcext:value-type="float">
            <text:p>6.6160504545</text:p>
          </table:table-cell>
          <table:table-cell table:formula="of:=POWER([.C1640]-6.75;2)" office:value-type="float" office:value="0.0179424807396566" calcext:value-type="float">
            <text:p>0.0179424807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497913" calcext:value-type="float">
            <text:p>6.497913</text:p>
          </table:table-cell>
          <table:table-cell office:value-type="float" office:value="6.6175180182" calcext:value-type="float">
            <text:p>6.6175180182</text:p>
          </table:table-cell>
          <table:table-cell table:formula="of:=POWER([.C1641]-6.75;2)" office:value-type="float" office:value="0.0175514755016555" calcext:value-type="float">
            <text:p>0.017551475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515937" calcext:value-type="float">
            <text:p>6.515937</text:p>
          </table:table-cell>
          <table:table-cell office:value-type="float" office:value="6.6187970121" calcext:value-type="float">
            <text:p>6.6187970121</text:p>
          </table:table-cell>
          <table:table-cell table:formula="of:=POWER([.C1642]-6.75;2)" office:value-type="float" office:value="0.0172142240338876" calcext:value-type="float">
            <text:p>0.017214224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5343" calcext:value-type="float">
            <text:p>6.5343</text:p>
          </table:table-cell>
          <table:table-cell office:value-type="float" office:value="6.6198996606" calcext:value-type="float">
            <text:p>6.6198996606</text:p>
          </table:table-cell>
          <table:table-cell table:formula="of:=POWER([.C1643]-6.75;2)" office:value-type="float" office:value="0.0169260983119952" calcext:value-type="float">
            <text:p>0.016926098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552859" calcext:value-type="float">
            <text:p>6.552859</text:p>
          </table:table-cell>
          <table:table-cell office:value-type="float" office:value="6.6208347939" calcext:value-type="float">
            <text:p>6.6208347939</text:p>
          </table:table-cell>
          <table:table-cell table:formula="of:=POWER([.C1644]-6.75;2)" office:value-type="float" office:value="0.0166836504668554" calcext:value-type="float">
            <text:p>0.016683650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571388" calcext:value-type="float">
            <text:p>6.571388</text:p>
          </table:table-cell>
          <table:table-cell office:value-type="float" office:value="6.6216073455" calcext:value-type="float">
            <text:p>6.6216073455</text:p>
          </table:table-cell>
          <table:table-cell table:formula="of:=POWER([.C1645]-6.75;2)" office:value-type="float" office:value="0.0164846737295563" calcext:value-type="float">
            <text:p>0.0164846737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589619" calcext:value-type="float">
            <text:p>6.589619</text:p>
          </table:table-cell>
          <table:table-cell office:value-type="float" office:value="6.6222182848" calcext:value-type="float">
            <text:p>6.6222182848</text:p>
          </table:table-cell>
          <table:table-cell table:formula="of:=POWER([.C1646]-6.75;2)" office:value-type="float" office:value="0.016328166739454" calcext:value-type="float">
            <text:p>0.0163281667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607285" calcext:value-type="float">
            <text:p>6.607285</text:p>
          </table:table-cell>
          <table:table-cell office:value-type="float" office:value="6.6226647394" calcext:value-type="float">
            <text:p>6.6226647394</text:p>
          </table:table-cell>
          <table:table-cell table:formula="of:=POWER([.C1647]-6.75;2)" office:value-type="float" office:value="0.0162142685920699" calcext:value-type="float">
            <text:p>0.0162142686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62418" calcext:value-type="float">
            <text:p>6.62418</text:p>
          </table:table-cell>
          <table:table-cell office:value-type="float" office:value="6.6229404242" calcext:value-type="float">
            <text:p>6.6229404242</text:p>
          </table:table-cell>
          <table:table-cell table:formula="of:=POWER([.C1648]-6.75;2)" office:value-type="float" office:value="0.0161441358024759" calcext:value-type="float">
            <text:p>0.0161441358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640191" calcext:value-type="float">
            <text:p>6.640191</text:p>
          </table:table-cell>
          <table:table-cell office:value-type="float" office:value="6.6230363091" calcext:value-type="float">
            <text:p>6.6230363091</text:p>
          </table:table-cell>
          <table:table-cell table:formula="of:=POWER([.C1649]-6.75;2)" office:value-type="float" office:value="0.0161197788069508" calcext:value-type="float">
            <text:p>0.0161197788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655309" calcext:value-type="float">
            <text:p>6.655309</text:p>
          </table:table-cell>
          <table:table-cell office:value-type="float" office:value="6.6229415939" calcext:value-type="float">
            <text:p>6.6229415939</text:p>
          </table:table-cell>
          <table:table-cell table:formula="of:=POWER([.C1650]-6.75;2)" office:value-type="float" office:value="0.0161438385606725" calcext:value-type="float">
            <text:p>0.016143838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669606" calcext:value-type="float">
            <text:p>6.669606</text:p>
          </table:table-cell>
          <table:table-cell office:value-type="float" office:value="6.622645" calcext:value-type="float">
            <text:p>6.622645</text:p>
          </table:table-cell>
          <table:table-cell table:formula="of:=POWER([.C1651]-6.75;2)" office:value-type="float" office:value="0.0162192960249999" calcext:value-type="float">
            <text:p>0.016219296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683185" calcext:value-type="float">
            <text:p>6.683185</text:p>
          </table:table-cell>
          <table:table-cell office:value-type="float" office:value="6.6221362485" calcext:value-type="float">
            <text:p>6.6221362485</text:p>
          </table:table-cell>
          <table:table-cell table:formula="of:=POWER([.C1652]-6.75;2)" office:value-type="float" office:value="0.0163491389476537" calcext:value-type="float">
            <text:p>0.0163491389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696131" calcext:value-type="float">
            <text:p>6.696131</text:p>
          </table:table-cell>
          <table:table-cell office:value-type="float" office:value="6.6214075758" calcext:value-type="float">
            <text:p>6.6214075758</text:p>
          </table:table-cell>
          <table:table-cell table:formula="of:=POWER([.C1653]-6.75;2)" office:value-type="float" office:value="0.0165360115616327" calcext:value-type="float">
            <text:p>0.0165360116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708468" calcext:value-type="float">
            <text:p>6.708468</text:p>
          </table:table-cell>
          <table:table-cell office:value-type="float" office:value="6.6204549758" calcext:value-type="float">
            <text:p>6.6204549758</text:p>
          </table:table-cell>
          <table:table-cell table:formula="of:=POWER([.C1654]-6.75;2)" office:value-type="float" office:value="0.0167819132949787" calcext:value-type="float">
            <text:p>0.0167819133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720148" calcext:value-type="float">
            <text:p>6.720148</text:p>
          </table:table-cell>
          <table:table-cell office:value-type="float" office:value="6.6192790303" calcext:value-type="float">
            <text:p>6.6192790303</text:p>
          </table:table-cell>
          <table:table-cell table:formula="of:=POWER([.C1655]-6.75;2)" office:value-type="float" office:value="0.0170879719193084" calcext:value-type="float">
            <text:p>0.0170879719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731071" calcext:value-type="float">
            <text:p>6.731071</text:p>
          </table:table-cell>
          <table:table-cell office:value-type="float" office:value="6.6178851758" calcext:value-type="float">
            <text:p>6.6178851758</text:p>
          </table:table-cell>
          <table:table-cell table:formula="of:=POWER([.C1656]-6.75;2)" office:value-type="float" office:value="0.017454326773397" calcext:value-type="float">
            <text:p>0.0174543268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741134" calcext:value-type="float">
            <text:p>6.741134</text:p>
          </table:table-cell>
          <table:table-cell office:value-type="float" office:value="6.6162834424" calcext:value-type="float">
            <text:p>6.6162834424</text:p>
          </table:table-cell>
          <table:table-cell table:formula="of:=POWER([.C1657]-6.75;2)" office:value-type="float" office:value="0.017880117776394" calcext:value-type="float">
            <text:p>0.0178801178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750295" calcext:value-type="float">
            <text:p>6.750295</text:p>
          </table:table-cell>
          <table:table-cell office:value-type="float" office:value="6.614487903" calcext:value-type="float">
            <text:p>6.614487903</text:p>
          </table:table-cell>
          <table:table-cell table:formula="of:=POWER([.C1658]-6.75;2)" office:value-type="float" office:value="0.0183635284333375" calcext:value-type="float">
            <text:p>0.0183635284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758621" calcext:value-type="float">
            <text:p>6.758621</text:p>
          </table:table-cell>
          <table:table-cell office:value-type="float" office:value="6.6125159091" calcext:value-type="float">
            <text:p>6.6125159091</text:p>
          </table:table-cell>
          <table:table-cell table:formula="of:=POWER([.C1659]-6.75;2)" office:value-type="float" office:value="0.0189018752505995" calcext:value-type="float">
            <text:p>0.0189018753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76631" calcext:value-type="float">
            <text:p>6.76631</text:p>
          </table:table-cell>
          <table:table-cell office:value-type="float" office:value="6.6103874606" calcext:value-type="float">
            <text:p>6.6103874606</text:p>
          </table:table-cell>
          <table:table-cell table:formula="of:=POWER([.C1660]-6.75;2)" office:value-type="float" office:value="0.0194916611577165" calcext:value-type="float">
            <text:p>0.0194916612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773669" calcext:value-type="float">
            <text:p>6.773669</text:p>
          </table:table-cell>
          <table:table-cell office:value-type="float" office:value="6.6081246545" calcext:value-type="float">
            <text:p>6.6081246545</text:p>
          </table:table-cell>
          <table:table-cell table:formula="of:=POWER([.C1661]-6.75;2)" office:value-type="float" office:value="0.0201286136607443" calcext:value-type="float">
            <text:p>0.020128613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78105" calcext:value-type="float">
            <text:p>6.78105</text:p>
          </table:table-cell>
          <table:table-cell office:value-type="float" office:value="6.6057512121" calcext:value-type="float">
            <text:p>6.6057512121</text:p>
          </table:table-cell>
          <table:table-cell table:formula="of:=POWER([.C1662]-6.75;2)" office:value-type="float" office:value="0.0208077128106191" calcext:value-type="float">
            <text:p>0.0208077128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788769" calcext:value-type="float">
            <text:p>6.788769</text:p>
          </table:table-cell>
          <table:table-cell office:value-type="float" office:value="6.6032918788" calcext:value-type="float">
            <text:p>6.6032918788</text:p>
          </table:table-cell>
          <table:table-cell table:formula="of:=POWER([.C1663]-6.75;2)" office:value-type="float" office:value="0.0215232728260338" calcext:value-type="float">
            <text:p>0.0215232728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797011" calcext:value-type="float">
            <text:p>6.797011</text:p>
          </table:table-cell>
          <table:table-cell office:value-type="float" office:value="6.6007714061" calcext:value-type="float">
            <text:p>6.6007714061</text:p>
          </table:table-cell>
          <table:table-cell table:formula="of:=POWER([.C1664]-6.75;2)" office:value-type="float" office:value="0.0222691732373712" calcext:value-type="float">
            <text:p>0.0222691732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805772" calcext:value-type="float">
            <text:p>6.805772</text:p>
          </table:table-cell>
          <table:table-cell office:value-type="float" office:value="6.5982130182" calcext:value-type="float">
            <text:p>6.5982130182</text:p>
          </table:table-cell>
          <table:table-cell table:formula="of:=POWER([.C1665]-6.75;2)" office:value-type="float" office:value="0.0230392878439535" calcext:value-type="float">
            <text:p>0.0230392878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814831" calcext:value-type="float">
            <text:p>6.814831</text:p>
          </table:table-cell>
          <table:table-cell office:value-type="float" office:value="6.5956363152" calcext:value-type="float">
            <text:p>6.5956363152</text:p>
          </table:table-cell>
          <table:table-cell table:formula="of:=POWER([.C1666]-6.75;2)" office:value-type="float" office:value="0.0238281471850337" calcext:value-type="float">
            <text:p>0.0238281472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823783" calcext:value-type="float">
            <text:p>6.823783</text:p>
          </table:table-cell>
          <table:table-cell office:value-type="float" office:value="6.5930548727" calcext:value-type="float">
            <text:p>6.5930548727</text:p>
          </table:table-cell>
          <table:table-cell table:formula="of:=POWER([.C1667]-6.75;2)" office:value-type="float" office:value="0.0246317729832133" calcext:value-type="float">
            <text:p>0.024631773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832111" calcext:value-type="float">
            <text:p>6.832111</text:p>
          </table:table-cell>
          <table:table-cell office:value-type="float" office:value="6.5904739212" calcext:value-type="float">
            <text:p>6.5904739212</text:p>
          </table:table-cell>
          <table:table-cell table:formula="of:=POWER([.C1668]-6.75;2)" office:value-type="float" office:value="0.0254485698173038" calcext:value-type="float">
            <text:p>0.0254485698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839289" calcext:value-type="float">
            <text:p>6.839289</text:p>
          </table:table-cell>
          <table:table-cell office:value-type="float" office:value="6.5878885515" calcext:value-type="float">
            <text:p>6.5878885515</text:p>
          </table:table-cell>
          <table:table-cell table:formula="of:=POWER([.C1669]-6.75;2)" office:value-type="float" office:value="0.0262801217347682" calcext:value-type="float">
            <text:p>0.026280121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844888" calcext:value-type="float">
            <text:p>6.844888</text:p>
          </table:table-cell>
          <table:table-cell office:value-type="float" office:value="6.5852829394" calcext:value-type="float">
            <text:p>6.5852829394</text:p>
          </table:table-cell>
          <table:table-cell table:formula="of:=POWER([.C1670]-6.75;2)" office:value-type="float" office:value="0.0271317100527041" calcext:value-type="float">
            <text:p>0.027131710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848661" calcext:value-type="float">
            <text:p>6.848661</text:p>
          </table:table-cell>
          <table:table-cell office:value-type="float" office:value="6.5826307455" calcext:value-type="float">
            <text:p>6.5826307455</text:p>
          </table:table-cell>
          <table:table-cell table:formula="of:=POWER([.C1671]-6.75;2)" office:value-type="float" office:value="0.0280124673518856" calcext:value-type="float">
            <text:p>0.0280124674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850582" calcext:value-type="float">
            <text:p>6.850582</text:p>
          </table:table-cell>
          <table:table-cell office:value-type="float" office:value="6.5798967394" calcext:value-type="float">
            <text:p>6.5798967394</text:p>
          </table:table-cell>
          <table:table-cell table:formula="of:=POWER([.C1672]-6.75;2)" office:value-type="float" office:value="0.0289351192667516" calcext:value-type="float">
            <text:p>0.028935119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850842" calcext:value-type="float">
            <text:p>6.850842</text:p>
          </table:table-cell>
          <table:table-cell office:value-type="float" office:value="6.5770393758" calcext:value-type="float">
            <text:p>6.5770393758</text:p>
          </table:table-cell>
          <table:table-cell table:formula="of:=POWER([.C1673]-6.75;2)" office:value-type="float" office:value="0.0299153775236536" calcext:value-type="float">
            <text:p>0.0299153775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849789" calcext:value-type="float">
            <text:p>6.849789</text:p>
          </table:table-cell>
          <table:table-cell office:value-type="float" office:value="6.5740138303" calcext:value-type="float">
            <text:p>6.5740138303</text:p>
          </table:table-cell>
          <table:table-cell table:formula="of:=POWER([.C1674]-6.75;2)" office:value-type="float" office:value="0.0309711319256771" calcext:value-type="float">
            <text:p>0.0309711319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84784" calcext:value-type="float">
            <text:p>6.84784</text:p>
          </table:table-cell>
          <table:table-cell office:value-type="float" office:value="6.5707748909" calcext:value-type="float">
            <text:p>6.5707748909</text:p>
          </table:table-cell>
          <table:table-cell table:formula="of:=POWER([.C1675]-6.75;2)" office:value-type="float" office:value="0.0321216397319069" calcext:value-type="float">
            <text:p>0.0321216397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84538" calcext:value-type="float">
            <text:p>6.84538</text:p>
          </table:table-cell>
          <table:table-cell office:value-type="float" office:value="6.5672789697" calcext:value-type="float">
            <text:p>6.5672789697</text:p>
          </table:table-cell>
          <table:table-cell table:formula="of:=POWER([.C1676]-6.75;2)" office:value-type="float" office:value="0.0333869749138934" calcext:value-type="float">
            <text:p>0.0333869749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842676" calcext:value-type="float">
            <text:p>6.842676</text:p>
          </table:table-cell>
          <table:table-cell office:value-type="float" office:value="6.5634843939" calcext:value-type="float">
            <text:p>6.5634843939</text:p>
          </table:table-cell>
          <table:table-cell table:formula="of:=POWER([.C1677]-6.75;2)" office:value-type="float" office:value="0.0347880713188505" calcext:value-type="float">
            <text:p>0.0347880713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839821" calcext:value-type="float">
            <text:p>6.839821</text:p>
          </table:table-cell>
          <table:table-cell office:value-type="float" office:value="6.5593490121" calcext:value-type="float">
            <text:p>6.5593490121</text:p>
          </table:table-cell>
          <table:table-cell table:formula="of:=POWER([.C1678]-6.75;2)" office:value-type="float" office:value="0.0363477991872459" calcext:value-type="float">
            <text:p>0.0363477992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83673" calcext:value-type="float">
            <text:p>6.83673</text:p>
          </table:table-cell>
          <table:table-cell office:value-type="float" office:value="6.5548234364" calcext:value-type="float">
            <text:p>6.5548234364</text:p>
          </table:table-cell>
          <table:table-cell table:formula="of:=POWER([.C1679]-6.75;2)" office:value-type="float" office:value="0.038093890978705" calcext:value-type="float">
            <text:p>0.03809389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833169" calcext:value-type="float">
            <text:p>6.833169</text:p>
          </table:table-cell>
          <table:table-cell office:value-type="float" office:value="6.5498361576" calcext:value-type="float">
            <text:p>6.5498361576</text:p>
          </table:table-cell>
          <table:table-cell table:formula="of:=POWER([.C1680]-6.75;2)" office:value-type="float" office:value="0.0400655638043322" calcext:value-type="float">
            <text:p>0.0400655638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828821" calcext:value-type="float">
            <text:p>6.828821</text:p>
          </table:table-cell>
          <table:table-cell office:value-type="float" office:value="6.5442601636" calcext:value-type="float">
            <text:p>6.5442601636</text:p>
          </table:table-cell>
          <table:table-cell table:formula="of:=POWER([.C1681]-6.75;2)" office:value-type="float" office:value="0.0423288802818989" calcext:value-type="float">
            <text:p>0.0423288803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823368" calcext:value-type="float">
            <text:p>6.823368</text:p>
          </table:table-cell>
          <table:table-cell office:value-type="float" office:value="6.5378244424" calcext:value-type="float">
            <text:p>6.5378244424</text:p>
          </table:table-cell>
          <table:table-cell table:formula="of:=POWER([.C1682]-6.75;2)" office:value-type="float" office:value="0.045018467242871" calcext:value-type="float">
            <text:p>0.0450184672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816554" calcext:value-type="float">
            <text:p>6.816554</text:p>
          </table:table-cell>
          <table:table-cell office:value-type="float" office:value="6.5297965091" calcext:value-type="float">
            <text:p>6.5297965091</text:p>
          </table:table-cell>
          <table:table-cell table:formula="of:=POWER([.C1683]-6.75;2)" office:value-type="float" office:value="0.0484895774045465" calcext:value-type="float">
            <text:p>0.0484895774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808241" calcext:value-type="float">
            <text:p>6.808241</text:p>
          </table:table-cell>
          <table:table-cell office:value-type="float" office:value="6.5168567333" calcext:value-type="float">
            <text:p>6.5168567333</text:p>
          </table:table-cell>
          <table:table-cell table:formula="of:=POWER([.C1684]-6.75;2)" office:value-type="float" office:value="0.0543557828075473" calcext:value-type="float">
            <text:p>0.054355782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79842" calcext:value-type="float">
            <text:p>6.79842</text:p>
          </table:table-cell>
          <table:table-cell office:value-type="float" office:value="6.5039673394" calcext:value-type="float">
            <text:p>6.5039673394</text:p>
          </table:table-cell>
          <table:table-cell table:formula="of:=POWER([.C1685]-6.75;2)" office:value-type="float" office:value="0.0605320700819148" calcext:value-type="float">
            <text:p>0.0605320701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787201" calcext:value-type="float">
            <text:p>6.787201</text:p>
          </table:table-cell>
          <table:table-cell office:value-type="float" office:value="6.5075457939" calcext:value-type="float">
            <text:p>6.5075457939</text:p>
          </table:table-cell>
          <table:table-cell table:formula="of:=POWER([.C1686]-6.75;2)" office:value-type="float" office:value="0.0587840420555811" calcext:value-type="float">
            <text:p>0.0587840421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774775" calcext:value-type="float">
            <text:p>6.774775</text:p>
          </table:table-cell>
          <table:table-cell office:value-type="float" office:value="6.5074843939" calcext:value-type="float">
            <text:p>6.5074843939</text:p>
          </table:table-cell>
          <table:table-cell table:formula="of:=POWER([.C1687]-6.75;2)" office:value-type="float" office:value="0.0588138192020501" calcext:value-type="float">
            <text:p>0.0588138192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761359" calcext:value-type="float">
            <text:p>6.761359</text:p>
          </table:table-cell>
          <table:table-cell office:value-type="float" office:value="6.5061665576" calcext:value-type="float">
            <text:p>6.5061665576</text:p>
          </table:table-cell>
          <table:table-cell table:formula="of:=POWER([.C1688]-6.75;2)" office:value-type="float" office:value="0.059454747632634" calcext:value-type="float">
            <text:p>0.059454747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747151" calcext:value-type="float">
            <text:p>6.747151</text:p>
          </table:table-cell>
          <table:table-cell office:value-type="float" office:value="6.5042353636" calcext:value-type="float">
            <text:p>6.5042353636</text:p>
          </table:table-cell>
          <table:table-cell table:formula="of:=POWER([.C1689]-6.75;2)" office:value-type="float" office:value="0.0604002565048241" calcext:value-type="float">
            <text:p>0.060400256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732289" calcext:value-type="float">
            <text:p>6.732289</text:p>
          </table:table-cell>
          <table:table-cell office:value-type="float" office:value="6.5019664848" calcext:value-type="float">
            <text:p>6.5019664848</text:p>
          </table:table-cell>
          <table:table-cell table:formula="of:=POWER([.C1690]-6.75;2)" office:value-type="float" office:value="0.0615206246624684" calcext:value-type="float">
            <text:p>0.061520624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716832" calcext:value-type="float">
            <text:p>6.716832</text:p>
          </table:table-cell>
          <table:table-cell office:value-type="float" office:value="6.4995099394" calcext:value-type="float">
            <text:p>6.4995099394</text:p>
          </table:table-cell>
          <table:table-cell table:formula="of:=POWER([.C1691]-6.75;2)" office:value-type="float" office:value="0.0627452704593916" calcext:value-type="float">
            <text:p>0.062745270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700767" calcext:value-type="float">
            <text:p>6.700767</text:p>
          </table:table-cell>
          <table:table-cell office:value-type="float" office:value="6.4969612545" calcext:value-type="float">
            <text:p>6.4969612545</text:p>
          </table:table-cell>
          <table:table-cell table:formula="of:=POWER([.C1692]-6.75;2)" office:value-type="float" office:value="0.0640286067242136" calcext:value-type="float">
            <text:p>0.0640286067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684032" calcext:value-type="float">
            <text:p>6.684032</text:p>
          </table:table-cell>
          <table:table-cell office:value-type="float" office:value="6.4943887091" calcext:value-type="float">
            <text:p>6.4943887091</text:p>
          </table:table-cell>
          <table:table-cell table:formula="of:=POWER([.C1693]-6.75;2)" office:value-type="float" office:value="0.0653371320355645" calcext:value-type="float">
            <text:p>0.065337132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666566" calcext:value-type="float">
            <text:p>6.666566</text:p>
          </table:table-cell>
          <table:table-cell office:value-type="float" office:value="6.4918455879" calcext:value-type="float">
            <text:p>6.4918455879</text:p>
          </table:table-cell>
          <table:table-cell table:formula="of:=POWER([.C1694]-6.75;2)" office:value-type="float" office:value="0.0666437004866965" calcext:value-type="float">
            <text:p>0.066643700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648352" calcext:value-type="float">
            <text:p>6.648352</text:p>
          </table:table-cell>
          <table:table-cell office:value-type="float" office:value="6.4893760727" calcext:value-type="float">
            <text:p>6.4893760727</text:p>
          </table:table-cell>
          <table:table-cell table:formula="of:=POWER([.C1695]-6.75;2)" office:value-type="float" office:value="0.0679248314812758" calcext:value-type="float">
            <text:p>0.067924831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629461" calcext:value-type="float">
            <text:p>6.629461</text:p>
          </table:table-cell>
          <table:table-cell office:value-type="float" office:value="6.4870180545" calcext:value-type="float">
            <text:p>6.4870180545</text:p>
          </table:table-cell>
          <table:table-cell table:formula="of:=POWER([.C1696]-6.75;2)" office:value-type="float" office:value="0.069159503658965" calcext:value-type="float">
            <text:p>0.0691595037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610079" calcext:value-type="float">
            <text:p>6.610079</text:p>
          </table:table-cell>
          <table:table-cell office:value-type="float" office:value="6.4848042364" calcext:value-type="float">
            <text:p>6.4848042364</text:p>
          </table:table-cell>
          <table:table-cell table:formula="of:=POWER([.C1697]-6.75;2)" office:value-type="float" office:value="0.0703287930313868" calcext:value-type="float">
            <text:p>0.07032879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590507" calcext:value-type="float">
            <text:p>6.590507</text:p>
          </table:table-cell>
          <table:table-cell office:value-type="float" office:value="6.4827622182" calcext:value-type="float">
            <text:p>6.4827622182</text:p>
          </table:table-cell>
          <table:table-cell table:formula="of:=POWER([.C1698]-6.75;2)" office:value-type="float" office:value="0.0714160320213842" calcext:value-type="float">
            <text:p>0.07141603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571137" calcext:value-type="float">
            <text:p>6.571137</text:p>
          </table:table-cell>
          <table:table-cell office:value-type="float" office:value="6.4809141212" calcext:value-type="float">
            <text:p>6.4809141212</text:p>
          </table:table-cell>
          <table:table-cell table:formula="of:=POWER([.C1699]-6.75;2)" office:value-type="float" office:value="0.0724072101695685" calcext:value-type="float">
            <text:p>0.0724072102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552401" calcext:value-type="float">
            <text:p>6.552401</text:p>
          </table:table-cell>
          <table:table-cell office:value-type="float" office:value="6.4792760788" calcext:value-type="float">
            <text:p>6.4792760788</text:p>
          </table:table-cell>
          <table:table-cell table:formula="of:=POWER([.C1700]-6.75;2)" office:value-type="float" office:value="0.0732914415099039" calcext:value-type="float">
            <text:p>0.073291441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534713" calcext:value-type="float">
            <text:p>6.534713</text:p>
          </table:table-cell>
          <table:table-cell office:value-type="float" office:value="6.4778579576" calcext:value-type="float">
            <text:p>6.4778579576</text:p>
          </table:table-cell>
          <table:table-cell table:formula="of:=POWER([.C1701]-6.75;2)" office:value-type="float" office:value="0.0740612912416432" calcext:value-type="float">
            <text:p>0.074061291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518397" calcext:value-type="float">
            <text:p>6.518397</text:p>
          </table:table-cell>
          <table:table-cell office:value-type="float" office:value="6.4766634" calcext:value-type="float">
            <text:p>6.4766634</text:p>
          </table:table-cell>
          <table:table-cell table:formula="of:=POWER([.C1702]-6.75;2)" office:value-type="float" office:value="0.0747128968995602" calcext:value-type="float">
            <text:p>0.0747128969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503641" calcext:value-type="float">
            <text:p>6.503641</text:p>
          </table:table-cell>
          <table:table-cell office:value-type="float" office:value="6.4756904545" calcext:value-type="float">
            <text:p>6.4756904545</text:p>
          </table:table-cell>
          <table:table-cell table:formula="of:=POWER([.C1703]-6.75;2)" office:value-type="float" office:value="0.0752457267524163" calcext:value-type="float">
            <text:p>0.0752457268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490454" calcext:value-type="float">
            <text:p>6.490454</text:p>
          </table:table-cell>
          <table:table-cell office:value-type="float" office:value="6.4749325818" calcext:value-type="float">
            <text:p>6.4749325818</text:p>
          </table:table-cell>
          <table:table-cell table:formula="of:=POWER([.C1704]-6.75;2)" office:value-type="float" office:value="0.0756620845552136" calcext:value-type="float">
            <text:p>0.0756620846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478673" calcext:value-type="float">
            <text:p>6.478673</text:p>
          </table:table-cell>
          <table:table-cell office:value-type="float" office:value="6.4743801091" calcext:value-type="float">
            <text:p>6.4743801091</text:p>
          </table:table-cell>
          <table:table-cell table:formula="of:=POWER([.C1705]-6.75;2)" office:value-type="float" office:value="0.0759663242597278" calcext:value-type="float">
            <text:p>0.0759663243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467984" calcext:value-type="float">
            <text:p>6.467984</text:p>
          </table:table-cell>
          <table:table-cell office:value-type="float" office:value="6.4740217818" calcext:value-type="float">
            <text:p>6.4740217818</text:p>
          </table:table-cell>
          <table:table-cell table:formula="of:=POWER([.C1706]-6.75;2)" office:value-type="float" office:value="0.0761639769208466" calcext:value-type="float">
            <text:p>0.0761639769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457982" calcext:value-type="float">
            <text:p>6.457982</text:p>
          </table:table-cell>
          <table:table-cell office:value-type="float" office:value="6.4738462606" calcext:value-type="float">
            <text:p>6.4738462606</text:p>
          </table:table-cell>
          <table:table-cell table:formula="of:=POWER([.C1707]-6.75;2)" office:value-type="float" office:value="0.076260887784603" calcext:value-type="float">
            <text:p>0.0762608878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448253" calcext:value-type="float">
            <text:p>6.448253</text:p>
          </table:table-cell>
          <table:table-cell office:value-type="float" office:value="6.4738433333" calcext:value-type="float">
            <text:p>6.4738433333</text:p>
          </table:table-cell>
          <table:table-cell table:formula="of:=POWER([.C1708]-6.75;2)" office:value-type="float" office:value="0.0762625045628551" calcext:value-type="float">
            <text:p>0.0762625046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43845" calcext:value-type="float">
            <text:p>6.43845</text:p>
          </table:table-cell>
          <table:table-cell office:value-type="float" office:value="6.4740045515" calcext:value-type="float">
            <text:p>6.4740045515</text:p>
          </table:table-cell>
          <table:table-cell table:formula="of:=POWER([.C1709]-6.75;2)" office:value-type="float" office:value="0.076173487592716" calcext:value-type="float">
            <text:p>0.0761734876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42837" calcext:value-type="float">
            <text:p>6.42837</text:p>
          </table:table-cell>
          <table:table-cell office:value-type="float" office:value="6.4743234" calcext:value-type="float">
            <text:p>6.4743234</text:p>
          </table:table-cell>
          <table:table-cell table:formula="of:=POWER([.C1710]-6.75;2)" office:value-type="float" office:value="0.0759975877875598" calcext:value-type="float">
            <text:p>0.075997587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417992" calcext:value-type="float">
            <text:p>6.417992</text:p>
          </table:table-cell>
          <table:table-cell office:value-type="float" office:value="6.474794903" calcext:value-type="float">
            <text:p>6.474794903</text:p>
          </table:table-cell>
          <table:table-cell table:formula="of:=POWER([.C1711]-6.75;2)" office:value-type="float" office:value="0.0757378454147793" calcext:value-type="float">
            <text:p>0.0757378454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407484" calcext:value-type="float">
            <text:p>6.407484</text:p>
          </table:table-cell>
          <table:table-cell office:value-type="float" office:value="6.4754149939" calcext:value-type="float">
            <text:p>6.4754149939</text:p>
          </table:table-cell>
          <table:table-cell table:formula="of:=POWER([.C1712]-6.75;2)" office:value-type="float" office:value="0.0753969255749369" calcext:value-type="float">
            <text:p>0.0753969256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397146" calcext:value-type="float">
            <text:p>6.397146</text:p>
          </table:table-cell>
          <table:table-cell office:value-type="float" office:value="6.4761798667" calcext:value-type="float">
            <text:p>6.4761798667</text:p>
          </table:table-cell>
          <table:table-cell table:formula="of:=POWER([.C1713]-6.75;2)" office:value-type="float" office:value="0.0749774654004298" calcext:value-type="float">
            <text:p>0.0749774654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387318" calcext:value-type="float">
            <text:p>6.387318</text:p>
          </table:table-cell>
          <table:table-cell office:value-type="float" office:value="6.477085697" calcext:value-type="float">
            <text:p>6.477085697</text:p>
          </table:table-cell>
          <table:table-cell table:formula="of:=POWER([.C1714]-6.75;2)" office:value-type="float" office:value="0.074482216781976" calcext:value-type="float">
            <text:p>0.0744822168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378257" calcext:value-type="float">
            <text:p>6.378257</text:p>
          </table:table-cell>
          <table:table-cell office:value-type="float" office:value="6.478128903" calcext:value-type="float">
            <text:p>6.478128903</text:p>
          </table:table-cell>
          <table:table-cell table:formula="of:=POWER([.C1715]-6.75;2)" office:value-type="float" office:value="0.0739138933839834" calcext:value-type="float">
            <text:p>0.073913893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370007" calcext:value-type="float">
            <text:p>6.370007</text:p>
          </table:table-cell>
          <table:table-cell office:value-type="float" office:value="6.4793070182" calcext:value-type="float">
            <text:p>6.4793070182</text:p>
          </table:table-cell>
          <table:table-cell table:formula="of:=POWER([.C1716]-6.75;2)" office:value-type="float" office:value="0.0732746903957751" calcext:value-type="float">
            <text:p>0.0732746904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362307" calcext:value-type="float">
            <text:p>6.362307</text:p>
          </table:table-cell>
          <table:table-cell office:value-type="float" office:value="6.4806200606" calcext:value-type="float">
            <text:p>6.4806200606</text:p>
          </table:table-cell>
          <table:table-cell table:formula="of:=POWER([.C1717]-6.75;2)" office:value-type="float" office:value="0.0725655517511478" calcext:value-type="float">
            <text:p>0.0725655518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354549" calcext:value-type="float">
            <text:p>6.354549</text:p>
          </table:table-cell>
          <table:table-cell office:value-type="float" office:value="6.4820720303" calcext:value-type="float">
            <text:p>6.4820720303</text:p>
          </table:table-cell>
          <table:table-cell table:formula="of:=POWER([.C1718]-6.75;2)" office:value-type="float" office:value="0.0717853969475639" calcext:value-type="float">
            <text:p>0.0717853969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345817" calcext:value-type="float">
            <text:p>6.345817</text:p>
          </table:table-cell>
          <table:table-cell office:value-type="float" office:value="6.4836721333" calcext:value-type="float">
            <text:p>6.4836721333</text:p>
          </table:table-cell>
          <table:table-cell table:formula="of:=POWER([.C1719]-6.75;2)" office:value-type="float" office:value="0.0709305325809731" calcext:value-type="float">
            <text:p>0.070930532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334989" calcext:value-type="float">
            <text:p>6.334989</text:p>
          </table:table-cell>
          <table:table-cell office:value-type="float" office:value="6.4854352545" calcext:value-type="float">
            <text:p>6.4854352545</text:p>
          </table:table-cell>
          <table:table-cell table:formula="of:=POWER([.C1720]-6.75;2)" office:value-type="float" office:value="0.0699945045614795" calcext:value-type="float">
            <text:p>0.069994504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320888" calcext:value-type="float">
            <text:p>6.320888</text:p>
          </table:table-cell>
          <table:table-cell office:value-type="float" office:value="6.4873815697" calcext:value-type="float">
            <text:p>6.4873815697</text:p>
          </table:table-cell>
          <table:table-cell table:formula="of:=POWER([.C1721]-6.75;2)" office:value-type="float" office:value="0.0689684399332359" calcext:value-type="float">
            <text:p>0.0689684399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302442" calcext:value-type="float">
            <text:p>6.302442</text:p>
          </table:table-cell>
          <table:table-cell office:value-type="float" office:value="6.4895351879" calcext:value-type="float">
            <text:p>6.4895351879</text:p>
          </table:table-cell>
          <table:table-cell table:formula="of:=POWER([.C1722]-6.75;2)" office:value-type="float" office:value="0.0678419183422885" calcext:value-type="float">
            <text:p>0.067841918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278794" calcext:value-type="float">
            <text:p>6.278794</text:p>
          </table:table-cell>
          <table:table-cell office:value-type="float" office:value="6.4919222182" calcext:value-type="float">
            <text:p>6.4919222182</text:p>
          </table:table-cell>
          <table:table-cell table:formula="of:=POWER([.C1723]-6.75;2)" office:value-type="float" office:value="0.0666041414588084" calcext:value-type="float">
            <text:p>0.0666041415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249321" calcext:value-type="float">
            <text:p>6.249321</text:p>
          </table:table-cell>
          <table:table-cell office:value-type="float" office:value="6.4945687818" calcext:value-type="float">
            <text:p>6.4945687818</text:p>
          </table:table-cell>
          <table:table-cell table:formula="of:=POWER([.C1724]-6.75;2)" office:value-type="float" office:value="0.065245107231136" calcext:value-type="float">
            <text:p>0.0652451072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213489" calcext:value-type="float">
            <text:p>6.213489</text:p>
          </table:table-cell>
          <table:table-cell office:value-type="float" office:value="6.4974997576" calcext:value-type="float">
            <text:p>6.4974997576</text:p>
          </table:table-cell>
          <table:table-cell table:formula="of:=POWER([.C1725]-6.75;2)" office:value-type="float" office:value="0.0637563724120588" calcext:value-type="float">
            <text:p>0.063756372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170439" calcext:value-type="float">
            <text:p>6.170439</text:p>
          </table:table-cell>
          <table:table-cell office:value-type="float" office:value="6.5007392242" calcext:value-type="float">
            <text:p>6.5007392242</text:p>
          </table:table-cell>
          <table:table-cell table:formula="of:=POWER([.C1726]-6.75;2)" office:value-type="float" office:value="0.0621309343524178" calcext:value-type="float">
            <text:p>0.0621309344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118045" calcext:value-type="float">
            <text:p>6.118045</text:p>
          </table:table-cell>
          <table:table-cell office:value-type="float" office:value="6.5043140848" calcext:value-type="float">
            <text:p>6.5043140848</text:p>
          </table:table-cell>
          <table:table-cell table:formula="of:=POWER([.C1727]-6.75;2)" office:value-type="float" office:value="0.0603615689276617" calcext:value-type="float">
            <text:p>0.0603615689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050598" calcext:value-type="float">
            <text:p>6.050598</text:p>
          </table:table-cell>
          <table:table-cell office:value-type="float" office:value="6.5082637818" calcext:value-type="float">
            <text:p>6.5082637818</text:p>
          </table:table-cell>
          <table:table-cell table:formula="of:=POWER([.C1728]-6.75;2)" office:value-type="float" office:value="0.0584363991896379" calcext:value-type="float">
            <text:p>0.0584363992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.951808" calcext:value-type="float">
            <text:p>5.951808</text:p>
          </table:table-cell>
          <table:table-cell office:value-type="float" office:value="6.5126640424" calcext:value-type="float">
            <text:p>6.5126640424</text:p>
          </table:table-cell>
          <table:table-cell table:formula="of:=POWER([.C1729]-6.75;2)" office:value-type="float" office:value="0.056328356769909" calcext:value-type="float">
            <text:p>0.0563283568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5.764303" calcext:value-type="float">
            <text:p>5.764303</text:p>
          </table:table-cell>
          <table:table-cell office:value-type="float" office:value="6.5176927091" calcext:value-type="float">
            <text:p>6.5176927091</text:p>
          </table:table-cell>
          <table:table-cell table:formula="of:=POWER([.C1730]-6.75;2)" office:value-type="float" office:value="0.0539666774052971" calcext:value-type="float">
            <text:p>0.0539666774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5.108876" calcext:value-type="float">
            <text:p>5.108876</text:p>
          </table:table-cell>
          <table:table-cell office:value-type="float" office:value="6.5238798182" calcext:value-type="float">
            <text:p>6.5238798182</text:p>
          </table:table-cell>
          <table:table-cell table:formula="of:=POWER([.C1731]-6.75;2)" office:value-type="float" office:value="0.051130336617265" calcext:value-type="float">
            <text:p>0.0511303366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9.578852" calcext:value-type="float">
            <text:p>9.578852</text:p>
          </table:table-cell>
          <table:table-cell office:value-type="float" office:value="6.5340584061" calcext:value-type="float">
            <text:p>6.5340584061</text:p>
          </table:table-cell>
          <table:table-cell table:formula="of:=POWER([.C1732]-6.75;2)" office:value-type="float" office:value="0.0466307719760726" calcext:value-type="float">
            <text:p>0.04663077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870512" calcext:value-type="float">
            <text:p>6.870512</text:p>
          </table:table-cell>
          <table:table-cell office:value-type="float" office:value="6.5171668788" calcext:value-type="float">
            <text:p>6.5171668788</text:p>
          </table:table-cell>
          <table:table-cell table:formula="of:=POWER([.C1733]-6.75;2)" office:value-type="float" office:value="0.0542112623277337" calcext:value-type="float">
            <text:p>0.0542112623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80356" calcext:value-type="float">
            <text:p>6.580356</text:p>
          </table:table-cell>
          <table:table-cell office:value-type="float" office:value="6.5167147758" calcext:value-type="float">
            <text:p>6.5167147758</text:p>
          </table:table-cell>
          <table:table-cell table:formula="of:=POWER([.C1734]-6.75;2)" office:value-type="float" office:value="0.0544219958300444" calcext:value-type="float">
            <text:p>0.0544219958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47" calcext:value-type="float">
            <text:p>6.47</text:p>
          </table:table-cell>
          <table:table-cell office:value-type="float" office:value="6.5180525818" calcext:value-type="float">
            <text:p>6.5180525818</text:p>
          </table:table-cell>
          <table:table-cell table:formula="of:=POWER([.C1735]-6.75;2)" office:value-type="float" office:value="0.0537996048096456" calcext:value-type="float">
            <text:p>0.0537996048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411817" calcext:value-type="float">
            <text:p>6.411817</text:p>
          </table:table-cell>
          <table:table-cell office:value-type="float" office:value="6.5200965697" calcext:value-type="float">
            <text:p>6.5200965697</text:p>
          </table:table-cell>
          <table:table-cell table:formula="of:=POWER([.C1736]-6.75;2)" office:value-type="float" office:value="0.0528555872637071" calcext:value-type="float">
            <text:p>0.0528555873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374256" calcext:value-type="float">
            <text:p>6.374256</text:p>
          </table:table-cell>
          <table:table-cell office:value-type="float" office:value="6.5225347939" calcext:value-type="float">
            <text:p>6.5225347939</text:p>
          </table:table-cell>
          <table:table-cell table:formula="of:=POWER([.C1737]-6.75;2)" office:value-type="float" office:value="0.0517404199861154" calcext:value-type="float">
            <text:p>0.0517404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345346" calcext:value-type="float">
            <text:p>6.345346</text:p>
          </table:table-cell>
          <table:table-cell office:value-type="float" office:value="6.5252437394" calcext:value-type="float">
            <text:p>6.5252437394</text:p>
          </table:table-cell>
          <table:table-cell table:formula="of:=POWER([.C1738]-6.75;2)" office:value-type="float" office:value="0.0505153766788949" calcext:value-type="float">
            <text:p>0.0505153767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319724" calcext:value-type="float">
            <text:p>6.319724</text:p>
          </table:table-cell>
          <table:table-cell office:value-type="float" office:value="6.5281691697" calcext:value-type="float">
            <text:p>6.5281691697</text:p>
          </table:table-cell>
          <table:table-cell table:formula="of:=POWER([.C1739]-6.75;2)" office:value-type="float" office:value="0.0492089172715874" calcext:value-type="float">
            <text:p>0.0492089173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295183" calcext:value-type="float">
            <text:p>6.295183</text:p>
          </table:table-cell>
          <table:table-cell office:value-type="float" office:value="6.5312862303" calcext:value-type="float">
            <text:p>6.5312862303</text:p>
          </table:table-cell>
          <table:table-cell table:formula="of:=POWER([.C1740]-6.75;2)" office:value-type="float" office:value="0.0478357130563846" calcext:value-type="float">
            <text:p>0.0478357131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271441" calcext:value-type="float">
            <text:p>6.271441</text:p>
          </table:table-cell>
          <table:table-cell office:value-type="float" office:value="6.5345810303" calcext:value-type="float">
            <text:p>6.5345810303</text:p>
          </table:table-cell>
          <table:table-cell table:formula="of:=POWER([.C1741]-6.75;2)" office:value-type="float" office:value="0.0464053325066095" calcext:value-type="float">
            <text:p>0.046405332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249493" calcext:value-type="float">
            <text:p>6.249493</text:p>
          </table:table-cell>
          <table:table-cell office:value-type="float" office:value="6.5380399879" calcext:value-type="float">
            <text:p>6.5380399879</text:p>
          </table:table-cell>
          <table:table-cell table:formula="of:=POWER([.C1742]-6.75;2)" office:value-type="float" office:value="0.044927046729432" calcext:value-type="float">
            <text:p>0.0449270467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231092" calcext:value-type="float">
            <text:p>6.231092</text:p>
          </table:table-cell>
          <table:table-cell office:value-type="float" office:value="6.5416432242" calcext:value-type="float">
            <text:p>6.5416432242</text:p>
          </table:table-cell>
          <table:table-cell table:formula="of:=POWER([.C1743]-6.75;2)" office:value-type="float" office:value="0.0434125460217717" calcext:value-type="float">
            <text:p>0.04341254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218242" calcext:value-type="float">
            <text:p>6.218242</text:p>
          </table:table-cell>
          <table:table-cell office:value-type="float" office:value="6.545360903" calcext:value-type="float">
            <text:p>6.545360903</text:p>
          </table:table-cell>
          <table:table-cell table:formula="of:=POWER([.C1744]-6.75;2)" office:value-type="float" office:value="0.0418771600209755" calcext:value-type="float">
            <text:p>0.04187716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21271" calcext:value-type="float">
            <text:p>6.21271</text:p>
          </table:table-cell>
          <table:table-cell office:value-type="float" office:value="6.5491523515" calcext:value-type="float">
            <text:p>6.5491523515</text:p>
          </table:table-cell>
          <table:table-cell table:formula="of:=POWER([.C1745]-6.75;2)" office:value-type="float" office:value="0.0403397779079795" calcext:value-type="float">
            <text:p>0.040339777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21562" calcext:value-type="float">
            <text:p>6.21562</text:p>
          </table:table-cell>
          <table:table-cell office:value-type="float" office:value="6.5529677212" calcext:value-type="float">
            <text:p>6.5529677212</text:p>
          </table:table-cell>
          <table:table-cell table:formula="of:=POWER([.C1746]-6.75;2)" office:value-type="float" office:value="0.038821718889121" calcext:value-type="float">
            <text:p>0.0388217189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227194" calcext:value-type="float">
            <text:p>6.227194</text:p>
          </table:table-cell>
          <table:table-cell office:value-type="float" office:value="6.5567517333" calcext:value-type="float">
            <text:p>6.5567517333</text:p>
          </table:table-cell>
          <table:table-cell table:formula="of:=POWER([.C1747]-6.75;2)" office:value-type="float" office:value="0.0373448925825541" calcext:value-type="float">
            <text:p>0.0373448926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246698" calcext:value-type="float">
            <text:p>6.246698</text:p>
          </table:table-cell>
          <table:table-cell office:value-type="float" office:value="6.5604487455" calcext:value-type="float">
            <text:p>6.5604487455</text:p>
          </table:table-cell>
          <table:table-cell table:formula="of:=POWER([.C1748]-6.75;2)" office:value-type="float" office:value="0.0359296780825236" calcext:value-type="float">
            <text:p>0.0359296781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272584" calcext:value-type="float">
            <text:p>6.272584</text:p>
          </table:table-cell>
          <table:table-cell office:value-type="float" office:value="6.564008" calcext:value-type="float">
            <text:p>6.564008</text:p>
          </table:table-cell>
          <table:table-cell table:formula="of:=POWER([.C1749]-6.75;2)" office:value-type="float" office:value="0.0345930240639999" calcext:value-type="float">
            <text:p>0.0345930241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302779" calcext:value-type="float">
            <text:p>6.302779</text:p>
          </table:table-cell>
          <table:table-cell office:value-type="float" office:value="6.5673880485" calcext:value-type="float">
            <text:p>6.5673880485</text:p>
          </table:table-cell>
          <table:table-cell table:formula="of:=POWER([.C1750]-6.75;2)" office:value-type="float" office:value="0.0333471248306384" calcext:value-type="float">
            <text:p>0.0333471248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335039" calcext:value-type="float">
            <text:p>6.335039</text:p>
          </table:table-cell>
          <table:table-cell office:value-type="float" office:value="6.5705595697" calcext:value-type="float">
            <text:p>6.5705595697</text:p>
          </table:table-cell>
          <table:table-cell table:formula="of:=POWER([.C1751]-6.75;2)" office:value-type="float" office:value="0.032198868026249" calcext:value-type="float">
            <text:p>0.032198868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367299" calcext:value-type="float">
            <text:p>6.367299</text:p>
          </table:table-cell>
          <table:table-cell office:value-type="float" office:value="6.5735061576" calcext:value-type="float">
            <text:p>6.5735061576</text:p>
          </table:table-cell>
          <table:table-cell table:formula="of:=POWER([.C1752]-6.75;2)" office:value-type="float" office:value="0.0311500764051161" calcext:value-type="float">
            <text:p>0.031150076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397924" calcext:value-type="float">
            <text:p>6.397924</text:p>
          </table:table-cell>
          <table:table-cell office:value-type="float" office:value="6.5762232121" calcext:value-type="float">
            <text:p>6.5762232121</text:p>
          </table:table-cell>
          <table:table-cell table:formula="of:=POWER([.C1753]-6.75;2)" office:value-type="float" office:value="0.0301983720128415" calcext:value-type="float">
            <text:p>0.030198372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425853" calcext:value-type="float">
            <text:p>6.425853</text:p>
          </table:table-cell>
          <table:table-cell office:value-type="float" office:value="6.5787153576" calcext:value-type="float">
            <text:p>6.5787153576</text:p>
          </table:table-cell>
          <table:table-cell table:formula="of:=POWER([.C1754]-6.75;2)" office:value-type="float" office:value="0.0293384287220958" calcext:value-type="float">
            <text:p>0.0293384287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450609" calcext:value-type="float">
            <text:p>6.450609</text:p>
          </table:table-cell>
          <table:table-cell office:value-type="float" office:value="6.580993103" calcext:value-type="float">
            <text:p>6.580993103</text:p>
          </table:table-cell>
          <table:table-cell table:formula="of:=POWER([.C1755]-6.75;2)" office:value-type="float" office:value="0.0285633312335686" calcext:value-type="float">
            <text:p>0.0285633312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472225" calcext:value-type="float">
            <text:p>6.472225</text:p>
          </table:table-cell>
          <table:table-cell office:value-type="float" office:value="6.5830694061" calcext:value-type="float">
            <text:p>6.5830694061</text:p>
          </table:table-cell>
          <table:table-cell table:formula="of:=POWER([.C1756]-6.75;2)" office:value-type="float" office:value="0.0278658231798067" calcext:value-type="float">
            <text:p>0.0278658232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491089" calcext:value-type="float">
            <text:p>6.491089</text:p>
          </table:table-cell>
          <table:table-cell office:value-type="float" office:value="6.5849566667" calcext:value-type="float">
            <text:p>6.5849566667</text:p>
          </table:table-cell>
          <table:table-cell table:formula="of:=POWER([.C1757]-6.75;2)" office:value-type="float" office:value="0.0272393018667748" calcext:value-type="float">
            <text:p>0.0272393019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507787" calcext:value-type="float">
            <text:p>6.507787</text:p>
          </table:table-cell>
          <table:table-cell office:value-type="float" office:value="6.5866646364" calcext:value-type="float">
            <text:p>6.5866646364</text:p>
          </table:table-cell>
          <table:table-cell table:formula="of:=POWER([.C1758]-6.75;2)" office:value-type="float" office:value="0.0266784410023442" calcext:value-type="float">
            <text:p>0.02667844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522947" calcext:value-type="float">
            <text:p>6.522947</text:p>
          </table:table-cell>
          <table:table-cell office:value-type="float" office:value="6.5881992424" calcext:value-type="float">
            <text:p>6.5881992424</text:p>
          </table:table-cell>
          <table:table-cell table:formula="of:=POWER([.C1759]-6.75;2)" office:value-type="float" office:value="0.026179485159934" calcext:value-type="float">
            <text:p>0.0261794852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537134" calcext:value-type="float">
            <text:p>6.537134</text:p>
          </table:table-cell>
          <table:table-cell office:value-type="float" office:value="6.5895623818" calcext:value-type="float">
            <text:p>6.5895623818</text:p>
          </table:table-cell>
          <table:table-cell table:formula="of:=POWER([.C1760]-6.75;2)" office:value-type="float" office:value="0.0257402293336888" calcext:value-type="float">
            <text:p>0.0257402293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550789" calcext:value-type="float">
            <text:p>6.550789</text:p>
          </table:table-cell>
          <table:table-cell office:value-type="float" office:value="6.5907523455" calcext:value-type="float">
            <text:p>6.5907523455</text:p>
          </table:table-cell>
          <table:table-cell table:formula="of:=POWER([.C1761]-6.75;2)" office:value-type="float" office:value="0.0253598154637513" calcext:value-type="float">
            <text:p>0.0253598155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564221" calcext:value-type="float">
            <text:p>6.564221</text:p>
          </table:table-cell>
          <table:table-cell office:value-type="float" office:value="6.591764703" calcext:value-type="float">
            <text:p>6.591764703</text:p>
          </table:table-cell>
          <table:table-cell table:formula="of:=POWER([.C1762]-6.75;2)" office:value-type="float" office:value="0.0250384092166782" calcext:value-type="float">
            <text:p>0.025038409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577627" calcext:value-type="float">
            <text:p>6.577627</text:p>
          </table:table-cell>
          <table:table-cell office:value-type="float" office:value="6.592593297" calcext:value-type="float">
            <text:p>6.592593297</text:p>
          </table:table-cell>
          <table:table-cell table:formula="of:=POWER([.C1763]-6.75;2)" office:value-type="float" office:value="0.02477687014933" calcext:value-type="float">
            <text:p>0.0247768701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591131" calcext:value-type="float">
            <text:p>6.591131</text:p>
          </table:table-cell>
          <table:table-cell office:value-type="float" office:value="6.5932312303" calcext:value-type="float">
            <text:p>6.5932312303</text:p>
          </table:table-cell>
          <table:table-cell table:formula="of:=POWER([.C1764]-6.75;2)" office:value-type="float" office:value="0.0245764471532517" calcext:value-type="float">
            <text:p>0.0245764472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604818" calcext:value-type="float">
            <text:p>6.604818</text:p>
          </table:table-cell>
          <table:table-cell office:value-type="float" office:value="6.593671697" calcext:value-type="float">
            <text:p>6.593671697</text:p>
          </table:table-cell>
          <table:table-cell table:formula="of:=POWER([.C1765]-6.75;2)" office:value-type="float" office:value="0.0244385383188599" calcext:value-type="float">
            <text:p>0.024438538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618754" calcext:value-type="float">
            <text:p>6.618754</text:p>
          </table:table-cell>
          <table:table-cell office:value-type="float" office:value="6.5939087273" calcext:value-type="float">
            <text:p>6.5939087273</text:p>
          </table:table-cell>
          <table:table-cell table:formula="of:=POWER([.C1766]-6.75;2)" office:value-type="float" office:value="0.0243644854131059" calcext:value-type="float">
            <text:p>0.0243644854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632984" calcext:value-type="float">
            <text:p>6.632984</text:p>
          </table:table-cell>
          <table:table-cell office:value-type="float" office:value="6.5939378303" calcext:value-type="float">
            <text:p>6.5939378303</text:p>
          </table:table-cell>
          <table:table-cell table:formula="of:=POWER([.C1767]-6.75;2)" office:value-type="float" office:value="0.0243554008114717" calcext:value-type="float">
            <text:p>0.024355400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647525" calcext:value-type="float">
            <text:p>6.647525</text:p>
          </table:table-cell>
          <table:table-cell office:value-type="float" office:value="6.5937566182" calcext:value-type="float">
            <text:p>6.5937566182</text:p>
          </table:table-cell>
          <table:table-cell table:formula="of:=POWER([.C1768]-6.75;2)" office:value-type="float" office:value="0.0244119943563004" calcext:value-type="float">
            <text:p>0.0244119944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662334" calcext:value-type="float">
            <text:p>6.662334</text:p>
          </table:table-cell>
          <table:table-cell office:value-type="float" office:value="6.5933653152" calcext:value-type="float">
            <text:p>6.5933653152</text:p>
          </table:table-cell>
          <table:table-cell table:formula="of:=POWER([.C1769]-6.75;2)" office:value-type="float" office:value="0.0245344244823954" calcext:value-type="float">
            <text:p>0.0245344245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677304" calcext:value-type="float">
            <text:p>6.677304</text:p>
          </table:table-cell>
          <table:table-cell office:value-type="float" office:value="6.5927672182" calcext:value-type="float">
            <text:p>6.5927672182</text:p>
          </table:table-cell>
          <table:table-cell table:formula="of:=POWER([.C1770]-6.75;2)" office:value-type="float" office:value="0.0247221476725665" calcext:value-type="float">
            <text:p>0.0247221477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692256" calcext:value-type="float">
            <text:p>6.692256</text:p>
          </table:table-cell>
          <table:table-cell office:value-type="float" office:value="6.5919688606" calcext:value-type="float">
            <text:p>6.5919688606</text:p>
          </table:table-cell>
          <table:table-cell table:formula="of:=POWER([.C1771]-6.75;2)" office:value-type="float" office:value="0.0249738410200623" calcext:value-type="float">
            <text:p>0.02497384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706958" calcext:value-type="float">
            <text:p>6.706958</text:p>
          </table:table-cell>
          <table:table-cell office:value-type="float" office:value="6.5909798606" calcext:value-type="float">
            <text:p>6.5909798606</text:p>
          </table:table-cell>
          <table:table-cell table:formula="of:=POWER([.C1772]-6.75;2)" office:value-type="float" office:value="0.0252874047347954" calcext:value-type="float">
            <text:p>0.0252874047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721156" calcext:value-type="float">
            <text:p>6.721156</text:p>
          </table:table-cell>
          <table:table-cell office:value-type="float" office:value="6.5898123333" calcext:value-type="float">
            <text:p>6.5898123333</text:p>
          </table:table-cell>
          <table:table-cell table:formula="of:=POWER([.C1773]-6.75;2)" office:value-type="float" office:value="0.0256600885627902" calcext:value-type="float">
            <text:p>0.025660088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734617" calcext:value-type="float">
            <text:p>6.734617</text:p>
          </table:table-cell>
          <table:table-cell office:value-type="float" office:value="6.588479897" calcext:value-type="float">
            <text:p>6.588479897</text:p>
          </table:table-cell>
          <table:table-cell table:formula="of:=POWER([.C1774]-6.75;2)" office:value-type="float" office:value="0.0260887436731306" calcext:value-type="float">
            <text:p>0.0260887437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74716" calcext:value-type="float">
            <text:p>6.74716</text:p>
          </table:table-cell>
          <table:table-cell office:value-type="float" office:value="6.5869963515" calcext:value-type="float">
            <text:p>6.5869963515</text:p>
          </table:table-cell>
          <table:table-cell table:formula="of:=POWER([.C1775]-6.75;2)" office:value-type="float" office:value="0.0265701894243116" calcext:value-type="float">
            <text:p>0.0265701894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758688" calcext:value-type="float">
            <text:p>6.758688</text:p>
          </table:table-cell>
          <table:table-cell office:value-type="float" office:value="6.5853742545" calcext:value-type="float">
            <text:p>6.5853742545</text:p>
          </table:table-cell>
          <table:table-cell table:formula="of:=POWER([.C1776]-6.75;2)" office:value-type="float" office:value="0.0271016360814309" calcext:value-type="float">
            <text:p>0.0271016361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769194" calcext:value-type="float">
            <text:p>6.769194</text:p>
          </table:table-cell>
          <table:table-cell office:value-type="float" office:value="6.5836235273" calcext:value-type="float">
            <text:p>6.5836235273</text:p>
          </table:table-cell>
          <table:table-cell table:formula="of:=POWER([.C1777]-6.75;2)" office:value-type="float" office:value="0.0276811306680937" calcext:value-type="float">
            <text:p>0.0276811307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77876" calcext:value-type="float">
            <text:p>6.77876</text:p>
          </table:table-cell>
          <table:table-cell office:value-type="float" office:value="6.5817504" calcext:value-type="float">
            <text:p>6.5817504</text:p>
          </table:table-cell>
          <table:table-cell table:formula="of:=POWER([.C1778]-6.75;2)" office:value-type="float" office:value="0.0283079279001601" calcext:value-type="float">
            <text:p>0.028307927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787542" calcext:value-type="float">
            <text:p>6.787542</text:p>
          </table:table-cell>
          <table:table-cell office:value-type="float" office:value="6.5797567697" calcext:value-type="float">
            <text:p>6.5797567697</text:p>
          </table:table-cell>
          <table:table-cell table:formula="of:=POWER([.C1779]-6.75;2)" office:value-type="float" office:value="0.0289827574629787" calcext:value-type="float">
            <text:p>0.0289827575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795754" calcext:value-type="float">
            <text:p>6.795754</text:p>
          </table:table-cell>
          <table:table-cell office:value-type="float" office:value="6.5776400909" calcext:value-type="float">
            <text:p>6.5776400909</text:p>
          </table:table-cell>
          <table:table-cell table:formula="of:=POWER([.C1780]-6.75;2)" office:value-type="float" office:value="0.0297079382649602" calcext:value-type="float">
            <text:p>0.0297079383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803652" calcext:value-type="float">
            <text:p>6.803652</text:p>
          </table:table-cell>
          <table:table-cell office:value-type="float" office:value="6.5753938242" calcext:value-type="float">
            <text:p>6.5753938242</text:p>
          </table:table-cell>
          <table:table-cell table:formula="of:=POWER([.C1781]-6.75;2)" office:value-type="float" office:value="0.0304873166275006" calcext:value-type="float">
            <text:p>0.0304873166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811518" calcext:value-type="float">
            <text:p>6.811518</text:p>
          </table:table-cell>
          <table:table-cell office:value-type="float" office:value="6.5730083576" calcext:value-type="float">
            <text:p>6.5730083576</text:p>
          </table:table-cell>
          <table:table-cell table:formula="of:=POWER([.C1782]-6.75;2)" office:value-type="float" office:value="0.0313260414794495" calcext:value-type="float">
            <text:p>0.031326041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81965" calcext:value-type="float">
            <text:p>6.81965</text:p>
          </table:table-cell>
          <table:table-cell office:value-type="float" office:value="6.5704723333" calcext:value-type="float">
            <text:p>6.5704723333</text:p>
          </table:table-cell>
          <table:table-cell table:formula="of:=POWER([.C1783]-6.75;2)" office:value-type="float" office:value="0.0322301831107464" calcext:value-type="float">
            <text:p>0.032230183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828339" calcext:value-type="float">
            <text:p>6.828339</text:p>
          </table:table-cell>
          <table:table-cell office:value-type="float" office:value="6.5677742727" calcext:value-type="float">
            <text:p>6.5677742727</text:p>
          </table:table-cell>
          <table:table-cell table:formula="of:=POWER([.C1784]-6.75;2)" office:value-type="float" office:value="0.0332062156900138" calcext:value-type="float">
            <text:p>0.033206215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837838" calcext:value-type="float">
            <text:p>6.837838</text:p>
          </table:table-cell>
          <table:table-cell office:value-type="float" office:value="6.5649043091" calcext:value-type="float">
            <text:p>6.5649043091</text:p>
          </table:table-cell>
          <table:table-cell table:formula="of:=POWER([.C1785]-6.75;2)" office:value-type="float" office:value="0.0342604147897483" calcext:value-type="float">
            <text:p>0.034260414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848314" calcext:value-type="float">
            <text:p>6.848314</text:p>
          </table:table-cell>
          <table:table-cell office:value-type="float" office:value="6.5618559697" calcext:value-type="float">
            <text:p>6.5618559697</text:p>
          </table:table-cell>
          <table:table-cell table:formula="of:=POWER([.C1786]-6.75;2)" office:value-type="float" office:value="0.0353981761375274" calcext:value-type="float">
            <text:p>0.0353981761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859787" calcext:value-type="float">
            <text:p>6.859787</text:p>
          </table:table-cell>
          <table:table-cell office:value-type="float" office:value="6.5586278061" calcext:value-type="float">
            <text:p>6.5586278061</text:p>
          </table:table-cell>
          <table:table-cell table:formula="of:=POWER([.C1787]-6.75;2)" office:value-type="float" office:value="0.036623316598099" calcext:value-type="float">
            <text:p>0.0366233166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872071" calcext:value-type="float">
            <text:p>6.872071</text:p>
          </table:table-cell>
          <table:table-cell office:value-type="float" office:value="6.5552247697" calcext:value-type="float">
            <text:p>6.5552247697</text:p>
          </table:table-cell>
          <table:table-cell table:formula="of:=POWER([.C1788]-6.75;2)" office:value-type="float" office:value="0.0379373903384182" calcext:value-type="float">
            <text:p>0.0379373903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884726" calcext:value-type="float">
            <text:p>6.884726</text:p>
          </table:table-cell>
          <table:table-cell office:value-type="float" office:value="6.5516591333" calcext:value-type="float">
            <text:p>6.5516591333</text:p>
          </table:table-cell>
          <table:table-cell table:formula="of:=POWER([.C1789]-6.75;2)" office:value-type="float" office:value="0.0393390994033071" calcext:value-type="float">
            <text:p>0.0393390994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897044" calcext:value-type="float">
            <text:p>6.897044</text:p>
          </table:table-cell>
          <table:table-cell office:value-type="float" office:value="6.5479508788" calcext:value-type="float">
            <text:p>6.5479508788</text:p>
          </table:table-cell>
          <table:table-cell table:formula="of:=POWER([.C1790]-6.75;2)" office:value-type="float" office:value="0.0408238473776923" calcext:value-type="float">
            <text:p>0.0408238474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908079" calcext:value-type="float">
            <text:p>6.908079</text:p>
          </table:table-cell>
          <table:table-cell office:value-type="float" office:value="6.5441274545" calcext:value-type="float">
            <text:p>6.5441274545</text:p>
          </table:table-cell>
          <table:table-cell table:formula="of:=POWER([.C1791]-6.75;2)" office:value-type="float" office:value="0.0423835049906496" calcext:value-type="float">
            <text:p>0.04238350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916735" calcext:value-type="float">
            <text:p>6.916735</text:p>
          </table:table-cell>
          <table:table-cell office:value-type="float" office:value="6.5402229455" calcext:value-type="float">
            <text:p>6.5402229455</text:p>
          </table:table-cell>
          <table:table-cell table:formula="of:=POWER([.C1792]-6.75;2)" office:value-type="float" office:value="0.0440064125946959" calcext:value-type="float">
            <text:p>0.044006412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921899" calcext:value-type="float">
            <text:p>6.921899</text:p>
          </table:table-cell>
          <table:table-cell office:value-type="float" office:value="6.5362767394" calcext:value-type="float">
            <text:p>6.5362767394</text:p>
          </table:table-cell>
          <table:table-cell table:formula="of:=POWER([.C1793]-6.75;2)" office:value-type="float" office:value="0.0456776321214956" calcext:value-type="float">
            <text:p>0.045677632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922603" calcext:value-type="float">
            <text:p>6.922603</text:p>
          </table:table-cell>
          <table:table-cell office:value-type="float" office:value="6.5323319758" calcext:value-type="float">
            <text:p>6.5323319758</text:p>
          </table:table-cell>
          <table:table-cell table:formula="of:=POWER([.C1794]-6.75;2)" office:value-type="float" office:value="0.0473793687591318" calcext:value-type="float">
            <text:p>0.047379368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918184" calcext:value-type="float">
            <text:p>6.918184</text:p>
          </table:table-cell>
          <table:table-cell office:value-type="float" office:value="6.5284341636" calcext:value-type="float">
            <text:p>6.5284341636</text:p>
          </table:table-cell>
          <table:table-cell table:formula="of:=POWER([.C1795]-6.75;2)" office:value-type="float" office:value="0.0490914198596315" calcext:value-type="float">
            <text:p>0.0490914199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908412" calcext:value-type="float">
            <text:p>6.908412</text:p>
          </table:table-cell>
          <table:table-cell office:value-type="float" office:value="6.5246306667" calcext:value-type="float">
            <text:p>6.5246306667</text:p>
          </table:table-cell>
          <table:table-cell table:formula="of:=POWER([.C1796]-6.75;2)" office:value-type="float" office:value="0.0507913363920864" calcext:value-type="float">
            <text:p>0.0507913364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893557" calcext:value-type="float">
            <text:p>6.893557</text:p>
          </table:table-cell>
          <table:table-cell office:value-type="float" office:value="6.5209722061" calcext:value-type="float">
            <text:p>6.5209722061</text:p>
          </table:table-cell>
          <table:table-cell table:formula="of:=POWER([.C1797]-6.75;2)" office:value-type="float" office:value="0.052453730378701" calcext:value-type="float">
            <text:p>0.0524537304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87437" calcext:value-type="float">
            <text:p>6.87437</text:p>
          </table:table-cell>
          <table:table-cell office:value-type="float" office:value="6.5175189515" calcext:value-type="float">
            <text:p>6.5175189515</text:p>
          </table:table-cell>
          <table:table-cell table:formula="of:=POWER([.C1798]-6.75;2)" office:value-type="float" office:value="0.0540474379116595" calcext:value-type="float">
            <text:p>0.0540474379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851994" calcext:value-type="float">
            <text:p>6.851994</text:p>
          </table:table-cell>
          <table:table-cell office:value-type="float" office:value="6.5143584909" calcext:value-type="float">
            <text:p>6.5143584909</text:p>
          </table:table-cell>
          <table:table-cell table:formula="of:=POWER([.C1799]-6.75;2)" office:value-type="float" office:value="0.0555269208109252" calcext:value-type="float">
            <text:p>0.0555269208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827809" calcext:value-type="float">
            <text:p>6.827809</text:p>
          </table:table-cell>
          <table:table-cell office:value-type="float" office:value="6.5116644424" calcext:value-type="float">
            <text:p>6.5116644424</text:p>
          </table:table-cell>
          <table:table-cell table:formula="of:=POWER([.C1800]-6.75;2)" office:value-type="float" office:value="0.056803838016503" calcext:value-type="float">
            <text:p>0.05680383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803239" calcext:value-type="float">
            <text:p>6.803239</text:p>
          </table:table-cell>
          <table:table-cell office:value-type="float" office:value="6.5099775455" calcext:value-type="float">
            <text:p>6.5099775455</text:p>
          </table:table-cell>
          <table:table-cell table:formula="of:=POWER([.C1801]-6.75;2)" office:value-type="float" office:value="0.0576107786642046" calcext:value-type="float">
            <text:p>0.057610778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779579" calcext:value-type="float">
            <text:p>6.779579</text:p>
          </table:table-cell>
          <table:table-cell office:value-type="float" office:value="6.5150579091" calcext:value-type="float">
            <text:p>6.5150579091</text:p>
          </table:table-cell>
          <table:table-cell table:formula="of:=POWER([.C1802]-6.75;2)" office:value-type="float" office:value="0.0551977860764637" calcext:value-type="float">
            <text:p>0.0551977861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757848" calcext:value-type="float">
            <text:p>6.757848</text:p>
          </table:table-cell>
          <table:table-cell office:value-type="float" office:value="6.5077029394" calcext:value-type="float">
            <text:p>6.5077029394</text:p>
          </table:table-cell>
          <table:table-cell table:formula="of:=POWER([.C1803]-6.75;2)" office:value-type="float" office:value="0.0587078655754002" calcext:value-type="float">
            <text:p>0.0587078656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738706" calcext:value-type="float">
            <text:p>6.738706</text:p>
          </table:table-cell>
          <table:table-cell office:value-type="float" office:value="6.5028011333" calcext:value-type="float">
            <text:p>6.5028011333</text:p>
          </table:table-cell>
          <table:table-cell table:formula="of:=POWER([.C1804]-6.75;2)" office:value-type="float" office:value="0.0611072796977643" calcext:value-type="float">
            <text:p>0.0611072797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722431" calcext:value-type="float">
            <text:p>6.722431</text:p>
          </table:table-cell>
          <table:table-cell office:value-type="float" office:value="6.4986419818" calcext:value-type="float">
            <text:p>6.4986419818</text:p>
          </table:table-cell>
          <table:table-cell table:formula="of:=POWER([.C1805]-6.75;2)" office:value-type="float" office:value="0.0631808533134317" calcext:value-type="float">
            <text:p>0.0631808533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708947" calcext:value-type="float">
            <text:p>6.708947</text:p>
          </table:table-cell>
          <table:table-cell office:value-type="float" office:value="6.4949190121" calcext:value-type="float">
            <text:p>6.4949190121</text:p>
          </table:table-cell>
          <table:table-cell table:formula="of:=POWER([.C1806]-6.75;2)" office:value-type="float" office:value="0.0650663103880397" calcext:value-type="float">
            <text:p>0.0650663104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697874" calcext:value-type="float">
            <text:p>6.697874</text:p>
          </table:table-cell>
          <table:table-cell office:value-type="float" office:value="6.4915319879" calcext:value-type="float">
            <text:p>6.4915319879</text:p>
          </table:table-cell>
          <table:table-cell table:formula="of:=POWER([.C1807]-6.75;2)" office:value-type="float" office:value="0.0668057132789257" calcext:value-type="float">
            <text:p>0.0668057133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688597" calcext:value-type="float">
            <text:p>6.688597</text:p>
          </table:table-cell>
          <table:table-cell office:value-type="float" office:value="6.4884406364" calcext:value-type="float">
            <text:p>6.4884406364</text:p>
          </table:table-cell>
          <table:table-cell table:formula="of:=POWER([.C1808]-6.75;2)" office:value-type="float" office:value="0.068413300686837" calcext:value-type="float">
            <text:p>0.0684133007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68033" calcext:value-type="float">
            <text:p>6.68033</text:p>
          </table:table-cell>
          <table:table-cell office:value-type="float" office:value="6.4856257212" calcext:value-type="float">
            <text:p>6.4856257212</text:p>
          </table:table-cell>
          <table:table-cell table:formula="of:=POWER([.C1809]-6.75;2)" office:value-type="float" office:value="0.0698937592910202" calcext:value-type="float">
            <text:p>0.0698937593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672193" calcext:value-type="float">
            <text:p>6.672193</text:p>
          </table:table-cell>
          <table:table-cell office:value-type="float" office:value="6.4830740485" calcext:value-type="float">
            <text:p>6.4830740485</text:p>
          </table:table-cell>
          <table:table-cell table:formula="of:=POWER([.C1810]-6.75;2)" office:value-type="float" office:value="0.0712494635841805" calcext:value-type="float">
            <text:p>0.0712494636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663284" calcext:value-type="float">
            <text:p>6.663284</text:p>
          </table:table-cell>
          <table:table-cell office:value-type="float" office:value="6.4807716909" calcext:value-type="float">
            <text:p>6.4807716909</text:p>
          </table:table-cell>
          <table:table-cell table:formula="of:=POWER([.C1811]-6.75;2)" office:value-type="float" office:value="0.0724838824208451" calcext:value-type="float">
            <text:p>0.072483882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652773" calcext:value-type="float">
            <text:p>6.652773</text:p>
          </table:table-cell>
          <table:table-cell office:value-type="float" office:value="6.4787013212" calcext:value-type="float">
            <text:p>6.4787013212</text:p>
          </table:table-cell>
          <table:table-cell table:formula="of:=POWER([.C1812]-6.75;2)" office:value-type="float" office:value="0.0736029731186256" calcext:value-type="float">
            <text:p>0.0736029731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640001" calcext:value-type="float">
            <text:p>6.640001</text:p>
          </table:table-cell>
          <table:table-cell office:value-type="float" office:value="6.4768421394" calcext:value-type="float">
            <text:p>6.4768421394</text:p>
          </table:table-cell>
          <table:table-cell table:formula="of:=POWER([.C1813]-6.75;2)" office:value-type="float" office:value="0.0746152168075688" calcext:value-type="float">
            <text:p>0.0746152168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624563" calcext:value-type="float">
            <text:p>6.624563</text:p>
          </table:table-cell>
          <table:table-cell office:value-type="float" office:value="6.4751714303" calcext:value-type="float">
            <text:p>6.4751714303</text:p>
          </table:table-cell>
          <table:table-cell table:formula="of:=POWER([.C1814]-6.75;2)" office:value-type="float" office:value="0.0755307427233479" calcext:value-type="float">
            <text:p>0.0755307427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606371" calcext:value-type="float">
            <text:p>6.606371</text:p>
          </table:table-cell>
          <table:table-cell office:value-type="float" office:value="6.4736671333" calcext:value-type="float">
            <text:p>6.4736671333</text:p>
          </table:table-cell>
          <table:table-cell table:formula="of:=POWER([.C1815]-6.75;2)" office:value-type="float" office:value="0.0763598532186399" calcext:value-type="float">
            <text:p>0.0763598532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585662" calcext:value-type="float">
            <text:p>6.585662</text:p>
          </table:table-cell>
          <table:table-cell office:value-type="float" office:value="6.4723105515" calcext:value-type="float">
            <text:p>6.4723105515</text:p>
          </table:table-cell>
          <table:table-cell table:formula="of:=POWER([.C1816]-6.75;2)" office:value-type="float" office:value="0.0771114298082343" calcext:value-type="float">
            <text:p>0.0771114298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562954" calcext:value-type="float">
            <text:p>6.562954</text:p>
          </table:table-cell>
          <table:table-cell office:value-type="float" office:value="6.4710886848" calcext:value-type="float">
            <text:p>6.4710886848</text:p>
          </table:table-cell>
          <table:table-cell table:formula="of:=POWER([.C1817]-6.75;2)" office:value-type="float" office:value="0.0777915217465939" calcext:value-type="float">
            <text:p>0.0777915217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538952" calcext:value-type="float">
            <text:p>6.538952</text:p>
          </table:table-cell>
          <table:table-cell office:value-type="float" office:value="6.4699957091" calcext:value-type="float">
            <text:p>6.4699957091</text:p>
          </table:table-cell>
          <table:table-cell table:formula="of:=POWER([.C1818]-6.75;2)" office:value-type="float" office:value="0.0784024029224118" calcext:value-type="float">
            <text:p>0.0784024029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514437" calcext:value-type="float">
            <text:p>6.514437</text:p>
          </table:table-cell>
          <table:table-cell office:value-type="float" office:value="6.4690333212" calcext:value-type="float">
            <text:p>6.4690333212</text:p>
          </table:table-cell>
          <table:table-cell table:formula="of:=POWER([.C1819]-6.75;2)" office:value-type="float" office:value="0.0789422745959021" calcext:value-type="float">
            <text:p>0.0789422746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490162" calcext:value-type="float">
            <text:p>6.490162</text:p>
          </table:table-cell>
          <table:table-cell office:value-type="float" office:value="6.468209897" calcext:value-type="float">
            <text:p>6.468209897</text:p>
          </table:table-cell>
          <table:table-cell table:formula="of:=POWER([.C1820]-6.75;2)" office:value-type="float" office:value="0.0794056621487504" calcext:value-type="float">
            <text:p>0.079405662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466785" calcext:value-type="float">
            <text:p>6.466785</text:p>
          </table:table-cell>
          <table:table-cell office:value-type="float" office:value="6.4675385636" calcext:value-type="float">
            <text:p>6.4675385636</text:p>
          </table:table-cell>
          <table:table-cell table:formula="of:=POWER([.C1821]-6.75;2)" office:value-type="float" office:value="0.0797844630531514" calcext:value-type="float">
            <text:p>0.0797844631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44487" calcext:value-type="float">
            <text:p>6.44487</text:p>
          </table:table-cell>
          <table:table-cell office:value-type="float" office:value="6.4670344848" calcext:value-type="float">
            <text:p>6.4670344848</text:p>
          </table:table-cell>
          <table:table-cell table:formula="of:=POWER([.C1822]-6.75;2)" office:value-type="float" office:value="0.0800694827924014" calcext:value-type="float">
            <text:p>0.0800694828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424916" calcext:value-type="float">
            <text:p>6.424916</text:p>
          </table:table-cell>
          <table:table-cell office:value-type="float" office:value="6.4667116788" calcext:value-type="float">
            <text:p>6.4667116788</text:p>
          </table:table-cell>
          <table:table-cell table:formula="of:=POWER([.C1823]-6.75;2)" office:value-type="float" office:value="0.0802522729283142" calcext:value-type="float">
            <text:p>0.0802522729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407427" calcext:value-type="float">
            <text:p>6.407427</text:p>
          </table:table-cell>
          <table:table-cell office:value-type="float" office:value="6.4665799212" calcext:value-type="float">
            <text:p>6.4665799212</text:p>
          </table:table-cell>
          <table:table-cell table:formula="of:=POWER([.C1824]-6.75;2)" office:value-type="float" office:value="0.0803269410669981" calcext:value-type="float">
            <text:p>0.0803269411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392947" calcext:value-type="float">
            <text:p>6.392947</text:p>
          </table:table-cell>
          <table:table-cell office:value-type="float" office:value="6.4666421273" calcext:value-type="float">
            <text:p>6.4666421273</text:p>
          </table:table-cell>
          <table:table-cell table:formula="of:=POWER([.C1825]-6.75;2)" office:value-type="float" office:value="0.0802916840210694" calcext:value-type="float">
            <text:p>0.080291684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382051" calcext:value-type="float">
            <text:p>6.382051</text:p>
          </table:table-cell>
          <table:table-cell office:value-type="float" office:value="6.4668927576" calcext:value-type="float">
            <text:p>6.4668927576</text:p>
          </table:table-cell>
          <table:table-cell table:formula="of:=POWER([.C1826]-6.75;2)" office:value-type="float" office:value="0.0801497106993323" calcext:value-type="float">
            <text:p>0.0801497107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37526" calcext:value-type="float">
            <text:p>6.37526</text:p>
          </table:table-cell>
          <table:table-cell office:value-type="float" office:value="6.4673175455" calcext:value-type="float">
            <text:p>6.4673175455</text:p>
          </table:table-cell>
          <table:table-cell table:formula="of:=POWER([.C1827]-6.75;2)" office:value-type="float" office:value="0.0799093700821444" calcext:value-type="float">
            <text:p>0.0799093701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372891" calcext:value-type="float">
            <text:p>6.372891</text:p>
          </table:table-cell>
          <table:table-cell office:value-type="float" office:value="6.4678947758" calcext:value-type="float">
            <text:p>6.4678947758</text:p>
          </table:table-cell>
          <table:table-cell table:formula="of:=POWER([.C1828]-6.75;2)" office:value-type="float" office:value="0.0795833575209325" calcext:value-type="float">
            <text:p>0.0795833575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374877" calcext:value-type="float">
            <text:p>6.374877</text:p>
          </table:table-cell>
          <table:table-cell office:value-type="float" office:value="6.4685980364" calcext:value-type="float">
            <text:p>6.4685980364</text:p>
          </table:table-cell>
          <table:table-cell table:formula="of:=POWER([.C1829]-6.75;2)" office:value-type="float" office:value="0.0791870651179355" calcext:value-type="float">
            <text:p>0.079187065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380616" calcext:value-type="float">
            <text:p>6.380616</text:p>
          </table:table-cell>
          <table:table-cell office:value-type="float" office:value="6.4694001333" calcext:value-type="float">
            <text:p>6.4694001333</text:p>
          </table:table-cell>
          <table:table-cell table:formula="of:=POWER([.C1830]-6.75;2)" office:value-type="float" office:value="0.0787362851920579" calcext:value-type="float">
            <text:p>0.0787362852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388893" calcext:value-type="float">
            <text:p>6.388893</text:p>
          </table:table-cell>
          <table:table-cell office:value-type="float" office:value="6.470277497" calcext:value-type="float">
            <text:p>6.470277497</text:p>
          </table:table-cell>
          <table:table-cell table:formula="of:=POWER([.C1831]-6.75;2)" office:value-type="float" office:value="0.0782446786845852" calcext:value-type="float">
            <text:p>0.0782446787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397926" calcext:value-type="float">
            <text:p>6.397926</text:p>
          </table:table-cell>
          <table:table-cell office:value-type="float" office:value="6.4712144242" calcext:value-type="float">
            <text:p>6.4712144242</text:p>
          </table:table-cell>
          <table:table-cell table:formula="of:=POWER([.C1832]-6.75;2)" office:value-type="float" office:value="0.0777213972741374" calcext:value-type="float">
            <text:p>0.0777213973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405525" calcext:value-type="float">
            <text:p>6.405525</text:p>
          </table:table-cell>
          <table:table-cell office:value-type="float" office:value="6.4722062848" calcext:value-type="float">
            <text:p>6.4722062848</text:p>
          </table:table-cell>
          <table:table-cell table:formula="of:=POWER([.C1833]-6.75;2)" office:value-type="float" office:value="0.0771693482046185" calcext:value-type="float">
            <text:p>0.077169348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409363" calcext:value-type="float">
            <text:p>6.409363</text:p>
          </table:table-cell>
          <table:table-cell office:value-type="float" office:value="6.4732612424" calcext:value-type="float">
            <text:p>6.4732612424</text:p>
          </table:table-cell>
          <table:table-cell table:formula="of:=POWER([.C1834]-6.75;2)" office:value-type="float" office:value="0.0765843399579918" calcext:value-type="float">
            <text:p>0.07658434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07276" calcext:value-type="float">
            <text:p>6.407276</text:p>
          </table:table-cell>
          <table:table-cell office:value-type="float" office:value="6.4744001818" calcext:value-type="float">
            <text:p>6.4744001818</text:p>
          </table:table-cell>
          <table:table-cell table:formula="of:=POWER([.C1835]-6.75;2)" office:value-type="float" office:value="0.075955259791873" calcext:value-type="float">
            <text:p>0.075955259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39755" calcext:value-type="float">
            <text:p>6.39755</text:p>
          </table:table-cell>
          <table:table-cell office:value-type="float" office:value="6.4756550303" calcext:value-type="float">
            <text:p>6.4756550303</text:p>
          </table:table-cell>
          <table:table-cell table:formula="of:=POWER([.C1836]-6.75;2)" office:value-type="float" office:value="0.0752651623996937" calcext:value-type="float">
            <text:p>0.0752651624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379117" calcext:value-type="float">
            <text:p>6.379117</text:p>
          </table:table-cell>
          <table:table-cell office:value-type="float" office:value="6.4761312805" calcext:value-type="float">
            <text:p>6.4761312805</text:p>
          </table:table-cell>
          <table:table-cell table:formula="of:=POWER([.C1837]-6.75;2)" office:value-type="float" office:value="0.0750040755205698" calcext:value-type="float">
            <text:p>0.0750040755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351627" calcext:value-type="float">
            <text:p>6.351627</text:p>
          </table:table-cell>
          <table:table-cell office:value-type="float" office:value="6.4767264601" calcext:value-type="float">
            <text:p>6.4767264601</text:p>
          </table:table-cell>
          <table:table-cell table:formula="of:=POWER([.C1838]-6.75;2)" office:value-type="float" office:value="0.0746784276094768" calcext:value-type="float">
            <text:p>0.0746784276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315364" calcext:value-type="float">
            <text:p>6.315364</text:p>
          </table:table-cell>
          <table:table-cell office:value-type="float" office:value="6.477498679" calcext:value-type="float">
            <text:p>6.477498679</text:p>
          </table:table-cell>
          <table:table-cell table:formula="of:=POWER([.C1839]-6.75;2)" office:value-type="float" office:value="0.0742569699467451" calcext:value-type="float">
            <text:p>0.0742569699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271013" calcext:value-type="float">
            <text:p>6.271013</text:p>
          </table:table-cell>
          <table:table-cell office:value-type="float" office:value="6.4785057267" calcext:value-type="float">
            <text:p>6.4785057267</text:p>
          </table:table-cell>
          <table:table-cell table:formula="of:=POWER([.C1840]-6.75;2)" office:value-type="float" office:value="0.0737091404346951" calcext:value-type="float">
            <text:p>0.0737091404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219275" calcext:value-type="float">
            <text:p>6.219275</text:p>
          </table:table-cell>
          <table:table-cell office:value-type="float" office:value="6.4798025563" calcext:value-type="float">
            <text:p>6.4798025563</text:p>
          </table:table-cell>
          <table:table-cell table:formula="of:=POWER([.C1841]-6.75;2)" office:value-type="float" office:value="0.0730066585820146" calcext:value-type="float">
            <text:p>0.073006658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160338" calcext:value-type="float">
            <text:p>6.160338</text:p>
          </table:table-cell>
          <table:table-cell office:value-type="float" office:value="6.4814410943" calcext:value-type="float">
            <text:p>6.4814410943</text:p>
          </table:table-cell>
          <table:table-cell table:formula="of:=POWER([.C1842]-6.75;2)" office:value-type="float" office:value="0.0721238858307815" calcext:value-type="float">
            <text:p>0.0721238858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093101" calcext:value-type="float">
            <text:p>6.093101</text:p>
          </table:table-cell>
          <table:table-cell office:value-type="float" office:value="6.4834733924" calcext:value-type="float">
            <text:p>6.4834733924</text:p>
          </table:table-cell>
          <table:table-cell table:formula="of:=POWER([.C1843]-6.75;2)" office:value-type="float" office:value="0.0710364325587646" calcext:value-type="float">
            <text:p>0.0710364326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013829" calcext:value-type="float">
            <text:p>6.013829</text:p>
          </table:table-cell>
          <table:table-cell office:value-type="float" office:value="6.4859598408" calcext:value-type="float">
            <text:p>6.4859598408</text:p>
          </table:table-cell>
          <table:table-cell table:formula="of:=POWER([.C1844]-6.75;2)" office:value-type="float" office:value="0.0697172056703615" calcext:value-type="float">
            <text:p>0.0697172057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5.91313" calcext:value-type="float">
            <text:p>5.91313</text:p>
          </table:table-cell>
          <table:table-cell office:value-type="float" office:value="6.4889863205" calcext:value-type="float">
            <text:p>6.4889863205</text:p>
          </table:table-cell>
          <table:table-cell table:formula="of:=POWER([.C1845]-6.75;2)" office:value-type="float" office:value="0.0681281408861285" calcext:value-type="float">
            <text:p>0.068128140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.766927" calcext:value-type="float">
            <text:p>5.766927</text:p>
          </table:table-cell>
          <table:table-cell office:value-type="float" office:value="6.4927015226" calcext:value-type="float">
            <text:p>6.4927015226</text:p>
          </table:table-cell>
          <table:table-cell table:formula="of:=POWER([.C1846]-6.75;2)" office:value-type="float" office:value="0.0662025064723583" calcext:value-type="float">
            <text:p>0.0662025065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5.498759" calcext:value-type="float">
            <text:p>5.498759</text:p>
          </table:table-cell>
          <table:table-cell office:value-type="float" office:value="6.4974143442" calcext:value-type="float">
            <text:p>6.4974143442</text:p>
          </table:table-cell>
          <table:table-cell table:formula="of:=POWER([.C1847]-6.75;2)" office:value-type="float" office:value="0.063799513515916" calcext:value-type="float">
            <text:p>0.063799513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.681491" calcext:value-type="float">
            <text:p>4.681491</text:p>
          </table:table-cell>
          <table:table-cell office:value-type="float" office:value="6.5039415033" calcext:value-type="float">
            <text:p>6.5039415033</text:p>
          </table:table-cell>
          <table:table-cell table:formula="of:=POWER([.C1848]-6.75;2)" office:value-type="float" office:value="0.0605447837982639" calcext:value-type="float">
            <text:p>0.060544783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.681491" calcext:value-type="float">
            <text:p>4.681491</text:p>
          </table:table-cell>
          <table:table-cell office:value-type="float" office:value="6.5159313092" calcext:value-type="float">
            <text:p>6.5159313092</text:p>
          </table:table-cell>
          <table:table-cell table:formula="of:=POWER([.C1849]-6.75;2)" office:value-type="float" office:value="0.054788152012826" calcext:value-type="float">
            <text:p>0.054788152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7.388865" calcext:value-type="float">
            <text:p>7.388865</text:p>
          </table:table-cell>
          <table:table-cell office:value-type="float" office:value="6.5280799205" calcext:value-type="float">
            <text:p>6.5280799205</text:p>
          </table:table-cell>
          <table:table-cell table:formula="of:=POWER([.C1850]-6.75;2)" office:value-type="float" office:value="0.0492485216852864" calcext:value-type="float">
            <text:p>0.0492485217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77707" calcext:value-type="float">
            <text:p>6.77707</text:p>
          </table:table-cell>
          <table:table-cell office:value-type="float" office:value="6.5223413533" calcext:value-type="float">
            <text:p>6.5223413533</text:p>
          </table:table-cell>
          <table:table-cell table:formula="of:=POWER([.C1851]-6.75;2)" office:value-type="float" office:value="0.0518284594172755" calcext:value-type="float">
            <text:p>0.0518284594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57332" calcext:value-type="float">
            <text:p>6.557332</text:p>
          </table:table-cell>
          <table:table-cell office:value-type="float" office:value="6.5206317651" calcext:value-type="float">
            <text:p>6.5206317651</text:p>
          </table:table-cell>
          <table:table-cell table:formula="of:=POWER([.C1852]-6.75;2)" office:value-type="float" office:value="0.0526097871811415" calcext:value-type="float">
            <text:p>0.0526097872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442712" calcext:value-type="float">
            <text:p>6.442712</text:p>
          </table:table-cell>
          <table:table-cell office:value-type="float" office:value="6.5203837905" calcext:value-type="float">
            <text:p>6.5203837905</text:p>
          </table:table-cell>
          <table:table-cell table:formula="of:=POWER([.C1853]-6.75;2)" office:value-type="float" office:value="0.0527236036651477" calcext:value-type="float">
            <text:p>0.0527236037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372786" calcext:value-type="float">
            <text:p>6.372786</text:p>
          </table:table-cell>
          <table:table-cell office:value-type="float" office:value="6.5209121701" calcext:value-type="float">
            <text:p>6.5209121701</text:p>
          </table:table-cell>
          <table:table-cell table:formula="of:=POWER([.C1854]-6.75;2)" office:value-type="float" office:value="0.0524812338082914" calcext:value-type="float">
            <text:p>0.0524812338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326959" calcext:value-type="float">
            <text:p>6.326959</text:p>
          </table:table-cell>
          <table:table-cell office:value-type="float" office:value="6.5219267329" calcext:value-type="float">
            <text:p>6.5219267329</text:p>
          </table:table-cell>
          <table:table-cell table:formula="of:=POWER([.C1855]-6.75;2)" office:value-type="float" office:value="0.052017415165668" calcext:value-type="float">
            <text:p>0.0520174152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296299" calcext:value-type="float">
            <text:p>6.296299</text:p>
          </table:table-cell>
          <table:table-cell office:value-type="float" office:value="6.5232713379" calcext:value-type="float">
            <text:p>6.5232713379</text:p>
          </table:table-cell>
          <table:table-cell table:formula="of:=POWER([.C1856]-6.75;2)" office:value-type="float" office:value="0.0514058862176561" calcext:value-type="float">
            <text:p>0.0514058862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276297" calcext:value-type="float">
            <text:p>6.276297</text:p>
          </table:table-cell>
          <table:table-cell office:value-type="float" office:value="6.5248475347" calcext:value-type="float">
            <text:p>6.5248475347</text:p>
          </table:table-cell>
          <table:table-cell table:formula="of:=POWER([.C1857]-6.75;2)" office:value-type="float" office:value="0.0506936326306677" calcext:value-type="float">
            <text:p>0.0506936326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264417" calcext:value-type="float">
            <text:p>6.264417</text:p>
          </table:table-cell>
          <table:table-cell office:value-type="float" office:value="6.5265856503" calcext:value-type="float">
            <text:p>6.5265856503</text:p>
          </table:table-cell>
          <table:table-cell table:formula="of:=POWER([.C1858]-6.75;2)" office:value-type="float" office:value="0.0499139716518737" calcext:value-type="float">
            <text:p>0.0499139717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259096" calcext:value-type="float">
            <text:p>6.259096</text:p>
          </table:table-cell>
          <table:table-cell office:value-type="float" office:value="6.5284319085" calcext:value-type="float">
            <text:p>6.5284319085</text:p>
          </table:table-cell>
          <table:table-cell table:formula="of:=POWER([.C1859]-6.75;2)" office:value-type="float" office:value="0.0490924191709524" calcext:value-type="float">
            <text:p>0.0490924192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259279" calcext:value-type="float">
            <text:p>6.259279</text:p>
          </table:table-cell>
          <table:table-cell office:value-type="float" office:value="6.5303420922" calcext:value-type="float">
            <text:p>6.5303420922</text:p>
          </table:table-cell>
          <table:table-cell table:formula="of:=POWER([.C1860]-6.75;2)" office:value-type="float" office:value="0.0482495964590734" calcext:value-type="float">
            <text:p>0.0482495965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264181" calcext:value-type="float">
            <text:p>6.264181</text:p>
          </table:table-cell>
          <table:table-cell office:value-type="float" office:value="6.5322782571" calcext:value-type="float">
            <text:p>6.5322782571</text:p>
          </table:table-cell>
          <table:table-cell table:formula="of:=POWER([.C1861]-6.75;2)" office:value-type="float" office:value="0.0474027573314138" calcext:value-type="float">
            <text:p>0.0474027573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273146" calcext:value-type="float">
            <text:p>6.273146</text:p>
          </table:table-cell>
          <table:table-cell office:value-type="float" office:value="6.5342070144" calcext:value-type="float">
            <text:p>6.5342070144</text:p>
          </table:table-cell>
          <table:table-cell table:formula="of:=POWER([.C1862]-6.75;2)" office:value-type="float" office:value="0.0465666126341619" calcext:value-type="float">
            <text:p>0.0465666126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285571" calcext:value-type="float">
            <text:p>6.285571</text:p>
          </table:table-cell>
          <table:table-cell office:value-type="float" office:value="6.5360987609" calcext:value-type="float">
            <text:p>6.5360987609</text:p>
          </table:table-cell>
          <table:table-cell table:formula="of:=POWER([.C1863]-6.75;2)" office:value-type="float" office:value="0.0457537400885154" calcext:value-type="float">
            <text:p>0.045753740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30086" calcext:value-type="float">
            <text:p>6.30086</text:p>
          </table:table-cell>
          <table:table-cell office:value-type="float" office:value="6.5379274307" calcext:value-type="float">
            <text:p>6.5379274307</text:p>
          </table:table-cell>
          <table:table-cell table:formula="of:=POWER([.C1864]-6.75;2)" office:value-type="float" office:value="0.0449747746495033" calcext:value-type="float">
            <text:p>0.0449747746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318411" calcext:value-type="float">
            <text:p>6.318411</text:p>
          </table:table-cell>
          <table:table-cell office:value-type="float" office:value="6.5396705735" calcext:value-type="float">
            <text:p>6.5396705735</text:p>
          </table:table-cell>
          <table:table-cell table:formula="of:=POWER([.C1865]-6.75;2)" office:value-type="float" office:value="0.0442384676518187" calcext:value-type="float">
            <text:p>0.0442384677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337611" calcext:value-type="float">
            <text:p>6.337611</text:p>
          </table:table-cell>
          <table:table-cell office:value-type="float" office:value="6.5413095333" calcext:value-type="float">
            <text:p>6.5413095333</text:p>
          </table:table-cell>
          <table:table-cell table:formula="of:=POWER([.C1866]-6.75;2)" office:value-type="float" office:value="0.0435517108914639" calcext:value-type="float">
            <text:p>0.0435517109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357861" calcext:value-type="float">
            <text:p>6.357861</text:p>
          </table:table-cell>
          <table:table-cell office:value-type="float" office:value="6.5428296716" calcext:value-type="float">
            <text:p>6.5428296716</text:p>
          </table:table-cell>
          <table:table-cell table:formula="of:=POWER([.C1867]-6.75;2)" office:value-type="float" office:value="0.0429195449693639" calcext:value-type="float">
            <text:p>0.042919545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378592" calcext:value-type="float">
            <text:p>6.378592</text:p>
          </table:table-cell>
          <table:table-cell office:value-type="float" office:value="6.5442204135" calcext:value-type="float">
            <text:p>6.5442204135</text:p>
          </table:table-cell>
          <table:table-cell table:formula="of:=POWER([.C1868]-6.75;2)" office:value-type="float" office:value="0.0423452382201111" calcext:value-type="float">
            <text:p>0.0423452382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399296" calcext:value-type="float">
            <text:p>6.399296</text:p>
          </table:table-cell>
          <table:table-cell office:value-type="float" office:value="6.5454751742" calcext:value-type="float">
            <text:p>6.5454751742</text:p>
          </table:table-cell>
          <table:table-cell table:formula="of:=POWER([.C1869]-6.75;2)" office:value-type="float" office:value="0.0418304043685204" calcext:value-type="float">
            <text:p>0.041830404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419549" calcext:value-type="float">
            <text:p>6.419549</text:p>
          </table:table-cell>
          <table:table-cell office:value-type="float" office:value="6.5465910458" calcext:value-type="float">
            <text:p>6.5465910458</text:p>
          </table:table-cell>
          <table:table-cell table:formula="of:=POWER([.C1870]-6.75;2)" office:value-type="float" office:value="0.0413752026487379" calcext:value-type="float">
            <text:p>0.0413752026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439023" calcext:value-type="float">
            <text:p>6.439023</text:p>
          </table:table-cell>
          <table:table-cell office:value-type="float" office:value="6.5475682923" calcext:value-type="float">
            <text:p>6.5475682923</text:p>
          </table:table-cell>
          <table:table-cell table:formula="of:=POWER([.C1871]-6.75;2)" office:value-type="float" office:value="0.0409785962823381" calcext:value-type="float">
            <text:p>0.040978596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457499" calcext:value-type="float">
            <text:p>6.457499</text:p>
          </table:table-cell>
          <table:table-cell office:value-type="float" office:value="6.5484097287" calcext:value-type="float">
            <text:p>6.5484097287</text:p>
          </table:table-cell>
          <table:table-cell table:formula="of:=POWER([.C1872]-6.75;2)" office:value-type="float" office:value="0.0406386374828075" calcext:value-type="float">
            <text:p>0.0406386375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474854" calcext:value-type="float">
            <text:p>6.474854</text:p>
          </table:table-cell>
          <table:table-cell office:value-type="float" office:value="6.5491199688" calcext:value-type="float">
            <text:p>6.5491199688</text:p>
          </table:table-cell>
          <table:table-cell table:formula="of:=POWER([.C1873]-6.75;2)" office:value-type="float" office:value="0.0403527869349128" calcext:value-type="float">
            <text:p>0.0403527869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49106" calcext:value-type="float">
            <text:p>6.49106</text:p>
          </table:table-cell>
          <table:table-cell office:value-type="float" office:value="6.5497047402" calcext:value-type="float">
            <text:p>6.5497047402</text:p>
          </table:table-cell>
          <table:table-cell table:formula="of:=POWER([.C1874]-6.75;2)" office:value-type="float" office:value="0.0401181910983494" calcext:value-type="float">
            <text:p>0.0401181911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506168" calcext:value-type="float">
            <text:p>6.506168</text:p>
          </table:table-cell>
          <table:table-cell office:value-type="float" office:value="6.5501701746" calcext:value-type="float">
            <text:p>6.5501701746</text:p>
          </table:table-cell>
          <table:table-cell table:formula="of:=POWER([.C1875]-6.75;2)" office:value-type="float" office:value="0.0399319591193945" calcext:value-type="float">
            <text:p>0.0399319591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520307" calcext:value-type="float">
            <text:p>6.520307</text:p>
          </table:table-cell>
          <table:table-cell office:value-type="float" office:value="6.550522192" calcext:value-type="float">
            <text:p>6.550522192</text:p>
          </table:table-cell>
          <table:table-cell table:formula="of:=POWER([.C1876]-6.75;2)" office:value-type="float" office:value="0.0397913958844849" calcext:value-type="float">
            <text:p>0.0397913959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533688" calcext:value-type="float">
            <text:p>6.533688</text:p>
          </table:table-cell>
          <table:table-cell office:value-type="float" office:value="6.5507658629" calcext:value-type="float">
            <text:p>6.5507658629</text:p>
          </table:table-cell>
          <table:table-cell table:formula="of:=POWER([.C1877]-6.75;2)" office:value-type="float" office:value="0.0396942413859814" calcext:value-type="float">
            <text:p>0.0396942414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546608" calcext:value-type="float">
            <text:p>6.546608</text:p>
          </table:table-cell>
          <table:table-cell office:value-type="float" office:value="6.5509047073" calcext:value-type="float">
            <text:p>6.5509047073</text:p>
          </table:table-cell>
          <table:table-cell table:formula="of:=POWER([.C1878]-6.75;2)" office:value-type="float" office:value="0.0396389355752987" calcext:value-type="float">
            <text:p>0.0396389356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559447" calcext:value-type="float">
            <text:p>6.559447</text:p>
          </table:table-cell>
          <table:table-cell office:value-type="float" office:value="6.5509399262" calcext:value-type="float">
            <text:p>6.5509399262</text:p>
          </table:table-cell>
          <table:table-cell table:formula="of:=POWER([.C1879]-6.75;2)" office:value-type="float" office:value="0.0396249129812615" calcext:value-type="float">
            <text:p>0.039624913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572646" calcext:value-type="float">
            <text:p>6.572646</text:p>
          </table:table-cell>
          <table:table-cell office:value-type="float" office:value="6.5508696198" calcext:value-type="float">
            <text:p>6.5508696198</text:p>
          </table:table-cell>
          <table:table-cell table:formula="of:=POWER([.C1880]-6.75;2)" office:value-type="float" office:value="0.0396529083185964" calcext:value-type="float">
            <text:p>0.0396529083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586659" calcext:value-type="float">
            <text:p>6.586659</text:p>
          </table:table-cell>
          <table:table-cell office:value-type="float" office:value="6.55068815" calcext:value-type="float">
            <text:p>6.55068815</text:p>
          </table:table-cell>
          <table:table-cell table:formula="of:=POWER([.C1881]-6.75;2)" office:value-type="float" office:value="0.0397252135504225" calcext:value-type="float">
            <text:p>0.0397252136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601882" calcext:value-type="float">
            <text:p>6.601882</text:p>
          </table:table-cell>
          <table:table-cell office:value-type="float" office:value="6.5503858739" calcext:value-type="float">
            <text:p>6.5503858739</text:p>
          </table:table-cell>
          <table:table-cell table:formula="of:=POWER([.C1882]-6.75;2)" office:value-type="float" office:value="0.0398457993386668" calcext:value-type="float">
            <text:p>0.0398457993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618566" calcext:value-type="float">
            <text:p>6.618566</text:p>
          </table:table-cell>
          <table:table-cell office:value-type="float" office:value="6.5499494661" calcext:value-type="float">
            <text:p>6.5499494661</text:p>
          </table:table-cell>
          <table:table-cell table:formula="of:=POWER([.C1883]-6.75;2)" office:value-type="float" office:value="0.040020216113675" calcext:value-type="float">
            <text:p>0.0400202161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636732" calcext:value-type="float">
            <text:p>6.636732</text:p>
          </table:table-cell>
          <table:table-cell office:value-type="float" office:value="6.549363" calcext:value-type="float">
            <text:p>6.549363</text:p>
          </table:table-cell>
          <table:table-cell table:formula="of:=POWER([.C1884]-6.75;2)" office:value-type="float" office:value="0.0402552057690002" calcext:value-type="float">
            <text:p>0.0402552058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656131" calcext:value-type="float">
            <text:p>6.656131</text:p>
          </table:table-cell>
          <table:table-cell office:value-type="float" office:value="6.548609819" calcext:value-type="float">
            <text:p>6.548609819</text:p>
          </table:table-cell>
          <table:table-cell table:formula="of:=POWER([.C1885]-6.75;2)" office:value-type="float" office:value="0.0405580050032127" calcext:value-type="float">
            <text:p>0.040558005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676235" calcext:value-type="float">
            <text:p>6.676235</text:p>
          </table:table-cell>
          <table:table-cell office:value-type="float" office:value="6.5476748522" calcext:value-type="float">
            <text:p>6.5476748522</text:p>
          </table:table-cell>
          <table:table-cell table:formula="of:=POWER([.C1886]-6.75;2)" office:value-type="float" office:value="0.0409354654322918" calcext:value-type="float">
            <text:p>0.0409354654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696302" calcext:value-type="float">
            <text:p>6.696302</text:p>
          </table:table-cell>
          <table:table-cell office:value-type="float" office:value="6.5465471316" calcext:value-type="float">
            <text:p>6.5465471316</text:p>
          </table:table-cell>
          <table:table-cell table:formula="of:=POWER([.C1887]-6.75;2)" office:value-type="float" office:value="0.0413930696601878" calcext:value-type="float">
            <text:p>0.041393069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715477" calcext:value-type="float">
            <text:p>6.715477</text:p>
          </table:table-cell>
          <table:table-cell office:value-type="float" office:value="6.5452218673" calcext:value-type="float">
            <text:p>6.5452218673</text:p>
          </table:table-cell>
          <table:table-cell table:formula="of:=POWER([.C1888]-6.75;2)" office:value-type="float" office:value="0.0419340836320986" calcext:value-type="float">
            <text:p>0.041934083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732932" calcext:value-type="float">
            <text:p>6.732932</text:p>
          </table:table-cell>
          <table:table-cell office:value-type="float" office:value="6.5437017321" calcext:value-type="float">
            <text:p>6.5437017321</text:p>
          </table:table-cell>
          <table:table-cell table:formula="of:=POWER([.C1889]-6.75;2)" office:value-type="float" office:value="0.0425589753385403" calcext:value-type="float">
            <text:p>0.0425589753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748001" calcext:value-type="float">
            <text:p>6.748001</text:p>
          </table:table-cell>
          <table:table-cell office:value-type="float" office:value="6.541996955" calcext:value-type="float">
            <text:p>6.541996955</text:p>
          </table:table-cell>
          <table:table-cell table:formula="of:=POWER([.C1890]-6.75;2)" office:value-type="float" office:value="0.043265266729272" calcext:value-type="float">
            <text:p>0.0432652667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760291" calcext:value-type="float">
            <text:p>6.760291</text:p>
          </table:table-cell>
          <table:table-cell office:value-type="float" office:value="6.5401241909" calcext:value-type="float">
            <text:p>6.5401241909</text:p>
          </table:table-cell>
          <table:table-cell table:formula="of:=POWER([.C1891]-6.75;2)" office:value-type="float" office:value="0.0440478552453795" calcext:value-type="float">
            <text:p>0.0440478552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769745" calcext:value-type="float">
            <text:p>6.769745</text:p>
          </table:table-cell>
          <table:table-cell office:value-type="float" office:value="6.5381043119" calcext:value-type="float">
            <text:p>6.5381043119</text:p>
          </table:table-cell>
          <table:table-cell table:formula="of:=POWER([.C1892]-6.75;2)" office:value-type="float" office:value="0.0448997826353726" calcext:value-type="float">
            <text:p>0.0448997826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776641" calcext:value-type="float">
            <text:p>6.776641</text:p>
          </table:table-cell>
          <table:table-cell office:value-type="float" office:value="6.5359594907" calcext:value-type="float">
            <text:p>6.5359594907</text:p>
          </table:table-cell>
          <table:table-cell table:formula="of:=POWER([.C1893]-6.75;2)" office:value-type="float" office:value="0.0458133396214035" calcext:value-type="float">
            <text:p>0.0458133396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781538" calcext:value-type="float">
            <text:p>6.781538</text:p>
          </table:table-cell>
          <table:table-cell office:value-type="float" office:value="6.5337101308" calcext:value-type="float">
            <text:p>6.5337101308</text:p>
          </table:table-cell>
          <table:table-cell table:formula="of:=POWER([.C1894]-6.75;2)" office:value-type="float" office:value="0.046781307518553" calcext:value-type="float">
            <text:p>0.0467813075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785176" calcext:value-type="float">
            <text:p>6.785176</text:p>
          </table:table-cell>
          <table:table-cell office:value-type="float" office:value="6.5313721321" calcext:value-type="float">
            <text:p>6.5313721321</text:p>
          </table:table-cell>
          <table:table-cell table:formula="of:=POWER([.C1895]-6.75;2)" office:value-type="float" office:value="0.0477981446225" calcext:value-type="float">
            <text:p>0.047798144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788343" calcext:value-type="float">
            <text:p>6.788343</text:p>
          </table:table-cell>
          <table:table-cell office:value-type="float" office:value="6.5289549524" calcext:value-type="float">
            <text:p>6.5289549524</text:p>
          </table:table-cell>
          <table:table-cell table:formula="of:=POWER([.C1896]-6.75;2)" office:value-type="float" office:value="0.0488609130684861" calcext:value-type="float">
            <text:p>0.0488609131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79175" calcext:value-type="float">
            <text:p>6.79175</text:p>
          </table:table-cell>
          <table:table-cell office:value-type="float" office:value="6.5264608365" calcext:value-type="float">
            <text:p>6.5264608365</text:p>
          </table:table-cell>
          <table:table-cell table:formula="of:=POWER([.C1897]-6.75;2)" office:value-type="float" office:value="0.0499697576182797" calcext:value-type="float">
            <text:p>0.049969757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795915" calcext:value-type="float">
            <text:p>6.795915</text:p>
          </table:table-cell>
          <table:table-cell office:value-type="float" office:value="6.5238852136" calcext:value-type="float">
            <text:p>6.5238852136</text:p>
          </table:table-cell>
          <table:table-cell table:formula="of:=POWER([.C1898]-6.75;2)" office:value-type="float" office:value="0.0511278966287177" calcext:value-type="float">
            <text:p>0.0511278966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801094" calcext:value-type="float">
            <text:p>6.801094</text:p>
          </table:table-cell>
          <table:table-cell office:value-type="float" office:value="6.5212182549" calcext:value-type="float">
            <text:p>6.5212182549</text:p>
          </table:table-cell>
          <table:table-cell table:formula="of:=POWER([.C1899]-6.75;2)" office:value-type="float" office:value="0.0523410868910014" calcext:value-type="float">
            <text:p>0.0523410869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807258" calcext:value-type="float">
            <text:p>6.807258</text:p>
          </table:table-cell>
          <table:table-cell office:value-type="float" office:value="6.5184472079" calcext:value-type="float">
            <text:p>6.5184472079</text:p>
          </table:table-cell>
          <table:table-cell table:formula="of:=POWER([.C1900]-6.75;2)" office:value-type="float" office:value="0.053616695529306" calcext:value-type="float">
            <text:p>0.053616695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14124" calcext:value-type="float">
            <text:p>6.814124</text:p>
          </table:table-cell>
          <table:table-cell office:value-type="float" office:value="6.5155591" calcext:value-type="float">
            <text:p>6.5155591</text:p>
          </table:table-cell>
          <table:table-cell table:formula="of:=POWER([.C1901]-6.75;2)" office:value-type="float" office:value="0.05496253559281" calcext:value-type="float">
            <text:p>0.0549625356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821232" calcext:value-type="float">
            <text:p>6.821232</text:p>
          </table:table-cell>
          <table:table-cell office:value-type="float" office:value="6.5125432929" calcext:value-type="float">
            <text:p>6.5125432929</text:p>
          </table:table-cell>
          <table:table-cell table:formula="of:=POWER([.C1902]-6.75;2)" office:value-type="float" office:value="0.0563856877467751" calcext:value-type="float">
            <text:p>0.0563856877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828042" calcext:value-type="float">
            <text:p>6.828042</text:p>
          </table:table-cell>
          <table:table-cell office:value-type="float" office:value="6.5093934082" calcext:value-type="float">
            <text:p>6.5093934082</text:p>
          </table:table-cell>
          <table:table-cell table:formula="of:=POWER([.C1903]-6.75;2)" office:value-type="float" office:value="0.0578915320176117" calcext:value-type="float">
            <text:p>0.05789153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834039" calcext:value-type="float">
            <text:p>6.834039</text:p>
          </table:table-cell>
          <table:table-cell office:value-type="float" office:value="6.5061083711" calcext:value-type="float">
            <text:p>6.5061083711</text:p>
          </table:table-cell>
          <table:table-cell table:formula="of:=POWER([.C1904]-6.75;2)" office:value-type="float" office:value="0.0594831266474954" calcext:value-type="float">
            <text:p>0.059483126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838825" calcext:value-type="float">
            <text:p>6.838825</text:p>
          </table:table-cell>
          <table:table-cell office:value-type="float" office:value="6.5026924271" calcext:value-type="float">
            <text:p>6.5026924271</text:p>
          </table:table-cell>
          <table:table-cell table:formula="of:=POWER([.C1905]-6.75;2)" office:value-type="float" office:value="0.0611610356136886" calcext:value-type="float">
            <text:p>0.0611610356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842169" calcext:value-type="float">
            <text:p>6.842169</text:p>
          </table:table-cell>
          <table:table-cell office:value-type="float" office:value="6.4991541895" calcext:value-type="float">
            <text:p>6.4991541895</text:p>
          </table:table-cell>
          <table:table-cell table:formula="of:=POWER([.C1906]-6.75;2)" office:value-type="float" office:value="0.0629236206454017" calcext:value-type="float">
            <text:p>0.062923620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844027" calcext:value-type="float">
            <text:p>6.844027</text:p>
          </table:table-cell>
          <table:table-cell office:value-type="float" office:value="6.4955050957" calcext:value-type="float">
            <text:p>6.4955050957</text:p>
          </table:table-cell>
          <table:table-cell table:formula="of:=POWER([.C1907]-6.75;2)" office:value-type="float" office:value="0.0647676563146659" calcext:value-type="float">
            <text:p>0.0647676563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844509" calcext:value-type="float">
            <text:p>6.844509</text:p>
          </table:table-cell>
          <table:table-cell office:value-type="float" office:value="6.4917575484" calcext:value-type="float">
            <text:p>6.4917575484</text:p>
          </table:table-cell>
          <table:table-cell table:formula="of:=POWER([.C1908]-6.75;2)" office:value-type="float" office:value="0.0666891638083784" calcext:value-type="float">
            <text:p>0.066689163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843831" calcext:value-type="float">
            <text:p>6.843831</text:p>
          </table:table-cell>
          <table:table-cell office:value-type="float" office:value="6.4879232935" calcext:value-type="float">
            <text:p>6.4879232935</text:p>
          </table:table-cell>
          <table:table-cell table:formula="of:=POWER([.C1909]-6.75;2)" office:value-type="float" office:value="0.0686842000898873" calcext:value-type="float">
            <text:p>0.0686842001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42246" calcext:value-type="float">
            <text:p>6.842246</text:p>
          </table:table-cell>
          <table:table-cell office:value-type="float" office:value="6.4840122198" calcext:value-type="float">
            <text:p>6.4840122198</text:p>
          </table:table-cell>
          <table:table-cell table:formula="of:=POWER([.C1910]-6.75;2)" office:value-type="float" office:value="0.0707494992157234" calcext:value-type="float">
            <text:p>0.0707494992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839982" calcext:value-type="float">
            <text:p>6.839982</text:p>
          </table:table-cell>
          <table:table-cell office:value-type="float" office:value="6.4800318444" calcext:value-type="float">
            <text:p>6.4800318444</text:p>
          </table:table-cell>
          <table:table-cell table:formula="of:=POWER([.C1911]-6.75;2)" office:value-type="float" office:value="0.0728828050380658" calcext:value-type="float">
            <text:p>0.072882805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837201" calcext:value-type="float">
            <text:p>6.837201</text:p>
          </table:table-cell>
          <table:table-cell office:value-type="float" office:value="6.4759874607" calcext:value-type="float">
            <text:p>6.4759874607</text:p>
          </table:table-cell>
          <table:table-cell table:formula="of:=POWER([.C1912]-6.75;2)" office:value-type="float" office:value="0.0750828716936341" calcext:value-type="float">
            <text:p>0.0750828717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833975" calcext:value-type="float">
            <text:p>6.833975</text:p>
          </table:table-cell>
          <table:table-cell office:value-type="float" office:value="6.4718827614" calcext:value-type="float">
            <text:p>6.4718827614</text:p>
          </table:table-cell>
          <table:table-cell table:formula="of:=POWER([.C1913]-6.75;2)" office:value-type="float" office:value="0.0773491984064894" calcext:value-type="float">
            <text:p>0.0773491984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830292" calcext:value-type="float">
            <text:p>6.830292</text:p>
          </table:table-cell>
          <table:table-cell office:value-type="float" office:value="6.4677207816" calcext:value-type="float">
            <text:p>6.4677207816</text:p>
          </table:table-cell>
          <table:table-cell table:formula="of:=POWER([.C1914]-6.75;2)" office:value-type="float" office:value="0.079681557140515" calcext:value-type="float">
            <text:p>0.079681557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82608" calcext:value-type="float">
            <text:p>6.82608</text:p>
          </table:table-cell>
          <table:table-cell office:value-type="float" office:value="6.4635048372" calcext:value-type="float">
            <text:p>6.4635048372</text:p>
          </table:table-cell>
          <table:table-cell table:formula="of:=POWER([.C1915]-6.75;2)" office:value-type="float" office:value="0.0820794783077983" calcext:value-type="float">
            <text:p>0.0820794783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821226" calcext:value-type="float">
            <text:p>6.821226</text:p>
          </table:table-cell>
          <table:table-cell office:value-type="float" office:value="6.4592392471" calcext:value-type="float">
            <text:p>6.4592392471</text:p>
          </table:table-cell>
          <table:table-cell table:formula="of:=POWER([.C1916]-6.75;2)" office:value-type="float" office:value="0.0845418154269748" calcext:value-type="float">
            <text:p>0.0845418154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815613" calcext:value-type="float">
            <text:p>6.815613</text:p>
          </table:table-cell>
          <table:table-cell office:value-type="float" office:value="6.454929881" calcext:value-type="float">
            <text:p>6.454929881</text:p>
          </table:table-cell>
          <table:table-cell table:formula="of:=POWER([.C1917]-6.75;2)" office:value-type="float" office:value="0.0870663751266742" calcext:value-type="float">
            <text:p>0.0870663751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809128" calcext:value-type="float">
            <text:p>6.809128</text:p>
          </table:table-cell>
          <table:table-cell office:value-type="float" office:value="6.4505843012" calcext:value-type="float">
            <text:p>6.4505843012</text:p>
          </table:table-cell>
          <table:table-cell table:formula="of:=POWER([.C1918]-6.75;2)" office:value-type="float" office:value="0.0896497606878922" calcext:value-type="float">
            <text:p>0.0896497607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801681" calcext:value-type="float">
            <text:p>6.801681</text:p>
          </table:table-cell>
          <table:table-cell office:value-type="float" office:value="6.4462118171" calcext:value-type="float">
            <text:p>6.4462118171</text:p>
          </table:table-cell>
          <table:table-cell table:formula="of:=POWER([.C1919]-6.75;2)" office:value-type="float" office:value="0.0922872600696838" calcext:value-type="float">
            <text:p>0.092287260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793199" calcext:value-type="float">
            <text:p>6.793199</text:p>
          </table:table-cell>
          <table:table-cell office:value-type="float" office:value="6.4418233086" calcext:value-type="float">
            <text:p>6.4418233086</text:p>
          </table:table-cell>
          <table:table-cell table:formula="of:=POWER([.C1920]-6.75;2)" office:value-type="float" office:value="0.0949728731222508" calcext:value-type="float">
            <text:p>0.094972873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783623" calcext:value-type="float">
            <text:p>6.783623</text:p>
          </table:table-cell>
          <table:table-cell office:value-type="float" office:value="6.4374311125" calcext:value-type="float">
            <text:p>6.4374311125</text:p>
          </table:table-cell>
          <table:table-cell table:formula="of:=POWER([.C1921]-6.75;2)" office:value-type="float" office:value="0.0976993094329879" calcext:value-type="float">
            <text:p>0.0976993094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772904" calcext:value-type="float">
            <text:p>6.772904</text:p>
          </table:table-cell>
          <table:table-cell office:value-type="float" office:value="6.4330489367" calcext:value-type="float">
            <text:p>6.4330489367</text:p>
          </table:table-cell>
          <table:table-cell table:formula="of:=POWER([.C1922]-6.75;2)" office:value-type="float" office:value="0.100457976527001" calcext:value-type="float">
            <text:p>0.100457976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760997" calcext:value-type="float">
            <text:p>6.760997</text:p>
          </table:table-cell>
          <table:table-cell office:value-type="float" office:value="6.4286918205" calcext:value-type="float">
            <text:p>6.4286918205</text:p>
          </table:table-cell>
          <table:table-cell table:formula="of:=POWER([.C1923]-6.75;2)" office:value-type="float" office:value="0.103238946213604" calcext:value-type="float">
            <text:p>0.1032389462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747865" calcext:value-type="float">
            <text:p>6.747865</text:p>
          </table:table-cell>
          <table:table-cell office:value-type="float" office:value="6.4243761688" calcext:value-type="float">
            <text:p>6.4243761688</text:p>
          </table:table-cell>
          <table:table-cell table:formula="of:=POWER([.C1924]-6.75;2)" office:value-type="float" office:value="0.106030879445366" calcext:value-type="float">
            <text:p>0.1060308794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733478" calcext:value-type="float">
            <text:p>6.733478</text:p>
          </table:table-cell>
          <table:table-cell office:value-type="float" office:value="6.4201197368" calcext:value-type="float">
            <text:p>6.4201197368</text:p>
          </table:table-cell>
          <table:table-cell table:formula="of:=POWER([.C1925]-6.75;2)" office:value-type="float" office:value="0.108820988048901" calcext:value-type="float">
            <text:p>0.108820988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717828" calcext:value-type="float">
            <text:p>6.717828</text:p>
          </table:table-cell>
          <table:table-cell office:value-type="float" office:value="6.4159416267" calcext:value-type="float">
            <text:p>6.4159416267</text:p>
          </table:table-cell>
          <table:table-cell table:formula="of:=POWER([.C1926]-6.75;2)" office:value-type="float" office:value="0.111594996771842" calcext:value-type="float">
            <text:p>0.1115949968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700939" calcext:value-type="float">
            <text:p>6.700939</text:p>
          </table:table-cell>
          <table:table-cell office:value-type="float" office:value="6.4118620811" calcext:value-type="float">
            <text:p>6.4118620811</text:p>
          </table:table-cell>
          <table:table-cell table:formula="of:=POWER([.C1927]-6.75;2)" office:value-type="float" office:value="0.114337252198023" calcext:value-type="float">
            <text:p>0.1143372522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682886" calcext:value-type="float">
            <text:p>6.682886</text:p>
          </table:table-cell>
          <table:table-cell office:value-type="float" office:value="6.4079021233" calcext:value-type="float">
            <text:p>6.4079021233</text:p>
          </table:table-cell>
          <table:table-cell table:formula="of:=POWER([.C1928]-6.75;2)" office:value-type="float" office:value="0.117030957242648" calcext:value-type="float">
            <text:p>0.1170309572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663808" calcext:value-type="float">
            <text:p>6.663808</text:p>
          </table:table-cell>
          <table:table-cell office:value-type="float" office:value="6.4040829028" calcext:value-type="float">
            <text:p>6.4040829028</text:p>
          </table:table-cell>
          <table:table-cell table:formula="of:=POWER([.C1929]-6.75;2)" office:value-type="float" office:value="0.119658638135274" calcext:value-type="float">
            <text:p>0.1196586381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643928" calcext:value-type="float">
            <text:p>6.643928</text:p>
          </table:table-cell>
          <table:table-cell office:value-type="float" office:value="6.4004248028" calcext:value-type="float">
            <text:p>6.4004248028</text:p>
          </table:table-cell>
          <table:table-cell table:formula="of:=POWER([.C1930]-6.75;2)" office:value-type="float" office:value="0.122202818497419" calcext:value-type="float">
            <text:p>0.1222028185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623556" calcext:value-type="float">
            <text:p>6.623556</text:p>
          </table:table-cell>
          <table:table-cell office:value-type="float" office:value="6.3969461857" calcext:value-type="float">
            <text:p>6.3969461857</text:p>
          </table:table-cell>
          <table:table-cell table:formula="of:=POWER([.C1931]-6.75;2)" office:value-type="float" office:value="0.124646995791779" calcext:value-type="float">
            <text:p>0.1246469958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603084" calcext:value-type="float">
            <text:p>6.603084</text:p>
          </table:table-cell>
          <table:table-cell office:value-type="float" office:value="6.3936619855" calcext:value-type="float">
            <text:p>6.3936619855</text:p>
          </table:table-cell>
          <table:table-cell table:formula="of:=POWER([.C1932]-6.75;2)" office:value-type="float" office:value="0.126976780577802" calcext:value-type="float">
            <text:p>0.1269767806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58296" calcext:value-type="float">
            <text:p>6.58296</text:p>
          </table:table-cell>
          <table:table-cell office:value-type="float" office:value="6.39058225" calcext:value-type="float">
            <text:p>6.39058225</text:p>
          </table:table-cell>
          <table:table-cell table:formula="of:=POWER([.C1933]-6.75;2)" office:value-type="float" office:value="0.129181119015063" calcext:value-type="float">
            <text:p>0.129181119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563648" calcext:value-type="float">
            <text:p>6.563648</text:p>
          </table:table-cell>
          <table:table-cell office:value-type="float" office:value="6.3877109403" calcext:value-type="float">
            <text:p>6.3877109403</text:p>
          </table:table-cell>
          <table:table-cell table:formula="of:=POWER([.C1934]-6.75;2)" office:value-type="float" office:value="0.13125336277831" calcext:value-type="float">
            <text:p>0.131253362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545575" calcext:value-type="float">
            <text:p>6.545575</text:p>
          </table:table-cell>
          <table:table-cell office:value-type="float" office:value="6.3850452273" calcext:value-type="float">
            <text:p>6.3850452273</text:p>
          </table:table-cell>
          <table:table-cell table:formula="of:=POWER([.C1935]-6.75;2)" office:value-type="float" office:value="0.133191986116509" calcext:value-type="float">
            <text:p>0.1331919861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529071" calcext:value-type="float">
            <text:p>6.529071</text:p>
          </table:table-cell>
          <table:table-cell office:value-type="float" office:value="6.3825755385" calcext:value-type="float">
            <text:p>6.3825755385</text:p>
          </table:table-cell>
          <table:table-cell table:formula="of:=POWER([.C1936]-6.75;2)" office:value-type="float" office:value="0.135000734908565" calcext:value-type="float">
            <text:p>0.1350007349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514316" calcext:value-type="float">
            <text:p>6.514316</text:p>
          </table:table-cell>
          <table:table-cell office:value-type="float" office:value="6.3802865469" calcext:value-type="float">
            <text:p>6.3802865469</text:p>
          </table:table-cell>
          <table:table-cell table:formula="of:=POWER([.C1937]-6.75;2)" office:value-type="float" office:value="0.136688037403126" calcext:value-type="float">
            <text:p>0.1366880374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501304" calcext:value-type="float">
            <text:p>6.501304</text:p>
          </table:table-cell>
          <table:table-cell office:value-type="float" office:value="6.3781590952" calcext:value-type="float">
            <text:p>6.3781590952</text:p>
          </table:table-cell>
          <table:table-cell table:formula="of:=POWER([.C1938]-6.75;2)" office:value-type="float" office:value="0.138265658482483" calcext:value-type="float">
            <text:p>0.138265658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489832" calcext:value-type="float">
            <text:p>6.489832</text:p>
          </table:table-cell>
          <table:table-cell office:value-type="float" office:value="6.3761728871" calcext:value-type="float">
            <text:p>6.3761728871</text:p>
          </table:table-cell>
          <table:table-cell table:formula="of:=POWER([.C1939]-6.75;2)" office:value-type="float" office:value="0.139746710339149" calcext:value-type="float">
            <text:p>0.1397467103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479514" calcext:value-type="float">
            <text:p>6.479514</text:p>
          </table:table-cell>
          <table:table-cell office:value-type="float" office:value="6.374309623" calcext:value-type="float">
            <text:p>6.374309623</text:p>
          </table:table-cell>
          <table:table-cell table:formula="of:=POWER([.C1940]-6.75;2)" office:value-type="float" office:value="0.141143259370402" calcext:value-type="float">
            <text:p>0.1411432594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469818" calcext:value-type="float">
            <text:p>6.469818</text:p>
          </table:table-cell>
          <table:table-cell office:value-type="float" office:value="6.3725562167" calcext:value-type="float">
            <text:p>6.3725562167</text:p>
          </table:table-cell>
          <table:table-cell table:formula="of:=POWER([.C1941]-6.75;2)" office:value-type="float" office:value="0.142463809551818" calcext:value-type="float">
            <text:p>0.1424638096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460128" calcext:value-type="float">
            <text:p>6.460128</text:p>
          </table:table-cell>
          <table:table-cell office:value-type="float" office:value="6.3709077119" calcext:value-type="float">
            <text:p>6.3709077119</text:p>
          </table:table-cell>
          <table:table-cell table:formula="of:=POWER([.C1942]-6.75;2)" office:value-type="float" office:value="0.143710962896893" calcext:value-type="float">
            <text:p>0.1437109629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449811" calcext:value-type="float">
            <text:p>6.449811</text:p>
          </table:table-cell>
          <table:table-cell office:value-type="float" office:value="6.369369431" calcext:value-type="float">
            <text:p>6.369369431</text:p>
          </table:table-cell>
          <table:table-cell table:formula="of:=POWER([.C1943]-6.75;2)" office:value-type="float" office:value="0.144879630057264" calcext:value-type="float">
            <text:p>0.1448796301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43829" calcext:value-type="float">
            <text:p>6.43829</text:p>
          </table:table-cell>
          <table:table-cell office:value-type="float" office:value="6.3679581754" calcext:value-type="float">
            <text:p>6.3679581754</text:p>
          </table:table-cell>
          <table:table-cell table:formula="of:=POWER([.C1944]-6.75;2)" office:value-type="float" office:value="0.145955955743697" calcext:value-type="float">
            <text:p>0.1459559557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42512" calcext:value-type="float">
            <text:p>6.42512</text:p>
          </table:table-cell>
          <table:table-cell office:value-type="float" office:value="6.36670225" calcext:value-type="float">
            <text:p>6.36670225</text:p>
          </table:table-cell>
          <table:table-cell table:formula="of:=POWER([.C1945]-6.75;2)" office:value-type="float" office:value="0.146917165155062" calcext:value-type="float">
            <text:p>0.1469171652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41005" calcext:value-type="float">
            <text:p>6.41005</text:p>
          </table:table-cell>
          <table:table-cell office:value-type="float" office:value="6.3656401091" calcext:value-type="float">
            <text:p>6.3656401091</text:p>
          </table:table-cell>
          <table:table-cell table:formula="of:=POWER([.C1946]-6.75;2)" office:value-type="float" office:value="0.14773252573266" calcext:value-type="float">
            <text:p>0.1477325257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393074" calcext:value-type="float">
            <text:p>6.393074</text:p>
          </table:table-cell>
          <table:table-cell office:value-type="float" office:value="6.3648177037" calcext:value-type="float">
            <text:p>6.3648177037</text:p>
          </table:table-cell>
          <table:table-cell table:formula="of:=POWER([.C1947]-6.75;2)" office:value-type="float" office:value="0.148365401382941" calcext:value-type="float">
            <text:p>0.1483654014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37447" calcext:value-type="float">
            <text:p>6.37447</text:p>
          </table:table-cell>
          <table:table-cell office:value-type="float" office:value="6.364284566" calcext:value-type="float">
            <text:p>6.364284566</text:p>
          </table:table-cell>
          <table:table-cell table:formula="of:=POWER([.C1948]-6.75;2)" office:value-type="float" office:value="0.148776396025808" calcext:value-type="float">
            <text:p>0.148776396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354795" calcext:value-type="float">
            <text:p>6.354795</text:p>
          </table:table-cell>
          <table:table-cell office:value-type="float" office:value="6.3640886923" calcext:value-type="float">
            <text:p>6.3640886923</text:p>
          </table:table-cell>
          <table:table-cell table:formula="of:=POWER([.C1949]-6.75;2)" office:value-type="float" office:value="0.148927537410724" calcext:value-type="float">
            <text:p>0.1489275374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334862" calcext:value-type="float">
            <text:p>6.334862</text:p>
          </table:table-cell>
          <table:table-cell office:value-type="float" office:value="6.3642709216" calcext:value-type="float">
            <text:p>6.3642709216</text:p>
          </table:table-cell>
          <table:table-cell table:formula="of:=POWER([.C1950]-6.75;2)" office:value-type="float" office:value="0.148786921923313" calcext:value-type="float">
            <text:p>0.148786921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315667" calcext:value-type="float">
            <text:p>6.315667</text:p>
          </table:table-cell>
          <table:table-cell office:value-type="float" office:value="6.3648591" calcext:value-type="float">
            <text:p>6.3648591</text:p>
          </table:table-cell>
          <table:table-cell table:formula="of:=POWER([.C1951]-6.75;2)" office:value-type="float" office:value="0.14833351285281" calcext:value-type="float">
            <text:p>0.1483335129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298286" calcext:value-type="float">
            <text:p>6.298286</text:p>
          </table:table-cell>
          <table:table-cell office:value-type="float" office:value="6.3658630204" calcext:value-type="float">
            <text:p>6.3658630204</text:p>
          </table:table-cell>
          <table:table-cell table:formula="of:=POWER([.C1952]-6.75;2)" office:value-type="float" office:value="0.147561219096211" calcext:value-type="float">
            <text:p>0.1475612191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283741" calcext:value-type="float">
            <text:p>6.283741</text:p>
          </table:table-cell>
          <table:table-cell office:value-type="float" office:value="6.367270875" calcext:value-type="float">
            <text:p>6.367270875</text:p>
          </table:table-cell>
          <table:table-cell table:formula="of:=POWER([.C1953]-6.75;2)" office:value-type="float" office:value="0.146481583123266" calcext:value-type="float">
            <text:p>0.1464815831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272864" calcext:value-type="float">
            <text:p>6.272864</text:p>
          </table:table-cell>
          <table:table-cell office:value-type="float" office:value="6.3690481064" calcext:value-type="float">
            <text:p>6.3690481064</text:p>
          </table:table-cell>
          <table:table-cell table:formula="of:=POWER([.C1954]-6.75;2)" office:value-type="float" office:value="0.145124345237426" calcext:value-type="float">
            <text:p>0.1451243452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266179" calcext:value-type="float">
            <text:p>6.266179</text:p>
          </table:table-cell>
          <table:table-cell office:value-type="float" office:value="6.3711390652" calcext:value-type="float">
            <text:p>6.3711390652</text:p>
          </table:table-cell>
          <table:table-cell table:formula="of:=POWER([.C1955]-6.75;2)" office:value-type="float" office:value="0.14353560791753" calcext:value-type="float">
            <text:p>0.1435356079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263835" calcext:value-type="float">
            <text:p>6.263835</text:p>
          </table:table-cell>
          <table:table-cell office:value-type="float" office:value="6.3734715111" calcext:value-type="float">
            <text:p>6.3734715111</text:p>
          </table:table-cell>
          <table:table-cell table:formula="of:=POWER([.C1956]-6.75;2)" office:value-type="float" office:value="0.141773702953317" calcext:value-type="float">
            <text:p>0.14177370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265611" calcext:value-type="float">
            <text:p>6.265611</text:p>
          </table:table-cell>
          <table:table-cell office:value-type="float" office:value="6.37596325" calcext:value-type="float">
            <text:p>6.37596325</text:p>
          </table:table-cell>
          <table:table-cell table:formula="of:=POWER([.C1957]-6.75;2)" office:value-type="float" office:value="0.139903490350563" calcext:value-type="float">
            <text:p>0.1399034904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271013" calcext:value-type="float">
            <text:p>6.271013</text:p>
          </table:table-cell>
          <table:table-cell office:value-type="float" office:value="6.3785295814" calcext:value-type="float">
            <text:p>6.3785295814</text:p>
          </table:table-cell>
          <table:table-cell table:formula="of:=POWER([.C1958]-6.75;2)" office:value-type="float" office:value="0.137990271894859" calcext:value-type="float">
            <text:p>0.1379902719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279464" calcext:value-type="float">
            <text:p>6.279464</text:p>
          </table:table-cell>
          <table:table-cell office:value-type="float" office:value="6.3810895" calcext:value-type="float">
            <text:p>6.3810895</text:p>
          </table:table-cell>
          <table:table-cell table:formula="of:=POWER([.C1959]-6.75;2)" office:value-type="float" office:value="0.13609495701025" calcext:value-type="float">
            <text:p>0.13609495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290607" calcext:value-type="float">
            <text:p>6.290607</text:p>
          </table:table-cell>
          <table:table-cell office:value-type="float" office:value="6.3835681707" calcext:value-type="float">
            <text:p>6.3835681707</text:p>
          </table:table-cell>
          <table:table-cell table:formula="of:=POWER([.C1960]-6.75;2)" office:value-type="float" office:value="0.134272285524144" calcext:value-type="float">
            <text:p>0.1342722855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304766" calcext:value-type="float">
            <text:p>6.304766</text:p>
          </table:table-cell>
          <table:table-cell office:value-type="float" office:value="6.3858922" calcext:value-type="float">
            <text:p>6.3858922</text:p>
          </table:table-cell>
          <table:table-cell table:formula="of:=POWER([.C1961]-6.75;2)" office:value-type="float" office:value="0.13257449002084" calcext:value-type="float">
            <text:p>0.1325744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32377" calcext:value-type="float">
            <text:p>6.32377</text:p>
          </table:table-cell>
          <table:table-cell office:value-type="float" office:value="6.387972359" calcext:value-type="float">
            <text:p>6.387972359</text:p>
          </table:table-cell>
          <table:table-cell table:formula="of:=POWER([.C1962]-6.75;2)" office:value-type="float" office:value="0.131064012848025" calcext:value-type="float">
            <text:p>0.1310640128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352894" calcext:value-type="float">
            <text:p>6.352894</text:p>
          </table:table-cell>
          <table:table-cell office:value-type="float" office:value="6.3896618947" calcext:value-type="float">
            <text:p>6.3896618947</text:p>
          </table:table-cell>
          <table:table-cell table:formula="of:=POWER([.C1963]-6.75;2)" office:value-type="float" office:value="0.129843550131194" calcext:value-type="float">
            <text:p>0.1298435501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407476" calcext:value-type="float">
            <text:p>6.407476</text:p>
          </table:table-cell>
          <table:table-cell office:value-type="float" office:value="6.3906556216" calcext:value-type="float">
            <text:p>6.3906556216</text:p>
          </table:table-cell>
          <table:table-cell table:formula="of:=POWER([.C1964]-6.75;2)" office:value-type="float" office:value="0.129128382287683" calcext:value-type="float">
            <text:p>0.1291283823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549471" calcext:value-type="float">
            <text:p>6.549471</text:p>
          </table:table-cell>
          <table:table-cell office:value-type="float" office:value="6.3901883889" calcext:value-type="float">
            <text:p>6.3901883889</text:p>
          </table:table-cell>
          <table:table-cell table:formula="of:=POWER([.C1965]-6.75;2)" office:value-type="float" office:value="0.129464395482377" calcext:value-type="float">
            <text:p>0.1294643955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.641499" calcext:value-type="float">
            <text:p>7.641499</text:p>
          </table:table-cell>
          <table:table-cell office:value-type="float" office:value="6.3856374571" calcext:value-type="float">
            <text:p>6.3856374571</text:p>
          </table:table-cell>
          <table:table-cell table:formula="of:=POWER([.C1966]-6.75;2)" office:value-type="float" office:value="0.132760062668555" calcext:value-type="float">
            <text:p>0.132760062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.566009" calcext:value-type="float">
            <text:p>5.566009</text:p>
          </table:table-cell>
          <table:table-cell office:value-type="float" office:value="6.3487003529" calcext:value-type="float">
            <text:p>6.3487003529</text:p>
          </table:table-cell>
          <table:table-cell table:formula="of:=POWER([.C1967]-6.75;2)" office:value-type="float" office:value="0.161041406762585" calcext:value-type="float">
            <text:p>0.161041406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.94905" calcext:value-type="float">
            <text:p>5.94905</text:p>
          </table:table-cell>
          <table:table-cell office:value-type="float" office:value="6.3724182727" calcext:value-type="float">
            <text:p>6.3724182727</text:p>
          </table:table-cell>
          <table:table-cell table:formula="of:=POWER([.C1968]-6.75;2)" office:value-type="float" office:value="0.142567960790852" calcext:value-type="float">
            <text:p>0.1425679608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052446" calcext:value-type="float">
            <text:p>6.052446</text:p>
          </table:table-cell>
          <table:table-cell office:value-type="float" office:value="6.3856485313" calcext:value-type="float">
            <text:p>6.3856485313</text:p>
          </table:table-cell>
          <table:table-cell table:formula="of:=POWER([.C1969]-6.75;2)" office:value-type="float" office:value="0.132751992743847" calcext:value-type="float">
            <text:p>0.1327519927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108141" calcext:value-type="float">
            <text:p>6.108141</text:p>
          </table:table-cell>
          <table:table-cell office:value-type="float" office:value="6.396397" calcext:value-type="float">
            <text:p>6.396397</text:p>
          </table:table-cell>
          <table:table-cell table:formula="of:=POWER([.C1970]-6.75;2)" office:value-type="float" office:value="0.125035081609" calcext:value-type="float">
            <text:p>0.1250350816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150088" calcext:value-type="float">
            <text:p>6.150088</text:p>
          </table:table-cell>
          <table:table-cell office:value-type="float" office:value="6.4060055333" calcext:value-type="float">
            <text:p>6.4060055333</text:p>
          </table:table-cell>
          <table:table-cell table:formula="of:=POWER([.C1971]-6.75;2)" office:value-type="float" office:value="0.118332193120217" calcext:value-type="float">
            <text:p>0.118332193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187801" calcext:value-type="float">
            <text:p>6.187801</text:p>
          </table:table-cell>
          <table:table-cell office:value-type="float" office:value="6.4148302759" calcext:value-type="float">
            <text:p>6.4148302759</text:p>
          </table:table-cell>
          <table:table-cell table:formula="of:=POWER([.C1972]-6.75;2)" office:value-type="float" office:value="0.11233874395327" calcext:value-type="float">
            <text:p>0.112338744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224136" calcext:value-type="float">
            <text:p>6.224136</text:p>
          </table:table-cell>
          <table:table-cell office:value-type="float" office:value="6.4229384643" calcext:value-type="float">
            <text:p>6.4229384643</text:p>
          </table:table-cell>
          <table:table-cell table:formula="of:=POWER([.C1973]-6.75;2)" office:value-type="float" office:value="0.106969248134443" calcext:value-type="float">
            <text:p>0.1069692481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259304" calcext:value-type="float">
            <text:p>6.259304</text:p>
          </table:table-cell>
          <table:table-cell office:value-type="float" office:value="6.4303015185" calcext:value-type="float">
            <text:p>6.4303015185</text:p>
          </table:table-cell>
          <table:table-cell table:formula="of:=POWER([.C1974]-6.75;2)" office:value-type="float" office:value="0.102207119073406" calcext:value-type="float">
            <text:p>0.1022071191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292304" calcext:value-type="float">
            <text:p>6.292304</text:p>
          </table:table-cell>
          <table:table-cell office:value-type="float" office:value="6.4368783462" calcext:value-type="float">
            <text:p>6.4368783462</text:p>
          </table:table-cell>
          <table:table-cell table:formula="of:=POWER([.C1975]-6.75;2)" office:value-type="float" office:value="0.0980451700784468" calcext:value-type="float">
            <text:p>0.0980451701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321673" calcext:value-type="float">
            <text:p>6.321673</text:p>
          </table:table-cell>
          <table:table-cell office:value-type="float" office:value="6.44266132" calcext:value-type="float">
            <text:p>6.44266132</text:p>
          </table:table-cell>
          <table:table-cell table:formula="of:=POWER([.C1976]-6.75;2)" office:value-type="float" office:value="0.0944570642241424" calcext:value-type="float">
            <text:p>0.094457064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346008" calcext:value-type="float">
            <text:p>6.346008</text:p>
          </table:table-cell>
          <table:table-cell office:value-type="float" office:value="6.4477025" calcext:value-type="float">
            <text:p>6.4477025</text:p>
          </table:table-cell>
          <table:table-cell table:formula="of:=POWER([.C1977]-6.75;2)" office:value-type="float" office:value="0.0913837785062499" calcext:value-type="float">
            <text:p>0.091383778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364334" calcext:value-type="float">
            <text:p>6.364334</text:p>
          </table:table-cell>
          <table:table-cell office:value-type="float" office:value="6.452124" calcext:value-type="float">
            <text:p>6.452124</text:p>
          </table:table-cell>
          <table:table-cell table:formula="of:=POWER([.C1978]-6.75;2)" office:value-type="float" office:value="0.0887301113760003" calcext:value-type="float">
            <text:p>0.088730111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376354" calcext:value-type="float">
            <text:p>6.376354</text:p>
          </table:table-cell>
          <table:table-cell office:value-type="float" office:value="6.4561144545" calcext:value-type="float">
            <text:p>6.4561144545</text:p>
          </table:table-cell>
          <table:table-cell table:formula="of:=POWER([.C1979]-6.75;2)" office:value-type="float" office:value="0.0863687138538327" calcext:value-type="float">
            <text:p>0.0863687139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382535" calcext:value-type="float">
            <text:p>6.382535</text:p>
          </table:table-cell>
          <table:table-cell office:value-type="float" office:value="6.4599125714" calcext:value-type="float">
            <text:p>6.4599125714</text:p>
          </table:table-cell>
          <table:table-cell table:formula="of:=POWER([.C1980]-6.75;2)" office:value-type="float" office:value="0.0841507162317599" calcext:value-type="float">
            <text:p>0.0841507162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384054" calcext:value-type="float">
            <text:p>6.384054</text:p>
          </table:table-cell>
          <table:table-cell office:value-type="float" office:value="6.46378145" calcext:value-type="float">
            <text:p>6.46378145</text:p>
          </table:table-cell>
          <table:table-cell table:formula="of:=POWER([.C1981]-6.75;2)" office:value-type="float" office:value="0.0819210583641025" calcext:value-type="float">
            <text:p>0.0819210584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382613" calcext:value-type="float">
            <text:p>6.382613</text:p>
          </table:table-cell>
          <table:table-cell office:value-type="float" office:value="6.4679776316" calcext:value-type="float">
            <text:p>6.4679776316</text:p>
          </table:table-cell>
          <table:table-cell table:formula="of:=POWER([.C1982]-6.75;2)" office:value-type="float" office:value="0.0795366162779452" calcext:value-type="float">
            <text:p>0.079536616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380158" calcext:value-type="float">
            <text:p>6.380158</text:p>
          </table:table-cell>
          <table:table-cell office:value-type="float" office:value="6.4727201111" calcext:value-type="float">
            <text:p>6.4727201111</text:p>
          </table:table-cell>
          <table:table-cell table:formula="of:=POWER([.C1983]-6.75;2)" office:value-type="float" office:value="0.0768841367883963" calcext:value-type="float">
            <text:p>0.076884136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378572" calcext:value-type="float">
            <text:p>6.378572</text:p>
          </table:table-cell>
          <table:table-cell office:value-type="float" office:value="6.4781649412" calcext:value-type="float">
            <text:p>6.4781649412</text:p>
          </table:table-cell>
          <table:table-cell table:formula="of:=POWER([.C1984]-6.75;2)" office:value-type="float" office:value="0.0738942991927994" calcext:value-type="float">
            <text:p>0.0738942992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379392" calcext:value-type="float">
            <text:p>6.379392</text:p>
          </table:table-cell>
          <table:table-cell office:value-type="float" office:value="6.4843895" calcext:value-type="float">
            <text:p>6.4843895</text:p>
          </table:table-cell>
          <table:table-cell table:formula="of:=POWER([.C1985]-6.75;2)" office:value-type="float" office:value="0.0705489377102501" calcext:value-type="float">
            <text:p>0.070548937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383612" calcext:value-type="float">
            <text:p>6.383612</text:p>
          </table:table-cell>
          <table:table-cell office:value-type="float" office:value="6.4913893333" calcext:value-type="float">
            <text:p>6.4913893333</text:p>
          </table:table-cell>
          <table:table-cell table:formula="of:=POWER([.C1986]-6.75;2)" office:value-type="float" office:value="0.0668794769310185" calcext:value-type="float">
            <text:p>0.0668794769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391607" calcext:value-type="float">
            <text:p>6.391607</text:p>
          </table:table-cell>
          <table:table-cell office:value-type="float" office:value="6.4990877143" calcext:value-type="float">
            <text:p>6.4990877143</text:p>
          </table:table-cell>
          <table:table-cell table:formula="of:=POWER([.C1987]-6.75;2)" office:value-type="float" office:value="0.0629569751151985" calcext:value-type="float">
            <text:p>0.0629569751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403176" calcext:value-type="float">
            <text:p>6.403176</text:p>
          </table:table-cell>
          <table:table-cell office:value-type="float" office:value="6.5073554615" calcext:value-type="float">
            <text:p>6.5073554615</text:p>
          </table:table-cell>
          <table:table-cell table:formula="of:=POWER([.C1988]-6.75;2)" office:value-type="float" office:value="0.0588763720638782" calcext:value-type="float">
            <text:p>0.058876372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417691" calcext:value-type="float">
            <text:p>6.417691</text:p>
          </table:table-cell>
          <table:table-cell office:value-type="float" office:value="6.5160370833" calcext:value-type="float">
            <text:p>6.5160370833</text:p>
          </table:table-cell>
          <table:table-cell table:formula="of:=POWER([.C1989]-6.75;2)" office:value-type="float" office:value="0.0547386463907713" calcext:value-type="float">
            <text:p>0.054738646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434301" calcext:value-type="float">
            <text:p>6.434301</text:p>
          </table:table-cell>
          <table:table-cell office:value-type="float" office:value="6.5249776364" calcext:value-type="float">
            <text:p>6.5249776364</text:p>
          </table:table-cell>
          <table:table-cell table:formula="of:=POWER([.C1990]-6.75;2)" office:value-type="float" office:value="0.0506350641201306" calcext:value-type="float">
            <text:p>0.0506350641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452141" calcext:value-type="float">
            <text:p>6.452141</text:p>
          </table:table-cell>
          <table:table-cell office:value-type="float" office:value="6.5340453" calcext:value-type="float">
            <text:p>6.5340453</text:p>
          </table:table-cell>
          <table:table-cell table:formula="of:=POWER([.C1991]-6.75;2)" office:value-type="float" office:value="0.0466364324520901" calcext:value-type="float">
            <text:p>0.0466364325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470503" calcext:value-type="float">
            <text:p>6.470503</text:p>
          </table:table-cell>
          <table:table-cell office:value-type="float" office:value="6.5431457778" calcext:value-type="float">
            <text:p>6.5431457778</text:p>
          </table:table-cell>
          <table:table-cell table:formula="of:=POWER([.C1992]-6.75;2)" office:value-type="float" office:value="0.0427886692419668" calcext:value-type="float">
            <text:p>0.0427886692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488929" calcext:value-type="float">
            <text:p>6.488929</text:p>
          </table:table-cell>
          <table:table-cell office:value-type="float" office:value="6.552226125" calcext:value-type="float">
            <text:p>6.552226125</text:p>
          </table:table-cell>
          <table:table-cell table:formula="of:=POWER([.C1993]-6.75;2)" office:value-type="float" office:value="0.0391145056325157" calcext:value-type="float">
            <text:p>0.0391145056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507223" calcext:value-type="float">
            <text:p>6.507223</text:p>
          </table:table-cell>
          <table:table-cell office:value-type="float" office:value="6.5612685714" calcext:value-type="float">
            <text:p>6.5612685714</text:p>
          </table:table-cell>
          <table:table-cell table:formula="of:=POWER([.C1994]-6.75;2)" office:value-type="float" office:value="0.0356195521413968" calcext:value-type="float">
            <text:p>0.035619552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525381" calcext:value-type="float">
            <text:p>6.525381</text:p>
          </table:table-cell>
          <table:table-cell office:value-type="float" office:value="6.5702761667" calcext:value-type="float">
            <text:p>6.5702761667</text:p>
          </table:table-cell>
          <table:table-cell table:formula="of:=POWER([.C1995]-6.75;2)" office:value-type="float" office:value="0.0323006562560461" calcext:value-type="float">
            <text:p>0.032300656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543486" calcext:value-type="float">
            <text:p>6.543486</text:p>
          </table:table-cell>
          <table:table-cell office:value-type="float" office:value="6.5792552" calcext:value-type="float">
            <text:p>6.5792552</text:p>
          </table:table-cell>
          <table:table-cell table:formula="of:=POWER([.C1996]-6.75;2)" office:value-type="float" office:value="0.0291537867270399" calcext:value-type="float">
            <text:p>0.02915378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561583" calcext:value-type="float">
            <text:p>6.561583</text:p>
          </table:table-cell>
          <table:table-cell office:value-type="float" office:value="6.5881975" calcext:value-type="float">
            <text:p>6.5881975</text:p>
          </table:table-cell>
          <table:table-cell table:formula="of:=POWER([.C1997]-6.75;2)" office:value-type="float" office:value="0.0261800490062501" calcext:value-type="float">
            <text:p>0.02618004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579593" calcext:value-type="float">
            <text:p>6.579593</text:p>
          </table:table-cell>
          <table:table-cell office:value-type="float" office:value="6.597069" calcext:value-type="float">
            <text:p>6.597069</text:p>
          </table:table-cell>
          <table:table-cell table:formula="of:=POWER([.C1998]-6.75;2)" office:value-type="float" office:value="0.0233878907609999" calcext:value-type="float">
            <text:p>0.023387890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597288" calcext:value-type="float">
            <text:p>6.597288</text:p>
          </table:table-cell>
          <table:table-cell office:value-type="float" office:value="6.605807" calcext:value-type="float">
            <text:p>6.605807</text:p>
          </table:table-cell>
          <table:table-cell table:formula="of:=POWER([.C1999]-6.75;2)" office:value-type="float" office:value="0.0207916212489999" calcext:value-type="float">
            <text:p>0.020791621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614326" calcext:value-type="float">
            <text:p>6.614326</text:p>
          </table:table-cell>
          <table:table-cell table:formula="of:=POWER([.C2000]-6.75;2)" office:value-type="float" office:value="0.018407434276" calcext:value-type="float">
            <text:p>0.01840743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3:00.839392438</dc:date>
    <meta:document-statistic meta:table-count="1" meta:cell-count="7836" meta:object-count="0"/>
    <meta:generator>LibreOffice/4.2.7.2$Linux_X86_64 LibreOffice_project/420m0$Build-2</meta:generator>
  </office:meta>
</office:document-meta>
</file>